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pitch="variable" style:font-charset="x-symbol"/>
    <style:font-face style:name="Times New Roman5" svg:font-family="'Times New Roman'" style:font-pitch="variable" style:font-charset="x-symbol"/>
    <style:font-face style:name="Wingdings" svg:font-family="Wingdings" style:font-pitch="variable" style:font-charset="x-symbol"/>
    <style:font-face style:name="Times New Roman4" svg:font-family="'Times New Roman'" style:font-family-generic="roman" style:font-pitch="variable" style:font-charset="x-symbol"/>
    <style:font-face style:name="Arial3" svg:font-family="Arial" style:font-family-generic="swiss"/>
    <style:font-face style:name="Arial4" svg:font-family="Arial" style:font-adornments="Regular" style:font-family-generic="swiss"/>
    <style:font-face style:name="Courier New1" svg:font-family="'Courier New'" style:font-family-generic="modern" style:font-pitch="fixed"/>
    <style:font-face style:name="Arial1" svg:font-family="Arial" style:font-pitch="variable"/>
    <style:font-face style:name="Times New Roman1" svg:font-family="'Times New Roman'" style:font-pitch="variable"/>
    <style:font-face style:name="Arial6" svg:font-family="Arial" style:font-family-generic="modern" style:font-pitch="variable"/>
    <style:font-face style:name="Courier New"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imes New Roman2" svg:font-family="'Times New Roman'" style:font-family-generic="swiss" style:font-pitch="variable"/>
    <style:font-face style:name="Arial7"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dp3" style:family="drawing-page">
      <style:drawing-page-properties presentation:transition-type="semi-automatic" presentation:transition-speed="fast"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parent-style-name="standard">
      <style:graphic-properties draw:stroke="solid" svg:stroke-width="0.07cm" svg:stroke-color="#0066cc" draw:marker-start-width="0.405cm" draw:marker-end-width="0.405cm" draw:fill="solid" draw:fill-color="#ffffff" draw:textarea-horizontal-align="justify" draw:textarea-vertical-align="top" draw:auto-grow-height="true" fo:min-height="0cm" fo:min-width="0cm" fo:padding-top="0.163cm" fo:padding-bottom="0.163cm" fo:padding-left="0.291cm" fo:padding-right="0.291cm" fo:wrap-option="wrap" draw:shadow="hidden" draw:shadow-offset-x="0.212cm" draw:shadow-offset-y="0.212cm" draw:shadow-color="#969696" draw:shadow-opacity="50%"/>
    </style:style>
    <style:style style:name="gr4" style:family="graphic" style:parent-style-name="standard">
      <style:graphic-properties draw:stroke="solid" svg:stroke-width="0.071cm" svg:stroke-color="#ff0000" draw:marker-start="msArrowOpenEnd_20_5" draw:marker-start-width="0.319cm" draw:marker-start-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5"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6"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969696"/>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hidden" draw:shadow-color="#969696"/>
    </style:style>
    <style:style style:name="gr8" style:family="graphic" style:parent-style-name="standard">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9" style:family="graphic" style:parent-style-name="standard">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71cm" svg:stroke-color="#ff0000" draw:marker-start="" draw:marker-end="Arrow"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5" style:family="graphic" style:parent-style-name="standard">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39" style:family="graphic" style:parent-style-name="standard">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40" style:family="graphic" style:parent-style-name="headline">
      <style:graphic-properties draw:textarea-horizontal-align="justify" draw:textarea-vertical-align="top" draw:auto-grow-height="true" fo:min-height="0cm" fo:min-width="0cm" fo:wrap-option="wrap"/>
    </style:style>
    <style:style style:name="gr41" style:family="graphic" style:parent-style-name="standard">
      <style:graphic-properties draw:stroke="solid" svg:stroke-width="0.07cm" svg:stroke-color="#0066cc" draw:marker-start-width="0.405cm" draw:marker-end-width="0.405cm" draw:fill="solid" draw:fill-color="#ffffff" draw:textarea-horizontal-align="justify" draw:textarea-vertical-align="top" draw:auto-grow-height="true" fo:min-height="0cm" fo:min-width="0cm" fo:padding-top="0.128cm" fo:padding-bottom="0.128cm" fo:padding-left="0.256cm" fo:padding-right="0.256cm" fo:wrap-option="wrap" draw:shadow="hidden" draw:shadow-offset-x="0.212cm" draw:shadow-offset-y="0.212cm" draw:shadow-color="#969696" draw:shadow-opacity="50%"/>
    </style:style>
    <style:style style:name="gr42" style:family="graphic" style:parent-style-name="standard">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43" style:family="graphic" style:parent-style-name="objectwithoutfill">
      <style:graphic-properties svg:stroke-color="#ff0000" draw:marker-end="Arrow" draw:marker-end-width="0.3cm" draw:fill="none" draw:textarea-horizontal-align="center" draw:textarea-vertical-align="middle"/>
    </style:style>
    <style:style style:name="gr44" style:family="graphic" style:parent-style-name="CodeBox">
      <style:graphic-properties fo:min-height="0cm" fo:min-width="0cm"/>
    </style:style>
    <style:style style:name="gr45" style:family="graphic" style:parent-style-name="standard">
      <style:graphic-properties draw:stroke="none" draw:fill="none" draw:fill-color="#00cc99" draw:textarea-horizontal-align="justify" draw:textarea-vertical-align="top" draw:auto-grow-height="true" fo:min-height="0cm" fo:min-width="0cm" fo:padding-top="0.128cm" fo:padding-bottom="0.128cm" fo:padding-left="0.256cm" fo:padding-right="0.256cm" fo:wrap-option="no-wrap" draw:shadow="hidden" draw:shadow-color="#969696"/>
    </style:style>
    <style:style style:name="gr46" style:family="graphic" style:parent-style-name="standard">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graphic-properties svg:stroke-color="#0066cc" draw:fill="none" fo:min-height="1.017cm"/>
    </style:style>
    <style:style style:name="gr48" style:family="graphic" style:parent-style-name="standard">
      <style:graphic-properties draw:stroke="none" draw:fill="none" draw:fill-color="#ffffff" draw:textarea-horizontal-align="justify" draw:textarea-vertical-align="top" draw:auto-grow-height="true" fo:min-height="2.541cm" fo:min-width="0cm" fo:padding-top="0.123cm" fo:padding-bottom="0.123cm" fo:padding-left="0.251cm" fo:padding-right="0.251cm" fo:wrap-option="wrap" draw:shadow="hidden" draw:shadow-color="#969696"/>
    </style:style>
    <style:style style:name="gr49" style:family="graphic" style:parent-style-name="standard">
      <style:graphic-properties svg:stroke-color="#0066cc" draw:fill="none" fo:min-height="2.641cm"/>
    </style:style>
    <style:style style:name="gr50" style:family="graphic" style:parent-style-name="standard">
      <style:graphic-properties svg:stroke-width="0.07cm" svg:stroke-color="#ff0000" draw:marker-start-width="0.41cm" draw:marker-end-width="0.41cm" draw:textarea-horizontal-align="center" draw:textarea-vertical-align="middle" fo:padding-top="0.16cm" fo:padding-bottom="0.16cm" fo:padding-left="0.285cm" fo:padding-right="0.285cm"/>
    </style:style>
    <style:style style:name="gr51" style:family="graphic" style:parent-style-name="standard">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title">
      <style:graphic-properties fo:min-height="2.569cm"/>
    </style:style>
    <style:style style:name="pr4" style:family="presentation" style:parent-style-name="Default-outline1">
      <style:graphic-properties fo:min-height="12.323cm"/>
    </style:style>
    <style:style style:name="pr5" style:family="presentation" style:parent-style-name="Default-notes">
      <style:graphic-properties draw:stroke="none" draw:fill="none" draw:fill-color="#00cc99" draw:auto-grow-height="true" fo:min-height="11.243cm" draw:shadow="hidden" draw:shadow-color="#969696"/>
    </style:style>
    <style:style style:name="pr6" style:family="presentation" style:parent-style-name="Default-title">
      <style:graphic-properties fo:min-height="2.069cm"/>
    </style:style>
    <style:style style:name="pr7" style:family="presentation" style:parent-style-name="Default-outline1">
      <style:graphic-properties draw:stroke="none" draw:fill="none" draw:fill-color="#00cc99" draw:textarea-horizontal-align="justify" draw:textarea-vertical-align="top" draw:auto-grow-height="false" draw:auto-grow-width="false" fo:min-height="16.679cm" fo:min-width="0cm" fo:padding-top="0.128cm" fo:padding-bottom="0.128cm" fo:padding-left="0.256cm" fo:padding-right="0.256cm" fo:wrap-option="wrap" draw:shadow="hidden" draw:shadow-color="#969696"/>
    </style:style>
    <style:style style:name="pr8" style:family="presentation" style:parent-style-name="Default-outline1">
      <style:graphic-properties draw:stroke="none" draw:fill="none" draw:fill-color="#00cc99" fo:min-height="16.935cm" draw:shadow="hidden" draw:shadow-color="#969696"/>
    </style:style>
    <style:style style:name="pr9"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fo:margin-left="0cm" fo:margin-right="0cm" fo:line-height="100%" fo:text-align="center" fo:text-indent="0cm" style:writing-mode="lr-tb" style:font-independent-line-spacing="true"/>
      <style:text-properties fo:color="#000000" fo:font-size="24pt" fo:text-shadow="none" fo:font-weight="normal" style:font-size-asian="24pt" style:font-weight-asian="normal" style:font-size-complex="24pt" style:font-weight-complex="normal"/>
    </style:style>
    <style:style style:name="P3" style:family="paragraph">
      <style:paragraph-properties fo:margin-left="0cm" fo:margin-right="0cm" fo:text-indent="0cm"/>
    </style:style>
    <style:style style:name="P4" style:family="paragraph">
      <style:paragraph-properties fo:margin-left="0cm" fo:margin-right="0cm" fo:text-indent="0cm" style:writing-mode="lr-tb" style:font-independent-line-spacing="true"/>
    </style:style>
    <style:style style:name="P5" style:family="paragraph">
      <style:paragraph-properties style:writing-mode="lr-tb" style:font-independent-line-spacing="true"/>
    </style:style>
    <style:style style:name="P6" style:family="paragraph">
      <style:text-properties fo:font-weight="normal" style:font-weight-asian="normal" style:font-weight-complex="normal"/>
    </style:style>
    <style:style style:name="P7" style:family="paragraph">
      <style:paragraph-properties fo:margin-left="0cm" fo:margin-right="0cm" fo:margin-top="0.246cm" fo:margin-bottom="0cm" fo:text-indent="0cm"/>
    </style:style>
    <style:style style:name="P8" style:family="paragraph">
      <style:text-properties style:font-name="Arial4"/>
    </style:style>
    <style:style style:name="P9" style:family="paragraph">
      <style:paragraph-properties fo:margin-left="0cm" fo:margin-right="0cm" fo:line-height="80%" fo:text-indent="0cm"/>
    </style:style>
    <style:style style:name="P10" style:family="paragraph">
      <style:paragraph-properties fo:margin-left="0cm" fo:margin-right="0cm" fo:line-height="80%" fo:text-indent="0cm" style:writing-mode="lr-tb" style:font-independent-line-spacing="true"/>
      <style:text-properties fo:font-weight="normal" style:font-weight-asian="normal" style:font-weight-complex="normal"/>
    </style:style>
    <style:style style:name="P11" style:family="paragraph">
      <style:paragraph-properties fo:text-align="center" style:writing-mode="lr-tb"/>
      <style:text-properties fo:font-size="24pt"/>
    </style:style>
    <style:style style:name="P12" style:family="paragraph">
      <style:paragraph-properties fo:margin-left="1.27cm" fo:margin-right="0cm" fo:line-height="100%" fo:text-indent="-1.27cm"/>
    </style:style>
    <style:style style:name="P13" style:family="paragraph">
      <style:paragraph-properties style:writing-mode="lr-tb" style:font-independent-line-spacing="true"/>
      <style:text-properties fo:color="#000000" fo:text-shadow="none"/>
    </style:style>
    <style:style style:name="P14" style:family="paragraph">
      <style:paragraph-properties fo:margin-left="0cm" fo:margin-right="0cm" fo:line-height="100%" fo:text-indent="0cm"/>
    </style:style>
    <style:style style:name="P15" style:family="paragraph">
      <style:paragraph-properties fo:margin-left="1.27cm" fo:margin-right="0cm" fo:line-height="100%" fo:text-indent="-1.27cm" style:writing-mode="lr-tb" style:font-independent-line-spacing="true"/>
      <style:text-properties fo:color="#000000" fo:text-shadow="none"/>
    </style:style>
    <style:style style:name="P16" style:family="paragraph">
      <style:paragraph-properties fo:margin-left="0cm" fo:margin-right="0cm" fo:margin-top="0.246cm" fo:margin-bottom="0cm" fo:text-indent="0cm"/>
      <style:text-properties fo:font-weight="normal" style:font-weight-asian="normal" style:font-weight-complex="normal"/>
    </style:style>
    <style:style style:name="P17" style:family="paragraph">
      <style:paragraph-properties fo:margin-left="2.063cm" fo:margin-right="0cm" fo:margin-top="0.211cm" fo:margin-bottom="0cm" fo:text-indent="-0.793cm"/>
      <style:text-properties fo:font-weight="normal" style:font-weight-asian="normal" style:font-weight-complex="normal"/>
    </style:style>
    <style:style style:name="P18" style:family="paragraph">
      <style:paragraph-properties fo:margin-left="0cm" fo:margin-right="0cm" fo:margin-top="0.211cm" fo:margin-bottom="0cm" fo:text-indent="0cm"/>
      <style:text-properties fo:font-weight="normal" style:font-weight-asian="normal" style:font-weight-complex="normal"/>
    </style:style>
    <style:style style:name="P19" style:family="paragraph">
      <style:paragraph-properties fo:margin-left="0cm" fo:margin-right="0cm" fo:margin-top="0.246cm" fo:margin-bottom="0cm" fo:text-indent="0cm" style:writing-mode="lr-tb" style:font-independent-line-spacing="true"/>
      <style:text-properties fo:font-size="22pt" fo:font-weight="normal" style:font-size-asian="22pt" style:font-weight-asian="normal" style:font-size-complex="22pt" style:font-weight-complex="normal"/>
    </style:style>
    <style:style style:name="P20" style:family="paragraph">
      <style:text-properties style:font-name="Arial2" fo:font-size="18pt" fo:text-shadow="none" style:font-size-asian="18pt" style:font-size-complex="18pt"/>
    </style:style>
    <style:style style:name="P21" style:family="paragraph">
      <style:paragraph-properties fo:margin-left="2.063cm" fo:margin-right="0cm" fo:margin-top="0.211cm" fo:margin-bottom="0cm" fo:text-indent="-0.793cm"/>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246cm" fo:margin-bottom="0cm" fo:text-indent="0cm" style:writing-mode="lr-tb" style:font-independent-line-spacing="true"/>
      <style:text-properties fo:font-size="22pt" style:font-size-asian="22pt" style:font-size-complex="22pt"/>
    </style:style>
    <style:style style:name="P24" style:family="paragraph">
      <style:paragraph-properties fo:margin-left="3.175cm" fo:margin-right="0cm" fo:margin-top="0.211cm" fo:margin-bottom="0cm" fo:line-height="100%" fo:text-indent="-0.635cm"/>
    </style:style>
    <style:style style:name="P25" style:family="paragraph">
      <style:paragraph-properties fo:margin-left="1.27cm" fo:margin-right="0cm" fo:line-height="100%" fo:text-indent="-1.27cm" style:writing-mode="lr-tb"/>
    </style:style>
    <style:style style:name="P26" style:family="paragraph">
      <style:paragraph-properties fo:margin-left="1.27cm" fo:margin-right="0cm" fo:line-height="100%" fo:text-indent="-1.27cm" style:writing-mode="lr-tb" style:font-independent-line-spacing="true"/>
      <style:text-properties fo:color="#000000" fo:font-size="24pt" fo:text-shadow="none"/>
    </style:style>
    <style:style style:name="P27" style:family="paragraph">
      <style:text-properties fo:font-size="24pt" fo:font-weight="normal" style:font-weight-asian="normal" style:font-weight-complex="normal"/>
    </style:style>
    <style:style style:name="P28" style:family="paragraph">
      <style:text-properties fo:font-size="12pt"/>
    </style:style>
    <style:style style:name="P29" style:family="paragraph">
      <style:paragraph-properties style:writing-mode="lr-tb" style:font-independent-line-spacing="true"/>
      <style:text-properties fo:font-size="22pt" fo:font-weight="normal" style:font-size-asian="22pt" style:font-weight-asian="normal" style:font-size-complex="22pt" style:font-weight-complex="normal"/>
    </style:style>
    <style:style style:name="P30" style:family="paragraph">
      <style:paragraph-properties fo:margin-left="0cm" fo:margin-right="0cm" fo:line-height="100%" fo:text-indent="0cm" style:writing-mode="lr-tb" style:font-independent-line-spacing="true"/>
      <style:text-properties fo:color="#000000" fo:text-shadow="none" fo:font-weight="normal" style:font-weight-asian="normal" style:font-weight-complex="normal"/>
    </style:style>
    <style:style style:name="P31" style:family="paragraph">
      <style:paragraph-properties style:writing-mode="lr-tb" style:font-independent-line-spacing="true"/>
      <style:text-properties fo:font-weight="normal" style:font-weight-asian="normal" style:font-weight-complex="normal"/>
    </style:style>
    <style:style style:name="P32" style:family="paragraph">
      <style:paragraph-properties fo:margin-left="0cm" fo:margin-right="0cm" fo:line-height="100%" fo:text-indent="0cm" style:writing-mode="lr-tb" style:font-independent-line-spacing="true"/>
      <style:text-properties fo:font-size="24pt"/>
    </style:style>
    <style:style style:name="P33" style:family="paragraph">
      <style:paragraph-properties fo:margin-left="0cm" fo:margin-right="0cm" fo:line-height="100%" fo:text-indent="0cm" style:writing-mode="lr-tb"/>
    </style:style>
    <style:style style:name="P34" style:family="paragraph">
      <style:paragraph-properties fo:margin-left="0cm" fo:margin-right="0cm" fo:line-height="100%" fo:text-indent="0cm" style:writing-mode="lr-tb" style:font-independent-line-spacing="true"/>
    </style:style>
    <style:style style:name="P35" style:family="paragraph">
      <style:text-properties fo:font-size="24pt"/>
    </style:style>
    <style:style style:name="P36" style:family="paragraph">
      <style:paragraph-properties fo:margin-left="0cm" fo:margin-right="0cm" fo:line-height="100%" fo:text-indent="0cm" style:writing-mode="lr-tb" style:font-independent-line-spacing="true"/>
      <style:text-properties fo:color="#000000" fo:font-size="24pt" fo:text-shadow="none"/>
    </style:style>
    <style:style style:name="P37" style:family="paragraph">
      <style:paragraph-properties style:writing-mode="lr-tb" style:font-independent-line-spacing="true"/>
      <style:text-properties fo:font-size="22pt" fo:font-weight="bold" style:font-size-asian="22pt" style:font-weight-asian="bold" style:font-size-complex="22pt" style:font-weight-complex="bold"/>
    </style:style>
    <style:style style:name="T1" style:family="text">
      <style:text-properties fo:color="#000000" style:font-name="Arial1" fo:font-size="72pt" fo:text-shadow="none" fo:font-weight="normal" style:font-size-asian="72pt" style:font-weight-asian="normal" style:font-size-complex="72pt" style:font-weight-complex="normal"/>
    </style:style>
    <style:style style:name="T2" style:family="text">
      <style:text-properties fo:font-size="40pt" style:font-size-asian="40pt" style:font-size-complex="40pt"/>
    </style:style>
    <style:style style:name="T3" style:family="text">
      <style:text-properties fo:font-weight="normal" style:font-weight-asian="normal" style:font-weight-complex="normal"/>
    </style:style>
    <style:style style:name="T4" style:family="text">
      <style:text-properties fo:font-size="22pt" fo:language="en" fo:country="GB" fo:font-weight="normal" style:font-size-asian="24pt" style:font-weight-asian="normal" style:font-size-complex="24pt" style:font-weight-complex="normal"/>
    </style:style>
    <style:style style:name="T5" style:family="text">
      <style:text-properties fo:font-size="22pt" fo:language="en" fo:country="GB" fo:font-style="italic" style:text-underline-style="solid" style:text-underline-width="auto" style:text-underline-color="font-color" fo:font-weight="normal" style:font-size-asian="24pt" style:font-style-asian="italic" style:font-weight-asian="normal" style:font-size-complex="24pt" style:font-style-complex="italic" style:font-weight-complex="normal"/>
    </style:style>
    <style:style style:name="T6" style:family="text">
      <style:text-properties style:font-name="Arial4" fo:font-size="22pt" fo:language="en" fo:country="GB" style:font-size-asian="22pt" style:font-size-complex="22pt"/>
    </style:style>
    <style:style style:name="T7" style:family="text">
      <style:text-properties style:font-name="Arial4" fo:font-size="22pt" fo:language="en" fo:country="GB" style:text-underline-style="solid" style:text-underline-width="auto" style:text-underline-color="font-color" style:font-size-asian="22pt" style:font-size-complex="22pt"/>
    </style:style>
    <style:style style:name="T8" style:family="text">
      <style:text-properties fo:color="#000066" style:font-name="Courier New1" fo:language="en" fo:country="GB" fo:font-weight="normal" style:font-weight-asian="normal" style:font-weight-complex="normal"/>
    </style:style>
    <style:style style:name="T9" style:family="text">
      <style:text-properties fo:color="#000000" style:font-name="Courier New1" fo:language="en" fo:country="GB" fo:font-weight="normal" style:font-weight-asian="normal" style:font-weight-complex="normal"/>
    </style:style>
    <style:style style:name="T10" style:family="text">
      <style:text-properties fo:color="#000000" style:font-name="Arial1" fo:font-size="18pt" fo:text-shadow="none" style:font-size-asian="18pt" style:font-size-complex="18pt"/>
    </style:style>
    <style:style style:name="T11" style:family="text">
      <style:text-properties fo:color="#00cc00" style:font-name="Wingdings" fo:font-size="72pt" fo:language="en" fo:country="US" fo:text-shadow="1pt 1pt" style:font-size-asian="72pt" style:font-size-complex="72pt"/>
    </style:style>
    <style:style style:name="T12" style:family="text">
      <style:text-properties fo:color="#000000" style:font-name="Wingdings" fo:font-size="60pt" fo:text-shadow="none" style:font-size-asian="60pt" style:font-size-complex="60pt"/>
    </style:style>
    <style:style style:name="T13" style:family="text">
      <style:text-properties fo:font-size="22pt" fo:language="en" fo:country="GB" fo:font-weight="normal" style:font-size-asian="22pt" style:font-weight-asian="normal" style:font-size-complex="22pt" style:font-weight-complex="normal"/>
    </style:style>
    <style:style style:name="T14" style:family="text">
      <style:text-properties style:font-name="Arial2" fo:font-size="18pt" fo:language="en" fo:country="GB" fo:text-shadow="none" style:font-size-asian="18pt" style:font-size-complex="18pt"/>
    </style:style>
    <style:style style:name="T15" style:family="text">
      <style:text-properties style:font-name="Wingdings" fo:font-size="22pt" fo:language="en" fo:country="GB" fo:font-weight="normal" style:font-size-asian="22pt" style:font-weight-asian="normal" style:font-size-complex="22pt" style:font-weight-complex="normal"/>
    </style:style>
    <style:style style:name="T16" style:family="text">
      <style:text-properties fo:font-size="22pt" fo:language="en" fo:country="GB" style:font-size-asian="22pt" style:font-size-complex="22pt"/>
    </style:style>
    <style:style style:name="T17" style:family="text">
      <style:text-properties fo:language="en" fo:country="GB" fo:font-weight="normal" style:font-weight-asian="normal" style:font-weight-complex="normal"/>
    </style:style>
    <style:style style:name="T18" style:family="text">
      <style:text-properties style:font-name="Wingdings" fo:language="en" fo:country="GB" fo:font-weight="normal" style:font-weight-asian="normal" style:font-weight-complex="normal"/>
    </style:style>
    <style:style style:name="T19" style:family="text">
      <style:text-properties style:font-name="Courier New1" fo:language="en" fo:country="GB" fo:font-weight="normal" style:font-weight-asian="normal" style:font-weight-complex="normal"/>
    </style:style>
    <style:style style:name="T20" style:family="text">
      <style:text-properties fo:language="en" fo:country="GB"/>
    </style:style>
    <style:style style:name="T21" style:family="text">
      <style:text-properties fo:color="#000000" style:font-name="Arial1" fo:font-size="18pt" fo:language="en" fo:country="GB" fo:text-shadow="none" style:font-size-asian="18pt" style:font-size-complex="18pt"/>
    </style:style>
    <style:style style:name="T22" style:family="text">
      <style:text-properties style:font-name="Arial2" fo:font-size="22pt" fo:language="en" fo:country="GB" fo:font-weight="normal" style:font-size-asian="22pt" style:font-weight-asian="normal" style:font-size-complex="22pt" style:font-weight-complex="normal"/>
    </style:style>
    <style:style style:name="T23" style:family="text">
      <style:text-properties style:font-name="Arial2" fo:font-size="22pt" fo:language="en" fo:country="GB" fo:font-style="italic" style:text-underline-style="solid" style:text-underline-width="auto" style:text-underline-color="font-color" fo:font-weight="normal" style:font-size-asian="22pt" style:font-style-asian="italic" style:font-weight-asian="normal" style:font-size-complex="22pt" style:font-style-complex="italic" style:font-weight-complex="normal"/>
    </style:style>
    <style:style style:name="T24" style:family="text">
      <style:text-properties fo:color="#355e00" style:font-name="Courier New1" fo:font-size="24pt" fo:language="en" fo:country="GB" fo:font-weight="normal" style:font-weight-asian="normal" style:font-weight-complex="normal"/>
    </style:style>
    <style:style style:name="T25" style:family="text">
      <style:text-properties fo:color="#000066" style:font-name="Courier New1" fo:font-size="24pt" fo:language="en" fo:country="GB" fo:font-weight="normal" style:font-weight-asian="normal" style:font-weight-complex="normal"/>
    </style:style>
    <style:style style:name="T26" style:family="text">
      <style:text-properties fo:color="#000000" style:font-name="Courier New1" fo:font-size="24pt" fo:language="en" fo:country="GB" fo:font-weight="normal" style:font-weight-asian="normal" style:font-weight-complex="normal"/>
    </style:style>
    <style:style style:name="T27" style:family="text">
      <style:text-properties fo:color="#000000" style:font-name="Arial1" fo:language="en" fo:country="GB" fo:text-shadow="none" fo:font-weight="normal" style:font-weight-asian="normal" style:font-weight-complex="normal"/>
    </style:style>
    <style:style style:name="T28" style:family="text">
      <style:text-properties fo:color="#000000" style:font-name="Courier New1" fo:language="en" fo:country="GB" fo:font-weight="bold" style:font-weight-asian="bold" style:font-weight-complex="bold"/>
    </style:style>
    <style:style style:name="T29" style:family="text">
      <style:text-properties fo:color="#ff3300" style:font-name="Wingdings" fo:font-size="60pt" fo:language="en" fo:country="US" fo:text-shadow="1pt 1pt" style:font-size-asian="60pt" style:font-size-complex="60pt"/>
    </style:style>
    <style:style style:name="T30" style:family="text">
      <style:text-properties style:font-name="Courier New1" fo:font-size="24pt" fo:language="en" fo:country="GB" fo:font-weight="normal" style:font-weight-asian="normal" style:font-weight-complex="normal"/>
    </style:style>
    <style:style style:name="T31" style:family="text">
      <style:text-properties fo:color="#00ff00" style:font-name="Wingdings" fo:font-size="72pt" fo:language="en" fo:country="US" fo:text-shadow="1pt 1pt" style:font-size-asian="72pt" style:font-size-complex="72pt"/>
    </style:style>
    <style:style style:name="T32" style:family="text">
      <style:text-properties fo:color="#00ff00" style:font-name="Wingdings" fo:font-size="40pt" fo:language="en" fo:country="US" fo:text-shadow="1pt 1pt" style:font-size-asian="40pt" style:font-size-complex="40pt"/>
    </style:style>
    <style:style style:name="T33" style:family="text">
      <style:text-properties fo:color="#ff3300" style:font-name="Wingdings" fo:font-size="40pt" fo:language="en" fo:country="US" fo:text-shadow="1pt 1pt" style:font-size-asian="40pt" style:font-size-complex="40pt"/>
    </style:style>
    <style:style style:name="T34" style:family="text">
      <style:text-properties fo:color="#000000" style:font-name="Courier New1" fo:font-size="18pt" fo:language="en" fo:country="GB" fo:font-weight="bold" style:font-size-asian="18pt" style:font-weight-asian="bold" style:font-size-complex="18pt" style:font-weight-complex="bold"/>
    </style:style>
    <style:style style:name="T35" style:family="text">
      <style:text-properties fo:color="#000066" style:font-name="Courier New1" fo:font-size="18pt" fo:language="en" fo:country="GB" fo:font-weight="normal" style:font-size-asian="18pt" style:font-weight-asian="normal" style:font-size-complex="18pt" style:font-weight-complex="normal"/>
    </style:style>
    <style:style style:name="T36" style:family="text">
      <style:text-properties fo:color="#000000" style:font-name="Courier New1" fo:font-size="18pt" fo:language="en" fo:country="GB" fo:font-weight="normal" style:font-size-asian="18pt" style:font-weight-asian="normal" style:font-size-complex="18pt" style:font-weight-complex="normal"/>
    </style:style>
    <style:style style:name="T37" style:family="text">
      <style:text-properties fo:font-size="22pt" fo:font-weight="bold" style:font-size-asian="22pt" style:font-weight-asian="bold" style:font-size-complex="22pt" style:font-weight-complex="bold"/>
    </style:style>
    <style:style style:name="T38" style:family="text">
      <style:text-properties fo:color="#006600" style:font-name="Courier New1" fo:font-size="18pt" fo:language="en" fo:country="GB" fo:font-weight="normal" style:font-size-asian="18pt" style:font-weight-asian="normal" style:font-size-complex="18pt" style:font-weight-complex="normal"/>
    </style:style>
    <style:style style:name="T39" style:family="text">
      <style:text-properties fo:color="#ff0000" fo:font-size="60pt" fo:text-shadow="1pt 1pt" style:font-size-asian="60pt" style:font-size-complex="60pt"/>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Arial2"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66cc" fo:font-size="45%"/>
      </text:list-level-style-bullet>
      <text:list-level-style-bullet text:level="2" text:bullet-char="">
        <style:list-level-properties text:space-before="1.27cm" text:min-label-width="0.793cm"/>
        <style:text-properties fo:font-family="StarSymbol" style:font-charset="x-symbol" fo:color="#0066cc" fo:font-size="45%"/>
      </text:list-level-style-bullet>
      <text:list-level-style-bullet text:level="3" text:bullet-char="">
        <style:list-level-properties text:space-before="2.54cm" text:min-label-width="0.635cm"/>
        <style:text-properties fo:font-family="StarSymbol" style:font-charset="x-symbol" fo:color="#0066cc" fo:font-size="45%"/>
      </text:list-level-style-bullet>
      <text:list-level-style-bullet text:level="4" text:bullet-char="">
        <style:list-level-properties text:space-before="3.81cm" text:min-label-width="0.635cm"/>
        <style:text-properties fo:font-family="StarSymbol" style:font-charset="x-symbol" fo:color="#0066cc" fo:font-size="45%"/>
      </text:list-level-style-bullet>
      <text:list-level-style-bullet text:level="5" text:bullet-char="">
        <style:list-level-properties text:space-before="5.08cm" text:min-label-width="0.635cm"/>
        <style:text-properties fo:font-family="StarSymbol" style:font-charset="x-symbol" fo:color="#0066cc" fo:font-size="45%"/>
      </text:list-level-style-bullet>
      <text:list-level-style-bullet text:level="6" text:bullet-char="">
        <style:list-level-properties text:space-before="5.08cm" text:min-label-width="0.635cm"/>
        <style:text-properties fo:font-family="StarSymbol" style:font-charset="x-symbol" fo:color="#0066cc" fo:font-size="45%"/>
      </text:list-level-style-bullet>
      <text:list-level-style-bullet text:level="7" text:bullet-char="">
        <style:list-level-properties text:space-before="5.08cm" text:min-label-width="0.635cm"/>
        <style:text-properties fo:font-family="StarSymbol" style:font-charset="x-symbol" fo:color="#0066cc" fo:font-size="45%"/>
      </text:list-level-style-bullet>
      <text:list-level-style-bullet text:level="8" text:bullet-char="">
        <style:list-level-properties text:space-before="5.08cm" text:min-label-width="0.635cm"/>
        <style:text-properties fo:font-family="StarSymbol" style:font-charset="x-symbol" fo:color="#0066cc" fo:font-size="45%"/>
      </text:list-level-style-bullet>
      <text:list-level-style-bullet text:level="9" text:bullet-char="">
        <style:list-level-properties text:space-before="5.08cm" text:min-label-width="0.635cm"/>
        <style:text-properties fo:font-family="StarSymbol" style:font-charset="x-symbol" fo:color="#0066cc" fo:font-size="45%"/>
      </text:list-level-style-bullet>
      <text:list-level-style-bullet text:level="10" text:bullet-char="">
        <style:list-level-properties text:space-before="5.08cm" text:min-label-width="0.635cm"/>
        <style:text-properties fo:font-family="StarSymbol" style:font-charset="x-symbol" fo:color="#0066cc" fo:font-size="45%"/>
      </text:list-level-style-bullet>
    </text:list-style>
    <text:list-style style:name="L4">
      <text:list-level-style-bullet text:level="1" text:bullet-char="•">
        <style:list-level-properties text:space-before="5.08cm" text:min-label-width="0.635cm"/>
        <style:text-properties style:font-name="Arial2" fo:color="#cc9900" fo:font-size="100%"/>
      </text:list-level-style-bullet>
      <text:list-level-style-bullet text:level="2" text:bullet-char="">
        <style:list-level-properties text:space-before="1.27cm" text:min-label-width="0.793cm"/>
        <style:text-properties style:font-name="Wingdings" fo:color="#cc9900" fo:font-size="100%"/>
      </text:list-level-style-bullet>
      <text:list-level-style-bullet text:level="3" text:bullet-char="">
        <style:list-level-properties text:space-before="2.54cm" text:min-label-width="0.635cm"/>
        <style:text-properties style:font-name="Wingdings" fo:color="#cc9900" fo:font-size="100%"/>
      </text:list-level-style-bullet>
      <text:list-level-style-bullet text:level="4" text:bullet-char="–">
        <style:list-level-properties text:space-before="3.81cm" text:min-label-width="0.635cm"/>
        <style:text-properties style:font-name="Arial2" fo:color="#cc9900" fo:font-size="100%"/>
      </text:list-level-style-bullet>
      <text:list-level-style-bullet text:level="5" text:bullet-char="•">
        <style:list-level-properties text:space-before="5.08cm" text:min-label-width="0.635cm"/>
        <style:text-properties style:font-name="Arial2" fo:color="#cc9900" fo:font-size="100%"/>
      </text:list-level-style-bullet>
      <text:list-level-style-bullet text:level="6" text:bullet-char="•">
        <style:list-level-properties text:space-before="5.08cm" text:min-label-width="0.635cm"/>
        <style:text-properties style:font-name="Arial2" fo:color="#cc9900" fo:font-size="100%"/>
      </text:list-level-style-bullet>
      <text:list-level-style-bullet text:level="7" text:bullet-char="•">
        <style:list-level-properties text:space-before="5.08cm" text:min-label-width="0.635cm"/>
        <style:text-properties style:font-name="Arial2" fo:color="#cc9900" fo:font-size="100%"/>
      </text:list-level-style-bullet>
      <text:list-level-style-bullet text:level="8" text:bullet-char="•">
        <style:list-level-properties text:space-before="5.08cm" text:min-label-width="0.635cm"/>
        <style:text-properties style:font-name="Arial2" fo:color="#cc9900" fo:font-size="100%"/>
      </text:list-level-style-bullet>
      <text:list-level-style-bullet text:level="9" text:bullet-char="•">
        <style:list-level-properties text:space-before="5.08cm" text:min-label-width="0.635cm"/>
        <style:text-properties style:font-name="Arial2" fo:color="#cc9900" fo:font-size="100%"/>
      </text:list-level-style-bullet>
      <text:list-level-style-bullet text:level="10" text:bullet-char="•">
        <style:list-level-properties text:space-before="5.08cm" text:min-label-width="0.635cm"/>
        <style:text-properties style:font-name="Arial2" fo:color="#cc9900" fo:font-size="100%"/>
      </text:list-level-style-bullet>
    </text:list-style>
  </office:automatic-styles>
  <office:body>
    <office:presentation>
      <presentation:footer-decl presentation:name="ftr1">© { JSL }</presentation:footer-decl>
      <draw:page draw:name="C Foundation Part 2" draw:style-name="dp1" draw:master-page-name="Default" presentation:presentation-page-layout-name="AL1T0" presentation:use-footer-name="ftr1">
        <office:forms form:automatic-focus="false" form:apply-design-mode="false"/>
        <draw:custom-shape draw:style-name="gr1" draw:text-style-name="P2" draw:layer="layout" svg:width="12.935cm" svg:height="6.357cm" svg:x="8.401cm" svg:y="6.526cm">
          <text:p text:style-name="P1"><text:span text:style-name="T1">Incomplete</text:span></text:p>
          <text:p text:style-name="P1"><text:span text:style-name="T1">Types</text:span></text:p>
          <draw:enhanced-geometry svg:viewBox="0 0 21600 21600" draw:type="mso-spt202" draw:enhanced-path="M 0 0 L 21600 0 21600 21600 0 21600 0 0 Z N"/>
        </draw:custom-shape>
        <draw:frame presentation:style-name="pr1" draw:text-style-name="P4" draw:layer="layout" svg:width="22.5cm" svg:height="2.329cm" draw:transform="rotate (1.5707963267949) translate (2.5cm 2cm)" presentation:class="titl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5" draw:layer="layout" svg:width="14.394cm" svg:height="11.242cm" svg:x="2.963cm" svg:y="11.861cm" presentation:class="notes" presentation:user-transformed="true">
            <draw:text-box>
              <text:p/>
            </draw:text-box>
          </draw:frame>
        </presentation:notes>
      </draw:page>
      <draw:page draw:name="Types" draw:style-name="dp1" draw:master-page-name="Default" presentation:presentation-page-layout-name="AL2T1" presentation:use-footer-name="ftr1">
        <office:forms form:automatic-focus="false" form:apply-design-mode="false"/>
        <draw:frame presentation:style-name="pr3" draw:text-style-name="P6" draw:layer="layout" svg:width="22.5cm" svg:height="2.829cm" svg:x="2.5cm" svg:y="0.5cm" presentation:class="title" presentation:user-transformed="true">
          <draw:text-box>
            <text:p><text:span text:style-name="T3">types</text:span></text:p>
          </draw:text-box>
        </draw:frame>
        <draw:frame presentation:style-name="pr4" draw:text-style-name="P6" draw:layer="layout" svg:width="22.649cm" svg:height="12.573cm" svg:x="1.6cm" svg:y="3.427cm" presentation:class="outline" presentation:user-transformed="true">
          <draw:text-box>
            <text:list text:style-name="L3">
              <text:list-item>
                <text:p text:style-name="P7"><text:span text:style-name="T4">6.2.5 Types</text:span></text:p>
                <text:list>
                  <text:list-item>
                    <text:p text:style-name="P3"><text:span text:style-name="T4">para 1 - Types are partitioned into</text:span></text:p>
                    <text:list>
                      <text:list-item>
                        <text:p text:style-name="P3"><text:span text:style-name="T5">object types</text:span><text:span text:style-name="T4"> (types that fully describe objects),</text:span></text:p>
                      </text:list-item>
                      <text:list-item>
                        <text:p text:style-name="P3"><text:span text:style-name="T5">function types</text:span><text:span text:style-name="T4"> (types that describe functions),</text:span></text:p>
                      </text:list-item>
                      <text:list-item>
                        <text:p text:style-name="P3"><text:span text:style-name="T5">incomplete types</text:span><text:span text:style-name="T4"> (types that describe objects but lack information needed to determine their sizes).</text:span></text:p>
                      </text:list-item>
                    </text:list>
                  </text:list-item>
                </text:list>
              </text:list-item>
              <text:list-item>
                <text:p text:style-name="P7"><text:span text:style-name="T4">6.2.5 Types</text:span></text:p>
                <text:list>
                  <text:list-item>
                    <text:p text:style-name="P3"><text:span text:style-name="T4">para 19 – The void type ... is an </text:span><text:span text:style-name="T5">incomplete type</text:span><text:span text:style-name="T4"> that cannot be completed. </text:span></text:p>
                  </text:list-item>
                  <text:list-item>
                    <text:p text:style-name="P3"><text:span text:style-name="T4">para 22 – An array of unknown size is an </text:span><text:span text:style-name="T5">incomplete type</text:span><text:span text:style-name="T4">. </text:span></text:p>
                  </text:list-item>
                  <text:list-item>
                    <text:p text:style-name="P3"><text:span text:style-name="T4">para 22 – A structure or union type of unknown content is an </text:span><text:span text:style-name="T5">incomplete type</text:span><text:span text:style-name="T4">.</text:span></text:p>
                  </text:list-item>
                </text:list>
              </text:list-item>
            </text:list>
          </draw:text-box>
        </draw:frame>
        <presentation:notes draw:style-name="dp2">
          <draw:page-thumbnail draw:style-name="gr2" draw:layer="layout" svg:width="13.472cm" svg:height="9.327cm" svg:x="3.126cm" svg:y="1.896cm" draw:page-number="2" presentation:class="page"/>
          <draw:frame presentation:style-name="pr5" draw:layer="layout" svg:width="14.394cm" svg:height="11.499cm" svg:x="2.963cm" svg:y="11.861cm" presentation:class="notes" presentation:placeholder="true">
            <draw:text-box/>
          </draw:frame>
        </presentation:notes>
      </draw:page>
      <draw:page draw:name="void" draw:style-name="dp3" draw:master-page-name="Default" presentation:presentation-page-layout-name="AL2T1" presentation:use-footer-name="ftr1">
        <office:forms form:automatic-focus="false" form:apply-design-mode="false"/>
        <draw:frame draw:style-name="MainPara" draw:text-style-name="P8" draw:layer="layout" svg:width="22.649cm" svg:height="14.492cm" svg:x="1.651cm" svg:y="3.308cm">
          <draw:text-box>
            <text:list text:style-name="L3">
              <text:list-item>
                <text:p text:style-name="P7"><text:span text:style-name="T6">6.7.5.3 Function declarators</text:span></text:p>
                <text:list>
                  <text:list-item>
                    <text:p><text:span text:style-name="T6">para 14 – An empty list in a function declarator that is part of a definition of that function specifies that the function has no parameters.</text:span></text:p>
                  </text:list-item>
                  <text:list-item>
                    <text:p><text:span text:style-name="T6">para 14 – The empty list in a function declarator that is </text:span><text:span text:style-name="T7">not</text:span><text:span text:style-name="T6"> part of a definition of that function specifies that no information about the number or types of the parameters is supplied.</text:span></text:p>
                  </text:list-item>
                </text:list>
              </text:list-item>
            </text:list>
          </draw:text-box>
        </draw:frame>
        <draw:custom-shape draw:style-name="gr3" draw:text-style-name="P10" draw:layer="layout" svg:width="12.003cm" svg:height="2.155cm" svg:x="3.958cm" svg:y="12.345cm">
          <text:p text:style-name="P9"><text:span text:style-name="T8">int </text:span><text:span text:style-name="T9">f(</text:span><text:span text:style-name="T8">void</text:span><text:span text:style-name="T9">) { ... }</text:span></text:p>
          <text:p text:style-name="P9"><text:span text:style-name="T8">int</text:span><text:span text:style-name="T9"> f() <text:s text:c="4"/>{ ... }</text:span></text:p>
          <draw:enhanced-geometry svg:viewBox="0 0 21600 21600" draw:type="mso-spt202" draw:enhanced-path="M 0 0 L 21600 0 21600 21600 0 21600 0 0 Z N"/>
        </draw:custom-shape>
        <draw:custom-shape draw:style-name="gr3" draw:text-style-name="P10" draw:layer="layout" svg:width="12.003cm" svg:height="2.155cm" svg:x="3.959cm" svg:y="15.246cm">
          <text:p text:style-name="P9"><text:span text:style-name="T8">int </text:span><text:span text:style-name="T9">f(</text:span><text:span text:style-name="T8">void</text:span><text:span text:style-name="T9">);</text:span></text:p>
          <text:p text:style-name="P9"><text:span text:style-name="T8">int</text:span><text:span text:style-name="T9"> f();</text:span></text:p>
          <draw:enhanced-geometry svg:viewBox="0 0 21600 21600" draw:type="mso-spt202" draw:enhanced-path="M 0 0 L 21600 0 21600 21600 0 21600 0 0 Z N"/>
        </draw:custom-shape>
        <draw:line draw:style-name="gr4" draw:text-style-name="P11" draw:layer="layout" svg:x1="14.162cm" svg:y1="12.826cm" svg:x2="17.161cm" svg:y2="12.826cm">
          <text:p/>
        </draw:line>
        <draw:line draw:style-name="gr4" draw:text-style-name="P11" draw:layer="layout" svg:x1="14.162cm" svg:y1="13.624cm" svg:x2="17.161cm" svg:y2="13.624cm">
          <text:p/>
        </draw:line>
        <draw:line draw:style-name="gr5" draw:text-style-name="P11" draw:layer="layout" svg:x1="17.161cm" svg:y1="12.826cm" svg:x2="17.161cm" svg:y2="13.624cm">
          <text:p/>
        </draw:line>
        <draw:line draw:style-name="gr4" draw:text-style-name="P11" draw:layer="layout" svg:x1="10.562cm" svg:y1="15.727cm" svg:x2="16.961cm" svg:y2="15.727cm">
          <text:p/>
        </draw:line>
        <draw:line draw:style-name="gr4" draw:text-style-name="P11" draw:layer="layout" svg:x1="8.758cm" svg:y1="16.525cm" svg:x2="16.961cm" svg:y2="16.525cm">
          <text:p/>
        </draw:line>
        <draw:line draw:style-name="gr5" draw:text-style-name="P11" draw:layer="layout" svg:x1="16.961cm" svg:y1="15.727cm" svg:x2="16.961cm" svg:y2="16.525cm">
          <text:p/>
        </draw:line>
        <draw:custom-shape draw:style-name="gr6" draw:text-style-name="P13" draw:layer="layout" svg:width="4.392cm" svg:height="1.023cm" svg:x="17.363cm" svg:y="12.623cm">
          <text:p text:style-name="P12"><text:span text:style-name="T10">equivalent</text:span></text:p>
          <draw:enhanced-geometry svg:viewBox="0 0 21600 21600" draw:type="mso-spt202" draw:enhanced-path="M 0 0 L 21600 0 21600 21600 0 21600 0 0 Z N"/>
        </draw:custom-shape>
        <draw:custom-shape draw:style-name="gr6" draw:text-style-name="P13" draw:layer="layout" svg:width="6.2cm" svg:height="1.023cm" svg:x="17.163cm" svg:y="15.524cm">
          <text:p text:style-name="P12"><text:span text:style-name="T10">not equivalent</text:span></text:p>
          <draw:enhanced-geometry svg:viewBox="0 0 21600 21600" draw:type="mso-spt202" draw:enhanced-path="M 0 0 L 21600 0 21600 21600 0 21600 0 0 Z N"/>
        </draw:custom-shape>
        <draw:custom-shape draw:style-name="gr7" draw:text-style-name="P5" draw:layer="layout" svg:width="3.202cm" svg:height="3.295cm" svg:x="21.474cm" svg:y="14.133cm">
          <text:p text:style-name="P14"><text:span text:style-name="T11"></text:span></text:p>
          <draw:enhanced-geometry svg:viewBox="0 0 21600 21600" draw:type="rectangle" draw:enhanced-path="M 0 0 L 21600 0 21600 21600 0 21600 0 0 Z N"/>
        </draw:custom-shape>
        <draw:custom-shape draw:style-name="gr6" draw:text-style-name="P15" draw:layer="layout" svg:width="3.192cm" svg:height="2.801cm" svg:x="23.278cm" svg:y="14.327cm">
          <text:p text:style-name="P12"><text:span text:style-name="T12"></text:span></text:p>
          <draw:enhanced-geometry svg:viewBox="0 0 21600 21600" draw:type="mso-spt202" draw:enhanced-path="M 0 0 L 21600 0 21600 21600 0 21600 0 0 Z N"/>
        </draw:custom-shape>
        <draw:custom-shape draw:style-name="gr7" draw:text-style-name="P5" draw:layer="layout" svg:width="3.202cm" svg:height="3.295cm" svg:x="21.3cm" svg:y="11.205cm">
          <text:p text:style-name="P14"><text:span text:style-name="T11"></text:span></text:p>
          <draw:enhanced-geometry svg:viewBox="0 0 21600 21600" draw:type="rectangle" draw:enhanced-path="M 0 0 L 21600 0 21600 21600 0 21600 0 0 Z N"/>
        </draw:custom-shape>
        <draw:custom-shape draw:style-name="gr6" draw:text-style-name="P15" draw:layer="layout" svg:width="3.192cm" svg:height="2.801cm" svg:x="23.104cm" svg:y="11.399cm">
          <text:p text:style-name="P12"><text:span text:style-name="T12"></text:span></text:p>
          <draw:enhanced-geometry svg:viewBox="0 0 21600 21600" draw:type="mso-spt202" draw:enhanced-path="M 0 0 L 21600 0 21600 21600 0 21600 0 0 Z N"/>
        </draw:custom-shape>
        <draw:frame presentation:style-name="pr6" draw:text-style-name="P6" draw:layer="layout" svg:width="22.5cm" svg:height="2.329cm" svg:x="2.091cm" svg:y="0.293cm" presentation:class="title" presentation:user-transformed="true">
          <draw:text-box>
            <text:p><text:span text:style-name="T3">void</text:span></text:p>
          </draw:text-box>
        </draw:frame>
        <presentation:notes draw:style-name="dp2">
          <office:forms form:automatic-focus="false" form:apply-design-mode="false"/>
          <draw:page-thumbnail draw:style-name="gr2" draw:layer="layout" svg:width="13.472cm" svg:height="9.327cm" svg:x="3.126cm" svg:y="1.896cm" draw:page-number="3" presentation:class="page"/>
          <draw:frame presentation:style-name="pr5" draw:layer="layout" svg:width="14.394cm" svg:height="11.499cm" svg:x="2.963cm" svg:y="11.861cm" presentation:class="notes" presentation:placeholder="true">
            <draw:text-box/>
          </draw:frame>
        </presentation:notes>
      </draw:page>
      <draw:page draw:name="exercise-1" draw:style-name="dp1" draw:master-page-name="Default" presentation:presentation-page-layout-name="AL2T1" presentation:use-footer-name="ftr1">
        <office:forms form:automatic-focus="false" form:apply-design-mode="false"/>
        <draw:frame presentation:style-name="pr7" draw:text-style-name="P19" draw:layer="layout" svg:width="23.046cm" svg:height="14.492cm" svg:x="1.7cm" svg:y="3.3cm" presentation:class="outline" presentation:user-transformed="true">
          <draw:text-box>
            <text:list text:style-name="L3">
              <text:list-item>
                <text:p text:style-name="P16"><text:span text:style-name="T13">when do you get a diagnostic?</text:span></text:p>
                <text:list>
                  <text:list-item>
                    <text:p text:style-name="P6"><text:span text:style-name="T13">gcc clo.c </text:span></text:p>
                  </text:list-item>
                  <text:list-item>
                    <text:p text:style-name="P6"><text:span text:style-name="T13">gcc –Wall clo.c </text:span></text:p>
                  </text:list-item>
                  <text:list-item>
                    <text:p text:style-name="P6"><text:span text:style-name="T13">gcc –Wmissing-prototypes clo.c </text:span></text:p>
                  </text:list-item>
                </text:list>
              </text:list-item>
            </text:list>
            <text:p text:style-name="P17"><text:span text:style-name="T13"/></text:p>
            <text:list text:style-name="L4">
              <text:list-item>
                <text:list>
                  <text:list-header>
                    <text:p text:style-name="P18"><text:span text:style-name="T13"/></text:p>
                  </text:list-header>
                </text:list>
              </text:list-item>
            </text:list>
          </draw:text-box>
        </draw:frame>
        <draw:custom-shape draw:style-name="gr3" draw:text-style-name="P10" draw:layer="layout" svg:width="12.003cm" svg:height="9.463cm" svg:x="6.023cm" svg:y="8.845cm">
          <text:p text:style-name="P9"><text:span text:style-name="T8">int </text:span><text:span text:style-name="T9">f();</text:span></text:p>
          <text:p text:style-name="P9"><text:span text:style-name="T9"/></text:p>
          <text:p text:style-name="P9"><text:span text:style-name="T8">int</text:span><text:span text:style-name="T9"> main(</text:span><text:span text:style-name="T8">void</text:span><text:span text:style-name="T9">)</text:span></text:p>
          <text:p text:style-name="P9"><text:span text:style-name="T9">{</text:span></text:p>
          <text:p text:style-name="P9"><text:span text:style-name="T9"><text:s text:c="4"/></text:span><text:span text:style-name="T8">return</text:span><text:span text:style-name="T9"> f(4, 2);</text:span></text:p>
          <text:p text:style-name="P9"><text:span text:style-name="T9">}</text:span></text:p>
          <text:p text:style-name="P9"><text:span text:style-name="T9"/></text:p>
          <text:p text:style-name="P9"><text:span text:style-name="T8">int</text:span><text:span text:style-name="T9"> f(</text:span><text:span text:style-name="T8">int</text:span><text:span text:style-name="T9"> value)</text:span></text:p>
          <text:p text:style-name="P9"><text:span text:style-name="T9">{</text:span></text:p>
          <text:p text:style-name="P9"><text:span text:style-name="T9"><text:s text:c="4"/></text:span><text:span text:style-name="T8">return</text:span><text:span text:style-name="T9"> value;</text:span></text:p>
          <text:p text:style-name="P9"><text:span text:style-name="T9">}</text:span></text:p>
          <draw:enhanced-geometry svg:viewBox="0 0 21600 21600" draw:type="mso-spt202" draw:enhanced-path="M 0 0 L 21600 0 21600 21600 0 21600 0 0 Z N"/>
        </draw:custom-shape>
        <draw:g>
          <draw:custom-shape draw:style-name="gr8" draw:text-style-name="P5" draw:layer="layout" svg:width="0.556cm" svg:height="2.237cm" draw:transform="skewX (0.000523598775598411) rotate (-2.35375102923955) translate (22.264cm 9.74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5" draw:layer="layout" svg:width="0.556cm" svg:height="2.237cm" draw:transform="skewX (0.000523598775598411) rotate (-2.35375102923955) translate (22.264cm 9.74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5" draw:layer="layout" svg:width="0.519cm" svg:height="2.239cm" draw:transform="skewX (0.000523598775598375) rotate (-2.35375102923955) translate (22.605cm 9.39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5" draw:layer="layout" svg:width="0.519cm" svg:height="2.239cm" draw:transform="skewX (0.000523598775598375) rotate (-2.35375102923955) translate (22.605cm 9.39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5" draw:layer="layout" svg:width="0.202cm" svg:height="0.415cm" draw:transform="skewX (-0.00244346095279198) rotate (-2.35375102923955) translate (22.216cm 9.70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5" draw:layer="layout" svg:width="0.177cm" svg:height="0.357cm" draw:transform="skewX (-0.00279252680319099) rotate (-2.35375102923955) translate (22.335cm 9.52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5" draw:layer="layout" svg:width="0.356cm" svg:height="0.433cm" draw:transform="skewX (0.0022689280275926) rotate (-2.35375102923955) translate (21.837cm 9.35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5" draw:layer="layout" svg:width="0.27cm" svg:height="0.168cm" draw:transform="rotate (-2.35375102923955) translate (21.375cm 8.99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5" draw:layer="layout" svg:width="0.519cm" svg:height="2.191cm" draw:transform="rotate (-2.35375102923955) translate (22.591cm 9.35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5" draw:layer="layout" svg:width="0.613cm" svg:height="2.24cm" draw:transform="skewX (-0.0013962634015955) rotate (-2.35375102923955) translate (22.281cm 9.7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5" draw:layer="layout" svg:width="0.403cm" svg:height="0.321cm" draw:transform="rotate (-2.35375102923955) translate (22.388cm 9.62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5" draw:layer="layout" svg:width="0.04cm" svg:height="0.021cm" draw:transform="skewX (-0.0476474885794452) rotate (-2.35375102923955) translate (22.236cm 9.741cm)">
            <text:p/>
            <draw:enhanced-geometry svg:viewBox="0 0 70 35" draw:type="non-primitive" draw:enhanced-path="M 0 0 L 9 5 17 9 26 15 34 20 43 24 52 29 61 32 70 35 0 0 Z N"/>
          </draw:custom-shape>
          <draw:custom-shape draw:style-name="gr10" draw:text-style-name="P5" draw:layer="layout" svg:width="0.17cm" svg:height="0.182cm" draw:transform="rotate (-2.35375102923955) translate (22.229cm 9.74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5" draw:layer="layout" svg:width="0.329cm" svg:height="0.134cm" draw:transform="rotate (-2.35375102923955) translate (21.826cm 9.67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5" draw:layer="layout" svg:width="0.134cm" svg:height="0.223cm" draw:transform="rotate (-2.35375102923955) translate (21.754cm 10.02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5" draw:layer="layout" svg:width="0.107cm" svg:height="0.216cm" draw:transform="skewX (-0.00471238898038466) rotate (-2.35375102923955) translate (21.741cm 10.00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5" draw:layer="layout" svg:width="0.095cm" svg:height="0.149cm" draw:transform="rotate (-2.35375102923955) translate (21.694cm 9.982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5" draw:layer="layout" svg:width="0.146cm" svg:height="0.216cm" draw:transform="rotate (-2.35375102923955) translate (21.732cm 10.00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5" draw:layer="layout" svg:width="0.085cm" svg:height="0.128cm" draw:transform="skewX (-0.00785398163397456) rotate (-2.35375102923955) translate (21.718cm 10.049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5" draw:layer="layout" svg:width="0.04cm" svg:height="0.128cm" draw:transform="skewX (-0.00785398163397455) rotate (-2.35375102923955) translate (21.681cm 9.996cm)">
            <text:p/>
            <draw:enhanced-geometry svg:viewBox="0 0 70 209" draw:type="non-primitive" draw:enhanced-path="M 0 209 L 5 197 10 183 14 171 19 157 22 144 27 131 31 118 36 104 40 91 44 78 48 65 53 52 57 38 61 26 65 12 70 0 0 209 Z N"/>
          </draw:custom-shape>
          <draw:custom-shape draw:style-name="gr10" draw:text-style-name="P5" draw:layer="layout" svg:width="0.341cm" svg:height="0.429cm" draw:transform="skewX (-0.00226892802759239) rotate (-2.35375102923955) translate (21.499cm 9.54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5" draw:layer="layout" svg:width="0.107cm" svg:height="0.03cm" draw:transform="skewX (0.0333357887130917) rotate (-2.35375102923955) translate (21.405cm 9.515cm)">
            <text:p/>
            <draw:enhanced-geometry svg:viewBox="0 0 193 50" draw:type="non-primitive" draw:enhanced-path="M 193 0 L 181 3 168 7 156 11 143 17 131 23 117 27 105 33 92 38 79 42 66 46 55 49 42 50 31 49 21 46 11 43 0 36 193 0 Z N"/>
          </draw:custom-shape>
          <draw:custom-shape draw:style-name="gr10" draw:text-style-name="P5" draw:layer="layout" svg:width="0.151cm" svg:height="0.106cm" draw:transform="rotate (-2.35375102923955) translate (21.493cm 9.525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5" draw:layer="layout" svg:width="0.443cm" svg:height="0.612cm" draw:transform="rotate (-2.35375102923955) translate (20.92cm 9.106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5" draw:layer="layout" svg:width="0.34cm" svg:height="0.428cm" draw:transform="rotate (-2.35375102923955) translate (22.257cm 8.77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5" draw:layer="layout" svg:width="0.45cm" svg:height="0.607cm" draw:transform="rotate (-2.35375102923955) translate (21.905cm 8.106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5" draw:layer="layout" svg:width="0.123cm" svg:height="0.103cm" draw:transform="rotate (-2.35375102923955) translate (22.099cm 8.925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5" draw:layer="layout" svg:width="0.398cm" svg:height="0.303cm" draw:transform="skewX (-0.00331612557878909) rotate (-2.35375102923955) translate (22.583cm 9.15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5" draw:layer="layout" svg:width="0.011cm" svg:height="0.003cm" draw:transform="rotate (-2.35375102923955) translate (22.101cm 9.209cm)">
            <text:p/>
            <draw:enhanced-geometry svg:viewBox="0 0 17 0" draw:type="non-primitive" draw:enhanced-path="M 0 0 L 4 0 9 0 12 0 17 0 0 0 Z N"/>
          </draw:custom-shape>
          <draw:custom-shape draw:style-name="gr10" draw:text-style-name="P5" draw:layer="layout" svg:width="0.231cm" svg:height="0.147cm" draw:transform="rotate (-2.35375102923955) translate (22.453cm 9.12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5" draw:layer="layout" svg:width="0.431cm" svg:height="0.146cm" draw:transform="rotate (-2.35375102923955) translate (21.676cm 8.70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5" draw:layer="layout" svg:width="0.45cm" svg:height="0.17cm" draw:transform="rotate (-2.35375102923955) translate (21.578cm 8.54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5" draw:layer="layout" svg:width="0.395cm" svg:height="0.018cm" draw:transform="rotate (-2.35375102923955) translate (21.374cm 8.42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5" draw:layer="layout" svg:width="0.47cm" svg:height="0.149cm" draw:transform="rotate (-2.35375102923955) translate (21.426cm 8.40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5" draw:layer="layout" svg:width="0.496cm" svg:height="0.137cm" draw:transform="rotate (-2.35375102923955) translate (21.295cm 8.26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5" draw:layer="layout" svg:width="0.231cm" svg:height="0.253cm" draw:transform="skewX (0.004014257279587) rotate (-2.35375102923955) translate (21.981cm 9.08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5" draw:layer="layout" svg:width="0.047cm" svg:height="0.042cm" draw:transform="rotate (-2.35375102923955) translate (21.882cm 9.187cm)">
            <text:p/>
            <draw:enhanced-geometry svg:viewBox="0 0 86 72" draw:type="non-primitive" draw:enhanced-path="M 0 0 L 10 9 21 18 32 27 43 35 54 44 65 53 76 62 86 72 0 0 Z N"/>
          </draw:custom-shape>
          <draw:custom-shape draw:style-name="gr8" draw:text-style-name="P5" draw:layer="layout" svg:width="0.146cm" svg:height="0.309cm" draw:transform="skewX (-0.00331612557878927) rotate (-2.35375102923955) translate (22.327cm 9.5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5" draw:layer="layout" svg:width="0.115cm" svg:height="0.134cm" draw:transform="skewX (0.00750491578357559) rotate (-2.35375102923955) translate (21.627cm 9.53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5" draw:layer="layout" svg:width="0.15cm" svg:height="0.583cm" draw:transform="skewX (-0.00349065850398864) rotate (-2.35375102923955) translate (21.134cm 9.15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5" draw:layer="layout" svg:width="0.574cm" svg:height="0.13cm" draw:transform="rotate (-2.35375102923955) translate (21.139cm 8.144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5" draw:layer="layout" svg:width="0.522cm" svg:height="0.07cm" draw:transform="skewX (-0.0143116998663535) rotate (-2.35375102923955) translate (22.11cm 9.261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5" draw:layer="layout" svg:width="0.271cm" svg:height="0.471cm" draw:transform="rotate (-2.35375102923955) translate (22.158cm 9.09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5" draw:layer="layout" svg:width="0.271cm" svg:height="0.512cm" draw:transform="rotate (-2.35375102923955) translate (21.783cm 9.49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5" draw:layer="layout" svg:width="0.738cm" svg:height="0.046cm" draw:transform="skewX (-0.021816615649929) rotate (-2.35375102923955) translate (21.82cm 8.79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5" draw:layer="layout" svg:width="0.028cm" svg:height="0.003cm" draw:transform="rotate (-2.35375102923955) translate (21.285cm 9.302cm)">
            <text:p/>
            <draw:enhanced-geometry svg:viewBox="0 0 54 0" draw:type="non-primitive" draw:enhanced-path="M 0 0 L 0 0 6 0 13 0 20 0 27 0 34 0 41 0 47 0 54 0 N"/>
          </draw:custom-shape>
          <draw:custom-shape draw:style-name="gr11" draw:text-style-name="P5" draw:layer="layout" svg:width="0.718cm" svg:height="0.046cm" draw:transform="skewX (-0.0218166156499291) rotate (-2.35375102923955) translate (21.748cm 8.77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5" draw:layer="layout" svg:width="0.901cm" svg:height="0.066cm" draw:transform="rotate (-2.35375102923955) translate (21.685cm 8.5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5" draw:layer="layout" svg:width="0.001cm" svg:height="0.021cm" draw:transform="rotate (-2.35375102923955) translate (21.036cm 9.219cm)">
            <text:p/>
            <draw:enhanced-geometry svg:viewBox="0 0 0 36" draw:type="non-primitive" draw:enhanced-path="M 0 0 L 0 0 0 4 0 9 0 13 0 18 0 22 0 27 0 32 0 36 N"/>
          </draw:custom-shape>
          <draw:custom-shape draw:style-name="gr11" draw:text-style-name="P5" draw:layer="layout" svg:width="0.978cm" svg:height="0.092cm" draw:transform="rotate (-2.35375102923955) translate (21.555cm 8.39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5" draw:layer="layout" svg:width="1.017cm" svg:height="0.07cm" draw:transform="skewX (-0.0143116998663534) rotate (-2.35375102923955) translate (21.386cm 8.225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5" draw:layer="layout" svg:width="1.008cm" svg:height="0.069cm" draw:transform="rotate (-2.35375102923955) translate (21.263cm 8.07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5" draw:layer="layout" svg:width="0.928cm" svg:height="0.137cm" draw:transform="rotate (-2.35375102923955) translate (21.141cm 8.05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5" draw:layer="layout" svg:width="0.116cm" svg:height="0.003cm" draw:transform="rotate (-2.35375102923955) translate (20.755cm 8.132cm)">
            <text:p/>
            <draw:enhanced-geometry svg:viewBox="0 0 210 0" draw:type="non-primitive" draw:enhanced-path="M 0 0 L 0 0 14 0 27 0 40 0 53 0 67 0 80 0 93 0 106 0 119 0 132 0 145 0 158 0 171 0 184 0 198 0 210 0 N"/>
          </draw:custom-shape>
          <draw:custom-shape draw:style-name="gr11" draw:text-style-name="P5" draw:layer="layout" svg:width="0.017cm" svg:height="0.021cm" draw:transform="rotate (-2.35375102923955) translate (20.639cm 8.278cm)">
            <text:p/>
            <draw:enhanced-geometry svg:viewBox="0 0 34 35" draw:type="non-primitive" draw:enhanced-path="M 0 35 L 0 35 4 30 9 27 13 22 17 18 21 13 26 9 30 4 34 0 N"/>
          </draw:custom-shape>
          <draw:custom-shape draw:style-name="gr12" draw:text-style-name="P5" draw:layer="layout" svg:width="0.103cm" svg:height="0.21cm" draw:transform="skewX (0.00471238898038469) rotate (-2.35375102923955) translate (22.251cm 9.543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5" draw:layer="layout" svg:width="0.119cm" svg:height="0.153cm" draw:transform="rotate (-2.35375102923955) translate (21.895cm 9.08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5" draw:layer="layout" svg:width="0.251cm" svg:height="0.061cm" draw:transform="rotate (-2.35375102923955) translate (21.592cm 8.74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5" draw:layer="layout" svg:width="0.031cm" svg:height="0.021cm" draw:transform="rotate (-2.35375102923955) translate (21.449cm 8.834cm)">
            <text:p/>
            <draw:enhanced-geometry svg:viewBox="0 0 54 35" draw:type="non-primitive" draw:enhanced-path="M 0 35 L 7 30 13 26 20 20 25 16 32 11 39 6 46 3 54 0 0 35 Z N"/>
          </draw:custom-shape>
          <draw:custom-shape draw:style-name="gr12" draw:text-style-name="P5" draw:layer="layout" svg:width="0.176cm" svg:height="0.098cm" draw:transform="rotate (-2.35375102923955) translate (21.388cm 8.66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5" draw:layer="layout" svg:width="0.138cm" svg:height="0.086cm" draw:transform="rotate (-2.35375102923955) translate (21.202cm 8.53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5" draw:layer="layout" svg:width="0.134cm" svg:height="0.086cm" draw:transform="skewX (0.011693705988362) rotate (-2.35375102923955) translate (21.106cm 8.41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5" draw:layer="layout" svg:width="0.027cm" svg:height="0.003cm" draw:transform="rotate (-2.35375102923955) translate (21.071cm 8.364cm)">
            <text:p/>
            <draw:enhanced-geometry svg:viewBox="0 0 53 0" draw:type="non-primitive" draw:enhanced-path="M 53 0 L 46 0 40 0 34 0 27 0 20 0 13 0 6 0 0 0 53 0 Z N"/>
          </draw:custom-shape>
          <draw:custom-shape draw:style-name="gr12" draw:text-style-name="P5" draw:layer="layout" svg:width="0.146cm" svg:height="0.066cm" draw:transform="rotate (-2.35375102923955) translate (20.917cm 8.2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5" draw:layer="layout" svg:width="0.018cm" svg:height="0.021cm" draw:transform="rotate (-2.35375102923955) translate (21.641cm 10.066cm)">
            <text:p/>
            <draw:enhanced-geometry svg:viewBox="0 0 35 36" draw:type="non-primitive" draw:enhanced-path="M 35 0 L 35 0 31 5 26 10 22 14 17 17 13 22 9 27 5 31 0 36 N"/>
          </draw:custom-shape>
          <draw:custom-shape draw:style-name="gr9" draw:text-style-name="P5" draw:layer="layout" svg:width="0.066cm" svg:height="0.048cm" draw:transform="skewX (-0.0207694180987324) rotate (-2.35375102923955) translate (22.205cm 9.782cm)">
            <text:p/>
            <draw:enhanced-geometry svg:viewBox="0 0 123 78" draw:type="non-primitive" draw:enhanced-path="M 0 9 L 0 9 14 8 28 6 41 4 55 1 69 0 81 0 93 4 104 9 104 9 109 15 114 23 117 31 118 40 120 50 121 59 122 69 123 78 N"/>
          </draw:custom-shape>
          <draw:custom-shape draw:style-name="gr9" draw:text-style-name="P5" draw:layer="layout" svg:width="0.076cm" svg:height="0.021cm" draw:transform="rotate (-2.35375102923955) translate (22.337cm 9.609cm)">
            <text:p/>
            <draw:enhanced-geometry svg:viewBox="0 0 140 34" draw:type="non-primitive" draw:enhanced-path="M 140 0 L 140 0 122 4 103 5 84 6 63 7 45 10 28 15 12 23 0 34 N"/>
          </draw:custom-shape>
          <draw:custom-shape draw:style-name="gr9" draw:text-style-name="P5" draw:layer="layout" svg:width="0.03cm" svg:height="0.064cm" draw:transform="skewX (-0.0157079632679488) rotate (-2.35375102923955) translate (22.322cm 9.594cm)">
            <text:p/>
            <draw:enhanced-geometry svg:viewBox="0 0 53 106" draw:type="non-primitive" draw:enhanced-path="M 0 106 L 0 106 6 92 13 79 20 66 27 53 33 40 39 27 46 14 53 0 N"/>
          </draw:custom-shape>
          <draw:custom-shape draw:style-name="gr9" draw:text-style-name="P5" draw:layer="layout" svg:width="0.006cm" svg:height="0.065cm" draw:transform="rotate (-2.35375102923955) translate (22.315cm 9.602cm)">
            <text:p/>
            <draw:enhanced-geometry svg:viewBox="0 0 11 106" draw:type="non-primitive" draw:enhanced-path="M 0 0 L 0 0 1 14 3 29 6 42 9 57 11 71 10 84 6 96 0 106 N"/>
          </draw:custom-shape>
          <draw:custom-shape draw:style-name="gr9" draw:text-style-name="P5" draw:layer="layout" svg:width="0.088cm" svg:height="0.054cm" draw:transform="rotate (-2.35375102923955) translate (22.145cm 9.788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5" draw:layer="layout" svg:width="0.019cm" svg:height="0.021cm" draw:transform="skewX (0.0476474885794452) rotate (-2.35375102923955) translate (22.138cm 9.808cm)">
            <text:p/>
            <draw:enhanced-geometry svg:viewBox="0 0 35 35" draw:type="non-primitive" draw:enhanced-path="M 35 35 L 35 35 31 31 26 25 23 18 18 12 15 6 10 3 6 0 0 1 N"/>
          </draw:custom-shape>
          <draw:custom-shape draw:style-name="gr9" draw:text-style-name="P5" draw:layer="layout" svg:width="0.027cm" svg:height="0.064cm" draw:transform="skewX (-0.0157079632679489) rotate (-2.35375102923955) translate (22.342cm 9.575cm)">
            <text:p/>
            <draw:enhanced-geometry svg:viewBox="0 0 53 106" draw:type="non-primitive" draw:enhanced-path="M 53 0 L 53 0 46 10 37 17 28 25 19 33 11 41 4 50 0 59 0 70 0 70 3 78 7 83 14 88 22 91 30 95 38 98 46 101 53 106 N"/>
          </draw:custom-shape>
          <draw:custom-shape draw:style-name="gr9" draw:text-style-name="P5" draw:layer="layout" svg:width="0.853cm" svg:height="1.659cm" draw:transform="rotate (-2.35375102923955) translate (22.28cm 9.89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5" draw:layer="layout" svg:width="0.116cm" svg:height="0.321cm" draw:transform="skewX (-0.0031415926535899) rotate (-2.35375102923955) translate (22.349cm 9.44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5" draw:layer="layout" svg:width="0.116cm" svg:height="0.321cm" draw:transform="skewX (-0.0031415926535899) rotate (-2.35375102923955) translate (22.349cm 9.44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5" draw:layer="layout" svg:width="0.135cm" svg:height="0.302cm" draw:transform="skewX (0.00331612557878915) rotate (-2.35375102923955) translate (22.357cm 9.43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5" draw:layer="layout" svg:width="0.135cm" svg:height="0.302cm" draw:transform="skewX (0.00331612557878915) rotate (-2.35375102923955) translate (22.357cm 9.43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5" draw:layer="layout" svg:width="0.117cm" svg:height="0.192cm" draw:transform="rotate (-2.35375102923955) translate (22.359cm 9.466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5" draw:layer="layout" svg:width="0.117cm" svg:height="0.192cm" draw:transform="rotate (-2.35375102923955) translate (22.359cm 9.466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5" draw:layer="layout" svg:width="0.119cm" svg:height="0.3cm" draw:transform="skewX (-0.00331612557878918) rotate (-2.35375102923955) translate (22.043cm 9.78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5" draw:layer="layout" svg:width="0.119cm" svg:height="0.3cm" draw:transform="skewX (-0.00331612557878918) rotate (-2.35375102923955) translate (22.043cm 9.78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5" draw:layer="layout" svg:width="0.129cm" svg:height="0.19cm" draw:transform="rotate (-2.35375102923955) translate (21.946cm 9.69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5" draw:layer="layout" svg:width="0.129cm" svg:height="0.19cm" draw:transform="rotate (-2.35375102923955) translate (21.946cm 9.69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5" draw:layer="layout" svg:width="0.097cm" svg:height="0.021cm" draw:transform="rotate (-2.35375102923955) translate (21.989cm 9.686cm)">
            <text:p/>
            <draw:enhanced-geometry svg:viewBox="0 0 175 34" draw:type="non-primitive" draw:enhanced-path="M 175 0 L 153 4 132 9 109 13 87 17 66 21 43 26 22 30 0 34 175 0 Z N"/>
          </draw:custom-shape>
          <draw:custom-shape draw:style-name="gr9" draw:text-style-name="P5" draw:layer="layout" svg:width="0.097cm" svg:height="0.021cm" draw:transform="rotate (-2.35375102923955) translate (21.989cm 9.686cm)">
            <text:p/>
            <draw:enhanced-geometry svg:viewBox="0 0 175 34" draw:type="non-primitive" draw:enhanced-path="M 175 0 L 175 0 153 4 132 9 109 13 87 17 66 21 43 26 22 30 0 34 N"/>
          </draw:custom-shape>
          <draw:custom-shape draw:style-name="gr13" draw:text-style-name="P5" draw:layer="layout" svg:width="0.11cm" svg:height="0.22cm" draw:transform="skewX (-0.00453785605518531) rotate (-2.35375102923955) translate (22.222cm 9.2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5" draw:layer="layout" svg:width="0.11cm" svg:height="0.22cm" draw:transform="skewX (-0.00453785605518531) rotate (-2.35375102923955) translate (22.222cm 9.2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5" draw:layer="layout" svg:width="0.088cm" svg:height="0.216cm" draw:transform="skewX (-0.0139626340159547) rotate (-2.35375102923955) translate (21.854cm 9.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5" draw:layer="layout" svg:width="0.088cm" svg:height="0.216cm" draw:transform="skewX (-0.0139626340159547) rotate (-2.35375102923955) translate (21.854cm 9.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5" draw:layer="layout" svg:width="0.025cm" svg:height="0.013cm" draw:transform="rotate (-2.35375102923955) translate (21.618cm 10.198cm)">
            <text:p/>
            <draw:enhanced-geometry svg:viewBox="0 0 44 17" draw:type="non-primitive" draw:enhanced-path="M 44 17 L 38 15 33 13 28 10 23 8 17 7 11 5 6 2 0 0 44 17 Z N"/>
          </draw:custom-shape>
          <draw:custom-shape draw:style-name="gr9" draw:text-style-name="P5" draw:layer="layout" svg:width="0.025cm" svg:height="0.013cm" draw:transform="rotate (-2.35375102923955) translate (21.618cm 10.198cm)">
            <text:p/>
            <draw:enhanced-geometry svg:viewBox="0 0 44 17" draw:type="non-primitive" draw:enhanced-path="M 44 17 L 44 17 38 15 33 13 28 10 23 8 17 7 11 5 6 2 0 0 N"/>
          </draw:custom-shape>
          <draw:custom-shape draw:style-name="gr13" draw:text-style-name="P5" draw:layer="layout" svg:width="0.301cm" svg:height="0.226cm" draw:transform="skewX (-0.00436332312998576) rotate (-2.35375102923955) translate (21.796cm 10.23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5" draw:layer="layout" svg:width="0.301cm" svg:height="0.226cm" draw:transform="skewX (-0.00436332312998576) rotate (-2.35375102923955) translate (21.796cm 10.23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5" draw:layer="layout" svg:width="0.264cm" svg:height="0.204cm" draw:transform="rotate (-2.35375102923955) translate (20.994cm 9.485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5" draw:layer="layout" svg:width="0.264cm" svg:height="0.204cm" draw:transform="rotate (-2.35375102923955) translate (20.994cm 9.485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5" draw:layer="layout" svg:width="0.367cm" svg:height="0.311cm" draw:transform="skewX (-0.0031415926535898) rotate (-2.35375102923955) translate (20.228cm 8.99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5" draw:layer="layout" svg:width="0.367cm" svg:height="0.311cm" draw:transform="skewX (-0.0031415926535898) rotate (-2.35375102923955) translate (20.228cm 8.99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5" draw:layer="layout" svg:width="0.091cm" svg:height="0.065cm" draw:transform="rotate (-2.35375102923955) translate (20.581cm 8.5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5" draw:layer="layout" svg:width="0.091cm" svg:height="0.065cm" draw:transform="rotate (-2.35375102923955) translate (20.581cm 8.5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5" draw:layer="layout" svg:width="0.076cm" svg:height="0.052cm" draw:transform="skewX (-0.0191986217719376) rotate (-2.35375102923955) translate (21.041cm 8.027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5" draw:layer="layout" svg:width="0.076cm" svg:height="0.052cm" draw:transform="skewX (-0.0191986217719376) rotate (-2.35375102923955) translate (21.041cm 8.027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5" draw:layer="layout" svg:width="0.082cm" svg:height="0.119cm" draw:transform="rotate (-2.35375102923955) translate (20.616cm 8.41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5" draw:layer="layout" svg:width="0.082cm" svg:height="0.119cm" draw:transform="rotate (-2.35375102923955) translate (20.616cm 8.41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5" draw:layer="layout" svg:width="0.081cm" svg:height="0.119cm" draw:transform="rotate (-2.35375102923955) translate (20.965cm 8.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5" draw:layer="layout" svg:width="0.081cm" svg:height="0.119cm" draw:transform="rotate (-2.35375102923955) translate (20.965cm 8.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5" draw:layer="layout" svg:width="0.284cm" svg:height="0.203cm" draw:transform="rotate (-2.35375102923955) translate (22.149cm 8.30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5" draw:layer="layout" svg:width="0.284cm" svg:height="0.203cm" draw:transform="rotate (-2.35375102923955) translate (22.149cm 8.30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5" draw:layer="layout" svg:width="0.375cm" svg:height="0.315cm" draw:transform="rotate (-2.35375102923955) translate (21.746cm 7.46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5" draw:layer="layout" svg:width="0.375cm" svg:height="0.315cm" draw:transform="rotate (-2.35375102923955) translate (21.746cm 7.46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5" draw:layer="layout" svg:width="0.817cm" svg:height="1.659cm" draw:transform="rotate (-2.35375102923955) translate (23cm 9.19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5" draw:layer="layout" svg:width="0.295cm" svg:height="0.226cm" draw:transform="skewX (0.00436332312998581) rotate (-2.35375102923955) translate (22.91cm 9.10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5" draw:layer="layout" svg:width="0.295cm" svg:height="0.226cm" draw:transform="skewX (0.00436332312998581) rotate (-2.35375102923955) translate (22.91cm 9.10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5" draw:layer="layout" svg:width="0.003cm" svg:height="0.086cm" draw:transform="rotate (-2.35375102923955) translate (22.753cm 9.192cm)">
            <text:p/>
            <draw:enhanced-geometry svg:viewBox="0 0 0 140" draw:type="non-primitive" draw:enhanced-path="M 0 140 L 0 140 0 123 0 105 0 88 0 70 0 53 0 36 0 17 0 0 N"/>
          </draw:custom-shape>
          <draw:custom-shape draw:style-name="gr9" draw:text-style-name="P5" draw:layer="layout" svg:width="0.002cm" svg:height="0.081cm" draw:transform="skewX (0.310668606854991) rotate (-2.35375102923955) translate (22.698cm 9.216cm)">
            <text:p/>
            <draw:enhanced-geometry svg:viewBox="0 0 0 141" draw:type="non-primitive" draw:enhanced-path="M 0 141 L 0 141 0 123 0 106 0 88 0 71 0 54 0 36 0 19 0 0 N"/>
          </draw:custom-shape>
          <draw:custom-shape draw:style-name="gr9" draw:text-style-name="P5" draw:layer="layout" svg:width="0.006cm" svg:height="0.064cm" draw:transform="skewX (0.015707963267949) rotate (-2.35375102923955) translate (22.812cm 9.162cm)">
            <text:p/>
            <draw:enhanced-geometry svg:viewBox="0 0 9 105" draw:type="non-primitive" draw:enhanced-path="M 9 105 L 9 105 7 91 6 79 5 65 4 52 3 40 2 26 1 14 0 0 N"/>
          </draw:custom-shape>
          <draw:custom-shape draw:style-name="gr9" draw:text-style-name="P5" draw:layer="layout" svg:width="0.052cm" svg:height="0.004cm" draw:transform="skewX (0.245044226980004) rotate (-2.35375102923955) translate (22.786cm 9.054cm)">
            <text:p/>
            <draw:enhanced-geometry svg:viewBox="0 0 97 0" draw:type="non-primitive" draw:enhanced-path="M 97 0 L 97 0 84 0 72 0 59 0 48 0 35 0 24 0 12 0 0 0 N"/>
          </draw:custom-shape>
          <draw:custom-shape draw:style-name="gr9" draw:text-style-name="P5" draw:layer="layout" svg:width="0.083cm" svg:height="0.021cm" draw:transform="rotate (-2.35375102923955) translate (22.733cm 9.059cm)">
            <text:p/>
            <draw:enhanced-geometry svg:viewBox="0 0 149 35" draw:type="non-primitive" draw:enhanced-path="M 149 0 L 149 0 131 5 112 9 93 14 74 17 56 22 37 26 19 31 0 35 N"/>
          </draw:custom-shape>
          <draw:custom-shape draw:style-name="gr9" draw:text-style-name="P5" draw:layer="layout" svg:width="0.083cm" svg:height="0.033cm" draw:transform="skewX (-0.0303687289847013) rotate (-2.35375102923955) translate (22.672cm 9.06cm)">
            <text:p/>
            <draw:enhanced-geometry svg:viewBox="0 0 148 55" draw:type="non-primitive" draw:enhanced-path="M 148 0 L 148 0 129 7 111 14 92 21 74 27 54 34 36 41 18 48 0 55 N"/>
          </draw:custom-shape>
          <draw:custom-shape draw:style-name="gr9" draw:text-style-name="P5" draw:layer="layout" svg:width="0.001cm" svg:height="0.076cm" draw:transform="rotate (-2.35375102923955) translate (22.618cm 9.223cm)">
            <text:p/>
            <draw:enhanced-geometry svg:viewBox="0 0 0 121" draw:type="non-primitive" draw:enhanced-path="M 0 121 L 0 121 0 106 0 92 0 77 0 61 0 46 0 31 0 16 0 0 N"/>
          </draw:custom-shape>
          <draw:custom-shape draw:style-name="gr9" draw:text-style-name="P5" draw:layer="layout" svg:width="0.059cm" svg:height="0.024cm" draw:transform="rotate (-2.35375102923955) translate (22.614cm 9.105cm)">
            <text:p/>
            <draw:enhanced-geometry svg:viewBox="0 0 107 37" draw:type="non-primitive" draw:enhanced-path="M 107 0 L 107 0 93 5 80 9 66 14 54 18 40 23 26 26 14 32 0 37 N"/>
          </draw:custom-shape>
          <draw:custom-shape draw:style-name="gr9" draw:text-style-name="P5" draw:layer="layout" svg:width="0.008cm" svg:height="0.052cm" draw:transform="skewX (-0.0191986217719376) rotate (-2.35375102923955) translate (22.585cm 9.208cm)">
            <text:p/>
            <draw:enhanced-geometry svg:viewBox="0 0 17 87" draw:type="non-primitive" draw:enhanced-path="M 0 87 L 0 87 2 77 4 66 6 56 8 44 10 34 13 23 15 11 17 0 N"/>
          </draw:custom-shape>
          <draw:custom-shape draw:style-name="gr9" draw:text-style-name="P5" draw:layer="layout" svg:width="0.033cm" svg:height="0.008cm" draw:transform="rotate (-2.35375102923955) translate (22.565cm 9.107cm)">
            <text:p/>
            <draw:enhanced-geometry svg:viewBox="0 0 61 17" draw:type="non-primitive" draw:enhanced-path="M 61 0 L 61 0 53 2 46 4 38 6 30 8 22 10 16 12 8 14 0 17 N"/>
          </draw:custom-shape>
          <draw:custom-shape draw:style-name="gr9" draw:text-style-name="P5" draw:layer="layout" svg:width="0.01cm" svg:height="0.088cm" draw:transform="rotate (-2.35375102923955) translate (21.726cm 10.089cm)">
            <text:p/>
            <draw:enhanced-geometry svg:viewBox="0 0 18 141" draw:type="non-primitive" draw:enhanced-path="M 18 141 L 18 141 16 122 13 105 11 87 9 70 7 53 4 35 2 18 0 0 N"/>
          </draw:custom-shape>
          <draw:custom-shape draw:style-name="gr9" draw:text-style-name="P5" draw:layer="layout" svg:width="0.011cm" svg:height="0.085cm" draw:transform="skewX (-0.070511301780571) rotate (-2.35375102923955) translate (21.72cm 10.109cm)">
            <text:p/>
            <draw:enhanced-geometry svg:viewBox="0 0 17 140" draw:type="non-primitive" draw:enhanced-path="M 0 140 L 0 140 2 123 4 105 7 88 9 70 11 52 12 35 15 17 17 0 N"/>
          </draw:custom-shape>
          <draw:custom-shape draw:style-name="gr9" draw:text-style-name="P5" draw:layer="layout" svg:width="0.071cm" svg:height="0.013cm" draw:transform="rotate (-2.35375102923955) translate (21.606cm 10.059cm)">
            <text:p/>
            <draw:enhanced-geometry svg:viewBox="0 0 131 17" draw:type="non-primitive" draw:enhanced-path="M 0 0 L 0 0 17 2 33 4 49 6 66 9 82 11 98 12 114 14 131 17 N"/>
          </draw:custom-shape>
          <draw:custom-shape draw:style-name="gr9" draw:text-style-name="P5" draw:layer="layout" svg:width="0.06cm" svg:height="0.021cm" draw:transform="rotate (-2.35375102923955) translate (21.61cm 10.023cm)">
            <text:p/>
            <draw:enhanced-geometry svg:viewBox="0 0 114 34" draw:type="non-primitive" draw:enhanced-path="M 0 0 L 0 0 14 4 27 9 42 13 57 18 70 21 85 26 100 30 114 34 N"/>
          </draw:custom-shape>
          <draw:custom-shape draw:style-name="gr9" draw:text-style-name="P5" draw:layer="layout" svg:width="0.011cm" svg:height="0.042cm" draw:transform="rotate (-2.35375102923955) translate (21.689cm 10.187cm)">
            <text:p/>
            <draw:enhanced-geometry svg:viewBox="0 0 17 71" draw:type="non-primitive" draw:enhanced-path="M 0 71 L 0 71 1 62 3 53 4 44 6 35 9 27 11 18 13 9 17 0 N"/>
          </draw:custom-shape>
          <draw:custom-shape draw:style-name="gr9" draw:text-style-name="P5" draw:layer="layout" svg:width="0.001cm" svg:height="0.074cm" draw:transform="rotate (-2.35375102923955) translate (21.661cm 10.259cm)">
            <text:p/>
            <draw:enhanced-geometry svg:viewBox="0 0 0 124" draw:type="non-primitive" draw:enhanced-path="M 0 124 L 0 124 0 108 0 93 0 78 0 62 0 47 0 31 0 16 0 0 N"/>
          </draw:custom-shape>
          <draw:custom-shape draw:style-name="gr9" draw:text-style-name="P5" draw:layer="layout" svg:width="0.005cm" svg:height="0.053cm" draw:transform="skewX (0.149749249821113) rotate (-2.35375102923955) translate (21.64cm 10.295cm)">
            <text:p/>
            <draw:enhanced-geometry svg:viewBox="0 0 12 87" draw:type="non-primitive" draw:enhanced-path="M 4 87 L 4 87 4 75 3 64 1 51 0 40 0 29 2 19 6 8 12 0 N"/>
          </draw:custom-shape>
          <draw:custom-shape draw:style-name="gr9" draw:text-style-name="P5" draw:layer="layout" svg:width="0.008cm" svg:height="0.065cm" draw:transform="skewX (-0.0919788515801011) rotate (-2.35375102923955) translate (21.631cm 10.337cm)">
            <text:p/>
            <draw:enhanced-geometry svg:viewBox="0 0 18 105" draw:type="non-primitive" draw:enhanced-path="M 9 105 L 9 105 9 90 11 74 14 56 17 39 18 24 15 12 10 3 0 0 N"/>
          </draw:custom-shape>
          <draw:custom-shape draw:style-name="gr9" draw:text-style-name="P5" draw:layer="layout" svg:width="0.045cm" svg:height="0.034cm" draw:transform="rotate (-2.35375102923955) translate (21.57cm 10.276cm)">
            <text:p/>
            <draw:enhanced-geometry svg:viewBox="0 0 88 52" draw:type="non-primitive" draw:enhanced-path="M 0 0 L 0 0 11 7 21 12 33 19 44 26 54 33 65 40 77 45 88 52 N"/>
          </draw:custom-shape>
          <draw:custom-shape draw:style-name="gr9" draw:text-style-name="P5" draw:layer="layout" svg:width="0.041cm" svg:height="0.021cm" draw:transform="rotate (-2.35375102923955) translate (21.585cm 10.213cm)">
            <text:p/>
            <draw:enhanced-geometry svg:viewBox="0 0 72 35" draw:type="non-primitive" draw:enhanced-path="M 0 0 L 0 0 9 5 18 9 27 14 36 17 44 22 53 26 63 31 72 35 N"/>
          </draw:custom-shape>
          <draw:custom-shape draw:style-name="gr9" draw:text-style-name="P5" draw:layer="layout" svg:width="0.052cm" svg:height="0.03cm" draw:transform="rotate (-2.35375102923955) translate (21.613cm 10.155cm)">
            <text:p/>
            <draw:enhanced-geometry svg:viewBox="0 0 96 52" draw:type="non-primitive" draw:enhanced-path="M 0 0 L 0 0 12 7 24 13 36 19 49 26 60 32 72 39 84 46 96 52 N"/>
          </draw:custom-shape>
          <draw:custom-shape draw:style-name="gr9" draw:text-style-name="P5" draw:layer="layout" svg:width="0.049cm" svg:height="0.033cm" draw:transform="rotate (-2.35375102923955) translate (21.637cm 10.117cm)">
            <text:p/>
            <draw:enhanced-geometry svg:viewBox="0 0 89 53" draw:type="non-primitive" draw:enhanced-path="M 0 0 L 0 0 11 7 22 13 33 19 45 26 55 33 66 40 77 47 89 53 N"/>
          </draw:custom-shape>
          <draw:custom-shape draw:style-name="gr9" draw:text-style-name="P5" draw:layer="layout" svg:width="0.033cm" svg:height="0.011cm" draw:transform="rotate (-2.35375102923955) translate (21.175cm 9.547cm)">
            <text:p/>
            <draw:enhanced-geometry svg:viewBox="0 0 62 20" draw:type="non-primitive" draw:enhanced-path="M 0 0 L 0 0 8 3 16 7 25 11 33 15 41 18 47 20 55 20 62 17 N"/>
          </draw:custom-shape>
          <draw:custom-shape draw:style-name="gr9" draw:text-style-name="P5" draw:layer="layout" svg:width="0.011cm" svg:height="0.013cm" draw:transform="skewX (-0.0767944870877505) rotate (-2.35375102923955) translate (21.16cm 9.58cm)">
            <text:p/>
            <draw:enhanced-geometry svg:viewBox="0 0 17 18" draw:type="non-primitive" draw:enhanced-path="M 0 18 L 0 18 5 13 8 9 13 4 17 0 N"/>
          </draw:custom-shape>
          <draw:custom-shape draw:style-name="gr9" draw:text-style-name="P5" draw:layer="layout" svg:width="0.044cm" svg:height="0.021cm" draw:transform="rotate (-2.35375102923955) translate (21.19cm 9.562cm)">
            <text:p/>
            <draw:enhanced-geometry svg:viewBox="0 0 79 35" draw:type="non-primitive" draw:enhanced-path="M 0 0 L 0 0 10 4 20 9 30 13 41 17 51 21 60 26 70 30 79 35 N"/>
          </draw:custom-shape>
          <draw:custom-shape draw:style-name="gr9" draw:text-style-name="P5" draw:layer="layout" svg:width="0.039cm" svg:height="0.011cm" draw:transform="rotate (-2.35375102923955) translate (21.066cm 9.521cm)">
            <text:p/>
            <draw:enhanced-geometry svg:viewBox="0 0 70 17" draw:type="non-primitive" draw:enhanced-path="M 0 17 L 0 17 9 15 17 13 26 11 35 8 43 6 52 5 60 3 70 0 N"/>
          </draw:custom-shape>
          <draw:custom-shape draw:style-name="gr9" draw:text-style-name="P5" draw:layer="layout" svg:width="0.05cm" svg:height="0.013cm" draw:transform="rotate (-2.35375102923955) translate (21.026cm 9.501cm)">
            <text:p/>
            <draw:enhanced-geometry svg:viewBox="0 0 88 17" draw:type="non-primitive" draw:enhanced-path="M 0 17 L 0 17 11 14 22 12 32 10 44 8 54 5 65 3 76 1 88 0 N"/>
          </draw:custom-shape>
          <draw:custom-shape draw:style-name="gr9" draw:text-style-name="P5" draw:layer="layout" svg:width="0.039cm" svg:height="0.021cm" draw:transform="rotate (-2.35375102923955) translate (21.092cm 9.465cm)">
            <text:p/>
            <draw:enhanced-geometry svg:viewBox="0 0 71 36" draw:type="non-primitive" draw:enhanced-path="M 71 0 L 71 0 62 5 53 10 44 14 36 19 27 23 18 27 9 31 0 36 N"/>
          </draw:custom-shape>
          <draw:custom-shape draw:style-name="gr9" draw:text-style-name="P5" draw:layer="layout" svg:width="0.038cm" svg:height="0.011cm" draw:transform="rotate (-2.35375102923955) translate (21.155cm 9.493cm)">
            <text:p/>
            <draw:enhanced-geometry svg:viewBox="0 0 72 19" draw:type="non-primitive" draw:enhanced-path="M 72 0 L 72 0 63 2 54 5 45 7 37 9 28 13 19 15 10 17 0 19 N"/>
          </draw:custom-shape>
          <draw:custom-shape draw:style-name="gr9" draw:text-style-name="P5" draw:layer="layout" svg:width="0.037cm" svg:height="0.008cm" draw:transform="rotate (-2.35375102923955) translate (21.2cm 9.521cm)">
            <text:p/>
            <draw:enhanced-geometry svg:viewBox="0 0 62 17" draw:type="non-primitive" draw:enhanced-path="M 62 17 L 62 17 54 15 47 12 39 10 31 8 23 6 16 4 8 2 0 0 N"/>
          </draw:custom-shape>
          <draw:custom-shape draw:style-name="gr9" draw:text-style-name="P5" draw:layer="layout" svg:width="0.039cm" svg:height="0.01cm" draw:transform="rotate (-2.35375102923955) translate (21.259cm 9.541cm)">
            <text:p/>
            <draw:enhanced-geometry svg:viewBox="0 0 69 17" draw:type="non-primitive" draw:enhanced-path="M 0 17 L 0 17 9 15 18 13 26 11 35 8 43 6 52 4 60 2 69 0 N"/>
          </draw:custom-shape>
          <draw:custom-shape draw:style-name="gr9" draw:text-style-name="P5" draw:layer="layout" svg:width="0.045cm" svg:height="0.044cm" draw:transform="skewX (-0.0226892802759261) rotate (-2.35375102923955) translate (20.595cm 9.099cm)">
            <text:p/>
            <draw:enhanced-geometry svg:viewBox="0 0 78 71" draw:type="non-primitive" draw:enhanced-path="M 78 0 L 78 0 68 9 59 18 48 28 38 35 28 45 19 54 9 62 0 71 N"/>
          </draw:custom-shape>
          <draw:custom-shape draw:style-name="gr9" draw:text-style-name="P5" draw:layer="layout" svg:width="0.049cm" svg:height="0.021cm" draw:transform="rotate (-2.35375102923955) translate (20.553cm 9.14cm)">
            <text:p/>
            <draw:enhanced-geometry svg:viewBox="0 0 88 37" draw:type="non-primitive" draw:enhanced-path="M 0 0 L 0 0 11 5 21 9 33 14 44 18 54 23 66 28 77 32 88 37 N"/>
          </draw:custom-shape>
          <draw:custom-shape draw:style-name="gr9" draw:text-style-name="P5" draw:layer="layout" svg:width="0.038cm" svg:height="0.034cm" draw:transform="rotate (-2.35375102923955) translate (20.519cm 9.071cm)">
            <text:p/>
            <draw:enhanced-geometry svg:viewBox="0 0 70 52" draw:type="non-primitive" draw:enhanced-path="M 70 0 L 70 0 60 7 47 12 35 18 24 22 12 29 4 35 0 43 1 52 N"/>
          </draw:custom-shape>
          <draw:custom-shape draw:style-name="gr9" draw:text-style-name="P5" draw:layer="layout" svg:width="0.054cm" svg:height="0.003cm" draw:transform="rotate (-2.35375102923955) translate (20.459cm 9.101cm)">
            <text:p/>
            <draw:enhanced-geometry svg:viewBox="0 0 97 0" draw:type="non-primitive" draw:enhanced-path="M 0 0 L 0 0 13 0 24 0 37 0 48 0 60 0 72 0 84 0 97 0 N"/>
          </draw:custom-shape>
          <draw:custom-shape draw:style-name="gr9" draw:text-style-name="P5" draw:layer="layout" svg:width="0.04cm" svg:height="0.033cm" draw:transform="skewX (-0.0303687289847013) rotate (-2.35375102923955) translate (20.441cm 9.027cm)">
            <text:p/>
            <draw:enhanced-geometry svg:viewBox="0 0 70 52" draw:type="non-primitive" draw:enhanced-path="M 70 0 L 70 0 61 7 52 13 44 20 35 26 26 33 18 40 9 46 0 52 N"/>
          </draw:custom-shape>
          <draw:custom-shape draw:style-name="gr9" draw:text-style-name="P5" draw:layer="layout" svg:width="0.052cm" svg:height="0.004cm" draw:transform="skewX (-0.245044226980004) rotate (-2.35375102923955) translate (20.388cm 9.064cm)">
            <text:p/>
            <draw:enhanced-geometry svg:viewBox="0 0 97 0" draw:type="non-primitive" draw:enhanced-path="M 0 0 L 0 0 13 0 24 0 37 0 48 0 61 0 72 0 84 0 97 0 N"/>
          </draw:custom-shape>
          <draw:custom-shape draw:style-name="gr9" draw:text-style-name="P5" draw:layer="layout" svg:width="0.039cm" svg:height="0.021cm" draw:transform="rotate (-2.35375102923955) translate (20.341cm 8.99cm)">
            <text:p/>
            <draw:enhanced-geometry svg:viewBox="0 0 72 35" draw:type="non-primitive" draw:enhanced-path="M 72 0 L 72 0 61 4 50 7 38 10 25 12 15 16 6 20 1 27 0 35 N"/>
          </draw:custom-shape>
          <draw:custom-shape draw:style-name="gr9" draw:text-style-name="P5" draw:layer="layout" svg:width="0.066cm" svg:height="0.003cm" draw:transform="rotate (-2.35375102923955) translate (20.319cm 9.012cm)">
            <text:p/>
            <draw:enhanced-geometry svg:viewBox="0 0 122 0" draw:type="non-primitive" draw:enhanced-path="M 122 0 L 122 0 106 0 90 0 76 0 60 0 45 0 30 0 14 0 0 0 N"/>
          </draw:custom-shape>
          <draw:custom-shape draw:style-name="gr9" draw:text-style-name="P5" draw:layer="layout" svg:width="0.028cm" svg:height="0.008cm" draw:transform="rotate (-2.35375102923955) translate (20.335cm 8.964cm)">
            <text:p/>
            <draw:enhanced-geometry svg:viewBox="0 0 52 17" draw:type="non-primitive" draw:enhanced-path="M 52 0 L 52 0 46 2 40 5 33 7 26 9 20 11 13 14 7 15 0 17 N"/>
          </draw:custom-shape>
          <draw:custom-shape draw:style-name="gr9" draw:text-style-name="P5" draw:layer="layout" svg:width="0.033cm" svg:height="0.042cm" draw:transform="rotate (-2.35375102923955) translate (20.268cm 8.973cm)">
            <text:p/>
            <draw:enhanced-geometry svg:viewBox="0 0 61 71" draw:type="non-primitive" draw:enhanced-path="M 61 0 L 61 0 53 9 46 18 38 26 30 35 22 45 16 52 8 62 0 71 N"/>
          </draw:custom-shape>
          <draw:custom-shape draw:style-name="gr9" draw:text-style-name="P5" draw:layer="layout" svg:width="0.037cm" svg:height="0.008cm" draw:transform="rotate (-2.35375102923955) translate (20.243cm 9.01cm)">
            <text:p/>
            <draw:enhanced-geometry svg:viewBox="0 0 70 17" draw:type="non-primitive" draw:enhanced-path="M 0 17 L 0 17 9 15 18 13 26 12 35 9 44 7 52 5 61 3 70 0 N"/>
          </draw:custom-shape>
          <draw:custom-shape draw:style-name="gr9" draw:text-style-name="P5" draw:layer="layout" svg:width="0.061cm" svg:height="0.003cm" draw:transform="rotate (-2.35375102923955) translate (22.021cm 8.514cm)">
            <text:p/>
            <draw:enhanced-geometry svg:viewBox="0 0 107 0" draw:type="non-primitive" draw:enhanced-path="M 107 0 L 107 0 93 0 80 0 66 0 54 0 40 0 26 0 14 0 0 0 N"/>
          </draw:custom-shape>
          <draw:custom-shape draw:style-name="gr9" draw:text-style-name="P5" draw:layer="layout" svg:width="0.074cm" svg:height="0.012cm" draw:transform="skewX (-0.08307767239493) rotate (-2.35375102923955) translate (22.058cm 8.586cm)">
            <text:p/>
            <draw:enhanced-geometry svg:viewBox="0 0 131 19" draw:type="non-primitive" draw:enhanced-path="M 131 0 L 131 0 114 2 98 5 81 7 65 9 49 13 32 15 17 17 0 19 N"/>
          </draw:custom-shape>
          <draw:custom-shape draw:style-name="gr9" draw:text-style-name="P5" draw:layer="layout" svg:width="0.043cm" svg:height="0.003cm" draw:transform="rotate (-2.35375102923955) translate (22.056cm 8.648cm)">
            <text:p/>
            <draw:enhanced-geometry svg:viewBox="0 0 78 0" draw:type="non-primitive" draw:enhanced-path="M 78 0 L 78 0 68 0 59 0 49 0 39 0 28 0 19 0 9 0 0 0 N"/>
          </draw:custom-shape>
          <draw:custom-shape draw:style-name="gr9" draw:text-style-name="P5" draw:layer="layout" svg:width="0.058cm" svg:height="0.003cm" draw:transform="rotate (-2.35375102923955) translate (22.09cm 8.723cm)">
            <text:p/>
            <draw:enhanced-geometry svg:viewBox="0 0 106 0" draw:type="non-primitive" draw:enhanced-path="M 106 0 L 106 0 97 0 87 0 78 0 70 0 61 0 52 0 43 0 34 0 34 0 30 0 26 0 22 0 17 0 13 0 8 0 5 0 0 0 N"/>
          </draw:custom-shape>
          <draw:custom-shape draw:style-name="gr9" draw:text-style-name="P5" draw:layer="layout" svg:width="0.03cm" svg:height="0.009cm" draw:transform="skewX (0.110653874576441) rotate (-2.35375102923955) translate (22.005cm 8.713cm)">
            <text:p/>
            <draw:enhanced-geometry svg:viewBox="0 0 53 17" draw:type="non-primitive" draw:enhanced-path="M 0 17 L 0 17 6 15 12 12 19 10 26 8 32 6 39 4 46 2 53 0 N"/>
          </draw:custom-shape>
          <draw:custom-shape draw:style-name="gr9" draw:text-style-name="P5" draw:layer="layout" svg:width="0.035cm" svg:height="0.012cm" draw:transform="skewX (0.0830776723949301) rotate (-2.35375102923955) translate (21.987cm 8.626cm)">
            <text:p/>
            <draw:enhanced-geometry svg:viewBox="0 0 61 17" draw:type="non-primitive" draw:enhanced-path="M 0 0 L 0 0 7 3 15 5 23 7 31 9 38 12 46 13 54 15 61 17 N"/>
          </draw:custom-shape>
          <draw:custom-shape draw:style-name="gr9" draw:text-style-name="P5" draw:layer="layout" svg:width="0.058cm" svg:height="0.024cm" draw:transform="rotate (-2.35375102923955) translate (21.969cm 8.553cm)">
            <text:p/>
            <draw:enhanced-geometry svg:viewBox="0 0 105 39" draw:type="non-primitive" draw:enhanced-path="M 0 0 L 0 0 13 5 26 13 40 22 54 30 68 36 80 39 93 39 105 34 N"/>
          </draw:custom-shape>
          <draw:custom-shape draw:style-name="gr9" draw:text-style-name="P5" draw:layer="layout" svg:width="0.025cm" svg:height="0.004cm" draw:transform="skewX (0.245044226980004) rotate (-2.35375102923955) translate (21.23cm 9.587cm)">
            <text:p/>
            <draw:enhanced-geometry svg:viewBox="0 0 44 0" draw:type="non-primitive" draw:enhanced-path="M 0 0 L 0 0 5 0 11 0 16 0 21 0 27 0 33 0 38 0 44 0 N"/>
          </draw:custom-shape>
          <draw:custom-shape draw:style-name="gr9" draw:text-style-name="P5" draw:layer="layout" svg:width="0.045cm" svg:height="0.025cm" draw:transform="skewX (0.0399680398706702) rotate (-2.35375102923955) translate (21.659cm 8.015cm)">
            <text:p/>
            <draw:enhanced-geometry svg:viewBox="0 0 88 36" draw:type="non-primitive" draw:enhanced-path="M 88 0 L 88 0 77 5 65 10 54 14 44 17 32 22 21 27 11 31 0 36 N"/>
          </draw:custom-shape>
          <draw:custom-shape draw:style-name="gr9" draw:text-style-name="P5" draw:layer="layout" svg:width="0.019cm" svg:height="0.052cm" draw:transform="skewX (-0.0383972435438752) rotate (-2.35375102923955) translate (21.607cm 8.052cm)">
            <text:p/>
            <draw:enhanced-geometry svg:viewBox="0 0 35 86" draw:type="non-primitive" draw:enhanced-path="M 0 0 L 0 0 4 11 7 22 9 35 11 47 15 59 19 69 26 78 35 86 N"/>
          </draw:custom-shape>
          <draw:custom-shape draw:style-name="gr9" draw:text-style-name="P5" draw:layer="layout" svg:width="0.074cm" svg:height="0.061cm" draw:transform="skewX (0.0164060949687467) rotate (-2.35375102923955) translate (21.651cm 7.99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5" draw:layer="layout" svg:width="0.014cm" svg:height="0.051cm" draw:transform="rotate (-2.35375102923955) translate (21.552cm 7.954cm)">
            <text:p/>
            <draw:enhanced-geometry svg:viewBox="0 0 27 87" draw:type="non-primitive" draw:enhanced-path="M 0 0 L 0 0 3 10 7 22 10 33 13 43 17 55 20 66 24 77 27 87 N"/>
          </draw:custom-shape>
          <draw:custom-shape draw:style-name="gr9" draw:text-style-name="P5" draw:layer="layout" svg:width="0.055cm" svg:height="0.021cm" draw:transform="rotate (-2.35375102923955) translate (21.581cm 7.865cm)">
            <text:p/>
            <draw:enhanced-geometry svg:viewBox="0 0 97 35" draw:type="non-primitive" draw:enhanced-path="M 97 0 L 97 0 84 5 72 9 60 14 48 18 36 23 24 26 13 31 0 35 N"/>
          </draw:custom-shape>
          <draw:custom-shape draw:style-name="gr9" draw:text-style-name="P5" draw:layer="layout" svg:width="0.036cm" svg:height="0.061cm" draw:transform="skewX (-0.0164060949687468) rotate (-2.35375102923955) translate (21.518cm 7.881cm)">
            <text:p/>
            <draw:enhanced-geometry svg:viewBox="0 0 69 103" draw:type="non-primitive" draw:enhanced-path="M 0 0 L 0 0 9 12 17 26 26 38 35 51 43 64 52 77 60 90 69 103 N"/>
          </draw:custom-shape>
          <draw:custom-shape draw:style-name="gr9" draw:text-style-name="P5" draw:layer="layout" svg:width="0.074cm" svg:height="0.003cm" draw:transform="rotate (-2.35375102923955) translate (21.562cm 7.763cm)">
            <text:p/>
            <draw:enhanced-geometry svg:viewBox="0 0 138 0" draw:type="non-primitive" draw:enhanced-path="M 138 0 L 138 0 119 0 97 0 75 0 52 0 32 0 14 0 4 0 0 0 N"/>
          </draw:custom-shape>
          <draw:custom-shape draw:style-name="gr9" draw:text-style-name="P5" draw:layer="layout" svg:width="0.03cm" svg:height="0.064cm" draw:transform="skewX (0.015707963267949) rotate (-2.35375102923955) translate (21.496cm 7.828cm)">
            <text:p/>
            <draw:enhanced-geometry svg:viewBox="0 0 53 105" draw:type="non-primitive" draw:enhanced-path="M 0 0 L 0 0 7 14 14 26 21 40 27 53 33 67 40 79 46 93 53 105 N"/>
          </draw:custom-shape>
          <draw:custom-shape draw:style-name="gr12" draw:text-style-name="P5" draw:layer="layout" svg:width="0.076cm" svg:height="0.098cm" draw:transform="rotate (-2.35375102923955) translate (22.346cm 9.587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5" draw:layer="layout" svg:width="0.076cm" svg:height="0.098cm" draw:transform="rotate (-2.35375102923955) translate (22.346cm 9.587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5" draw:layer="layout" svg:width="0.088cm" svg:height="0.106cm" draw:transform="rotate (-2.35375102923955) translate (22.346cm 9.587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5" draw:layer="layout" svg:width="0.088cm" svg:height="0.106cm" draw:transform="rotate (-2.35375102923955) translate (22.346cm 9.587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5" draw:layer="layout" svg:width="0.051cm" svg:height="0.022cm" draw:transform="skewX (0.0453785605518525) rotate (-2.35375102923955) translate (22.347cm 9.6cm)">
            <text:p/>
            <draw:enhanced-geometry svg:viewBox="0 0 95 35" draw:type="non-primitive" draw:enhanced-path="M 95 18 L 87 15 80 13 72 9 64 6 56 3 50 1 42 0 34 1 28 4 22 6 18 11 13 14 9 18 5 24 2 30 0 35 95 18 Z N"/>
          </draw:custom-shape>
          <draw:custom-shape draw:style-name="gr9" draw:text-style-name="P5" draw:layer="layout" svg:width="0.051cm" svg:height="0.022cm" draw:transform="skewX (0.0453785605518525) rotate (-2.35375102923955) translate (22.347cm 9.6cm)">
            <text:p/>
            <draw:enhanced-geometry svg:viewBox="0 0 95 35" draw:type="non-primitive" draw:enhanced-path="M 95 18 L 95 18 87 15 80 13 72 9 64 6 56 3 50 1 42 0 34 1 34 1 28 4 22 6 18 11 13 14 9 18 5 24 2 30 0 35 N"/>
          </draw:custom-shape>
          <draw:custom-shape draw:style-name="gr13" draw:text-style-name="P5" draw:layer="layout" svg:width="0.027cm" svg:height="0.021cm" draw:transform="rotate (-2.35375102923955) translate (22.35cm 9.583cm)">
            <text:p/>
            <draw:enhanced-geometry svg:viewBox="0 0 53 36" draw:type="non-primitive" draw:enhanced-path="M 53 0 L 46 5 38 8 31 12 23 15 16 19 10 23 4 29 0 36 53 0 Z N"/>
          </draw:custom-shape>
          <draw:custom-shape draw:style-name="gr9" draw:text-style-name="P5" draw:layer="layout" svg:width="0.027cm" svg:height="0.021cm" draw:transform="rotate (-2.35375102923955) translate (22.35cm 9.583cm)">
            <text:p/>
            <draw:enhanced-geometry svg:viewBox="0 0 53 36" draw:type="non-primitive" draw:enhanced-path="M 53 0 L 53 0 46 5 38 8 31 12 23 15 16 19 10 23 4 29 0 36 N"/>
          </draw:custom-shape>
          <draw:custom-shape draw:style-name="gr13" draw:text-style-name="P5" draw:layer="layout" svg:width="0.074cm" svg:height="0.042cm" draw:transform="rotate (-2.35375102923955) translate (22.147cm 9.801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5" draw:layer="layout" svg:width="0.074cm" svg:height="0.042cm" draw:transform="rotate (-2.35375102923955) translate (22.147cm 9.801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5" draw:layer="layout" svg:width="0.074cm" svg:height="0.074cm" draw:transform="rotate (-2.35375102923955) translate (22.134cm 9.797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5" draw:layer="layout" svg:width="0.074cm" svg:height="0.074cm" draw:transform="rotate (-2.35375102923955) translate (22.134cm 9.797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5" draw:layer="layout" svg:width="0.044cm" svg:height="0.042cm" draw:transform="skewX (-0.0237364778271228) rotate (-2.35375102923955) translate (22.35cm 9.58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5" draw:layer="layout" svg:width="0.044cm" svg:height="0.042cm" draw:transform="skewX (-0.0237364778271228) rotate (-2.35375102923955) translate (22.35cm 9.58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4" draw:text-style-name="P11" draw:layer="layout" svg:x1="19.9cm" svg:y1="9.6cm" svg:x2="10.499cm" svg:y2="9.6cm">
          <text:p/>
        </draw:line>
        <draw:line draw:style-name="gr15" draw:text-style-name="P11" draw:layer="layout" svg:x1="13.158cm" svg:y1="13.025cm" svg:x2="12.96cm" svg:y2="14.626cm">
          <text:p/>
        </draw:line>
        <draw:line draw:style-name="gr15" draw:text-style-name="P11" draw:layer="layout" svg:x1="14.56cm" svg:y1="13.025cm" svg:x2="13.356cm" svg:y2="14.626cm">
          <text:p/>
        </draw:line>
        <draw:g>
          <draw:rect draw:style-name="gr16" draw:text-style-name="P11" draw:layer="layout" svg:width="7.5cm" svg:height="6.148cm" svg:x="16.3cm" svg:y="10.752cm">
            <text:p/>
          </draw:rect>
          <draw:g>
            <draw:custom-shape draw:style-name="gr17" draw:text-style-name="P5" draw:layer="layout" svg:width="0.267cm" svg:height="0.292cm" svg:x="20.99cm" svg:y="12.263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198cm" svg:height="0.147cm" svg:x="17.675cm" svg:y="15.13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065cm" svg:height="0.747cm" svg:x="17.711cm" svg:y="15.07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065cm" svg:height="0.747cm" svg:x="17.711cm" svg:y="15.07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1" draw:layer="layout" svg:x1="18.114cm" svg:y1="15.265cm" svg:x2="18.029cm" svg:y2="15.34cm">
              <text:p/>
            </draw:line>
            <draw:custom-shape draw:style-name="gr22" draw:text-style-name="P5" draw:layer="layout" svg:width="2.421cm" svg:height="1.74cm" svg:x="16.309cm" svg:y="15.15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421cm" svg:height="1.74cm" svg:x="16.309cm" svg:y="15.15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541cm" svg:height="1.195cm" svg:x="16.534cm" svg:y="15.372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21cm" svg:height="0.201cm" svg:x="18.359cm" svg:y="16.311cm">
              <text:p/>
              <draw:enhanced-geometry svg:viewBox="0 0 486 353" draw:type="non-primitive" draw:enhanced-path="M 486 0 L 459 30 424 62 380 97 331 135 277 173 220 212 163 250 105 288 51 322 0 353 N"/>
            </draw:custom-shape>
            <draw:custom-shape draw:style-name="gr20" draw:text-style-name="P5" draw:layer="layout" svg:width="0.734cm" svg:height="0.263cm" svg:x="17.625cm" svg:y="16.512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652cm" svg:height="0.025cm" svg:x="16.973cm" svg:y="16.761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423cm" svg:height="0.179cm" svg:x="16.55cm" svg:y="16.582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357cm" svg:height="0.305cm" svg:x="18.346cm" svg:y="15.797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347cm" svg:height="0.149cm" svg:x="17.999cm" svg:y="15.95cm">
              <text:p/>
              <draw:enhanced-geometry svg:viewBox="0 0 524 264" draw:type="non-primitive" draw:enhanced-path="M 524 264 L 469 249 407 225 338 195 269 159 200 121 137 85 82 52 38 25 10 7 0 0 N"/>
            </draw:custom-shape>
            <draw:custom-shape draw:style-name="gr20" draw:text-style-name="P5" draw:layer="layout" svg:width="0.099cm" svg:height="0.458cm" svg:x="17.999cm" svg:y="15.9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445cm" svg:height="0.109cm" svg:x="17.553cm" svg:y="16.313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096cm" svg:height="0.262cm" svg:x="17.536cm" svg:y="16.313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604cm" svg:height="0.02cm" svg:x="16.931cm" svg:y="16.57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59cm" svg:height="0.132cm" svg:x="16.772cm" svg:y="16.437cm">
              <text:p/>
              <draw:enhanced-geometry svg:viewBox="0 0 242 234" draw:type="non-primitive" draw:enhanced-path="M 242 234 L 181 204 128 172 80 134 43 94 16 48 0 0 N"/>
            </draw:custom-shape>
            <draw:custom-shape draw:style-name="gr20" draw:text-style-name="P5" draw:layer="layout" svg:width="0.159cm" svg:height="0.208cm" svg:x="17.248cm" svg:y="16.272cm">
              <text:p/>
              <draw:enhanced-geometry svg:viewBox="0 0 242 362" draw:type="non-primitive" draw:enhanced-path="M 0 0 L 46 42 92 82 137 123 175 163 208 202 231 238 242 274 241 306 225 336 191 362 N"/>
            </draw:custom-shape>
            <draw:custom-shape draw:style-name="gr20" draw:text-style-name="P5" draw:layer="layout" svg:width="0.466cm" svg:height="0.077cm" svg:x="16.907cm" svg:y="16.481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283cm" svg:height="0.086cm" svg:x="18.221cm" svg:y="15.603cm">
              <text:p/>
              <draw:enhanced-geometry svg:viewBox="0 0 430 154" draw:type="non-primitive" draw:enhanced-path="M 430 154 L 373 124 313 94 252 65 193 40 136 20 84 6 38 0 0 5 N"/>
            </draw:custom-shape>
            <draw:custom-shape draw:style-name="gr20" draw:text-style-name="P5" draw:layer="layout" svg:width="0.132cm" svg:height="0.06cm" svg:x="18.088cm" svg:y="15.606cm">
              <text:p/>
              <draw:enhanced-geometry svg:viewBox="0 0 200 105" draw:type="non-primitive" draw:enhanced-path="M 200 0 L 110 40 33 84 0 105 N"/>
            </draw:custom-shape>
            <draw:custom-shape draw:style-name="gr20" draw:text-style-name="P5" draw:layer="layout" svg:width="0.058cm" svg:height="0.107cm" svg:x="18.029cm" svg:y="15.56cm">
              <text:p/>
              <draw:enhanced-geometry svg:viewBox="0 0 86 183" draw:type="non-primitive" draw:enhanced-path="M 86 183 L 41 86 10 22 0 0 N"/>
            </draw:custom-shape>
            <draw:custom-shape draw:style-name="gr20" draw:text-style-name="P5" draw:layer="layout" svg:width="0.155cm" svg:height="0.346cm" svg:x="18.198cm" svg:y="15.629cm">
              <text:p/>
              <draw:enhanced-geometry svg:viewBox="0 0 235 600" draw:type="non-primitive" draw:enhanced-path="M 0 0 L 4 38 17 93 40 157 67 228 99 303 131 378 162 447 190 508 214 556 229 588 235 600 N"/>
            </draw:custom-shape>
            <draw:custom-shape draw:style-name="gr20" draw:text-style-name="P5" draw:layer="layout" svg:width="0.434cm" svg:height="0.077cm" svg:x="17.919cm" svg:y="15.898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49cm" svg:height="0.372cm" svg:x="17.923cm" svg:y="15.964cm">
              <text:p/>
              <draw:enhanced-geometry svg:viewBox="0 0 73 643" draw:type="non-primitive" draw:enhanced-path="M 0 0 L 12 54 23 119 32 192 41 270 49 348 56 424 63 494 67 554 70 601 72 632 73 643 N"/>
            </draw:custom-shape>
            <draw:custom-shape draw:style-name="gr20" draw:text-style-name="P5" draw:layer="layout" svg:width="0.528cm" svg:height="0.107cm" svg:x="17.443cm" svg:y="16.235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201cm" svg:height="0.141cm" svg:x="17.248cm" svg:y="16.2cm">
              <text:p/>
              <draw:enhanced-geometry svg:viewBox="0 0 306 244" draw:type="non-primitive" draw:enhanced-path="M 306 244 L 231 160 159 96 96 50 45 20 12 5 0 0 N"/>
            </draw:custom-shape>
            <draw:custom-shape draw:style-name="gr20" draw:text-style-name="P5" draw:layer="layout" svg:width="0.45cm" svg:height="0.21cm" svg:x="18.28cm" svg:y="15.984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28cm" svg:height="0.08cm" svg:x="18.152cm" svg:y="16.1cm">
              <text:p/>
              <draw:enhanced-geometry svg:viewBox="0 0 197 136" draw:type="non-primitive" draw:enhanced-path="M 197 136 L 80 79 21 41 0 16 2 3 6 0 N"/>
            </draw:custom-shape>
            <draw:custom-shape draw:style-name="gr20" draw:text-style-name="P5" draw:layer="layout" svg:width="0.05cm" svg:height="0.268cm" svg:x="18.154cm" svg:y="16.1cm">
              <text:p/>
              <draw:enhanced-geometry svg:viewBox="0 0 75 462" draw:type="non-primitive" draw:enhanced-path="M 0 0 L 28 74 50 140 65 201 72 258 75 311 69 362 57 412 36 462 N"/>
            </draw:custom-shape>
            <draw:custom-shape draw:style-name="gr20" draw:text-style-name="P5" draw:layer="layout" svg:width="0.287cm" svg:height="0.083cm" svg:x="18.178cm" svg:y="16.368cm">
              <text:p/>
              <draw:enhanced-geometry svg:viewBox="0 0 434 145" draw:type="non-primitive" draw:enhanced-path="M 0 0 L 76 0 142 1 199 5 251 14 299 31 343 57 387 95 434 145 N"/>
            </draw:custom-shape>
            <draw:custom-shape draw:style-name="gr20" draw:text-style-name="P5" draw:layer="layout" svg:width="0.351cm" svg:height="0.095cm" svg:x="16.497cm" svg:y="16.241cm">
              <text:p/>
              <draw:enhanced-geometry svg:viewBox="0 0 531 165" draw:type="non-primitive" draw:enhanced-path="M 531 162 L 452 165 375 162 303 155 236 145 175 131 122 114 77 94 40 73 15 49 1 25 0 0 N"/>
            </draw:custom-shape>
            <draw:custom-shape draw:style-name="gr20" draw:text-style-name="P5" draw:layer="layout" svg:width="0.178cm" svg:height="0.109cm" svg:x="16.914cm" svg:y="16.097cm">
              <text:p/>
              <draw:enhanced-geometry svg:viewBox="0 0 271 190" draw:type="non-primitive" draw:enhanced-path="M 0 0 L 55 33 119 67 179 102 231 136 264 165 271 190 N"/>
            </draw:custom-shape>
            <draw:custom-shape draw:style-name="gr20" draw:text-style-name="P5" draw:layer="layout" svg:width="0.533cm" svg:height="0.157cm" svg:x="17.522cm" svg:y="16.429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338cm" svg:height="0.089cm" svg:x="18.055cm" svg:y="16.414cm">
              <text:p/>
              <draw:enhanced-geometry svg:viewBox="0 0 514 155" draw:type="non-primitive" draw:enhanced-path="M 0 29 L 50 11 106 2 163 0 222 3 280 14 335 29 387 49 433 72 470 98 497 127 514 155 N"/>
            </draw:custom-shape>
            <draw:custom-shape draw:style-name="gr20" draw:text-style-name="P5" draw:layer="layout" svg:width="0.327cm" svg:height="0.043cm" svg:x="17.728cm" svg:y="15.346cm">
              <text:p/>
              <draw:enhanced-geometry svg:viewBox="0 0 495 73" draw:type="non-primitive" draw:enhanced-path="M 495 73 L 439 53 378 34 313 18 249 6 186 0 129 0 77 9 33 26 0 54 N"/>
            </draw:custom-shape>
            <draw:custom-shape draw:style-name="gr20" draw:text-style-name="P5" draw:layer="layout" svg:width="0.093cm" svg:height="0.103cm" svg:x="17.635cm" svg:y="15.274cm">
              <text:p/>
              <draw:enhanced-geometry svg:viewBox="0 0 136 180" draw:type="non-primitive" draw:enhanced-path="M 136 180 L 71 90 21 25 0 0 N"/>
            </draw:custom-shape>
            <draw:custom-shape draw:style-name="gr20" draw:text-style-name="P5" draw:layer="layout" svg:width="0.241cm" svg:height="0.107cm" svg:x="16.318cm" svg:y="16.4cm">
              <text:p/>
              <draw:enhanced-geometry svg:viewBox="0 0 365 187" draw:type="non-primitive" draw:enhanced-path="M 365 187 L 304 174 237 152 170 122 108 88 56 55 18 24 0 0 N"/>
            </draw:custom-shape>
            <draw:custom-shape draw:style-name="gr24" draw:text-style-name="P5" draw:layer="layout" svg:width="0.228cm" svg:height="0.083cm" svg:x="16.96cm" svg:y="15.984cm">
              <text:p/>
              <draw:enhanced-geometry svg:viewBox="0 0 344 145" draw:type="non-primitive" draw:enhanced-path="M 344 145 L 297 91 237 53 171 27 108 11 54 3 15 0 0 0 N"/>
            </draw:custom-shape>
            <draw:custom-shape draw:style-name="gr24" draw:text-style-name="P5" draw:layer="layout" svg:width="0.169cm" svg:height="0.107cm" svg:x="17.069cm" svg:y="15.9cm">
              <text:p/>
              <draw:enhanced-geometry svg:viewBox="0 0 254 181" draw:type="non-primitive" draw:enhanced-path="M 254 181 L 203 128 137 78 70 37 21 10 0 0 N"/>
            </draw:custom-shape>
            <draw:custom-shape draw:style-name="gr24" draw:text-style-name="P5" draw:layer="layout" svg:width="0.198cm" svg:height="0.074cm" svg:x="17.116cm" svg:y="15.849cm">
              <text:p/>
              <draw:enhanced-geometry svg:viewBox="0 0 297 126" draw:type="non-primitive" draw:enhanced-path="M 297 126 L 238 82 160 47 83 21 23 5 0 0 N"/>
            </draw:custom-shape>
            <draw:custom-shape draw:style-name="gr24" draw:text-style-name="P5" draw:layer="layout" svg:width="0.185cm" svg:height="0.096cm" svg:x="17.196cm" svg:y="15.77cm">
              <text:p/>
              <draw:enhanced-geometry svg:viewBox="0 0 279 161" draw:type="non-primitive" draw:enhanced-path="M 279 161 L 222 113 150 69 77 32 23 9 0 0 N"/>
            </draw:custom-shape>
            <draw:custom-shape draw:style-name="gr24" draw:text-style-name="P5" draw:layer="layout" svg:width="0.215cm" svg:height="0.077cm" svg:x="17.248cm" svg:y="15.71cm">
              <text:p/>
              <draw:enhanced-geometry svg:viewBox="0 0 324 135" draw:type="non-primitive" draw:enhanced-path="M 324 135 L 278 100 212 68 138 41 70 19 19 4 0 0 N"/>
            </draw:custom-shape>
            <draw:custom-shape draw:style-name="gr24" draw:text-style-name="P5" draw:layer="layout" svg:width="0.198cm" svg:height="0.083cm" svg:x="17.307cm" svg:y="15.655cm">
              <text:p/>
              <draw:enhanced-geometry svg:viewBox="0 0 300 145" draw:type="non-primitive" draw:enhanced-path="M 300 145 L 248 95 171 56 89 25 26 6 0 0 N"/>
            </draw:custom-shape>
            <draw:custom-shape draw:style-name="gr24" draw:text-style-name="P5" draw:layer="layout" svg:width="0.189cm" svg:height="0.08cm" svg:x="17.386cm" svg:y="15.586cm">
              <text:p/>
              <draw:enhanced-geometry svg:viewBox="0 0 287 138" draw:type="non-primitive" draw:enhanced-path="M 287 138 L 233 95 159 58 82 28 24 8 0 0 N"/>
            </draw:custom-shape>
            <draw:custom-shape draw:style-name="gr24" draw:text-style-name="P5" draw:layer="layout" svg:width="0.171cm" svg:height="0.074cm" svg:x="17.463cm" svg:y="15.519cm">
              <text:p/>
              <draw:enhanced-geometry svg:viewBox="0 0 263 127" draw:type="non-primitive" draw:enhanced-path="M 263 127 L 187 80 101 39 30 11 0 0 N"/>
            </draw:custom-shape>
            <draw:custom-shape draw:style-name="gr24" draw:text-style-name="P5" draw:layer="layout" svg:width="0.185cm" svg:height="0.069cm" svg:x="17.509cm" svg:y="15.455cm">
              <text:p/>
              <draw:enhanced-geometry svg:viewBox="0 0 279 117" draw:type="non-primitive" draw:enhanced-path="M 279 117 L 226 74 154 41 80 18 22 5 0 0 N"/>
            </draw:custom-shape>
            <draw:custom-shape draw:style-name="gr24" draw:text-style-name="P5" draw:layer="layout" svg:width="0.185cm" svg:height="0.078cm" svg:x="17.559cm" svg:y="15.389cm">
              <text:p/>
              <draw:enhanced-geometry svg:viewBox="0 0 281 135" draw:type="non-primitive" draw:enhanced-path="M 281 135 L 223 90 151 53 78 24 22 6 0 0 N"/>
            </draw:custom-shape>
            <draw:custom-shape draw:style-name="gr24" draw:text-style-name="P5" draw:layer="layout" svg:width="0.032cm" svg:height="0.455cm" svg:x="17.689cm" svg:y="15.352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35cm" svg:height="0.181cm" svg:x="17.553cm" svg:y="15.641cm">
              <text:p/>
              <draw:enhanced-geometry svg:viewBox="0 0 208 317" draw:type="non-primitive" draw:enhanced-path="M 208 290 L 182 310 155 317 126 310 97 290 70 257 45 211 25 153 9 83 0 0 N"/>
            </draw:custom-shape>
            <draw:custom-shape draw:style-name="gr24" draw:text-style-name="P5" draw:layer="layout" svg:width="0.095cm" svg:height="0.277cm" svg:x="17.553cm" svg:y="15.363cm">
              <text:p/>
              <draw:enhanced-geometry svg:viewBox="0 0 145 481" draw:type="non-primitive" draw:enhanced-path="M 0 481 L 1 395 11 315 31 240 53 172 79 114 104 67 126 31 140 8 145 0 N"/>
            </draw:custom-shape>
            <draw:custom-shape draw:style-name="gr24" draw:text-style-name="P5" draw:layer="layout" svg:width="0.258cm" svg:height="0.283cm" svg:x="17.39cm" svg:y="15.363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083cm" svg:height="0.159cm" svg:x="17.307cm" svg:y="15.487cm">
              <text:p/>
              <draw:enhanced-geometry svg:viewBox="0 0 128 274" draw:type="non-primitive" draw:enhanced-path="M 128 274 L 78 269 41 247 14 212 0 168 1 116 16 59 46 0 N"/>
            </draw:custom-shape>
            <draw:custom-shape draw:style-name="gr24" draw:text-style-name="P5" draw:layer="layout" svg:width="0.304cm" svg:height="0.167cm" svg:x="17.337cm" svg:y="15.32cm">
              <text:p/>
              <draw:enhanced-geometry svg:viewBox="0 0 460 289" draw:type="non-primitive" draw:enhanced-path="M 0 289 L 39 244 94 199 159 155 229 113 298 77 360 45 412 21 447 5 460 0 N"/>
            </draw:custom-shape>
            <draw:custom-shape draw:style-name="gr24" draw:text-style-name="P5" draw:layer="layout" svg:width="0.195cm" svg:height="0.092cm" svg:x="17.344cm" svg:y="16.097cm">
              <text:p/>
              <draw:enhanced-geometry svg:viewBox="0 0 297 162" draw:type="non-primitive" draw:enhanced-path="M 297 162 L 253 112 192 71 125 40 63 17 18 4 0 0 N"/>
            </draw:custom-shape>
            <draw:custom-shape draw:style-name="gr24" draw:text-style-name="P5" draw:layer="layout" svg:width="0.171cm" svg:height="0.112cm" svg:x="17.463cm" svg:y="16.01cm">
              <text:p/>
              <draw:enhanced-geometry svg:viewBox="0 0 263 191" draw:type="non-primitive" draw:enhanced-path="M 263 191 L 184 119 112 64 54 28 14 7 0 0 N"/>
            </draw:custom-shape>
            <draw:custom-shape draw:style-name="gr24" draw:text-style-name="P5" draw:layer="layout" svg:width="0.198cm" svg:height="0.092cm" svg:x="17.553cm" svg:y="15.961cm">
              <text:p/>
              <draw:enhanced-geometry svg:viewBox="0 0 300 161" draw:type="non-primitive" draw:enhanced-path="M 300 161 L 243 107 166 62 87 28 25 7 0 0 N"/>
            </draw:custom-shape>
            <draw:custom-shape draw:style-name="gr24" draw:text-style-name="P5" draw:layer="layout" svg:width="0.194cm" svg:height="0.078cm" svg:x="17.632cm" svg:y="15.891cm">
              <text:p/>
              <draw:enhanced-geometry svg:viewBox="0 0 297 134" draw:type="non-primitive" draw:enhanced-path="M 297 134 L 228 82 149 44 76 19 21 4 0 0 N"/>
            </draw:custom-shape>
            <draw:custom-shape draw:style-name="gr24" draw:text-style-name="P5" draw:layer="layout" svg:width="0.155cm" svg:height="0.072cm" svg:x="17.731cm" svg:y="15.828cm">
              <text:p/>
              <draw:enhanced-geometry svg:viewBox="0 0 234 126" draw:type="non-primitive" draw:enhanced-path="M 234 126 L 170 75 94 35 27 9 0 0 N"/>
            </draw:custom-shape>
            <draw:custom-shape draw:style-name="gr24" draw:text-style-name="P5" draw:layer="layout" svg:width="0.155cm" svg:height="0.065cm" svg:x="17.811cm" svg:y="15.776cm">
              <text:p/>
              <draw:enhanced-geometry svg:viewBox="0 0 236 118" draw:type="non-primitive" draw:enhanced-path="M 236 118 L 176 70 98 32 30 8 0 0 N"/>
            </draw:custom-shape>
            <draw:custom-shape draw:style-name="gr24" draw:text-style-name="P5" draw:layer="layout" svg:width="0.171cm" svg:height="0.078cm" svg:x="17.877cm" svg:y="15.718cm">
              <text:p/>
              <draw:enhanced-geometry svg:viewBox="0 0 261 136" draw:type="non-primitive" draw:enhanced-path="M 261 136 L 185 84 99 41 29 11 0 0 N"/>
            </draw:custom-shape>
            <draw:custom-shape draw:style-name="gr24" draw:text-style-name="P5" draw:layer="layout" svg:width="0.195cm" svg:height="0.089cm" svg:x="17.93cm" svg:y="15.655cm">
              <text:p/>
              <draw:enhanced-geometry svg:viewBox="0 0 299 154" draw:type="non-primitive" draw:enhanced-path="M 299 154 L 237 103 159 60 82 29 23 7 0 0 N"/>
            </draw:custom-shape>
            <draw:custom-shape draw:style-name="gr24" draw:text-style-name="P5" draw:layer="layout" svg:width="0.039cm" svg:height="0.216cm" svg:x="17.804cm" svg:y="16.039cm">
              <text:p/>
              <draw:enhanced-geometry svg:viewBox="0 0 62 379" draw:type="non-primitive" draw:enhanced-path="M 0 379 L 23 333 40 271 51 201 59 127 62 58 62 0 N"/>
            </draw:custom-shape>
            <draw:custom-shape draw:style-name="gr24" draw:text-style-name="P5" draw:layer="layout" svg:width="0.204cm" svg:height="0.404cm" svg:x="17.844cm" svg:y="15.635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28cm" svg:height="0.438cm" svg:x="18.019cm" svg:y="15.635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18cm" svg:height="0.09cm" svg:x="18.036cm" svg:y="16.01cm">
              <text:p/>
              <draw:enhanced-geometry svg:viewBox="0 0 179 154" draw:type="non-primitive" draw:enhanced-path="M 0 110 L 32 146 59 154 83 137 109 101 139 54 179 0 N"/>
            </draw:custom-shape>
            <draw:custom-shape draw:style-name="gr24" draw:text-style-name="P5" draw:layer="layout" svg:width="0.072cm" svg:height="0.389cm" svg:x="18.102cm" svg:y="15.62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171cm" svg:height="0.052cm" svg:x="17.93cm" svg:y="15.568cm">
              <text:p/>
              <draw:enhanced-geometry svg:viewBox="0 0 263 86" draw:type="non-primitive" draw:enhanced-path="M 263 86 L 217 45 168 15 114 0 58 7 0 41 N"/>
            </draw:custom-shape>
            <draw:custom-shape draw:style-name="gr24" draw:text-style-name="P5" draw:layer="layout" svg:width="0.38cm" svg:height="0.343cm" svg:x="17.549cm" svg:y="15.594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198cm" svg:height="0.066cm" svg:x="17.553cm" svg:y="15.898cm">
              <text:p/>
              <draw:enhanced-geometry svg:viewBox="0 0 300 114" draw:type="non-primitive" draw:enhanced-path="M 0 72 L 31 96 75 112 127 114 184 99 243 63 300 0 N"/>
            </draw:custom-shape>
            <draw:custom-shape draw:style-name="gr24" draw:text-style-name="P5" draw:layer="layout" svg:width="0.247cm" svg:height="0.294cm" svg:x="17.751cm" svg:y="15.603cm">
              <text:p/>
              <draw:enhanced-geometry svg:viewBox="0 0 378 507" draw:type="non-primitive" draw:enhanced-path="M 0 507 L 33 460 72 406 115 347 161 286 207 225 251 166 291 113 326 67 353 32 371 8 378 0 N"/>
            </draw:custom-shape>
            <draw:custom-shape draw:style-name="gr24" draw:text-style-name="P5" draw:layer="layout" svg:width="0.237cm" svg:height="0.429cm" svg:x="17.761cm" svg:y="15.603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293cm" svg:height="1.426cm" svg:x="19.594cm" svg:y="14.53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2.776cm" svg:height="3.547cm" svg:x="21.016cm" svg:y="11.77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2.769cm" svg:height="3.547cm" svg:x="21.016cm" svg:y="11.77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291cm" svg:height="0.378cm" svg:x="22.918cm" svg:y="12.766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363cm" svg:height="0.098cm" svg:x="22.512cm" svg:y="14.919cm">
              <text:p/>
              <draw:enhanced-geometry svg:viewBox="0 0 550 167" draw:type="non-primitive" draw:enhanced-path="M 0 149 L 44 157 94 163 148 166 205 167 263 163 320 154 376 139 428 116 475 87 516 48 550 0 N"/>
            </draw:custom-shape>
            <draw:custom-shape draw:style-name="gr28" draw:text-style-name="P5" draw:layer="layout" svg:width="0.244cm" svg:height="0.173cm" svg:x="22.631cm" svg:y="14.919cm">
              <text:p/>
              <draw:enhanced-geometry svg:viewBox="0 0 372 300" draw:type="non-primitive" draw:enhanced-path="M 372 0 L 322 93 279 164 241 218 207 257 175 280 144 294 112 300 78 297 42 291 0 283 N"/>
            </draw:custom-shape>
            <draw:custom-shape draw:style-name="gr28" draw:text-style-name="P5" draw:layer="layout" svg:width="0.166cm" svg:height="0.061cm" svg:x="22.465cm" svg:y="15.023cm">
              <text:p/>
              <draw:enhanced-geometry svg:viewBox="0 0 252 103" draw:type="non-primitive" draw:enhanced-path="M 252 103 L 150 74 70 40 19 12 0 0 N"/>
            </draw:custom-shape>
            <draw:custom-shape draw:style-name="gr28" draw:text-style-name="P5" draw:layer="layout" svg:width="0.708cm" svg:height="0.093cm" svg:x="22.287cm" svg:y="14.722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443cm" svg:height="0.133cm" svg:x="22.287cm" svg:y="14.806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25cm" svg:height="0.13cm" svg:x="22.73cm" svg:y="14.806cm">
              <text:p/>
              <draw:enhanced-geometry svg:viewBox="0 0 344 224" draw:type="non-primitive" draw:enhanced-path="M 0 224 L 58 203 121 166 186 123 247 79 297 40 332 11 344 0 N"/>
            </draw:custom-shape>
            <draw:custom-shape draw:style-name="gr28" draw:text-style-name="P5" draw:layer="layout" svg:width="0.205cm" svg:height="0.473cm" svg:x="21.668cm" svg:y="12.93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55cm" svg:height="0.381cm" svg:x="21.873cm" svg:y="12.549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254cm" svg:height="0.251cm" svg:x="22.187cm" svg:y="12.635cm">
              <text:p/>
              <draw:enhanced-geometry svg:viewBox="0 0 385 433" draw:type="non-primitive" draw:enhanced-path="M 385 0 L 332 52 278 109 224 167 173 223 126 278 84 328 50 371 23 403 6 425 0 433 N"/>
            </draw:custom-shape>
            <draw:custom-shape draw:style-name="gr28" draw:text-style-name="P5" draw:layer="layout" svg:width="0.225cm" svg:height="0.291cm" svg:x="21.962cm" svg:y="12.887cm">
              <text:p/>
              <draw:enhanced-geometry svg:viewBox="0 0 344 507" draw:type="non-primitive" draw:enhanced-path="M 344 0 L 312 84 279 158 246 224 214 282 181 331 150 374 119 411 89 442 58 467 29 489 0 507 N"/>
            </draw:custom-shape>
            <draw:custom-shape draw:style-name="gr28" draw:text-style-name="P5" draw:layer="layout" svg:width="0.549cm" svg:height="0.654cm" svg:x="21.992cm" svg:y="12.679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748cm" svg:height="0.534cm" svg:x="21.244cm" svg:y="13.334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49cm" svg:height="0.542cm" svg:x="21.34cm" svg:y="12.111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49cm" svg:height="0.327cm" svg:x="21.35cm" svg:y="11.784cm">
              <text:p/>
              <draw:enhanced-geometry svg:viewBox="0 0 71 566" draw:type="non-primitive" draw:enhanced-path="M 59 566 L 68 496 71 422 66 346 57 271 47 200 33 135 21 80 11 38 3 9 0 0 N"/>
            </draw:custom-shape>
            <draw:custom-shape draw:style-name="gr28" draw:text-style-name="P5" draw:layer="layout" svg:width="0.185cm" svg:height="0.757cm" svg:x="21.165cm" svg:y="11.784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099cm" svg:height="0.291cm" svg:x="21.549cm" svg:y="12.009cm">
              <text:p/>
              <draw:enhanced-geometry svg:viewBox="0 0 148 507" draw:type="non-primitive" draw:enhanced-path="M 148 0 L 141 56 129 117 113 181 95 244 76 306 55 366 35 421 17 468 0 507 N"/>
            </draw:custom-shape>
            <draw:custom-shape draw:style-name="gr28" draw:text-style-name="P5" draw:layer="layout" svg:width="0.208cm" svg:height="0.412cm" svg:x="21.34cm" svg:y="12.301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19cm" svg:height="0.568cm" svg:x="21.34cm" svg:y="12.145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4cm" svg:height="0.265cm" svg:x="21.459cm" svg:y="11.88cm">
              <text:p/>
              <draw:enhanced-geometry svg:viewBox="0 0 59 463" draw:type="non-primitive" draw:enhanced-path="M 0 463 L 20 409 34 341 45 264 52 187 56 115 58 56 59 15 59 0 N"/>
            </draw:custom-shape>
            <draw:custom-shape draw:style-name="gr28" draw:text-style-name="P5" draw:layer="layout" svg:width="0.274cm" svg:height="0.256cm" svg:x="21.618cm" svg:y="12.448cm">
              <text:p/>
              <draw:enhanced-geometry svg:viewBox="0 0 417 448" draw:type="non-primitive" draw:enhanced-path="M 417 0 L 347 44 283 94 225 147 173 202 128 255 89 306 58 352 33 391 15 421 3 441 0 448 N"/>
            </draw:custom-shape>
            <draw:custom-shape draw:style-name="gr28" draw:text-style-name="P5" draw:layer="layout" svg:width="0.198cm" svg:height="0.147cm" svg:x="21.42cm" svg:y="12.705cm">
              <text:p/>
              <draw:enhanced-geometry svg:viewBox="0 0 298 254" draw:type="non-primitive" draw:enhanced-path="M 298 0 L 226 33 161 76 107 125 61 172 29 214 7 244 0 254 N"/>
            </draw:custom-shape>
            <draw:custom-shape draw:style-name="gr28" draw:text-style-name="P5" draw:layer="layout" svg:width="0.277cm" svg:height="0.516cm" svg:x="21.42cm" svg:y="12.336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37cm" svg:height="0.335cm" svg:x="22.505cm" svg:y="14.154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093cm" svg:height="0.855cm" svg:x="22.876cm" svg:y="13.299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09cm" svg:height="0.793cm" svg:x="22.836cm" svg:y="12.506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45cm" svg:height="0.189cm" svg:x="22.74cm" svg:y="12.48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7cm" svg:height="0.321cm" svg:x="22.733cm" svg:y="12.67cm">
              <text:p/>
              <draw:enhanced-geometry svg:viewBox="0 0 7 552" draw:type="non-primitive" draw:enhanced-path="M 7 0 L 2 42 0 106 0 183 0 268 1 351 4 428 5 493 6 536 7 552 N"/>
            </draw:custom-shape>
            <draw:custom-shape draw:style-name="gr28" draw:text-style-name="P5" draw:layer="layout" svg:width="0.102cm" svg:height="0.517cm" svg:x="22.697cm" svg:y="12.474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185cm" svg:height="0.716cm" svg:x="22.614cm" svg:y="12.474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47cm" svg:height="0.502cm" svg:x="22.574cm" svg:y="12.688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17cm" svg:height="0.265cm" svg:x="22.582cm" svg:y="12.422cm">
              <text:p/>
              <draw:enhanced-geometry svg:viewBox="0 0 328 462" draw:type="non-primitive" draw:enhanced-path="M 0 462 L 17 428 47 380 85 324 129 261 176 198 222 137 264 83 297 40 320 10 328 0 N"/>
            </draw:custom-shape>
            <draw:custom-shape draw:style-name="gr28" draw:text-style-name="P5" draw:layer="layout" svg:width="0.72cm" svg:height="0.228cm" svg:x="22.049cm" svg:y="12.379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38cm" svg:height="0.156cm" svg:x="23.349cm" svg:y="13.196cm">
              <text:p/>
              <draw:enhanced-geometry svg:viewBox="0 0 210 274" draw:type="non-primitive" draw:enhanced-path="M 210 274 L 176 196 149 130 127 77 104 37 78 11 44 0 0 4 N"/>
            </draw:custom-shape>
            <draw:custom-shape draw:style-name="gr28" draw:text-style-name="P5" draw:layer="layout" svg:width="0.156cm" svg:height="0.06cm" svg:x="23.193cm" svg:y="13.135cm">
              <text:p/>
              <draw:enhanced-geometry svg:viewBox="0 0 236 105" draw:type="non-primitive" draw:enhanced-path="M 236 105 L 149 101 73 63 20 20 0 0 N"/>
            </draw:custom-shape>
            <draw:custom-shape draw:style-name="gr28" draw:text-style-name="P5" draw:layer="layout" svg:width="0.295cm" svg:height="0.646cm" svg:x="22.974cm" svg:y="13.265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179cm" svg:height="0.259cm" svg:x="22.974cm" svg:y="13.265cm">
              <text:p/>
              <draw:enhanced-geometry svg:viewBox="0 0 270 448" draw:type="non-primitive" draw:enhanced-path="M 0 0 L 48 68 86 130 116 188 138 239 158 285 176 327 193 364 213 396 238 423 270 448 N"/>
            </draw:custom-shape>
            <draw:custom-shape draw:style-name="gr28" draw:text-style-name="P5" draw:layer="layout" svg:width="0.196cm" svg:height="0.308cm" svg:x="23.153cm" svg:y="13.525cm">
              <text:p/>
              <draw:enhanced-geometry svg:viewBox="0 0 295 536" draw:type="non-primitive" draw:enhanced-path="M 0 0 L 31 25 62 59 92 101 122 149 150 202 177 257 203 315 228 373 252 430 275 485 295 536 N"/>
            </draw:custom-shape>
            <draw:custom-shape draw:style-name="gr29" draw:text-style-name="P5" draw:layer="layout" svg:width="3.566cm" svg:height="2.294cm" svg:x="20.073cm" svg:y="10.83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591cm" svg:height="0.52cm" svg:x="22.141cm" svg:y="12.01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519cm" svg:height="0.355cm" svg:x="22.141cm" svg:y="12.01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0.856cm" svg:height="0.776cm" svg:x="20.451cm" svg:y="11.52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433cm" svg:height="0.147cm" svg:x="22.876cm" svg:y="11.28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419cm" svg:height="0.418cm" svg:x="20.268cm" svg:y="11.169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562cm" svg:height="0.565cm" svg:x="22.65cm" svg:y="11.444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37cm" svg:height="0.329cm" svg:x="22.65cm" svg:y="11.68cm">
              <text:p/>
              <draw:enhanced-geometry svg:viewBox="0 0 57 567" draw:type="non-primitive" draw:enhanced-path="M 0 567 L 0 502 3 439 5 377 10 317 14 259 21 202 29 148 37 96 47 46 57 0 N"/>
            </draw:custom-shape>
            <draw:custom-shape draw:style-name="gr30" draw:text-style-name="P5" draw:layer="layout" svg:width="0.649cm" svg:height="1.168cm" svg:x="22.789cm" svg:y="11.813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082cm" svg:height="0.222cm" svg:x="21.668cm" svg:y="11.643cm">
              <text:p/>
              <draw:enhanced-geometry svg:viewBox="0 0 125 386" draw:type="non-primitive" draw:enhanced-path="M 0 386 L 29 309 59 235 86 166 107 105 122 54 125 19 115 0 N"/>
            </draw:custom-shape>
            <draw:custom-shape draw:style-name="gr33" draw:text-style-name="P5" draw:layer="layout" svg:width="0.122cm" svg:height="0.074cm" svg:x="21.622cm" svg:y="11.568cm">
              <text:p/>
              <draw:enhanced-geometry svg:viewBox="0 0 185 128" draw:type="non-primitive" draw:enhanced-path="M 185 128 L 151 74 89 34 27 9 0 0 N"/>
            </draw:custom-shape>
            <draw:custom-shape draw:style-name="gr33" draw:text-style-name="P5" draw:layer="layout" svg:width="0.36cm" svg:height="0.043cm" svg:x="21.89cm" svg:y="11.599cm">
              <text:p/>
              <draw:enhanced-geometry svg:viewBox="0 0 547 73" draw:type="non-primitive" draw:enhanced-path="M 0 31 L 75 15 148 5 217 0 280 1 340 6 394 15 443 26 485 40 520 56 547 73 N"/>
            </draw:custom-shape>
            <draw:custom-shape draw:style-name="gr34" draw:text-style-name="P5" draw:layer="layout" svg:width="0.277cm" svg:height="0.073cm" svg:x="21.906cm" svg:y="11.651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277cm" svg:height="0.073cm" svg:x="21.906cm" svg:y="11.651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15cm" svg:height="0.005cm" svg:x="21.751cm" svg:y="12.174cm">
              <text:p/>
              <draw:enhanced-geometry svg:viewBox="0 0 172 14" draw:type="non-primitive" draw:enhanced-path="M 172 14 L 92 11 27 3 0 0 N"/>
            </draw:custom-shape>
            <draw:custom-shape draw:style-name="gr31" draw:text-style-name="P5" draw:layer="layout" svg:width="0.192cm" svg:height="0.006cm" svg:x="21.747cm" svg:y="12.098cm">
              <text:p/>
              <draw:enhanced-geometry svg:viewBox="0 0 291 11" draw:type="non-primitive" draw:enhanced-path="M 0 0 L 81 10 176 11 257 9 291 8 N"/>
            </draw:custom-shape>
            <draw:custom-shape draw:style-name="gr31" draw:text-style-name="P5" draw:layer="layout" svg:width="0.075cm" svg:height="0.011cm" svg:x="21.744cm" svg:y="11.972cm">
              <text:p/>
              <draw:enhanced-geometry svg:viewBox="0 0 114 21" draw:type="non-primitive" draw:enhanced-path="M 114 21 L 68 0 22 7 0 15 N"/>
            </draw:custom-shape>
            <draw:custom-shape draw:style-name="gr31" draw:text-style-name="P5" draw:layer="layout" svg:width="0.063cm" svg:height="0.075cm" svg:x="21.827cm" svg:y="11.916cm">
              <text:p/>
              <draw:enhanced-geometry svg:viewBox="0 0 94 128" draw:type="non-primitive" draw:enhanced-path="M 0 0 L 69 33 94 76 58 128 N"/>
            </draw:custom-shape>
            <draw:custom-shape draw:style-name="gr31" draw:text-style-name="P5" draw:layer="layout" svg:width="0.132cm" svg:height="0.144cm" svg:x="21.906cm" svg:y="11.914cm">
              <text:p/>
              <draw:enhanced-geometry svg:viewBox="0 0 200 249" draw:type="non-primitive" draw:enhanced-path="M 0 0 L 63 39 121 92 166 151 196 207 200 249 N"/>
            </draw:custom-shape>
            <draw:custom-shape draw:style-name="gr31" draw:text-style-name="P5" draw:layer="layout" svg:width="0.068cm" svg:height="0.15cm" svg:x="21.969cm" svg:y="12.058cm">
              <text:p/>
              <draw:enhanced-geometry svg:viewBox="0 0 107 263" draw:type="non-primitive" draw:enhanced-path="M 107 0 L 83 64 47 152 14 230 0 263 N"/>
            </draw:custom-shape>
            <draw:custom-shape draw:style-name="gr35" draw:text-style-name="P5" draw:layer="layout" svg:width="1.57cm" svg:height="0.938cm" svg:x="21.589cm" svg:y="10.768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73cm" svg:height="0.081cm" svg:x="21.671cm" svg:y="11.634cm">
              <text:p/>
              <draw:enhanced-geometry svg:viewBox="0 0 107 141" draw:type="non-primitive" draw:enhanced-path="M 13 141 L 99 128 107 63 0 0 13 141 13 141 Z N"/>
            </draw:custom-shape>
            <draw:custom-shape draw:style-name="gr9" draw:text-style-name="P5" draw:layer="layout" svg:width="0.073cm" svg:height="0.081cm" svg:x="21.671cm" svg:y="11.634cm">
              <text:p/>
              <draw:enhanced-geometry svg:viewBox="0 0 107 141" draw:type="non-primitive" draw:enhanced-path="M 13 141 L 99 128 107 63 0 0 13 141 13 141 N"/>
            </draw:custom-shape>
            <draw:custom-shape draw:style-name="gr25" draw:text-style-name="P5" draw:layer="layout" svg:width="0.79cm" svg:height="1.059cm" svg:x="21.82cm" svg:y="14.60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4.781cm" svg:height="3.201cm" svg:x="17.761cm" svg:y="12.846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103cm" svg:height="0.141cm" svg:x="21.853cm" svg:y="14.593cm">
              <text:p/>
              <draw:enhanced-geometry svg:viewBox="0 0 156 247" draw:type="non-primitive" draw:enhanced-path="M 0 0 L 53 71 100 138 135 198 156 247 N"/>
            </draw:custom-shape>
            <draw:custom-shape draw:style-name="gr37" draw:text-style-name="P5" draw:layer="layout" svg:width="0.201cm" svg:height="0.259cm" svg:x="21.956cm" svg:y="14.735cm">
              <text:p/>
              <draw:enhanced-geometry svg:viewBox="0 0 307 451" draw:type="non-primitive" draw:enhanced-path="M 0 0 L 15 37 39 75 68 115 102 155 140 200 178 245 216 292 252 343 282 395 307 451 N"/>
            </draw:custom-shape>
            <draw:custom-shape draw:style-name="gr37" draw:text-style-name="P5" draw:layer="layout" svg:width="0.205cm" svg:height="0.464cm" svg:x="22.158cm" svg:y="14.994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179cm" svg:height="0.144cm" svg:x="22.363cm" svg:y="15.459cm">
              <text:p/>
              <draw:enhanced-geometry svg:viewBox="0 0 270 248" draw:type="non-primitive" draw:enhanced-path="M 0 0 L 80 46 148 100 201 154 238 201 262 235 270 248 N"/>
            </draw:custom-shape>
            <draw:custom-shape draw:style-name="gr37" draw:text-style-name="P5" draw:layer="layout" svg:width="0.391cm" svg:height="0.689cm" svg:x="20.341cm" svg:y="15.23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304cm" svg:height="0.595cm" svg:x="20.037cm" svg:y="14.639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506cm" svg:height="0.459cm" svg:x="19.531cm" svg:y="14.639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1.769cm" svg:height="2.139cm" svg:x="18.095cm" svg:y="13.184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426cm" svg:height="0.335cm" svg:x="19.438cm" svg:y="13.184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337cm" svg:height="0.489cm" svg:x="19.101cm" svg:y="13.52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374cm" svg:height="0.514cm" svg:x="18.727cm" svg:y="14.009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11cm" svg:height="0.375cm" svg:x="18.515cm" svg:y="14.523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178cm" svg:height="0.175cm" svg:x="18.337cm" svg:y="14.899cm">
              <text:p/>
              <draw:enhanced-geometry svg:viewBox="0 0 270 307" draw:type="non-primitive" draw:enhanced-path="M 270 0 L 241 65 206 118 165 164 122 203 79 238 37 272 0 307 N"/>
            </draw:custom-shape>
            <draw:custom-shape draw:style-name="gr37" draw:text-style-name="P5" draw:layer="layout" svg:width="0.132cm" svg:height="0.248cm" svg:x="18.205cm" svg:y="15.074cm">
              <text:p/>
              <draw:enhanced-geometry svg:viewBox="0 0 200 428" draw:type="non-primitive" draw:enhanced-path="M 200 0 L 168 42 134 102 100 172 69 245 42 315 19 373 5 412 0 428 N"/>
            </draw:custom-shape>
            <draw:custom-shape draw:style-name="gr38" draw:text-style-name="P5" draw:layer="layout" svg:width="2.676cm" svg:height="1.463cm" svg:x="19.514cm" svg:y="13.626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304cm" svg:height="0.199cm" svg:x="22.197cm" svg:y="14.939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22cm" svg:height="0.216cm" svg:x="21.939cm" svg:y="14.708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26cm" svg:height="0.083cm" svg:x="22.134cm" svg:y="14.853cm">
              <text:p/>
              <draw:enhanced-geometry svg:viewBox="0 0 189 148" draw:type="non-primitive" draw:enhanced-path="M 189 129 L 169 148 139 137 100 104 53 55 0 0 N"/>
            </draw:custom-shape>
            <draw:custom-shape draw:style-name="gr37" draw:text-style-name="P5" draw:layer="layout" svg:width="0.161cm" svg:height="0.099cm" svg:x="21.972cm" svg:y="14.754cm">
              <text:p/>
              <draw:enhanced-geometry svg:viewBox="0 0 246 166" draw:type="non-primitive" draw:enhanced-path="M 246 166 L 168 99 87 47 25 12 0 0 N"/>
            </draw:custom-shape>
            <draw:custom-shape draw:style-name="gr37" draw:text-style-name="P5" draw:layer="layout" svg:width="0.218cm" svg:height="0.254cm" svg:x="22.174cm" svg:y="15.28cm">
              <text:p/>
              <draw:enhanced-geometry svg:viewBox="0 0 330 439" draw:type="non-primitive" draw:enhanced-path="M 330 439 L 295 399 253 353 208 301 161 246 116 191 75 137 40 86 14 39 0 0 N"/>
            </draw:custom-shape>
            <draw:custom-shape draw:style-name="gr37" draw:text-style-name="P5" draw:layer="layout" svg:width="0.056cm" svg:height="0.074cm" svg:x="22.118cm" svg:y="15.214cm">
              <text:p/>
              <draw:enhanced-geometry svg:viewBox="0 0 83 130" draw:type="non-primitive" draw:enhanced-path="M 83 117 L 71 78 55 43 38 16 21 1 8 0 0 19 1 61 12 130 N"/>
            </draw:custom-shape>
            <draw:custom-shape draw:style-name="gr37" draw:text-style-name="P5" draw:layer="layout" svg:width="0.195cm" svg:height="0.28cm" svg:x="22.128cm" svg:y="15.288cm">
              <text:p/>
              <draw:enhanced-geometry svg:viewBox="0 0 296 486" draw:type="non-primitive" draw:enhanced-path="M 0 0 L 14 61 30 119 49 176 69 230 92 281 118 327 146 370 179 408 214 439 254 465 296 486 N"/>
            </draw:custom-shape>
            <draw:custom-shape draw:style-name="gr37" draw:text-style-name="P5" draw:layer="layout" svg:width="0.291cm" svg:height="0.032cm" svg:x="22.158cm" svg:y="15.649cm">
              <text:p/>
              <draw:enhanced-geometry svg:viewBox="0 0 437 54" draw:type="non-primitive" draw:enhanced-path="M 437 0 L 367 23 296 40 230 50 165 54 104 51 50 42 0 25 N"/>
            </draw:custom-shape>
            <draw:custom-shape draw:style-name="gr37" draw:text-style-name="P5" draw:layer="layout" svg:width="0.141cm" svg:height="0.161cm" svg:x="22.347cm" svg:y="14.968cm">
              <text:p/>
              <draw:enhanced-geometry svg:viewBox="0 0 214 284" draw:type="non-primitive" draw:enhanced-path="M 0 0 L 68 59 119 110 156 155 182 197 200 239 214 284 N"/>
            </draw:custom-shape>
            <draw:custom-shape draw:style-name="gr37" draw:text-style-name="P5" draw:layer="layout" svg:width="0.019cm" svg:height="0.274cm" svg:x="22.489cm" svg:y="15.13cm">
              <text:p/>
              <draw:enhanced-geometry svg:viewBox="0 0 34 473" draw:type="non-primitive" draw:enhanced-path="M 0 0 L 8 48 14 115 20 192 25 273 29 349 31 414 32 458 34 473 N"/>
            </draw:custom-shape>
            <draw:custom-shape draw:style-name="gr37" draw:text-style-name="P5" draw:layer="layout" svg:width="0.079cm" svg:height="0.377cm" svg:x="20.566cm" svg:y="13.935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79cm" svg:height="0.9cm" svg:x="20.56cm" svg:y="14.313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195cm" svg:height="0.716cm" svg:x="19.514cm" svg:y="13.677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69cm" svg:height="0.306cm" svg:x="19.445cm" svg:y="14.394cm">
              <text:p/>
              <draw:enhanced-geometry svg:viewBox="0 0 107 533" draw:type="non-primitive" draw:enhanced-path="M 107 0 L 93 53 78 121 63 196 47 276 32 354 20 424 9 481 3 518 0 533 N"/>
            </draw:custom-shape>
            <draw:custom-shape draw:style-name="gr37" draw:text-style-name="P5" draw:layer="layout" svg:width="0.046cm" svg:height="0.361cm" svg:x="18.846cm" svg:y="15.158cm">
              <text:p/>
              <draw:enhanced-geometry svg:viewBox="0 0 73 626" draw:type="non-primitive" draw:enhanced-path="M 0 626 L 10 571 22 517 33 462 44 406 54 351 62 294 69 238 73 180 71 121 67 61 57 0 N"/>
            </draw:custom-shape>
            <draw:custom-shape draw:style-name="gr37" draw:text-style-name="P5" draw:layer="layout" svg:width="0.278cm" svg:height="0.79cm" svg:x="18.879cm" svg:y="14.368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171cm" svg:height="0.352cm" svg:x="19.303cm" svg:y="13.548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529cm" svg:height="1.024cm" svg:x="18.773cm" svg:y="13.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172cm" svg:height="0.398cm" svg:x="18.601cm" svg:y="14.924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79cm" svg:height="0.245cm" svg:x="18.525cm" svg:y="15.323cm">
              <text:p/>
              <draw:enhanced-geometry svg:viewBox="0 0 123 426" draw:type="non-primitive" draw:enhanced-path="M 118 0 L 123 107 122 193 115 258 102 310 84 349 61 378 33 403 0 426 N"/>
            </draw:custom-shape>
            <draw:custom-shape draw:style-name="gr37" draw:text-style-name="P5" draw:layer="layout" svg:width="0.039cm" svg:height="0.205cm" svg:x="18.525cm" svg:y="15.363cm">
              <text:p/>
              <draw:enhanced-geometry svg:viewBox="0 0 63 356" draw:type="non-primitive" draw:enhanced-path="M 0 356 L 22 300 43 237 58 169 63 102 56 44 36 0 N"/>
            </draw:custom-shape>
            <draw:custom-shape draw:style-name="gr37" draw:text-style-name="P5" draw:layer="layout" svg:width="0.093cm" svg:height="0.135cm" svg:x="19.124cm" svg:y="15.514cm">
              <text:p/>
              <draw:enhanced-geometry svg:viewBox="0 0 141 236" draw:type="non-primitive" draw:enhanced-path="M 0 236 L 64 167 110 119 136 83 141 47 119 0 N"/>
            </draw:custom-shape>
            <draw:custom-shape draw:style-name="gr37" draw:text-style-name="P5" draw:layer="layout" svg:width="0.073cm" svg:height="0.211cm" svg:x="19.193cm" svg:y="15.303cm">
              <text:p/>
              <draw:enhanced-geometry svg:viewBox="0 0 106 367" draw:type="non-primitive" draw:enhanced-path="M 13 367 L 0 317 5 253 24 183 50 115 78 56 98 16 106 0 N"/>
            </draw:custom-shape>
            <draw:custom-shape draw:style-name="gr37" draw:text-style-name="P5" draw:layer="layout" svg:width="0.145cm" svg:height="0.211cm" svg:x="19.121cm" svg:y="15.303cm">
              <text:p/>
              <draw:enhanced-geometry svg:viewBox="0 0 220 367" draw:type="non-primitive" draw:enhanced-path="M 220 0 L 159 69 108 125 66 173 34 215 13 252 1 287 0 326 8 367 N"/>
            </draw:custom-shape>
            <draw:custom-shape draw:style-name="gr37" draw:text-style-name="P5" draw:layer="layout" svg:width="0.161cm" svg:height="0.149cm" svg:x="18.962cm" svg:y="15.514cm">
              <text:p/>
              <draw:enhanced-geometry svg:viewBox="0 0 248 261" draw:type="non-primitive" draw:enhanced-path="M 248 0 L 246 52 215 104 166 152 109 195 56 230 16 253 0 261 N"/>
            </draw:custom-shape>
            <draw:custom-shape draw:style-name="gr37" draw:text-style-name="P5" draw:layer="layout" svg:width="0.085cm" svg:height="0.363cm" svg:x="18.624cm" svg:y="15.274cm">
              <text:p/>
              <draw:enhanced-geometry svg:viewBox="0 0 131 628" draw:type="non-primitive" draw:enhanced-path="M 0 628 L 28 576 51 513 71 442 88 367 100 290 110 215 118 147 124 89 128 42 131 12 131 0 N"/>
            </draw:custom-shape>
            <draw:custom-shape draw:style-name="gr37" draw:text-style-name="P5" draw:layer="layout" svg:width="0.069cm" svg:height="0.375cm" svg:x="18.687cm" svg:y="15.274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095cm" svg:height="0.184cm" svg:x="18.419cm" svg:y="15.323cm">
              <text:p/>
              <draw:enhanced-geometry svg:viewBox="0 0 146 318" draw:type="non-primitive" draw:enhanced-path="M 146 0 L 81 23 37 58 11 103 0 152 0 200 7 246 16 283 25 309 29 318 N"/>
            </draw:custom-shape>
            <draw:custom-shape draw:style-name="gr37" draw:text-style-name="P5" draw:layer="layout" svg:width="0.075cm" svg:height="0.184cm" svg:x="18.439cm" svg:y="15.323cm">
              <text:p/>
              <draw:enhanced-geometry svg:viewBox="0 0 117 318" draw:type="non-primitive" draw:enhanced-path="M 0 318 L 21 231 52 145 83 71 108 19 117 0 N"/>
            </draw:custom-shape>
            <draw:custom-shape draw:style-name="gr37" draw:text-style-name="P5" draw:layer="layout" svg:width="0.06cm" svg:height="0.149cm" svg:x="18.316cm" svg:y="15.295cm">
              <text:p/>
              <draw:enhanced-geometry svg:viewBox="0 0 88 261" draw:type="non-primitive" draw:enhanced-path="M 52 261 L 28 221 11 195 1 178 0 162 6 143 22 114 49 68 88 0 N"/>
            </draw:custom-shape>
            <draw:custom-shape draw:style-name="gr37" draw:text-style-name="P5" draw:layer="layout" svg:width="0.218cm" svg:height="0.361cm" svg:x="18.376cm" svg:y="14.933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48cm" svg:height="0.299cm" svg:x="18.595cm" svg:y="14.634cm">
              <text:p/>
              <draw:enhanced-geometry svg:viewBox="0 0 223 521" draw:type="non-primitive" draw:enhanced-path="M 0 521 L 23 456 52 383 84 308 118 231 150 159 179 96 202 45 217 12 223 0 N"/>
            </draw:custom-shape>
            <draw:custom-shape draw:style-name="gr37" draw:text-style-name="P5" draw:layer="layout" svg:width="0.039cm" svg:height="0.164cm" svg:x="19.498cm" svg:y="13.254cm">
              <text:p/>
              <draw:enhanced-geometry svg:viewBox="0 0 60 284" draw:type="non-primitive" draw:enhanced-path="M 60 284 L 20 199 3 106 0 30 1 0 N"/>
            </draw:custom-shape>
            <draw:custom-shape draw:style-name="gr37" draw:text-style-name="P5" draw:layer="layout" svg:width="0.026cm" svg:height="0.171cm" svg:x="19.389cm" svg:y="13.362cm">
              <text:p/>
              <draw:enhanced-geometry svg:viewBox="0 0 36 295" draw:type="non-primitive" draw:enhanced-path="M 36 295 L 16 205 4 107 1 31 0 0 N"/>
            </draw:custom-shape>
            <draw:custom-shape draw:style-name="gr37" draw:text-style-name="P5" draw:layer="layout" svg:width="0.03cm" svg:height="0.488cm" svg:x="19.249cm" svg:y="13.299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53cm" svg:height="0.41cm" svg:x="18.978cm" svg:y="13.643cm">
              <text:p/>
              <draw:enhanced-geometry svg:viewBox="0 0 79 710" draw:type="non-primitive" draw:enhanced-path="M 31 710 L 14 655 4 594 0 526 1 455 6 383 15 311 26 241 38 177 51 119 61 70 71 33 77 9 79 0 N"/>
            </draw:custom-shape>
            <draw:custom-shape draw:style-name="gr37" draw:text-style-name="P5" draw:layer="layout" svg:width="0.172cm" svg:height="0.585cm" svg:x="18.68cm" svg:y="13.958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4cm" svg:height="0.273cm" svg:x="18.491cm" svg:y="14.585cm">
              <text:p/>
              <draw:enhanced-geometry svg:viewBox="0 0 60 473" draw:type="non-primitive" draw:enhanced-path="M 60 0 L 44 116 31 214 21 296 13 361 7 411 4 446 1 467 0 473 N"/>
            </draw:custom-shape>
            <draw:custom-shape draw:style-name="gr37" draw:text-style-name="P5" draw:layer="layout" svg:width="0.225cm" svg:height="0.196cm" svg:x="18.266cm" svg:y="14.858cm">
              <text:p/>
              <draw:enhanced-geometry svg:viewBox="0 0 340 343" draw:type="non-primitive" draw:enhanced-path="M 340 0 L 269 73 203 138 144 197 95 247 54 288 25 318 5 338 0 343 N"/>
            </draw:custom-shape>
            <draw:custom-shape draw:style-name="gr37" draw:text-style-name="P5" draw:layer="layout" svg:width="0.114cm" svg:height="0.179cm" svg:x="18.152cm" svg:y="15.055cm">
              <text:p/>
              <draw:enhanced-geometry svg:viewBox="0 0 177 308" draw:type="non-primitive" draw:enhanced-path="M 177 0 L 149 73 126 135 102 189 76 236 43 275 0 308 N"/>
            </draw:custom-shape>
            <draw:custom-shape draw:style-name="gr37" draw:text-style-name="P5" draw:layer="layout" svg:width="0.228cm" svg:height="0.459cm" svg:x="18.445cm" svg:y="13.259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333cm" svg:height="0.66cm" svg:x="18.112cm" svg:y="13.718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22cm" svg:height="0.104cm" svg:x="20.031cm" svg:y="14.544cm">
              <text:p/>
              <draw:enhanced-geometry svg:viewBox="0 0 188 178" draw:type="non-primitive" draw:enhanced-path="M 0 178 L 34 127 56 93 69 70 83 54 102 42 135 25 188 0 N"/>
            </draw:custom-shape>
            <draw:custom-shape draw:style-name="gr37" draw:text-style-name="P5" draw:layer="layout" svg:width="0.218cm" svg:height="0.21cm" svg:x="20.153cm" svg:y="14.333cm">
              <text:p/>
              <draw:enhanced-geometry svg:viewBox="0 0 330 366" draw:type="non-primitive" draw:enhanced-path="M 0 366 L 58 331 115 279 171 219 222 157 266 98 300 47 323 13 330 0 N"/>
            </draw:custom-shape>
            <draw:custom-shape draw:style-name="gr37" draw:text-style-name="P5" draw:layer="layout" svg:width="0.085cm" svg:height="0.715cm" svg:x="20.295cm" svg:y="13.61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66cm" svg:height="0.274cm" svg:x="20.358cm" svg:y="14.215cm">
            <text:p/>
            <draw:enhanced-geometry svg:viewBox="0 0 100 473" draw:type="non-primitive" draw:enhanced-path="M 83 0 L 96 84 100 157 98 222 89 280 74 334 53 382 28 429 0 473 N"/>
          </draw:custom-shape>
          <draw:custom-shape draw:style-name="gr37" draw:text-style-name="P5" draw:layer="layout" svg:width="0.095cm" svg:height="0.205cm" svg:x="20.263cm" svg:y="14.489cm">
            <text:p/>
            <draw:enhanced-geometry svg:viewBox="0 0 142 355" draw:type="non-primitive" draw:enhanced-path="M 142 0 L 112 53 94 110 80 167 69 223 54 274 33 319 0 355 N"/>
          </draw:custom-shape>
          <draw:custom-shape draw:style-name="gr37" draw:text-style-name="P5" draw:layer="layout" svg:width="0.217cm" svg:height="0.037cm" svg:x="20.045cm" svg:y="14.669cm">
            <text:p/>
            <draw:enhanced-geometry svg:viewBox="0 0 329 68" draw:type="non-primitive" draw:enhanced-path="M 329 47 L 273 68 202 65 129 50 63 27 17 8 0 0 N"/>
          </draw:custom-shape>
          <draw:custom-shape draw:style-name="gr37" draw:text-style-name="P5" draw:layer="layout" svg:width="0.033cm" svg:height="0.361cm" svg:x="20.693cm" svg:y="14.204cm">
            <text:p/>
            <draw:enhanced-geometry svg:viewBox="0 0 51 626" draw:type="non-primitive" draw:enhanced-path="M 0 0 L 13 83 24 154 34 214 42 267 49 316 51 361 51 405 48 452 41 503 29 559 12 626 N"/>
          </draw:custom-shape>
          <draw:custom-shape draw:style-name="gr37" draw:text-style-name="P5" draw:layer="layout" svg:width="0.108cm" svg:height="0.608cm" svg:x="20.591cm" svg:y="14.565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701cm" svg:height="1.016cm" svg:x="18.744cm" svg:y="14.689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39cm" svg:height="1.016cm" svg:x="18.532cm" svg:y="13.344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453cm" svg:height="0.553cm" svg:x="18.079cm" svg:y="14.36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09cm" svg:height="0.294cm" svg:x="17.97cm" svg:y="14.914cm">
            <text:p/>
            <draw:enhanced-geometry svg:viewBox="0 0 167 509" draw:type="non-primitive" draw:enhanced-path="M 167 0 L 121 47 85 103 58 168 37 236 22 304 12 367 5 424 3 468 2 497 0 509 N"/>
          </draw:custom-shape>
          <draw:custom-shape draw:style-name="gr37" draw:text-style-name="P5" draw:layer="layout" svg:width="0.079cm" svg:height="0.397cm" svg:x="17.97cm" svg:y="14.81cm">
            <text:p/>
            <draw:enhanced-geometry svg:viewBox="0 0 120 686" draw:type="non-primitive" draw:enhanced-path="M 1 686 L 0 623 0 562 3 500 6 440 13 380 21 321 32 263 44 208 60 153 77 100 98 50 120 0 N"/>
          </draw:custom-shape>
          <draw:custom-shape draw:style-name="gr37" draw:text-style-name="P5" draw:layer="layout" svg:width="0.406cm" svg:height="0.641cm" svg:x="18.05cm" svg:y="14.169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42cm" svg:height="0.606cm" svg:x="18.456cm" svg:y="13.563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327cm" svg:height="0.666cm" svg:x="18.371cm" svg:y="13.563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36cm" svg:height="0.539cm" svg:x="18.01cm" svg:y="14.23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099cm" svg:height="0.34cm" svg:x="17.91cm" svg:y="14.769cm">
            <text:p/>
            <draw:enhanced-geometry svg:viewBox="0 0 152 592" draw:type="non-primitive" draw:enhanced-path="M 152 0 L 128 53 105 107 83 160 65 214 48 270 34 324 21 378 12 433 5 487 1 540 0 592 N"/>
          </draw:custom-shape>
          <draw:custom-shape draw:style-name="gr35" draw:text-style-name="P5" draw:layer="layout" svg:width="0.092cm" svg:height="0.069cm" svg:x="21.944cm" svg:y="11.652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49cm" svg:height="0.069cm" svg:x="21.666cm" svg:y="11.646cm">
            <text:p/>
            <draw:enhanced-geometry svg:viewBox="0 0 75 120" draw:type="non-primitive" draw:enhanced-path="M 63 14 L 74 46 75 86 64 117 64 117 43 119 28 120 22 120 22 120 0 67 5 21 13 0 13 0 41 4 57 10 63 14 63 14 63 14 Z N"/>
          </draw:custom-shape>
        </draw:g>
        <draw:frame presentation:style-name="pr6" draw:text-style-name="P6" draw:layer="layout" svg:width="22.5cm" svg:height="2.329cm" svg:x="2.3cm" svg:y="0.602cm" presentation:class="title" presentation:user-transformed="true">
          <draw:text-box>
            <text:p><text:span text:style-name="T3">exercise-1</text:span></text:p>
          </draw:text-box>
        </draw:frame>
        <draw:custom-shape draw:style-name="gr40" draw:text-style-name="P20" draw:layer="layout" svg:width="4.392cm" svg:height="1.013cm" svg:x="18.2cm" svg:y="17cm">
          <text:p><text:span text:style-name="T14">clo.c</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4" presentation:class="page"/>
          <draw:frame presentation:style-name="pr5" draw:layer="layout" svg:width="14.394cm" svg:height="11.499cm" svg:x="2.963cm" svg:y="11.861cm" presentation:class="notes" presentation:placeholder="true">
            <draw:text-box/>
          </draw:frame>
        </presentation:notes>
      </draw:page>
      <draw:page draw:name="answer-1" draw:style-name="dp1" draw:master-page-name="Default" presentation:presentation-page-layout-name="AL2T1" presentation:use-footer-name="ftr1">
        <office:forms form:automatic-focus="false" form:apply-design-mode="false"/>
        <draw:frame presentation:style-name="pr7" draw:text-style-name="P23" draw:layer="layout" svg:width="22.649cm" svg:height="14.992cm" svg:x="1.897cm" svg:y="3cm" presentation:class="outline" presentation:user-transformed="true">
          <draw:text-box>
            <text:list text:style-name="L3">
              <text:list-item>
                <text:p text:style-name="P7"><text:span text:style-name="T13">when do you get a diagnostic?</text:span></text:p>
                <text:list>
                  <text:list-item>
                    <text:p><text:span text:style-name="T13">gcc clo.c </text:span><text:span text:style-name="T15"></text:span><text:span text:style-name="T13"> NO</text:span></text:p>
                  </text:list-item>
                  <text:list-item>
                    <text:p><text:span text:style-name="T13">gcc –Wall clo.c </text:span><text:span text:style-name="T15"></text:span><text:span text:style-name="T13"> NO! <text:s text:c="2"/>why not?</text:span></text:p>
                  </text:list-item>
                  <text:list-item>
                    <text:p><text:span text:style-name="T13">gcc –Wmissing-prototypes clo.c </text:span><text:span text:style-name="T15"></text:span><text:span text:style-name="T13"> <text:s/>YES</text:span></text:p>
                  </text:list-item>
                </text:list>
              </text:list-item>
            </text:list>
            <text:p text:style-name="P21"><text:span text:style-name="T13"/></text:p>
            <text:list text:style-name="L4">
              <text:list-item>
                <text:list>
                  <text:list-header>
                    <text:p text:style-name="P22"><text:span text:style-name="T16"/></text:p>
                  </text:list-header>
                </text:list>
              </text:list-item>
            </text:list>
          </draw:text-box>
        </draw:frame>
        <draw:custom-shape draw:style-name="CodeBox" draw:text-style-name="P6" draw:layer="layout" svg:width="12.003cm" svg:height="9.393cm" svg:x="6.123cm" svg:y="8.845cm">
          <text:p><text:span text:style-name="T8">int </text:span><text:span text:style-name="T9">f();</text:span></text:p>
          <text:p><text:span text:style-name="T9"/></text:p>
          <text:p><text:span text:style-name="T8">int</text:span><text:span text:style-name="T9"> main(</text:span><text:span text:style-name="T8">void</text:span><text:span text:style-name="T9">)</text:span></text:p>
          <text:p><text:span text:style-name="T9">{</text:span></text:p>
          <text:p><text:span text:style-name="T9"><text:s text:c="4"/></text:span><text:span text:style-name="T8">return</text:span><text:span text:style-name="T9"> f(4, 2);</text:span></text:p>
          <text:p><text:span text:style-name="T9">}</text:span></text:p>
          <text:p><text:span text:style-name="T9"/></text:p>
          <text:p><text:span text:style-name="T8">int</text:span><text:span text:style-name="T9"> f(</text:span><text:span text:style-name="T8">int</text:span><text:span text:style-name="T9"> value)</text:span></text:p>
          <text:p><text:span text:style-name="T9">{</text:span></text:p>
          <text:p><text:span text:style-name="T9"><text:s text:c="4"/></text:span><text:span text:style-name="T8">return</text:span><text:span text:style-name="T9"> value;</text:span></text:p>
          <text:p><text:span text:style-name="T9">}</text:span></text:p>
          <draw:enhanced-geometry svg:viewBox="0 0 21600 21600" draw:type="mso-spt202" draw:enhanced-path="M 0 0 L 21600 0 21600 21600 0 21600 0 0 Z N"/>
        </draw:custom-shape>
        <draw:line draw:style-name="gr14" draw:text-style-name="P11" draw:layer="layout" svg:x1="20.401cm" svg:y1="9.5cm" svg:x2="11cm" svg:y2="9.5cm">
          <text:p/>
        </draw:line>
        <draw:g>
          <draw:custom-shape draw:style-name="gr8" draw:text-style-name="P5" draw:layer="layout" svg:width="0.812cm" svg:height="3.268cm" draw:transform="rotate (-2.35375102923955) translate (23.425cm 10.65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5" draw:layer="layout" svg:width="0.812cm" svg:height="3.268cm" draw:transform="rotate (-2.35375102923955) translate (23.425cm 10.65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5" draw:layer="layout" svg:width="0.759cm" svg:height="3.272cm" draw:transform="rotate (-2.35375102923955) translate (23.923cm 10.1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5" draw:layer="layout" svg:width="0.759cm" svg:height="3.272cm" draw:transform="rotate (-2.35375102923955) translate (23.923cm 10.1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5" draw:layer="layout" svg:width="0.294cm" svg:height="0.607cm" draw:transform="rotate (-2.35375102923955) translate (23.354cm 10.59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5" draw:layer="layout" svg:width="0.258cm" svg:height="0.522cm" draw:transform="rotate (-2.35375102923955) translate (23.528cm 10.32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5" draw:layer="layout" svg:width="0.52cm" svg:height="0.633cm" draw:transform="rotate (-2.35375102923955) translate (22.801cm 10.08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5" draw:layer="layout" svg:width="0.395cm" svg:height="0.245cm" draw:transform="rotate (-2.35375102923955) translate (22.126cm 9.56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5" draw:layer="layout" svg:width="0.759cm" svg:height="3.201cm" draw:transform="rotate (-2.35375102923955) translate (23.902cm 10.08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5" draw:layer="layout" svg:width="0.896cm" svg:height="3.273cm" draw:transform="rotate (-2.35375102923955) translate (23.449cm 10.5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5" draw:layer="layout" svg:width="0.589cm" svg:height="0.468cm" draw:transform="rotate (-2.35375102923955) translate (23.605cm 10.48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5" draw:layer="layout" svg:width="0.056cm" svg:height="0.03cm" draw:transform="rotate (-2.35375102923955) translate (23.383cm 10.649cm)">
            <text:p/>
            <draw:enhanced-geometry svg:viewBox="0 0 70 35" draw:type="non-primitive" draw:enhanced-path="M 0 0 L 9 5 17 9 26 15 34 20 43 24 52 29 61 32 70 35 0 0 Z N"/>
          </draw:custom-shape>
          <draw:custom-shape draw:style-name="gr10" draw:text-style-name="P5" draw:layer="layout" svg:width="0.25cm" svg:height="0.267cm" draw:transform="rotate (-2.35375102923955) translate (23.374cm 10.65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5" draw:layer="layout" svg:width="0.48cm" svg:height="0.196cm" draw:transform="rotate (-2.35375102923955) translate (22.784cm 10.55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5" draw:layer="layout" svg:width="0.197cm" svg:height="0.326cm" draw:transform="rotate (-2.35375102923955) translate (22.679cm 11.06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5" draw:layer="layout" svg:width="0.157cm" svg:height="0.316cm" draw:transform="rotate (-2.35375102923955) translate (22.66cm 11.02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5" draw:layer="layout" svg:width="0.141cm" svg:height="0.218cm" draw:transform="rotate (-2.35375102923955) translate (22.592cm 11.001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5" draw:layer="layout" svg:width="0.213cm" svg:height="0.316cm" draw:transform="rotate (-2.35375102923955) translate (22.647cm 11.03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5" draw:layer="layout" svg:width="0.124cm" svg:height="0.187cm" draw:transform="rotate (-2.35375102923955) translate (22.626cm 11.099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5" draw:layer="layout" svg:width="0.056cm" svg:height="0.187cm" draw:transform="rotate (-2.35375102923955) translate (22.572cm 11.022cm)">
            <text:p/>
            <draw:enhanced-geometry svg:viewBox="0 0 70 209" draw:type="non-primitive" draw:enhanced-path="M 0 209 L 5 197 10 183 14 171 19 157 22 144 27 131 31 118 36 104 40 91 44 78 48 65 53 52 57 38 61 26 65 12 70 0 0 209 Z N"/>
          </draw:custom-shape>
          <draw:custom-shape draw:style-name="gr10" draw:text-style-name="P5" draw:layer="layout" svg:width="0.497cm" svg:height="0.625cm" draw:transform="rotate (-2.35375102923955) translate (22.306cm 10.35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5" draw:layer="layout" svg:width="0.157cm" svg:height="0.044cm" draw:transform="rotate (-2.35375102923955) translate (22.169cm 10.318cm)">
            <text:p/>
            <draw:enhanced-geometry svg:viewBox="0 0 193 50" draw:type="non-primitive" draw:enhanced-path="M 193 0 L 181 3 168 7 156 11 143 17 131 23 117 27 105 33 92 38 79 42 66 46 55 49 42 50 31 49 21 46 11 43 0 36 193 0 Z N"/>
          </draw:custom-shape>
          <draw:custom-shape draw:style-name="gr10" draw:text-style-name="P5" draw:layer="layout" svg:width="0.222cm" svg:height="0.155cm" draw:transform="rotate (-2.35375102923955) translate (22.298cm 10.33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5" draw:layer="layout" svg:width="0.646cm" svg:height="0.893cm" draw:transform="rotate (-2.35375102923955) translate (21.46cm 9.72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5" draw:layer="layout" svg:width="0.497cm" svg:height="0.625cm" draw:transform="rotate (-2.35375102923955) translate (23.414cm 9.233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5" draw:layer="layout" svg:width="0.658cm" svg:height="0.888cm" draw:transform="rotate (-2.35375102923955) translate (22.9cm 8.26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5" draw:layer="layout" svg:width="0.181cm" svg:height="0.151cm" draw:transform="rotate (-2.35375102923955) translate (23.184cm 9.45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5" draw:layer="layout" svg:width="0.581cm" svg:height="0.442cm" draw:transform="rotate (-2.35375102923955) translate (23.89cm 9.79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5" draw:layer="layout" svg:width="0.016cm" svg:height="0.004cm" draw:transform="rotate (-2.35375102923955) translate (23.186cm 9.872cm)">
            <text:p/>
            <draw:enhanced-geometry svg:viewBox="0 0 17 0" draw:type="non-primitive" draw:enhanced-path="M 0 0 L 4 0 9 0 12 0 17 0 0 0 Z N"/>
          </draw:custom-shape>
          <draw:custom-shape draw:style-name="gr10" draw:text-style-name="P5" draw:layer="layout" svg:width="0.338cm" svg:height="0.214cm" draw:transform="rotate (-2.35375102923955) translate (23.701cm 9.74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5" draw:layer="layout" svg:width="0.629cm" svg:height="0.213cm" draw:transform="rotate (-2.35375102923955) translate (22.565cm 9.13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5" draw:layer="layout" svg:width="0.658cm" svg:height="0.25cm" draw:transform="rotate (-2.35375102923955) translate (22.422cm 8.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5" draw:layer="layout" svg:width="0.577cm" svg:height="0.027cm" draw:transform="rotate (-2.35375102923955) translate (22.124cm 8.71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5" draw:layer="layout" svg:width="0.686cm" svg:height="0.218cm" draw:transform="rotate (-2.35375102923955) translate (22.2cm 8.69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5" draw:layer="layout" svg:width="0.726cm" svg:height="0.2cm" draw:transform="rotate (-2.35375102923955) translate (22.009cm 8.4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5" draw:layer="layout" svg:width="0.338cm" svg:height="0.37cm" draw:transform="rotate (-2.35375102923955) translate (23.011cm 9.693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5" draw:layer="layout" svg:width="0.068cm" svg:height="0.061cm" draw:transform="rotate (-2.35375102923955) translate (22.866cm 9.839cm)">
            <text:p/>
            <draw:enhanced-geometry svg:viewBox="0 0 86 72" draw:type="non-primitive" draw:enhanced-path="M 0 0 L 10 9 21 18 32 27 43 35 54 44 65 53 76 62 86 72 0 0 Z N"/>
          </draw:custom-shape>
          <draw:custom-shape draw:style-name="gr8" draw:text-style-name="P5" draw:layer="layout" svg:width="0.213cm" svg:height="0.451cm" draw:transform="rotate (-2.35375102923955) translate (23.516cm 10.38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5" draw:layer="layout" svg:width="0.169cm" svg:height="0.196cm" draw:transform="rotate (-2.35375102923955) translate (22.494cm 10.34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5" draw:layer="layout" svg:width="0.218cm" svg:height="0.852cm" draw:transform="rotate (-2.35375102923955) translate (21.773cm 9.78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5" draw:layer="layout" svg:width="0.839cm" svg:height="0.191cm" draw:transform="rotate (-2.35375102923955) translate (21.781cm 8.31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5" draw:layer="layout" svg:width="0.762cm" svg:height="0.102cm" draw:transform="rotate (-2.35375102923955) translate (23.199cm 9.9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5" draw:layer="layout" svg:width="0.395cm" svg:height="0.688cm" draw:transform="rotate (-2.35375102923955) translate (23.27cm 9.6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5" draw:layer="layout" svg:width="0.395cm" svg:height="0.749cm" draw:transform="rotate (-2.35375102923955) translate (22.722cm 10.294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5" draw:layer="layout" svg:width="1.077cm" svg:height="0.066cm" draw:transform="rotate (-2.35375102923955) translate (22.775cm 9.26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5" draw:layer="layout" svg:width="0.041cm" svg:height="0.004cm" draw:transform="rotate (-2.35375102923955) translate (21.994cm 10.007cm)">
            <text:p/>
            <draw:enhanced-geometry svg:viewBox="0 0 54 0" draw:type="non-primitive" draw:enhanced-path="M 0 0 L 0 0 6 0 13 0 20 0 27 0 34 0 41 0 47 0 54 0 N"/>
          </draw:custom-shape>
          <draw:custom-shape draw:style-name="gr11" draw:text-style-name="P5" draw:layer="layout" svg:width="1.049cm" svg:height="0.066cm" draw:transform="rotate (-2.35375102923955) translate (22.67cm 9.239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5" draw:layer="layout" svg:width="1.316cm" svg:height="0.098cm" draw:transform="rotate (-2.35375102923955) translate (22.579cm 8.93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5" draw:layer="layout" svg:width="0.003cm" svg:height="0.031cm" draw:transform="rotate (-2.35375102923955) translate (21.63cm 9.886cm)">
            <text:p/>
            <draw:enhanced-geometry svg:viewBox="0 0 0 36" draw:type="non-primitive" draw:enhanced-path="M 0 0 L 0 0 0 4 0 9 0 13 0 18 0 22 0 27 0 32 0 36 N"/>
          </draw:custom-shape>
          <draw:custom-shape draw:style-name="gr11" draw:text-style-name="P5" draw:layer="layout" svg:width="1.429cm" svg:height="0.133cm" draw:transform="rotate (-2.35375102923955) translate (22.388cm 8.6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5" draw:layer="layout" svg:width="1.485cm" svg:height="0.102cm" draw:transform="rotate (-2.35375102923955) translate (22.141cm 8.43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5" draw:layer="layout" svg:width="1.473cm" svg:height="0.102cm" draw:transform="rotate (-2.35375102923955) translate (21.962cm 8.21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5" draw:layer="layout" svg:width="1.356cm" svg:height="0.201cm" draw:transform="rotate (-2.35375102923955) translate (21.784cm 8.181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5" draw:layer="layout" svg:width="0.169cm" svg:height="0.004cm" draw:transform="rotate (-2.35375102923955) translate (21.219cm 8.297cm)">
            <text:p/>
            <draw:enhanced-geometry svg:viewBox="0 0 210 0" draw:type="non-primitive" draw:enhanced-path="M 0 0 L 0 0 14 0 27 0 40 0 53 0 67 0 80 0 93 0 106 0 119 0 132 0 145 0 158 0 171 0 184 0 198 0 210 0 N"/>
          </draw:custom-shape>
          <draw:custom-shape draw:style-name="gr11" draw:text-style-name="P5" draw:layer="layout" svg:width="0.024cm" svg:height="0.031cm" draw:transform="rotate (-2.35375102923955) translate (21.05cm 8.511cm)">
            <text:p/>
            <draw:enhanced-geometry svg:viewBox="0 0 34 35" draw:type="non-primitive" draw:enhanced-path="M 0 35 L 0 35 4 30 9 27 13 22 17 18 21 13 26 9 30 4 34 0 N"/>
          </draw:custom-shape>
          <draw:custom-shape draw:style-name="gr12" draw:text-style-name="P5" draw:layer="layout" svg:width="0.149cm" svg:height="0.307cm" draw:transform="rotate (-2.35375102923955) translate (23.406cm 10.3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5" draw:layer="layout" svg:width="0.173cm" svg:height="0.223cm" draw:transform="rotate (-2.35375102923955) translate (22.885cm 9.68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5" draw:layer="layout" svg:width="0.367cm" svg:height="0.089cm" draw:transform="rotate (-2.35375102923955) translate (22.443cm 9.19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5" draw:layer="layout" svg:width="0.044cm" svg:height="0.031cm" draw:transform="rotate (-2.35375102923955) translate (22.233cm 9.324cm)">
            <text:p/>
            <draw:enhanced-geometry svg:viewBox="0 0 54 35" draw:type="non-primitive" draw:enhanced-path="M 0 35 L 7 30 13 26 20 20 25 16 32 11 39 6 46 3 54 0 0 35 Z N"/>
          </draw:custom-shape>
          <draw:custom-shape draw:style-name="gr12" draw:text-style-name="P5" draw:layer="layout" svg:width="0.258cm" svg:height="0.142cm" draw:transform="rotate (-2.35375102923955) translate (22.145cm 9.07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5" draw:layer="layout" svg:width="0.202cm" svg:height="0.125cm" draw:transform="rotate (-2.35375102923955) translate (21.872cm 8.88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5" draw:layer="layout" svg:width="0.197cm" svg:height="0.125cm" draw:transform="rotate (-2.35375102923955) translate (21.733cm 8.71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5" draw:layer="layout" svg:width="0.04cm" svg:height="0.004cm" draw:transform="rotate (-2.35375102923955) translate (21.681cm 8.636cm)">
            <text:p/>
            <draw:enhanced-geometry svg:viewBox="0 0 53 0" draw:type="non-primitive" draw:enhanced-path="M 53 0 L 46 0 40 0 34 0 27 0 20 0 13 0 6 0 0 0 53 0 Z N"/>
          </draw:custom-shape>
          <draw:custom-shape draw:style-name="gr12" draw:text-style-name="P5" draw:layer="layout" svg:width="0.214cm" svg:height="0.098cm" draw:transform="rotate (-2.35375102923955) translate (21.456cm 8.5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5" draw:layer="layout" svg:width="0.027cm" svg:height="0.031cm" draw:transform="rotate (-2.35375102923955) translate (22.514cm 11.124cm)">
            <text:p/>
            <draw:enhanced-geometry svg:viewBox="0 0 35 36" draw:type="non-primitive" draw:enhanced-path="M 35 0 L 35 0 31 5 26 10 22 14 17 17 13 22 9 27 5 31 0 36 N"/>
          </draw:custom-shape>
          <draw:custom-shape draw:style-name="gr9" draw:text-style-name="P5" draw:layer="layout" svg:width="0.096cm" svg:height="0.07cm" draw:transform="rotate (-2.35375102923955) translate (23.338cm 10.708cm)">
            <text:p/>
            <draw:enhanced-geometry svg:viewBox="0 0 123 78" draw:type="non-primitive" draw:enhanced-path="M 0 9 L 0 9 14 8 28 6 41 4 55 1 69 0 81 0 93 4 104 9 104 9 109 15 114 23 117 31 118 40 120 50 121 59 122 69 123 78 N"/>
          </draw:custom-shape>
          <draw:custom-shape draw:style-name="gr9" draw:text-style-name="P5" draw:layer="layout" svg:width="0.112cm" svg:height="0.031cm" draw:transform="rotate (-2.35375102923955) translate (23.531cm 10.456cm)">
            <text:p/>
            <draw:enhanced-geometry svg:viewBox="0 0 140 34" draw:type="non-primitive" draw:enhanced-path="M 140 0 L 140 0 122 4 103 5 84 6 63 7 45 10 28 15 12 23 0 34 N"/>
          </draw:custom-shape>
          <draw:custom-shape draw:style-name="gr9" draw:text-style-name="P5" draw:layer="layout" svg:width="0.043cm" svg:height="0.094cm" draw:transform="rotate (-2.35375102923955) translate (23.509cm 10.434cm)">
            <text:p/>
            <draw:enhanced-geometry svg:viewBox="0 0 53 106" draw:type="non-primitive" draw:enhanced-path="M 0 106 L 0 106 6 92 13 79 20 66 27 53 33 40 39 27 46 14 53 0 N"/>
          </draw:custom-shape>
          <draw:custom-shape draw:style-name="gr9" draw:text-style-name="P5" draw:layer="layout" svg:width="0.008cm" svg:height="0.094cm" draw:transform="rotate (-2.35375102923955) translate (23.499cm 10.445cm)">
            <text:p/>
            <draw:enhanced-geometry svg:viewBox="0 0 11 106" draw:type="non-primitive" draw:enhanced-path="M 0 0 L 0 0 1 14 3 29 6 42 9 57 11 71 10 84 6 96 0 106 N"/>
          </draw:custom-shape>
          <draw:custom-shape draw:style-name="gr9" draw:text-style-name="P5" draw:layer="layout" svg:width="0.129cm" svg:height="0.079cm" draw:transform="rotate (-2.35375102923955) translate (23.251cm 10.718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5" draw:layer="layout" svg:width="0.028cm" svg:height="0.031cm" draw:transform="rotate (-2.35375102923955) translate (23.241cm 10.747cm)">
            <text:p/>
            <draw:enhanced-geometry svg:viewBox="0 0 35 35" draw:type="non-primitive" draw:enhanced-path="M 35 35 L 35 35 31 31 26 25 23 18 18 12 15 6 10 3 6 0 0 1 N"/>
          </draw:custom-shape>
          <draw:custom-shape draw:style-name="gr9" draw:text-style-name="P5" draw:layer="layout" svg:width="0.04cm" svg:height="0.094cm" draw:transform="rotate (-2.35375102923955) translate (23.538cm 10.406cm)">
            <text:p/>
            <draw:enhanced-geometry svg:viewBox="0 0 53 106" draw:type="non-primitive" draw:enhanced-path="M 53 0 L 53 0 46 10 37 17 28 25 19 33 11 41 4 50 0 59 0 70 0 70 3 78 7 83 14 88 22 91 30 95 38 98 46 101 53 106 N"/>
          </draw:custom-shape>
          <draw:custom-shape draw:style-name="gr9" draw:text-style-name="P5" draw:layer="layout" svg:width="1.247cm" svg:height="2.424cm" draw:transform="rotate (-2.35375102923955) translate (23.448cm 10.87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5" draw:layer="layout" svg:width="0.169cm" svg:height="0.468cm" draw:transform="rotate (-2.35375102923955) translate (23.548cm 10.21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5" draw:layer="layout" svg:width="0.169cm" svg:height="0.468cm" draw:transform="rotate (-2.35375102923955) translate (23.548cm 10.21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5" draw:layer="layout" svg:width="0.197cm" svg:height="0.441cm" draw:transform="rotate (-2.35375102923955) translate (23.56cm 10.20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5" draw:layer="layout" svg:width="0.197cm" svg:height="0.441cm" draw:transform="rotate (-2.35375102923955) translate (23.56cm 10.20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5" draw:layer="layout" svg:width="0.17cm" svg:height="0.281cm" draw:transform="rotate (-2.35375102923955) translate (23.563cm 10.24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5" draw:layer="layout" svg:width="0.17cm" svg:height="0.281cm" draw:transform="rotate (-2.35375102923955) translate (23.563cm 10.24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5" draw:layer="layout" svg:width="0.173cm" svg:height="0.437cm" draw:transform="rotate (-2.35375102923955) translate (23.101cm 10.71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5" draw:layer="layout" svg:width="0.173cm" svg:height="0.437cm" draw:transform="rotate (-2.35375102923955) translate (23.101cm 10.71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5" draw:layer="layout" svg:width="0.189cm" svg:height="0.277cm" draw:transform="rotate (-2.35375102923955) translate (22.96cm 10.587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5" draw:layer="layout" svg:width="0.189cm" svg:height="0.277cm" draw:transform="rotate (-2.35375102923955) translate (22.96cm 10.587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5" draw:layer="layout" svg:width="0.141cm" svg:height="0.031cm" draw:transform="rotate (-2.35375102923955) translate (23.023cm 10.569cm)">
            <text:p/>
            <draw:enhanced-geometry svg:viewBox="0 0 175 34" draw:type="non-primitive" draw:enhanced-path="M 175 0 L 153 4 132 9 109 13 87 17 66 21 43 26 22 30 0 34 175 0 Z N"/>
          </draw:custom-shape>
          <draw:custom-shape draw:style-name="gr9" draw:text-style-name="P5" draw:layer="layout" svg:width="0.141cm" svg:height="0.031cm" draw:transform="rotate (-2.35375102923955) translate (23.023cm 10.569cm)">
            <text:p/>
            <draw:enhanced-geometry svg:viewBox="0 0 175 34" draw:type="non-primitive" draw:enhanced-path="M 175 0 L 175 0 153 4 132 9 109 13 87 17 66 21 43 26 22 30 0 34 N"/>
          </draw:custom-shape>
          <draw:custom-shape draw:style-name="gr13" draw:text-style-name="P5" draw:layer="layout" svg:width="0.161cm" svg:height="0.322cm" draw:transform="rotate (-2.35375102923955) translate (23.363cm 9.91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5" draw:layer="layout" svg:width="0.161cm" svg:height="0.322cm" draw:transform="rotate (-2.35375102923955) translate (23.363cm 9.91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5" draw:layer="layout" svg:width="0.129cm" svg:height="0.316cm" draw:transform="rotate (-2.35375102923955) translate (22.825cm 10.58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5" draw:layer="layout" svg:width="0.129cm" svg:height="0.316cm" draw:transform="rotate (-2.35375102923955) translate (22.825cm 10.58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5" draw:layer="layout" svg:width="0.036cm" svg:height="0.018cm" draw:transform="rotate (-2.35375102923955) translate (22.48cm 11.317cm)">
            <text:p/>
            <draw:enhanced-geometry svg:viewBox="0 0 44 17" draw:type="non-primitive" draw:enhanced-path="M 44 17 L 38 15 33 13 28 10 23 8 17 7 11 5 6 2 0 0 44 17 Z N"/>
          </draw:custom-shape>
          <draw:custom-shape draw:style-name="gr9" draw:text-style-name="P5" draw:layer="layout" svg:width="0.036cm" svg:height="0.018cm" draw:transform="rotate (-2.35375102923955) translate (22.48cm 11.317cm)">
            <text:p/>
            <draw:enhanced-geometry svg:viewBox="0 0 44 17" draw:type="non-primitive" draw:enhanced-path="M 44 17 L 44 17 38 15 33 13 28 10 23 8 17 7 11 5 6 2 0 0 N"/>
          </draw:custom-shape>
          <draw:custom-shape draw:style-name="gr13" draw:text-style-name="P5" draw:layer="layout" svg:width="0.439cm" svg:height="0.33cm" draw:transform="rotate (-2.35375102923955) translate (22.74cm 11.36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5" draw:layer="layout" svg:width="0.439cm" svg:height="0.33cm" draw:transform="rotate (-2.35375102923955) translate (22.74cm 11.36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5" draw:layer="layout" svg:width="0.387cm" svg:height="0.298cm" draw:transform="rotate (-2.35375102923955) translate (21.569cm 10.27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5" draw:layer="layout" svg:width="0.387cm" svg:height="0.298cm" draw:transform="rotate (-2.35375102923955) translate (21.569cm 10.27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5" draw:layer="layout" svg:width="0.536cm" svg:height="0.455cm" draw:transform="rotate (-2.35375102923955) translate (20.449cm 9.559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5" draw:layer="layout" svg:width="0.536cm" svg:height="0.455cm" draw:transform="rotate (-2.35375102923955) translate (20.449cm 9.559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5" draw:layer="layout" svg:width="0.132cm" svg:height="0.094cm" draw:transform="rotate (-2.35375102923955) translate (20.965cm 8.86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5" draw:layer="layout" svg:width="0.132cm" svg:height="0.094cm" draw:transform="rotate (-2.35375102923955) translate (20.965cm 8.86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5" draw:layer="layout" svg:width="0.112cm" svg:height="0.075cm" draw:transform="rotate (-2.35375102923955) translate (21.637cm 8.14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5" draw:layer="layout" svg:width="0.112cm" svg:height="0.075cm" draw:transform="rotate (-2.35375102923955) translate (21.637cm 8.14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5" draw:layer="layout" svg:width="0.12cm" svg:height="0.174cm" draw:transform="rotate (-2.35375102923955) translate (21.016cm 8.70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5" draw:layer="layout" svg:width="0.12cm" svg:height="0.174cm" draw:transform="rotate (-2.35375102923955) translate (21.016cm 8.70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5" draw:layer="layout" svg:width="0.117cm" svg:height="0.174cm" draw:transform="rotate (-2.35375102923955) translate (21.526cm 8.20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5" draw:layer="layout" svg:width="0.117cm" svg:height="0.174cm" draw:transform="rotate (-2.35375102923955) translate (21.526cm 8.20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5" draw:layer="layout" svg:width="0.415cm" svg:height="0.298cm" draw:transform="rotate (-2.35375102923955) translate (23.257cm 8.5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5" draw:layer="layout" svg:width="0.415cm" svg:height="0.298cm" draw:transform="rotate (-2.35375102923955) translate (23.257cm 8.5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5" draw:layer="layout" svg:width="0.549cm" svg:height="0.46cm" draw:transform="rotate (-2.35375102923955) translate (22.667cm 7.3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5" draw:layer="layout" svg:width="0.549cm" svg:height="0.46cm" draw:transform="rotate (-2.35375102923955) translate (22.667cm 7.3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5" draw:layer="layout" svg:width="1.194cm" svg:height="2.424cm" draw:transform="rotate (-2.35375102923955) translate (24.5cm 9.84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5" draw:layer="layout" svg:width="0.432cm" svg:height="0.331cm" draw:transform="rotate (-2.35375102923955) translate (24.369cm 9.72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5" draw:layer="layout" svg:width="0.432cm" svg:height="0.331cm" draw:transform="rotate (-2.35375102923955) translate (24.369cm 9.72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5" draw:layer="layout" svg:width="0.004cm" svg:height="0.125cm" draw:transform="rotate (-2.35375102923955) translate (24.139cm 9.846cm)">
            <text:p/>
            <draw:enhanced-geometry svg:viewBox="0 0 0 140" draw:type="non-primitive" draw:enhanced-path="M 0 140 L 0 140 0 123 0 105 0 88 0 70 0 53 0 36 0 17 0 0 N"/>
          </draw:custom-shape>
          <draw:custom-shape draw:style-name="gr9" draw:text-style-name="P5" draw:layer="layout" svg:width="0.003cm" svg:height="0.125cm" draw:transform="rotate (-2.35375102923955) translate (24.059cm 9.882cm)">
            <text:p/>
            <draw:enhanced-geometry svg:viewBox="0 0 0 141" draw:type="non-primitive" draw:enhanced-path="M 0 141 L 0 141 0 123 0 106 0 88 0 71 0 54 0 36 0 19 0 0 N"/>
          </draw:custom-shape>
          <draw:custom-shape draw:style-name="gr9" draw:text-style-name="P5" draw:layer="layout" svg:width="0.008cm" svg:height="0.093cm" draw:transform="rotate (-2.35375102923955) translate (24.226cm 9.802cm)">
            <text:p/>
            <draw:enhanced-geometry svg:viewBox="0 0 9 105" draw:type="non-primitive" draw:enhanced-path="M 9 105 L 9 105 7 91 6 79 5 65 4 52 3 40 2 26 1 14 0 0 N"/>
          </draw:custom-shape>
          <draw:custom-shape draw:style-name="gr9" draw:text-style-name="P5" draw:layer="layout" svg:width="0.076cm" svg:height="0.005cm" draw:transform="rotate (-2.35375102923955) translate (24.188cm 9.645cm)">
            <text:p/>
            <draw:enhanced-geometry svg:viewBox="0 0 97 0" draw:type="non-primitive" draw:enhanced-path="M 97 0 L 97 0 84 0 72 0 59 0 48 0 35 0 24 0 12 0 0 0 N"/>
          </draw:custom-shape>
          <draw:custom-shape draw:style-name="gr9" draw:text-style-name="P5" draw:layer="layout" svg:width="0.121cm" svg:height="0.031cm" draw:transform="rotate (-2.35375102923955) translate (24.11cm 9.652cm)">
            <text:p/>
            <draw:enhanced-geometry svg:viewBox="0 0 149 35" draw:type="non-primitive" draw:enhanced-path="M 149 0 L 149 0 131 5 112 9 93 14 74 17 56 22 37 26 19 31 0 35 N"/>
          </draw:custom-shape>
          <draw:custom-shape draw:style-name="gr9" draw:text-style-name="P5" draw:layer="layout" svg:width="0.12cm" svg:height="0.048cm" draw:transform="rotate (-2.35375102923955) translate (24.02cm 9.654cm)">
            <text:p/>
            <draw:enhanced-geometry svg:viewBox="0 0 148 55" draw:type="non-primitive" draw:enhanced-path="M 148 0 L 148 0 129 7 111 14 92 21 74 27 54 34 36 41 18 48 0 55 N"/>
          </draw:custom-shape>
          <draw:custom-shape draw:style-name="gr9" draw:text-style-name="P5" draw:layer="layout" svg:width="0.003cm" svg:height="0.112cm" draw:transform="rotate (-2.35375102923955) translate (23.942cm 9.892cm)">
            <text:p/>
            <draw:enhanced-geometry svg:viewBox="0 0 0 121" draw:type="non-primitive" draw:enhanced-path="M 0 121 L 0 121 0 106 0 92 0 77 0 61 0 46 0 31 0 16 0 0 N"/>
          </draw:custom-shape>
          <draw:custom-shape draw:style-name="gr9" draw:text-style-name="P5" draw:layer="layout" svg:width="0.088cm" svg:height="0.035cm" draw:transform="rotate (-2.35375102923955) translate (23.936cm 9.719cm)">
            <text:p/>
            <draw:enhanced-geometry svg:viewBox="0 0 107 37" draw:type="non-primitive" draw:enhanced-path="M 107 0 L 107 0 93 5 80 9 66 14 54 18 40 23 26 26 14 32 0 37 N"/>
          </draw:custom-shape>
          <draw:custom-shape draw:style-name="gr9" draw:text-style-name="P5" draw:layer="layout" svg:width="0.011cm" svg:height="0.075cm" draw:transform="rotate (-2.35375102923955) translate (23.893cm 9.87cm)">
            <text:p/>
            <draw:enhanced-geometry svg:viewBox="0 0 17 87" draw:type="non-primitive" draw:enhanced-path="M 0 87 L 0 87 2 77 4 66 6 56 8 44 10 34 13 23 15 11 17 0 N"/>
          </draw:custom-shape>
          <draw:custom-shape draw:style-name="gr9" draw:text-style-name="P5" draw:layer="layout" svg:width="0.048cm" svg:height="0.013cm" draw:transform="rotate (-2.35375102923955) translate (23.865cm 9.723cm)">
            <text:p/>
            <draw:enhanced-geometry svg:viewBox="0 0 61 17" draw:type="non-primitive" draw:enhanced-path="M 61 0 L 61 0 53 2 46 4 38 6 30 8 22 10 16 12 8 14 0 17 N"/>
          </draw:custom-shape>
          <draw:custom-shape draw:style-name="gr9" draw:text-style-name="P5" draw:layer="layout" svg:width="0.016cm" svg:height="0.129cm" draw:transform="rotate (-2.35375102923955) translate (22.639cm 11.157cm)">
            <text:p/>
            <draw:enhanced-geometry svg:viewBox="0 0 18 141" draw:type="non-primitive" draw:enhanced-path="M 18 141 L 18 141 16 122 13 105 11 87 9 70 7 53 4 35 2 18 0 0 N"/>
          </draw:custom-shape>
          <draw:custom-shape draw:style-name="gr9" draw:text-style-name="P5" draw:layer="layout" svg:width="0.015cm" svg:height="0.124cm" draw:transform="rotate (-2.35375102923955) translate (22.629cm 11.186cm)">
            <text:p/>
            <draw:enhanced-geometry svg:viewBox="0 0 17 140" draw:type="non-primitive" draw:enhanced-path="M 0 140 L 0 140 2 123 4 105 7 88 9 70 11 52 12 35 15 17 17 0 N"/>
          </draw:custom-shape>
          <draw:custom-shape draw:style-name="gr9" draw:text-style-name="P5" draw:layer="layout" svg:width="0.105cm" svg:height="0.018cm" draw:transform="rotate (-2.35375102923955) translate (22.463cm 11.113cm)">
            <text:p/>
            <draw:enhanced-geometry svg:viewBox="0 0 131 17" draw:type="non-primitive" draw:enhanced-path="M 0 0 L 0 0 17 2 33 4 49 6 66 9 82 11 98 12 114 14 131 17 N"/>
          </draw:custom-shape>
          <draw:custom-shape draw:style-name="gr9" draw:text-style-name="P5" draw:layer="layout" svg:width="0.088cm" svg:height="0.031cm" draw:transform="rotate (-2.35375102923955) translate (22.469cm 11.061cm)">
            <text:p/>
            <draw:enhanced-geometry svg:viewBox="0 0 114 34" draw:type="non-primitive" draw:enhanced-path="M 0 0 L 0 0 14 4 27 9 42 13 57 18 70 21 85 26 100 30 114 34 N"/>
          </draw:custom-shape>
          <draw:custom-shape draw:style-name="gr9" draw:text-style-name="P5" draw:layer="layout" svg:width="0.016cm" svg:height="0.062cm" draw:transform="rotate (-2.35375102923955) translate (22.584cm 11.301cm)">
            <text:p/>
            <draw:enhanced-geometry svg:viewBox="0 0 17 71" draw:type="non-primitive" draw:enhanced-path="M 0 71 L 0 71 1 62 3 53 4 44 6 35 9 27 11 18 13 9 17 0 N"/>
          </draw:custom-shape>
          <draw:custom-shape draw:style-name="gr9" draw:text-style-name="P5" draw:layer="layout" svg:width="0.003cm" svg:height="0.107cm" draw:transform="rotate (-2.35375102923955) translate (22.544cm 11.405cm)">
            <text:p/>
            <draw:enhanced-geometry svg:viewBox="0 0 0 124" draw:type="non-primitive" draw:enhanced-path="M 0 124 L 0 124 0 108 0 93 0 78 0 62 0 47 0 31 0 16 0 0 N"/>
          </draw:custom-shape>
          <draw:custom-shape draw:style-name="gr9" draw:text-style-name="P5" draw:layer="layout" svg:width="0.007cm" svg:height="0.079cm" draw:transform="rotate (-2.35375102923955) translate (22.513cm 11.459cm)">
            <text:p/>
            <draw:enhanced-geometry svg:viewBox="0 0 12 87" draw:type="non-primitive" draw:enhanced-path="M 4 87 L 4 87 4 75 3 64 1 51 0 40 0 29 2 19 6 8 12 0 N"/>
          </draw:custom-shape>
          <draw:custom-shape draw:style-name="gr9" draw:text-style-name="P5" draw:layer="layout" svg:width="0.011cm" svg:height="0.093cm" draw:transform="rotate (-2.35375102923955) translate (22.499cm 11.519cm)">
            <text:p/>
            <draw:enhanced-geometry svg:viewBox="0 0 18 105" draw:type="non-primitive" draw:enhanced-path="M 9 105 L 9 105 9 90 11 74 14 56 17 39 18 24 15 12 10 3 0 0 N"/>
          </draw:custom-shape>
          <draw:custom-shape draw:style-name="gr9" draw:text-style-name="P5" draw:layer="layout" svg:width="0.068cm" svg:height="0.049cm" draw:transform="rotate (-2.35375102923955) translate (22.411cm 11.43cm)">
            <text:p/>
            <draw:enhanced-geometry svg:viewBox="0 0 88 52" draw:type="non-primitive" draw:enhanced-path="M 0 0 L 0 0 11 7 21 12 33 19 44 26 54 33 65 40 77 45 88 52 N"/>
          </draw:custom-shape>
          <draw:custom-shape draw:style-name="gr9" draw:text-style-name="P5" draw:layer="layout" svg:width="0.06cm" svg:height="0.031cm" draw:transform="rotate (-2.35375102923955) translate (22.432cm 11.338cm)">
            <text:p/>
            <draw:enhanced-geometry svg:viewBox="0 0 72 35" draw:type="non-primitive" draw:enhanced-path="M 0 0 L 0 0 9 5 18 9 27 14 36 17 44 22 53 26 63 31 72 35 N"/>
          </draw:custom-shape>
          <draw:custom-shape draw:style-name="gr9" draw:text-style-name="P5" draw:layer="layout" svg:width="0.076cm" svg:height="0.044cm" draw:transform="rotate (-2.35375102923955) translate (22.473cm 11.253cm)">
            <text:p/>
            <draw:enhanced-geometry svg:viewBox="0 0 96 52" draw:type="non-primitive" draw:enhanced-path="M 0 0 L 0 0 12 7 24 13 36 19 49 26 60 32 72 39 84 46 96 52 N"/>
          </draw:custom-shape>
          <draw:custom-shape draw:style-name="gr9" draw:text-style-name="P5" draw:layer="layout" svg:width="0.073cm" svg:height="0.048cm" draw:transform="rotate (-2.35375102923955) translate (22.509cm 11.198cm)">
            <text:p/>
            <draw:enhanced-geometry svg:viewBox="0 0 89 53" draw:type="non-primitive" draw:enhanced-path="M 0 0 L 0 0 11 7 22 13 33 19 45 26 55 33 66 40 77 47 89 53 N"/>
          </draw:custom-shape>
          <draw:custom-shape draw:style-name="gr9" draw:text-style-name="P5" draw:layer="layout" svg:width="0.048cm" svg:height="0.017cm" draw:transform="rotate (-2.35375102923955) translate (21.833cm 10.365cm)">
            <text:p/>
            <draw:enhanced-geometry svg:viewBox="0 0 62 20" draw:type="non-primitive" draw:enhanced-path="M 0 0 L 0 0 8 3 16 7 25 11 33 15 41 18 47 20 55 20 62 17 N"/>
          </draw:custom-shape>
          <draw:custom-shape draw:style-name="gr9" draw:text-style-name="P5" draw:layer="layout" svg:width="0.015cm" svg:height="0.018cm" draw:transform="rotate (-2.35375102923955) translate (21.811cm 10.413cm)">
            <text:p/>
            <draw:enhanced-geometry svg:viewBox="0 0 17 18" draw:type="non-primitive" draw:enhanced-path="M 0 18 L 0 18 5 13 8 9 13 4 17 0 N"/>
          </draw:custom-shape>
          <draw:custom-shape draw:style-name="gr9" draw:text-style-name="P5" draw:layer="layout" svg:width="0.064cm" svg:height="0.031cm" draw:transform="rotate (-2.35375102923955) translate (21.855cm 10.387cm)">
            <text:p/>
            <draw:enhanced-geometry svg:viewBox="0 0 79 35" draw:type="non-primitive" draw:enhanced-path="M 0 0 L 0 0 10 4 20 9 30 13 41 17 51 21 60 26 70 30 79 35 N"/>
          </draw:custom-shape>
          <draw:custom-shape draw:style-name="gr9" draw:text-style-name="P5" draw:layer="layout" svg:width="0.056cm" svg:height="0.017cm" draw:transform="rotate (-2.35375102923955) translate (21.674cm 10.328cm)">
            <text:p/>
            <draw:enhanced-geometry svg:viewBox="0 0 70 17" draw:type="non-primitive" draw:enhanced-path="M 0 17 L 0 17 9 15 17 13 26 11 35 8 43 6 52 5 60 3 70 0 N"/>
          </draw:custom-shape>
          <draw:custom-shape draw:style-name="gr9" draw:text-style-name="P5" draw:layer="layout" svg:width="0.073cm" svg:height="0.018cm" draw:transform="rotate (-2.35375102923955) translate (21.616cm 10.298cm)">
            <text:p/>
            <draw:enhanced-geometry svg:viewBox="0 0 88 17" draw:type="non-primitive" draw:enhanced-path="M 0 17 L 0 17 11 14 22 12 32 10 44 8 54 5 65 3 76 1 88 0 N"/>
          </draw:custom-shape>
          <draw:custom-shape draw:style-name="gr9" draw:text-style-name="P5" draw:layer="layout" svg:width="0.056cm" svg:height="0.031cm" draw:transform="rotate (-2.35375102923955) translate (21.712cm 10.246cm)">
            <text:p/>
            <draw:enhanced-geometry svg:viewBox="0 0 71 36" draw:type="non-primitive" draw:enhanced-path="M 71 0 L 71 0 62 5 53 10 44 14 36 19 27 23 18 27 9 31 0 36 N"/>
          </draw:custom-shape>
          <draw:custom-shape draw:style-name="gr9" draw:text-style-name="P5" draw:layer="layout" svg:width="0.056cm" svg:height="0.017cm" draw:transform="rotate (-2.35375102923955) translate (21.804cm 10.286cm)">
            <text:p/>
            <draw:enhanced-geometry svg:viewBox="0 0 72 19" draw:type="non-primitive" draw:enhanced-path="M 72 0 L 72 0 63 2 54 5 45 7 37 9 28 13 19 15 10 17 0 19 N"/>
          </draw:custom-shape>
          <draw:custom-shape draw:style-name="gr9" draw:text-style-name="P5" draw:layer="layout" svg:width="0.053cm" svg:height="0.013cm" draw:transform="rotate (-2.35375102923955) translate (21.87cm 10.328cm)">
            <text:p/>
            <draw:enhanced-geometry svg:viewBox="0 0 62 17" draw:type="non-primitive" draw:enhanced-path="M 62 17 L 62 17 54 15 47 12 39 10 31 8 23 6 16 4 8 2 0 0 N"/>
          </draw:custom-shape>
          <draw:custom-shape draw:style-name="gr9" draw:text-style-name="P5" draw:layer="layout" svg:width="0.056cm" svg:height="0.014cm" draw:transform="rotate (-2.35375102923955) translate (21.956cm 10.357cm)">
            <text:p/>
            <draw:enhanced-geometry svg:viewBox="0 0 69 17" draw:type="non-primitive" draw:enhanced-path="M 0 17 L 0 17 9 15 18 13 26 11 35 8 43 6 52 4 60 2 69 0 N"/>
          </draw:custom-shape>
          <draw:custom-shape draw:style-name="gr9" draw:text-style-name="P5" draw:layer="layout" svg:width="0.065cm" svg:height="0.062cm" draw:transform="rotate (-2.35375102923955) translate (20.985cm 9.71cm)">
            <text:p/>
            <draw:enhanced-geometry svg:viewBox="0 0 78 71" draw:type="non-primitive" draw:enhanced-path="M 78 0 L 78 0 68 9 59 18 48 28 38 35 28 45 19 54 9 62 0 71 N"/>
          </draw:custom-shape>
          <draw:custom-shape draw:style-name="gr9" draw:text-style-name="P5" draw:layer="layout" svg:width="0.072cm" svg:height="0.031cm" draw:transform="rotate (-2.35375102923955) translate (20.925cm 9.77cm)">
            <text:p/>
            <draw:enhanced-geometry svg:viewBox="0 0 88 37" draw:type="non-primitive" draw:enhanced-path="M 0 0 L 0 0 11 5 21 9 33 14 44 18 54 23 66 28 77 32 88 37 N"/>
          </draw:custom-shape>
          <draw:custom-shape draw:style-name="gr9" draw:text-style-name="P5" draw:layer="layout" svg:width="0.056cm" svg:height="0.049cm" draw:transform="rotate (-2.35375102923955) translate (20.875cm 9.669cm)">
            <text:p/>
            <draw:enhanced-geometry svg:viewBox="0 0 70 52" draw:type="non-primitive" draw:enhanced-path="M 70 0 L 70 0 60 7 47 12 35 18 24 22 12 29 4 35 0 43 1 52 N"/>
          </draw:custom-shape>
          <draw:custom-shape draw:style-name="gr9" draw:text-style-name="P5" draw:layer="layout" svg:width="0.08cm" svg:height="0.004cm" draw:transform="rotate (-2.35375102923955) translate (20.787cm 9.713cm)">
            <text:p/>
            <draw:enhanced-geometry svg:viewBox="0 0 97 0" draw:type="non-primitive" draw:enhanced-path="M 0 0 L 0 0 13 0 24 0 37 0 48 0 60 0 72 0 84 0 97 0 N"/>
          </draw:custom-shape>
          <draw:custom-shape draw:style-name="gr9" draw:text-style-name="P5" draw:layer="layout" svg:width="0.056cm" svg:height="0.048cm" draw:transform="rotate (-2.35375102923955) translate (20.76cm 9.606cm)">
            <text:p/>
            <draw:enhanced-geometry svg:viewBox="0 0 70 52" draw:type="non-primitive" draw:enhanced-path="M 70 0 L 70 0 61 7 52 13 44 20 35 26 26 33 18 40 9 46 0 52 N"/>
          </draw:custom-shape>
          <draw:custom-shape draw:style-name="gr9" draw:text-style-name="P5" draw:layer="layout" svg:width="0.076cm" svg:height="0.005cm" draw:transform="rotate (-2.35375102923955) translate (20.683cm 9.66cm)">
            <text:p/>
            <draw:enhanced-geometry svg:viewBox="0 0 97 0" draw:type="non-primitive" draw:enhanced-path="M 0 0 L 0 0 13 0 24 0 37 0 48 0 61 0 72 0 84 0 97 0 N"/>
          </draw:custom-shape>
          <draw:custom-shape draw:style-name="gr9" draw:text-style-name="P5" draw:layer="layout" svg:width="0.056cm" svg:height="0.031cm" draw:transform="rotate (-2.35375102923955) translate (20.614cm 9.551cm)">
            <text:p/>
            <draw:enhanced-geometry svg:viewBox="0 0 72 35" draw:type="non-primitive" draw:enhanced-path="M 72 0 L 72 0 61 4 50 7 38 10 25 12 15 16 6 20 1 27 0 35 N"/>
          </draw:custom-shape>
          <draw:custom-shape draw:style-name="gr9" draw:text-style-name="P5" draw:layer="layout" svg:width="0.097cm" svg:height="0.004cm" draw:transform="rotate (-2.35375102923955) translate (20.583cm 9.583cm)">
            <text:p/>
            <draw:enhanced-geometry svg:viewBox="0 0 122 0" draw:type="non-primitive" draw:enhanced-path="M 122 0 L 122 0 106 0 90 0 76 0 60 0 45 0 30 0 14 0 0 0 N"/>
          </draw:custom-shape>
          <draw:custom-shape draw:style-name="gr9" draw:text-style-name="P5" draw:layer="layout" svg:width="0.04cm" svg:height="0.013cm" draw:transform="rotate (-2.35375102923955) translate (20.606cm 9.514cm)">
            <text:p/>
            <draw:enhanced-geometry svg:viewBox="0 0 52 17" draw:type="non-primitive" draw:enhanced-path="M 52 0 L 52 0 46 2 40 5 33 7 26 9 20 11 13 14 7 15 0 17 N"/>
          </draw:custom-shape>
          <draw:custom-shape draw:style-name="gr9" draw:text-style-name="P5" draw:layer="layout" svg:width="0.048cm" svg:height="0.062cm" draw:transform="rotate (-2.35375102923955) translate (20.508cm 9.526cm)">
            <text:p/>
            <draw:enhanced-geometry svg:viewBox="0 0 61 71" draw:type="non-primitive" draw:enhanced-path="M 61 0 L 61 0 53 9 46 18 38 26 30 35 22 45 16 52 8 62 0 71 N"/>
          </draw:custom-shape>
          <draw:custom-shape draw:style-name="gr9" draw:text-style-name="P5" draw:layer="layout" svg:width="0.055cm" svg:height="0.013cm" draw:transform="rotate (-2.35375102923955) translate (20.472cm 9.581cm)">
            <text:p/>
            <draw:enhanced-geometry svg:viewBox="0 0 70 17" draw:type="non-primitive" draw:enhanced-path="M 0 17 L 0 17 9 15 18 13 26 12 35 9 44 7 52 5 61 3 70 0 N"/>
          </draw:custom-shape>
          <draw:custom-shape draw:style-name="gr9" draw:text-style-name="P5" draw:layer="layout" svg:width="0.088cm" svg:height="0.004cm" draw:transform="rotate (-2.35375102923955) translate (23.069cm 8.856cm)">
            <text:p/>
            <draw:enhanced-geometry svg:viewBox="0 0 107 0" draw:type="non-primitive" draw:enhanced-path="M 107 0 L 107 0 93 0 80 0 66 0 54 0 40 0 26 0 14 0 0 0 N"/>
          </draw:custom-shape>
          <draw:custom-shape draw:style-name="gr9" draw:text-style-name="P5" draw:layer="layout" svg:width="0.108cm" svg:height="0.017cm" draw:transform="rotate (-2.35375102923955) translate (23.123cm 8.961cm)">
            <text:p/>
            <draw:enhanced-geometry svg:viewBox="0 0 131 19" draw:type="non-primitive" draw:enhanced-path="M 131 0 L 131 0 114 2 98 5 81 7 65 9 49 13 32 15 17 17 0 19 N"/>
          </draw:custom-shape>
          <draw:custom-shape draw:style-name="gr9" draw:text-style-name="P5" draw:layer="layout" svg:width="0.064cm" svg:height="0.004cm" draw:transform="rotate (-2.35375102923955) translate (23.121cm 9.051cm)">
            <text:p/>
            <draw:enhanced-geometry svg:viewBox="0 0 78 0" draw:type="non-primitive" draw:enhanced-path="M 78 0 L 78 0 68 0 59 0 49 0 39 0 28 0 19 0 9 0 0 0 N"/>
          </draw:custom-shape>
          <draw:custom-shape draw:style-name="gr9" draw:text-style-name="P5" draw:layer="layout" svg:width="0.085cm" svg:height="0.004cm" draw:transform="rotate (-2.35375102923955) translate (23.17cm 9.161cm)">
            <text:p/>
            <draw:enhanced-geometry svg:viewBox="0 0 106 0" draw:type="non-primitive" draw:enhanced-path="M 106 0 L 106 0 97 0 87 0 78 0 70 0 61 0 52 0 43 0 34 0 34 0 30 0 26 0 22 0 17 0 13 0 8 0 5 0 0 0 N"/>
          </draw:custom-shape>
          <draw:custom-shape draw:style-name="gr9" draw:text-style-name="P5" draw:layer="layout" svg:width="0.044cm" svg:height="0.013cm" draw:transform="rotate (-2.35375102923955) translate (23.046cm 9.146cm)">
            <text:p/>
            <draw:enhanced-geometry svg:viewBox="0 0 53 17" draw:type="non-primitive" draw:enhanced-path="M 0 17 L 0 17 6 15 12 12 19 10 26 8 32 6 39 4 46 2 53 0 N"/>
          </draw:custom-shape>
          <draw:custom-shape draw:style-name="gr9" draw:text-style-name="P5" draw:layer="layout" svg:width="0.052cm" svg:height="0.017cm" draw:transform="rotate (-2.35375102923955) translate (23.02cm 9.019cm)">
            <text:p/>
            <draw:enhanced-geometry svg:viewBox="0 0 61 17" draw:type="non-primitive" draw:enhanced-path="M 0 0 L 0 0 7 3 15 5 23 7 31 9 38 12 46 13 54 15 61 17 N"/>
          </draw:custom-shape>
          <draw:custom-shape draw:style-name="gr9" draw:text-style-name="P5" draw:layer="layout" svg:width="0.085cm" svg:height="0.036cm" draw:transform="rotate (-2.35375102923955) translate (22.994cm 8.913cm)">
            <text:p/>
            <draw:enhanced-geometry svg:viewBox="0 0 105 39" draw:type="non-primitive" draw:enhanced-path="M 0 0 L 0 0 13 5 26 13 40 22 54 30 68 36 80 39 93 39 105 34 N"/>
          </draw:custom-shape>
          <draw:custom-shape draw:style-name="gr9" draw:text-style-name="P5" draw:layer="layout" svg:width="0.036cm" svg:height="0.004cm" draw:transform="rotate (-2.35375102923955) translate (21.913cm 10.423cm)">
            <text:p/>
            <draw:enhanced-geometry svg:viewBox="0 0 44 0" draw:type="non-primitive" draw:enhanced-path="M 0 0 L 0 0 5 0 11 0 16 0 21 0 27 0 33 0 38 0 44 0 N"/>
          </draw:custom-shape>
          <draw:custom-shape draw:style-name="gr9" draw:text-style-name="P5" draw:layer="layout" svg:width="0.068cm" svg:height="0.035cm" draw:transform="rotate (-2.35375102923955) translate (22.541cm 8.126cm)">
            <text:p/>
            <draw:enhanced-geometry svg:viewBox="0 0 88 36" draw:type="non-primitive" draw:enhanced-path="M 88 0 L 88 0 77 5 65 10 54 14 44 17 32 22 21 27 11 31 0 36 N"/>
          </draw:custom-shape>
          <draw:custom-shape draw:style-name="gr9" draw:text-style-name="P5" draw:layer="layout" svg:width="0.028cm" svg:height="0.075cm" draw:transform="rotate (-2.35375102923955) translate (22.464cm 8.18cm)">
            <text:p/>
            <draw:enhanced-geometry svg:viewBox="0 0 35 86" draw:type="non-primitive" draw:enhanced-path="M 0 0 L 0 0 4 11 7 22 9 35 11 47 15 59 19 69 26 78 35 86 N"/>
          </draw:custom-shape>
          <draw:custom-shape draw:style-name="gr9" draw:text-style-name="P5" draw:layer="layout" svg:width="0.108cm" svg:height="0.089cm" draw:transform="rotate (-2.35375102923955) translate (22.529cm 8.09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5" draw:layer="layout" svg:width="0.02cm" svg:height="0.075cm" draw:transform="rotate (-2.35375102923955) translate (22.384cm 8.038cm)">
            <text:p/>
            <draw:enhanced-geometry svg:viewBox="0 0 27 87" draw:type="non-primitive" draw:enhanced-path="M 0 0 L 0 0 3 10 7 22 10 33 13 43 17 55 20 66 24 77 27 87 N"/>
          </draw:custom-shape>
          <draw:custom-shape draw:style-name="gr9" draw:text-style-name="P5" draw:layer="layout" svg:width="0.08cm" svg:height="0.031cm" draw:transform="rotate (-2.35375102923955) translate (22.426cm 7.908cm)">
            <text:p/>
            <draw:enhanced-geometry svg:viewBox="0 0 97 35" draw:type="non-primitive" draw:enhanced-path="M 97 0 L 97 0 84 5 72 9 60 14 48 18 36 23 24 26 13 31 0 35 N"/>
          </draw:custom-shape>
          <draw:custom-shape draw:style-name="gr9" draw:text-style-name="P5" draw:layer="layout" svg:width="0.052cm" svg:height="0.089cm" draw:transform="rotate (-2.35375102923955) translate (22.334cm 7.931cm)">
            <text:p/>
            <draw:enhanced-geometry svg:viewBox="0 0 69 103" draw:type="non-primitive" draw:enhanced-path="M 0 0 L 0 0 9 12 17 26 26 38 35 51 43 64 52 77 60 90 69 103 N"/>
          </draw:custom-shape>
          <draw:custom-shape draw:style-name="gr9" draw:text-style-name="P5" draw:layer="layout" svg:width="0.108cm" svg:height="0.004cm" draw:transform="rotate (-2.35375102923955) translate (22.399cm 7.758cm)">
            <text:p/>
            <draw:enhanced-geometry svg:viewBox="0 0 138 0" draw:type="non-primitive" draw:enhanced-path="M 138 0 L 138 0 119 0 97 0 75 0 52 0 32 0 14 0 4 0 0 0 N"/>
          </draw:custom-shape>
          <draw:custom-shape draw:style-name="gr9" draw:text-style-name="P5" draw:layer="layout" svg:width="0.044cm" svg:height="0.093cm" draw:transform="rotate (-2.35375102923955) translate (22.303cm 7.854cm)">
            <text:p/>
            <draw:enhanced-geometry svg:viewBox="0 0 53 105" draw:type="non-primitive" draw:enhanced-path="M 0 0 L 0 0 7 14 14 26 21 40 27 53 33 67 40 79 46 93 53 105 N"/>
          </draw:custom-shape>
          <draw:custom-shape draw:style-name="gr12" draw:text-style-name="P5" draw:layer="layout" svg:width="0.113cm" svg:height="0.142cm" draw:transform="rotate (-2.35375102923955) translate (23.545cm 10.42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5" draw:layer="layout" svg:width="0.113cm" svg:height="0.142cm" draw:transform="rotate (-2.35375102923955) translate (23.545cm 10.42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5" draw:layer="layout" svg:width="0.129cm" svg:height="0.155cm" draw:transform="rotate (-2.35375102923955) translate (23.545cm 10.42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5" draw:layer="layout" svg:width="0.129cm" svg:height="0.155cm" draw:transform="rotate (-2.35375102923955) translate (23.545cm 10.42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5" draw:layer="layout" svg:width="0.075cm" svg:height="0.031cm" draw:transform="rotate (-2.35375102923955) translate (23.546cm 10.442cm)">
            <text:p/>
            <draw:enhanced-geometry svg:viewBox="0 0 95 35" draw:type="non-primitive" draw:enhanced-path="M 95 18 L 87 15 80 13 72 9 64 6 56 3 50 1 42 0 34 1 28 4 22 6 18 11 13 14 9 18 5 24 2 30 0 35 95 18 Z N"/>
          </draw:custom-shape>
          <draw:custom-shape draw:style-name="gr9" draw:text-style-name="P5" draw:layer="layout" svg:width="0.075cm" svg:height="0.031cm" draw:transform="rotate (-2.35375102923955) translate (23.546cm 10.442cm)">
            <text:p/>
            <draw:enhanced-geometry svg:viewBox="0 0 95 35" draw:type="non-primitive" draw:enhanced-path="M 95 18 L 95 18 87 15 80 13 72 9 64 6 56 3 50 1 42 0 34 1 34 1 28 4 22 6 18 11 13 14 9 18 5 24 2 30 0 35 N"/>
          </draw:custom-shape>
          <draw:custom-shape draw:style-name="gr13" draw:text-style-name="P5" draw:layer="layout" svg:width="0.04cm" svg:height="0.031cm" draw:transform="rotate (-2.35375102923955) translate (23.55cm 10.418cm)">
            <text:p/>
            <draw:enhanced-geometry svg:viewBox="0 0 53 36" draw:type="non-primitive" draw:enhanced-path="M 53 0 L 46 5 38 8 31 12 23 15 16 19 10 23 4 29 0 36 53 0 Z N"/>
          </draw:custom-shape>
          <draw:custom-shape draw:style-name="gr9" draw:text-style-name="P5" draw:layer="layout" svg:width="0.04cm" svg:height="0.031cm" draw:transform="rotate (-2.35375102923955) translate (23.55cm 10.418cm)">
            <text:p/>
            <draw:enhanced-geometry svg:viewBox="0 0 53 36" draw:type="non-primitive" draw:enhanced-path="M 53 0 L 53 0 46 5 38 8 31 12 23 15 16 19 10 23 4 29 0 36 N"/>
          </draw:custom-shape>
          <draw:custom-shape draw:style-name="gr13" draw:text-style-name="P5" draw:layer="layout" svg:width="0.108cm" svg:height="0.062cm" draw:transform="rotate (-2.35375102923955) translate (23.253cm 10.73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5" draw:layer="layout" svg:width="0.108cm" svg:height="0.062cm" draw:transform="rotate (-2.35375102923955) translate (23.253cm 10.73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5" draw:layer="layout" svg:width="0.108cm" svg:height="0.107cm" draw:transform="rotate (-2.35375102923955) translate (23.234cm 10.73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5" draw:layer="layout" svg:width="0.108cm" svg:height="0.107cm" draw:transform="rotate (-2.35375102923955) translate (23.234cm 10.73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5" draw:layer="layout" svg:width="0.064cm" svg:height="0.061cm" draw:transform="rotate (-2.35375102923955) translate (23.55cm 10.418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5" draw:layer="layout" svg:width="0.064cm" svg:height="0.061cm" draw:transform="rotate (-2.35375102923955) translate (23.55cm 10.418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5" draw:text-style-name="P11" draw:layer="layout" svg:x1="13.06cm" svg:y1="13.025cm" svg:x2="13.06cm" svg:y2="13.025cm">
          <text:p/>
        </draw:line>
        <draw:line draw:style-name="gr15" draw:text-style-name="P11" draw:layer="layout" svg:x1="13.258cm" svg:y1="13.025cm" svg:x2="13.06cm" svg:y2="14.626cm">
          <text:p/>
        </draw:line>
        <draw:line draw:style-name="gr15" draw:text-style-name="P11" draw:layer="layout" svg:x1="14.66cm" svg:y1="13.025cm" svg:x2="13.456cm" svg:y2="14.626cm">
          <text:p/>
        </draw:line>
        <draw:frame presentation:style-name="pr6" draw:text-style-name="P6" draw:layer="layout" svg:width="22.5cm" svg:height="2.329cm" svg:x="2.3cm" svg:y="0.603cm" presentation:class="title" presentation:user-transformed="true">
          <draw:text-box>
            <text:p><text:span text:style-name="T3">answer-1</text:span></text:p>
          </draw:text-box>
        </draw:frame>
        <presentation:notes draw:style-name="dp2">
          <draw:page-thumbnail draw:style-name="gr2" draw:layer="layout" svg:width="13.472cm" svg:height="9.327cm" svg:x="3.126cm" svg:y="1.896cm" draw:page-number="5" presentation:class="page"/>
          <draw:frame presentation:style-name="pr5" draw:layer="layout" svg:width="14.394cm" svg:height="11.499cm" svg:x="2.963cm" svg:y="11.861cm" presentation:class="notes" presentation:placeholder="true">
            <draw:text-box/>
          </draw:frame>
        </presentation:notes>
      </draw:page>
      <draw:page draw:name="exercise-2" draw:style-name="dp1" draw:master-page-name="Default" presentation:presentation-page-layout-name="AL2T1" presentation:use-footer-name="ftr1">
        <office:forms form:automatic-focus="false" form:apply-design-mode="false"/>
        <draw:g>
          <draw:custom-shape draw:style-name="gr8" draw:text-style-name="P5" draw:layer="layout" svg:width="0.416cm" svg:height="1.478cm" draw:transform="rotate (-2.35375102923955) translate (26.143cm 17.87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5" draw:layer="layout" svg:width="0.416cm" svg:height="1.478cm" draw:transform="rotate (-2.35375102923955) translate (26.143cm 17.87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5" draw:layer="layout" svg:width="0.388cm" svg:height="1.48cm" draw:transform="rotate (-2.35375102923955) translate (26.398cm 17.61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5" draw:layer="layout" svg:width="0.388cm" svg:height="1.48cm" draw:transform="rotate (-2.35375102923955) translate (26.398cm 17.61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5" draw:layer="layout" svg:width="0.151cm" svg:height="0.274cm" draw:transform="rotate (-2.35375102923955) translate (26.109cm 17.85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5" draw:layer="layout" svg:width="0.132cm" svg:height="0.236cm" draw:transform="rotate (-2.35375102923955) translate (26.201cm 17.71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5" draw:layer="layout" svg:width="0.266cm" svg:height="0.286cm" draw:transform="rotate (-2.35375102923955) translate (25.859cm 17.62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5" draw:layer="layout" svg:width="0.202cm" svg:height="0.11cm" draw:transform="rotate (-2.35375102923955) translate (25.548cm 17.39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5" draw:layer="layout" svg:width="0.388cm" svg:height="1.448cm" draw:transform="rotate (-2.35375102923955) translate (26.39cm 17.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5" draw:layer="layout" svg:width="0.459cm" svg:height="1.48cm" draw:transform="rotate (-2.35375102923955) translate (26.156cm 17.84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5" draw:layer="layout" svg:width="0.302cm" svg:height="0.212cm" draw:transform="rotate (-2.35375102923955) translate (26.234cm 17.79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5" draw:layer="layout" svg:width="0.029cm" svg:height="0.013cm" draw:transform="rotate (-2.35375102923955) translate (26.122cm 17.878cm)">
            <text:p/>
            <draw:enhanced-geometry svg:viewBox="0 0 70 35" draw:type="non-primitive" draw:enhanced-path="M 0 0 L 9 5 17 9 26 15 34 20 43 24 52 29 61 32 70 35 0 0 Z N"/>
          </draw:custom-shape>
          <draw:custom-shape draw:style-name="gr10" draw:text-style-name="P5" draw:layer="layout" svg:width="0.128cm" svg:height="0.12cm" draw:transform="rotate (-2.35375102923955) translate (26.117cm 17.8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5" draw:layer="layout" svg:width="0.246cm" svg:height="0.088cm" draw:transform="rotate (-2.35375102923955) translate (25.836cm 17.85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5" draw:layer="layout" svg:width="0.101cm" svg:height="0.147cm" draw:transform="rotate (-2.35375102923955) translate (25.77cm 18.10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5" draw:layer="layout" svg:width="0.08cm" svg:height="0.143cm" draw:transform="rotate (-2.35375102923955) translate (25.762cm 18.08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5" draw:layer="layout" svg:width="0.072cm" svg:height="0.098cm" draw:transform="rotate (-2.35375102923955) translate (25.73cm 18.072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5" draw:layer="layout" svg:width="0.109cm" svg:height="0.143cm" draw:transform="rotate (-2.35375102923955) translate (25.755cm 18.086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5" draw:layer="layout" svg:width="0.063cm" svg:height="0.084cm" draw:transform="rotate (-2.35375102923955) translate (25.744cm 18.119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5" draw:layer="layout" svg:width="0.029cm" svg:height="0.084cm" draw:transform="rotate (-2.35375102923955) translate (25.72cm 18.082cm)">
            <text:p/>
            <draw:enhanced-geometry svg:viewBox="0 0 70 209" draw:type="non-primitive" draw:enhanced-path="M 0 209 L 5 197 10 183 14 171 19 157 22 144 27 131 31 118 36 104 40 91 44 78 48 65 53 52 57 38 61 26 65 12 70 0 0 209 Z N"/>
          </draw:custom-shape>
          <draw:custom-shape draw:style-name="gr10" draw:text-style-name="P5" draw:layer="layout" svg:width="0.254cm" svg:height="0.283cm" draw:transform="rotate (-2.35375102923955) translate (25.612cm 17.77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5" draw:layer="layout" svg:width="0.08cm" svg:height="0.02cm" draw:transform="rotate (-2.35375102923955) translate (25.547cm 17.755cm)">
            <text:p/>
            <draw:enhanced-geometry svg:viewBox="0 0 193 50" draw:type="non-primitive" draw:enhanced-path="M 193 0 L 181 3 168 7 156 11 143 17 131 23 117 27 105 33 92 38 79 42 66 46 55 49 42 50 31 49 21 46 11 43 0 36 193 0 Z N"/>
          </draw:custom-shape>
          <draw:custom-shape draw:style-name="gr10" draw:text-style-name="P5" draw:layer="layout" svg:width="0.113cm" svg:height="0.07cm" draw:transform="rotate (-2.35375102923955) translate (25.609cm 17.7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5" draw:layer="layout" svg:width="0.331cm" svg:height="0.403cm" draw:transform="rotate (-2.35375102923955) translate (25.223cm 17.4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5" draw:layer="layout" svg:width="0.254cm" svg:height="0.283cm" draw:transform="rotate (-2.35375102923955) translate (26.179cm 17.19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5" draw:layer="layout" svg:width="0.337cm" svg:height="0.401cm" draw:transform="rotate (-2.35375102923955) translate (25.961cm 16.74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5" draw:layer="layout" svg:width="0.092cm" svg:height="0.068cm" draw:transform="rotate (-2.35375102923955) translate (26.062cm 17.30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5" draw:layer="layout" svg:width="0.297cm" svg:height="0.2cm" draw:transform="rotate (-2.35375102923955) translate (26.392cm 17.4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5" draw:layer="layout" svg:width="0.008cm" svg:height="0.001cm" draw:transform="rotate (-2.35375102923955) translate (26.05cm 17.509cm)">
            <text:p/>
            <draw:enhanced-geometry svg:viewBox="0 0 17 0" draw:type="non-primitive" draw:enhanced-path="M 0 0 L 4 0 9 0 12 0 17 0 0 0 Z N"/>
          </draw:custom-shape>
          <draw:custom-shape draw:style-name="gr10" draw:text-style-name="P5" draw:layer="layout" svg:width="0.173cm" svg:height="0.097cm" draw:transform="rotate (-2.35375102923955) translate (26.302cm 17.43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5" draw:layer="layout" svg:width="0.322cm" svg:height="0.096cm" draw:transform="rotate (-2.35375102923955) translate (25.773cm 17.1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5" draw:layer="layout" svg:width="0.337cm" svg:height="0.113cm" draw:transform="rotate (-2.35375102923955) translate (25.711cm 17.06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5" draw:layer="layout" svg:width="0.295cm" svg:height="0.012cm" draw:transform="rotate (-2.35375102923955) translate (25.573cm 16.98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5" draw:layer="layout" svg:width="0.351cm" svg:height="0.098cm" draw:transform="rotate (-2.35375102923955) translate (25.61cm 16.9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5" draw:layer="layout" svg:width="0.372cm" svg:height="0.09cm" draw:transform="rotate (-2.35375102923955) translate (25.524cm 16.87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5" draw:layer="layout" svg:width="0.173cm" svg:height="0.167cm" draw:transform="rotate (-2.35375102923955) translate (25.971cm 17.428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5" draw:layer="layout" svg:width="0.035cm" svg:height="0.027cm" draw:transform="rotate (-2.35375102923955) translate (25.896cm 17.503cm)">
            <text:p/>
            <draw:enhanced-geometry svg:viewBox="0 0 86 72" draw:type="non-primitive" draw:enhanced-path="M 0 0 L 10 9 21 18 32 27 43 35 54 44 65 53 76 62 86 72 0 0 Z N"/>
          </draw:custom-shape>
          <draw:custom-shape draw:style-name="gr8" draw:text-style-name="P5" draw:layer="layout" svg:width="0.109cm" svg:height="0.204cm" draw:transform="rotate (-2.35375102923955) translate (26.194cm 17.74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5" draw:layer="layout" svg:width="0.086cm" svg:height="0.088cm" draw:transform="rotate (-2.35375102923955) translate (25.703cm 17.75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5" draw:layer="layout" svg:width="0.112cm" svg:height="0.385cm" draw:transform="rotate (-2.35375102923955) translate (25.371cm 17.51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5" draw:layer="layout" svg:width="0.43cm" svg:height="0.086cm" draw:transform="rotate (-2.35375102923955) translate (25.42cm 16.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5" draw:layer="layout" svg:width="0.39cm" svg:height="0.046cm" draw:transform="rotate (-2.35375102923955) translate (26.054cm 17.54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5" draw:layer="layout" svg:width="0.202cm" svg:height="0.311cm" draw:transform="rotate (-2.35375102923955) translate (26.096cm 17.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5" draw:layer="layout" svg:width="0.202cm" svg:height="0.338cm" draw:transform="rotate (-2.35375102923955) translate (25.814cm 17.72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5" draw:layer="layout" svg:width="0.552cm" svg:height="0.03cm" draw:transform="rotate (-2.35375102923955) translate (25.87cm 17.22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5" draw:layer="layout" svg:width="0.021cm" svg:height="0.001cm" draw:transform="rotate (-2.35375102923955) translate (25.471cm 17.61cm)">
            <text:p/>
            <draw:enhanced-geometry svg:viewBox="0 0 54 0" draw:type="non-primitive" draw:enhanced-path="M 0 0 L 0 0 6 0 13 0 20 0 27 0 34 0 41 0 47 0 54 0 N"/>
          </draw:custom-shape>
          <draw:custom-shape draw:style-name="gr11" draw:text-style-name="P5" draw:layer="layout" svg:width="0.537cm" svg:height="0.03cm" draw:transform="rotate (-2.35375102923955) translate (25.82cm 17.22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5" draw:layer="layout" svg:width="0.674cm" svg:height="0.044cm" draw:transform="rotate (-2.35375102923955) translate (25.786cm 17.07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5" draw:layer="layout" svg:width="0.001cm" svg:height="0.014cm" draw:transform="rotate (-2.35375102923955) translate (25.3cm 17.563cm)">
            <text:p/>
            <draw:enhanced-geometry svg:viewBox="0 0 0 36" draw:type="non-primitive" draw:enhanced-path="M 0 0 L 0 0 0 4 0 9 0 13 0 18 0 22 0 27 0 32 0 36 N"/>
          </draw:custom-shape>
          <draw:custom-shape draw:style-name="gr11" draw:text-style-name="P5" draw:layer="layout" svg:width="0.732cm" svg:height="0.06cm" draw:transform="rotate (-2.35375102923955) translate (25.701cm 16.95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5" draw:layer="layout" svg:width="0.761cm" svg:height="0.046cm" draw:transform="rotate (-2.35375102923955) translate (25.59cm 16.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5" draw:layer="layout" svg:width="0.754cm" svg:height="0.046cm" draw:transform="rotate (-2.35375102923955) translate (25.509cm 16.74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5" draw:layer="layout" svg:width="0.695cm" svg:height="0.091cm" draw:transform="rotate (-2.35375102923955) translate (25.425cm 16.73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5" draw:layer="layout" svg:width="0.086cm" svg:height="0.001cm" draw:transform="rotate (-2.35375102923955) translate (25.149cm 16.809cm)">
            <text:p/>
            <draw:enhanced-geometry svg:viewBox="0 0 210 0" draw:type="non-primitive" draw:enhanced-path="M 0 0 L 0 0 14 0 27 0 40 0 53 0 67 0 80 0 93 0 106 0 119 0 132 0 145 0 158 0 171 0 184 0 198 0 210 0 N"/>
          </draw:custom-shape>
          <draw:custom-shape draw:style-name="gr11" draw:text-style-name="P5" draw:layer="layout" svg:width="0.012cm" svg:height="0.014cm" draw:transform="rotate (-2.35375102923955) translate (25.062cm 16.917cm)">
            <text:p/>
            <draw:enhanced-geometry svg:viewBox="0 0 34 35" draw:type="non-primitive" draw:enhanced-path="M 0 35 L 0 35 4 30 9 27 13 22 17 18 21 13 26 9 30 4 34 0 N"/>
          </draw:custom-shape>
          <draw:custom-shape draw:style-name="gr12" draw:text-style-name="P5" draw:layer="layout" svg:width="0.076cm" svg:height="0.139cm" draw:transform="rotate (-2.35375102923955) translate (26.142cm 17.7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5" draw:layer="layout" svg:width="0.088cm" svg:height="0.101cm" draw:transform="rotate (-2.35375102923955) translate (25.91cm 17.4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5" draw:layer="layout" svg:width="0.188cm" svg:height="0.04cm" draw:transform="rotate (-2.35375102923955) translate (25.712cm 17.20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5" draw:layer="layout" svg:width="0.022cm" svg:height="0.014cm" draw:transform="rotate (-2.35375102923955) translate (25.607cm 17.273cm)">
            <text:p/>
            <draw:enhanced-geometry svg:viewBox="0 0 54 35" draw:type="non-primitive" draw:enhanced-path="M 0 35 L 7 30 13 26 20 20 25 16 32 11 39 6 46 3 54 0 0 35 Z N"/>
          </draw:custom-shape>
          <draw:custom-shape draw:style-name="gr12" draw:text-style-name="P5" draw:layer="layout" svg:width="0.132cm" svg:height="0.064cm" draw:transform="rotate (-2.35375102923955) translate (25.572cm 17.157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5" draw:layer="layout" svg:width="0.103cm" svg:height="0.056cm" draw:transform="rotate (-2.35375102923955) translate (25.446cm 17.072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5" draw:layer="layout" svg:width="0.101cm" svg:height="0.056cm" draw:transform="rotate (-2.35375102923955) translate (25.385cm 16.99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5" draw:layer="layout" svg:width="0.02cm" svg:height="0.001cm" draw:transform="rotate (-2.35375102923955) translate (25.362cm 16.959cm)">
            <text:p/>
            <draw:enhanced-geometry svg:viewBox="0 0 53 0" draw:type="non-primitive" draw:enhanced-path="M 53 0 L 46 0 40 0 34 0 27 0 20 0 13 0 6 0 0 0 53 0 Z N"/>
          </draw:custom-shape>
          <draw:custom-shape draw:style-name="gr12" draw:text-style-name="P5" draw:layer="layout" svg:width="0.109cm" svg:height="0.044cm" draw:transform="rotate (-2.35375102923955) translate (25.257cm 16.90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5" draw:layer="layout" svg:width="0.014cm" svg:height="0.014cm" draw:transform="rotate (-2.35375102923955) translate (25.689cm 18.134cm)">
            <text:p/>
            <draw:enhanced-geometry svg:viewBox="0 0 35 36" draw:type="non-primitive" draw:enhanced-path="M 35 0 L 35 0 31 5 26 10 22 14 17 17 13 22 9 27 5 31 0 36 N"/>
          </draw:custom-shape>
          <draw:custom-shape draw:style-name="gr9" draw:text-style-name="P5" draw:layer="layout" svg:width="0.049cm" svg:height="0.032cm" draw:transform="rotate (-2.35375102923955) translate (26.099cm 17.908cm)">
            <text:p/>
            <draw:enhanced-geometry svg:viewBox="0 0 123 78" draw:type="non-primitive" draw:enhanced-path="M 0 9 L 0 9 14 8 28 6 41 4 55 1 69 0 81 0 93 4 104 9 104 9 109 15 114 23 117 31 118 40 120 50 121 59 122 69 123 78 N"/>
          </draw:custom-shape>
          <draw:custom-shape draw:style-name="gr9" draw:text-style-name="P5" draw:layer="layout" svg:width="0.057cm" svg:height="0.014cm" draw:transform="rotate (-2.35375102923955) translate (26.2cm 17.781cm)">
            <text:p/>
            <draw:enhanced-geometry svg:viewBox="0 0 140 34" draw:type="non-primitive" draw:enhanced-path="M 140 0 L 140 0 122 4 103 5 84 6 63 7 45 10 28 15 12 23 0 34 N"/>
          </draw:custom-shape>
          <draw:custom-shape draw:style-name="gr9" draw:text-style-name="P5" draw:layer="layout" svg:width="0.022cm" svg:height="0.042cm" draw:transform="rotate (-2.35375102923955) translate (26.19cm 17.771cm)">
            <text:p/>
            <draw:enhanced-geometry svg:viewBox="0 0 53 106" draw:type="non-primitive" draw:enhanced-path="M 0 106 L 0 106 6 92 13 79 20 66 27 53 33 40 39 27 46 14 53 0 N"/>
          </draw:custom-shape>
          <draw:custom-shape draw:style-name="gr9" draw:text-style-name="P5" draw:layer="layout" svg:width="0.004cm" svg:height="0.042cm" draw:transform="rotate (-2.35375102923955) translate (26.184cm 17.777cm)">
            <text:p/>
            <draw:enhanced-geometry svg:viewBox="0 0 11 106" draw:type="non-primitive" draw:enhanced-path="M 0 0 L 0 0 1 14 3 29 6 42 9 57 11 71 10 84 6 96 0 106 N"/>
          </draw:custom-shape>
          <draw:custom-shape draw:style-name="gr9" draw:text-style-name="P5" draw:layer="layout" svg:width="0.066cm" svg:height="0.036cm" draw:transform="rotate (-2.35375102923955) translate (26.056cm 17.916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5" draw:layer="layout" svg:width="0.014cm" svg:height="0.014cm" draw:transform="rotate (-2.35375102923955) translate (26.051cm 17.931cm)">
            <text:p/>
            <draw:enhanced-geometry svg:viewBox="0 0 35 35" draw:type="non-primitive" draw:enhanced-path="M 35 35 L 35 35 31 31 26 25 23 18 18 12 15 6 10 3 6 0 0 1 N"/>
          </draw:custom-shape>
          <draw:custom-shape draw:style-name="gr9" draw:text-style-name="P5" draw:layer="layout" svg:width="0.02cm" svg:height="0.042cm" draw:transform="rotate (-2.35375102923955) translate (26.205cm 17.756cm)">
            <text:p/>
            <draw:enhanced-geometry svg:viewBox="0 0 53 106" draw:type="non-primitive" draw:enhanced-path="M 53 0 L 53 0 46 10 37 17 28 25 19 33 11 41 4 50 0 59 0 70 0 70 3 78 7 83 14 88 22 91 30 95 38 98 46 101 53 106 N"/>
          </draw:custom-shape>
          <draw:custom-shape draw:style-name="gr9" draw:text-style-name="P5" draw:layer="layout" svg:width="0.638cm" svg:height="1.096cm" draw:transform="rotate (-2.35375102923955) translate (26.147cm 17.9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5" draw:layer="layout" svg:width="0.086cm" svg:height="0.212cm" draw:transform="rotate (-2.35375102923955) translate (26.215cm 17.66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5" draw:layer="layout" svg:width="0.086cm" svg:height="0.212cm" draw:transform="rotate (-2.35375102923955) translate (26.215cm 17.66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5" draw:layer="layout" svg:width="0.101cm" svg:height="0.199cm" draw:transform="rotate (-2.35375102923955) translate (26.221cm 17.65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5" draw:layer="layout" svg:width="0.101cm" svg:height="0.199cm" draw:transform="rotate (-2.35375102923955) translate (26.221cm 17.65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5" draw:layer="layout" svg:width="0.087cm" svg:height="0.127cm" draw:transform="rotate (-2.35375102923955) translate (26.221cm 17.679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5" draw:layer="layout" svg:width="0.087cm" svg:height="0.127cm" draw:transform="rotate (-2.35375102923955) translate (26.221cm 17.679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5" draw:layer="layout" svg:width="0.088cm" svg:height="0.197cm" draw:transform="rotate (-2.35375102923955) translate (25.984cm 17.917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5" draw:layer="layout" svg:width="0.088cm" svg:height="0.197cm" draw:transform="rotate (-2.35375102923955) translate (25.984cm 17.917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5" draw:layer="layout" svg:width="0.097cm" svg:height="0.125cm" draw:transform="rotate (-2.35375102923955) translate (25.92cm 17.86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5" draw:layer="layout" svg:width="0.097cm" svg:height="0.125cm" draw:transform="rotate (-2.35375102923955) translate (25.92cm 17.86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5" draw:layer="layout" svg:width="0.072cm" svg:height="0.014cm" draw:transform="rotate (-2.35375102923955) translate (25.95cm 17.85cm)">
            <text:p/>
            <draw:enhanced-geometry svg:viewBox="0 0 175 34" draw:type="non-primitive" draw:enhanced-path="M 175 0 L 153 4 132 9 109 13 87 17 66 21 43 26 22 30 0 34 175 0 Z N"/>
          </draw:custom-shape>
          <draw:custom-shape draw:style-name="gr9" draw:text-style-name="P5" draw:layer="layout" svg:width="0.072cm" svg:height="0.014cm" draw:transform="rotate (-2.35375102923955) translate (25.95cm 17.85cm)">
            <text:p/>
            <draw:enhanced-geometry svg:viewBox="0 0 175 34" draw:type="non-primitive" draw:enhanced-path="M 175 0 L 175 0 153 4 132 9 109 13 87 17 66 21 43 26 22 30 0 34 N"/>
          </draw:custom-shape>
          <draw:custom-shape draw:style-name="gr13" draw:text-style-name="P5" draw:layer="layout" svg:width="0.082cm" svg:height="0.145cm" draw:transform="rotate (-2.35375102923955) translate (26.134cm 17.52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5" draw:layer="layout" svg:width="0.082cm" svg:height="0.145cm" draw:transform="rotate (-2.35375102923955) translate (26.134cm 17.52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5" draw:layer="layout" svg:width="0.066cm" svg:height="0.143cm" draw:transform="rotate (-2.35375102923955) translate (25.855cm 17.8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5" draw:layer="layout" svg:width="0.066cm" svg:height="0.143cm" draw:transform="rotate (-2.35375102923955) translate (25.855cm 17.8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5" draw:layer="layout" svg:width="0.018cm" svg:height="0.008cm" draw:transform="rotate (-2.35375102923955) translate (25.666cm 18.228cm)">
            <text:p/>
            <draw:enhanced-geometry svg:viewBox="0 0 44 17" draw:type="non-primitive" draw:enhanced-path="M 44 17 L 38 15 33 13 28 10 23 8 17 7 11 5 6 2 0 0 44 17 Z N"/>
          </draw:custom-shape>
          <draw:custom-shape draw:style-name="gr9" draw:text-style-name="P5" draw:layer="layout" svg:width="0.018cm" svg:height="0.008cm" draw:transform="rotate (-2.35375102923955) translate (25.666cm 18.228cm)">
            <text:p/>
            <draw:enhanced-geometry svg:viewBox="0 0 44 17" draw:type="non-primitive" draw:enhanced-path="M 44 17 L 44 17 38 15 33 13 28 10 23 8 17 7 11 5 6 2 0 0 N"/>
          </draw:custom-shape>
          <draw:custom-shape draw:style-name="gr13" draw:text-style-name="P5" draw:layer="layout" svg:width="0.225cm" svg:height="0.149cm" draw:transform="rotate (-2.35375102923955) translate (25.791cm 18.24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5" draw:layer="layout" svg:width="0.225cm" svg:height="0.149cm" draw:transform="rotate (-2.35375102923955) translate (25.791cm 18.24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5" draw:layer="layout" svg:width="0.198cm" svg:height="0.135cm" draw:transform="rotate (-2.35375102923955) translate (25.259cm 17.75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5" draw:layer="layout" svg:width="0.198cm" svg:height="0.135cm" draw:transform="rotate (-2.35375102923955) translate (25.259cm 17.75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5" draw:layer="layout" svg:width="0.274cm" svg:height="0.206cm" draw:transform="rotate (-2.35375102923955) translate (24.74cm 17.4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5" draw:layer="layout" svg:width="0.274cm" svg:height="0.206cm" draw:transform="rotate (-2.35375102923955) translate (24.74cm 17.4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5" draw:layer="layout" svg:width="0.068cm" svg:height="0.042cm" draw:transform="rotate (-2.35375102923955) translate (25.009cm 17.0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5" draw:layer="layout" svg:width="0.068cm" svg:height="0.042cm" draw:transform="rotate (-2.35375102923955) translate (25.009cm 17.0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5" draw:layer="layout" svg:width="0.057cm" svg:height="0.034cm" draw:transform="rotate (-2.35375102923955) translate (25.356cm 16.72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5" draw:layer="layout" svg:width="0.057cm" svg:height="0.034cm" draw:transform="rotate (-2.35375102923955) translate (25.356cm 16.72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5" draw:layer="layout" svg:width="0.061cm" svg:height="0.078cm" draw:transform="rotate (-2.35375102923955) translate (25.039cm 17.01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5" draw:layer="layout" svg:width="0.061cm" svg:height="0.078cm" draw:transform="rotate (-2.35375102923955) translate (25.039cm 17.01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5" draw:layer="layout" svg:width="0.06cm" svg:height="0.078cm" draw:transform="rotate (-2.35375102923955) translate (25.3cm 16.75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5" draw:layer="layout" svg:width="0.06cm" svg:height="0.078cm" draw:transform="rotate (-2.35375102923955) translate (25.3cm 16.75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5" draw:layer="layout" svg:width="0.212cm" svg:height="0.135cm" draw:transform="rotate (-2.35375102923955) translate (26.125cm 16.86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5" draw:layer="layout" svg:width="0.212cm" svg:height="0.135cm" draw:transform="rotate (-2.35375102923955) translate (26.125cm 16.86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5" draw:layer="layout" svg:width="0.281cm" svg:height="0.208cm" draw:transform="rotate (-2.35375102923955) translate (25.877cm 16.29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5" draw:layer="layout" svg:width="0.281cm" svg:height="0.208cm" draw:transform="rotate (-2.35375102923955) translate (25.877cm 16.29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5" draw:layer="layout" svg:width="0.612cm" svg:height="1.096cm" draw:transform="rotate (-2.35375102923955) translate (26.685cm 17.45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5" draw:layer="layout" svg:width="0.221cm" svg:height="0.149cm" draw:transform="rotate (-2.35375102923955) translate (26.625cm 17.40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5" draw:layer="layout" svg:width="0.221cm" svg:height="0.149cm" draw:transform="rotate (-2.35375102923955) translate (26.625cm 17.40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5" draw:layer="layout" svg:width="0.002cm" svg:height="0.056cm" draw:transform="rotate (-2.35375102923955) translate (26.511cm 17.469cm)">
            <text:p/>
            <draw:enhanced-geometry svg:viewBox="0 0 0 140" draw:type="non-primitive" draw:enhanced-path="M 0 140 L 0 140 0 123 0 105 0 88 0 70 0 53 0 36 0 17 0 0 N"/>
          </draw:custom-shape>
          <draw:custom-shape draw:style-name="gr9" draw:text-style-name="P5" draw:layer="layout" svg:width="0.001cm" svg:height="0.056cm" draw:transform="rotate (-2.35375102923955) translate (26.471cm 17.488cm)">
            <text:p/>
            <draw:enhanced-geometry svg:viewBox="0 0 0 141" draw:type="non-primitive" draw:enhanced-path="M 0 141 L 0 141 0 123 0 106 0 88 0 71 0 54 0 36 0 19 0 0 N"/>
          </draw:custom-shape>
          <draw:custom-shape draw:style-name="gr9" draw:text-style-name="P5" draw:layer="layout" svg:width="0.004cm" svg:height="0.042cm" draw:transform="rotate (-2.35375102923955) translate (26.553cm 17.444cm)">
            <text:p/>
            <draw:enhanced-geometry svg:viewBox="0 0 9 105" draw:type="non-primitive" draw:enhanced-path="M 9 105 L 9 105 7 91 6 79 5 65 4 52 3 40 2 26 1 14 0 0 N"/>
          </draw:custom-shape>
          <draw:custom-shape draw:style-name="gr9" draw:text-style-name="P5" draw:layer="layout" svg:width="0.039cm" svg:height="0.002cm" draw:transform="rotate (-2.35375102923955) translate (26.54cm 17.369cm)">
            <text:p/>
            <draw:enhanced-geometry svg:viewBox="0 0 97 0" draw:type="non-primitive" draw:enhanced-path="M 97 0 L 97 0 84 0 72 0 59 0 48 0 35 0 24 0 12 0 0 0 N"/>
          </draw:custom-shape>
          <draw:custom-shape draw:style-name="gr9" draw:text-style-name="P5" draw:layer="layout" svg:width="0.062cm" svg:height="0.014cm" draw:transform="rotate (-2.35375102923955) translate (26.503cm 17.376cm)">
            <text:p/>
            <draw:enhanced-geometry svg:viewBox="0 0 149 35" draw:type="non-primitive" draw:enhanced-path="M 149 0 L 149 0 131 5 112 9 93 14 74 17 56 22 37 26 19 31 0 35 N"/>
          </draw:custom-shape>
          <draw:custom-shape draw:style-name="gr9" draw:text-style-name="P5" draw:layer="layout" svg:width="0.061cm" svg:height="0.021cm" draw:transform="rotate (-2.35375102923955) translate (26.459cm 17.379cm)">
            <text:p/>
            <draw:enhanced-geometry svg:viewBox="0 0 148 55" draw:type="non-primitive" draw:enhanced-path="M 148 0 L 148 0 129 7 111 14 92 21 74 27 54 34 36 41 18 48 0 55 N"/>
          </draw:custom-shape>
          <draw:custom-shape draw:style-name="gr9" draw:text-style-name="P5" draw:layer="layout" svg:width="0.001cm" svg:height="0.05cm" draw:transform="rotate (-2.35375102923955) translate (26.415cm 17.496cm)">
            <text:p/>
            <draw:enhanced-geometry svg:viewBox="0 0 0 121" draw:type="non-primitive" draw:enhanced-path="M 0 121 L 0 121 0 106 0 92 0 77 0 61 0 46 0 31 0 16 0 0 N"/>
          </draw:custom-shape>
          <draw:custom-shape draw:style-name="gr9" draw:text-style-name="P5" draw:layer="layout" svg:width="0.045cm" svg:height="0.016cm" draw:transform="rotate (-2.35375102923955) translate (26.417cm 17.413cm)">
            <text:p/>
            <draw:enhanced-geometry svg:viewBox="0 0 107 37" draw:type="non-primitive" draw:enhanced-path="M 107 0 L 107 0 93 5 80 9 66 14 54 18 40 23 26 26 14 32 0 37 N"/>
          </draw:custom-shape>
          <draw:custom-shape draw:style-name="gr9" draw:text-style-name="P5" draw:layer="layout" svg:width="0.006cm" svg:height="0.034cm" draw:transform="rotate (-2.35375102923955) translate (26.391cm 17.488cm)">
            <text:p/>
            <draw:enhanced-geometry svg:viewBox="0 0 17 87" draw:type="non-primitive" draw:enhanced-path="M 0 87 L 0 87 2 77 4 66 6 56 8 44 10 34 13 23 15 11 17 0 N"/>
          </draw:custom-shape>
          <draw:custom-shape draw:style-name="gr9" draw:text-style-name="P5" draw:layer="layout" svg:width="0.024cm" svg:height="0.005cm" draw:transform="rotate (-2.35375102923955) translate (26.382cm 17.417cm)">
            <text:p/>
            <draw:enhanced-geometry svg:viewBox="0 0 61 17" draw:type="non-primitive" draw:enhanced-path="M 61 0 L 61 0 53 2 46 4 38 6 30 8 22 10 16 12 8 14 0 17 N"/>
          </draw:custom-shape>
          <draw:custom-shape draw:style-name="gr9" draw:text-style-name="P5" draw:layer="layout" svg:width="0.008cm" svg:height="0.058cm" draw:transform="rotate (-2.35375102923955) translate (25.748cm 18.146cm)">
            <text:p/>
            <draw:enhanced-geometry svg:viewBox="0 0 18 141" draw:type="non-primitive" draw:enhanced-path="M 18 141 L 18 141 16 122 13 105 11 87 9 70 7 53 4 35 2 18 0 0 N"/>
          </draw:custom-shape>
          <draw:custom-shape draw:style-name="gr9" draw:text-style-name="P5" draw:layer="layout" svg:width="0.007cm" svg:height="0.056cm" draw:transform="rotate (-2.35375102923955) translate (25.742cm 18.161cm)">
            <text:p/>
            <draw:enhanced-geometry svg:viewBox="0 0 17 140" draw:type="non-primitive" draw:enhanced-path="M 0 140 L 0 140 2 123 4 105 7 88 9 70 11 52 12 35 15 17 17 0 N"/>
          </draw:custom-shape>
          <draw:custom-shape draw:style-name="gr9" draw:text-style-name="P5" draw:layer="layout" svg:width="0.053cm" svg:height="0.008cm" draw:transform="rotate (-2.35375102923955) translate (25.665cm 18.129cm)">
            <text:p/>
            <draw:enhanced-geometry svg:viewBox="0 0 131 17" draw:type="non-primitive" draw:enhanced-path="M 0 0 L 0 0 17 2 33 4 49 6 66 9 82 11 98 12 114 14 131 17 N"/>
          </draw:custom-shape>
          <draw:custom-shape draw:style-name="gr9" draw:text-style-name="P5" draw:layer="layout" svg:width="0.045cm" svg:height="0.014cm" draw:transform="rotate (-2.35375102923955) translate (25.669cm 18.105cm)">
            <text:p/>
            <draw:enhanced-geometry svg:viewBox="0 0 114 34" draw:type="non-primitive" draw:enhanced-path="M 0 0 L 0 0 14 4 27 9 42 13 57 18 70 21 85 26 100 30 114 34 N"/>
          </draw:custom-shape>
          <draw:custom-shape draw:style-name="gr9" draw:text-style-name="P5" draw:layer="layout" svg:width="0.008cm" svg:height="0.028cm" draw:transform="rotate (-2.35375102923955) translate (25.717cm 18.216cm)">
            <text:p/>
            <draw:enhanced-geometry svg:viewBox="0 0 17 71" draw:type="non-primitive" draw:enhanced-path="M 0 71 L 0 71 1 62 3 53 4 44 6 35 9 27 11 18 13 9 17 0 N"/>
          </draw:custom-shape>
          <draw:custom-shape draw:style-name="gr9" draw:text-style-name="P5" draw:layer="layout" svg:width="0.001cm" svg:height="0.048cm" draw:transform="rotate (-2.35375102923955) translate (25.695cm 18.268cm)">
            <text:p/>
            <draw:enhanced-geometry svg:viewBox="0 0 0 124" draw:type="non-primitive" draw:enhanced-path="M 0 124 L 0 124 0 108 0 93 0 78 0 62 0 47 0 31 0 16 0 0 N"/>
          </draw:custom-shape>
          <draw:custom-shape draw:style-name="gr9" draw:text-style-name="P5" draw:layer="layout" svg:width="0.003cm" svg:height="0.036cm" draw:transform="rotate (-2.35375102923955) translate (25.678cm 18.295cm)">
            <text:p/>
            <draw:enhanced-geometry svg:viewBox="0 0 12 87" draw:type="non-primitive" draw:enhanced-path="M 4 87 L 4 87 4 75 3 64 1 51 0 40 0 29 2 19 6 8 12 0 N"/>
          </draw:custom-shape>
          <draw:custom-shape draw:style-name="gr9" draw:text-style-name="P5" draw:layer="layout" svg:width="0.006cm" svg:height="0.042cm" draw:transform="rotate (-2.35375102923955) translate (25.67cm 18.325cm)">
            <text:p/>
            <draw:enhanced-geometry svg:viewBox="0 0 18 105" draw:type="non-primitive" draw:enhanced-path="M 9 105 L 9 105 9 90 11 74 14 56 17 39 18 24 15 12 10 3 0 0 N"/>
          </draw:custom-shape>
          <draw:custom-shape draw:style-name="gr9" draw:text-style-name="P5" draw:layer="layout" svg:width="0.035cm" svg:height="0.022cm" draw:transform="rotate (-2.35375102923955) translate (25.63cm 18.285cm)">
            <text:p/>
            <draw:enhanced-geometry svg:viewBox="0 0 88 52" draw:type="non-primitive" draw:enhanced-path="M 0 0 L 0 0 11 7 21 12 33 19 44 26 54 33 65 40 77 45 88 52 N"/>
          </draw:custom-shape>
          <draw:custom-shape draw:style-name="gr9" draw:text-style-name="P5" draw:layer="layout" svg:width="0.03cm" svg:height="0.014cm" draw:transform="rotate (-2.35375102923955) translate (25.643cm 18.24cm)">
            <text:p/>
            <draw:enhanced-geometry svg:viewBox="0 0 72 35" draw:type="non-primitive" draw:enhanced-path="M 0 0 L 0 0 9 5 18 9 27 14 36 17 44 22 53 26 63 31 72 35 N"/>
          </draw:custom-shape>
          <draw:custom-shape draw:style-name="gr9" draw:text-style-name="P5" draw:layer="layout" svg:width="0.039cm" svg:height="0.02cm" draw:transform="rotate (-2.35375102923955) translate (25.666cm 18.198cm)">
            <text:p/>
            <draw:enhanced-geometry svg:viewBox="0 0 96 52" draw:type="non-primitive" draw:enhanced-path="M 0 0 L 0 0 12 7 24 13 36 19 49 26 60 32 72 39 84 46 96 52 N"/>
          </draw:custom-shape>
          <draw:custom-shape draw:style-name="gr9" draw:text-style-name="P5" draw:layer="layout" svg:width="0.037cm" svg:height="0.021cm" draw:transform="rotate (-2.35375102923955) translate (25.685cm 18.17cm)">
            <text:p/>
            <draw:enhanced-geometry svg:viewBox="0 0 89 53" draw:type="non-primitive" draw:enhanced-path="M 0 0 L 0 0 11 7 22 13 33 19 45 26 55 33 66 40 77 47 89 53 N"/>
          </draw:custom-shape>
          <draw:custom-shape draw:style-name="gr9" draw:text-style-name="P5" draw:layer="layout" svg:width="0.024cm" svg:height="0.007cm" draw:transform="rotate (-2.35375102923955) translate (25.383cm 17.788cm)">
            <text:p/>
            <draw:enhanced-geometry svg:viewBox="0 0 62 20" draw:type="non-primitive" draw:enhanced-path="M 0 0 L 0 0 8 3 16 7 25 11 33 15 41 18 47 20 55 20 62 17 N"/>
          </draw:custom-shape>
          <draw:custom-shape draw:style-name="gr9" draw:text-style-name="P5" draw:layer="layout" svg:width="0.007cm" svg:height="0.008cm" draw:transform="rotate (-2.35375102923955) translate (25.371cm 17.811cm)">
            <text:p/>
            <draw:enhanced-geometry svg:viewBox="0 0 17 18" draw:type="non-primitive" draw:enhanced-path="M 0 18 L 0 18 5 13 8 9 13 4 17 0 N"/>
          </draw:custom-shape>
          <draw:custom-shape draw:style-name="gr9" draw:text-style-name="P5" draw:layer="layout" svg:width="0.032cm" svg:height="0.014cm" draw:transform="rotate (-2.35375102923955) translate (25.393cm 17.798cm)">
            <text:p/>
            <draw:enhanced-geometry svg:viewBox="0 0 79 35" draw:type="non-primitive" draw:enhanced-path="M 0 0 L 0 0 10 4 20 9 30 13 41 17 51 21 60 26 70 30 79 35 N"/>
          </draw:custom-shape>
          <draw:custom-shape draw:style-name="gr9" draw:text-style-name="P5" draw:layer="layout" svg:width="0.029cm" svg:height="0.007cm" draw:transform="rotate (-2.35375102923955) translate (25.308cm 17.774cm)">
            <text:p/>
            <draw:enhanced-geometry svg:viewBox="0 0 70 17" draw:type="non-primitive" draw:enhanced-path="M 0 17 L 0 17 9 15 17 13 26 11 35 8 43 6 52 5 60 3 70 0 N"/>
          </draw:custom-shape>
          <draw:custom-shape draw:style-name="gr9" draw:text-style-name="P5" draw:layer="layout" svg:width="0.037cm" svg:height="0.008cm" draw:transform="rotate (-2.35375102923955) translate (25.28cm 17.762cm)">
            <text:p/>
            <draw:enhanced-geometry svg:viewBox="0 0 88 17" draw:type="non-primitive" draw:enhanced-path="M 0 17 L 0 17 11 14 22 12 32 10 44 8 54 5 65 3 76 1 88 0 N"/>
          </draw:custom-shape>
          <draw:custom-shape draw:style-name="gr9" draw:text-style-name="P5" draw:layer="layout" svg:width="0.029cm" svg:height="0.014cm" draw:transform="rotate (-2.35375102923955) translate (25.329cm 17.734cm)">
            <text:p/>
            <draw:enhanced-geometry svg:viewBox="0 0 71 36" draw:type="non-primitive" draw:enhanced-path="M 71 0 L 71 0 62 5 53 10 44 14 36 19 27 23 18 27 9 31 0 36 N"/>
          </draw:custom-shape>
          <draw:custom-shape draw:style-name="gr9" draw:text-style-name="P5" draw:layer="layout" svg:width="0.029cm" svg:height="0.007cm" draw:transform="rotate (-2.35375102923955) translate (25.372cm 17.751cm)">
            <text:p/>
            <draw:enhanced-geometry svg:viewBox="0 0 72 19" draw:type="non-primitive" draw:enhanced-path="M 72 0 L 72 0 63 2 54 5 45 7 37 9 28 13 19 15 10 17 0 19 N"/>
          </draw:custom-shape>
          <draw:custom-shape draw:style-name="gr9" draw:text-style-name="P5" draw:layer="layout" svg:width="0.027cm" svg:height="0.005cm" draw:transform="rotate (-2.35375102923955) translate (25.402cm 17.769cm)">
            <text:p/>
            <draw:enhanced-geometry svg:viewBox="0 0 62 17" draw:type="non-primitive" draw:enhanced-path="M 62 17 L 62 17 54 15 47 12 39 10 31 8 23 6 16 4 8 2 0 0 N"/>
          </draw:custom-shape>
          <draw:custom-shape draw:style-name="gr9" draw:text-style-name="P5" draw:layer="layout" svg:width="0.029cm" svg:height="0.006cm" draw:transform="rotate (-2.35375102923955) translate (25.443cm 17.78cm)">
            <text:p/>
            <draw:enhanced-geometry svg:viewBox="0 0 69 17" draw:type="non-primitive" draw:enhanced-path="M 0 17 L 0 17 9 15 18 13 26 11 35 8 43 6 52 4 60 2 69 0 N"/>
          </draw:custom-shape>
          <draw:custom-shape draw:style-name="gr9" draw:text-style-name="P5" draw:layer="layout" svg:width="0.033cm" svg:height="0.028cm" draw:transform="rotate (-2.35375102923955) translate (24.994cm 17.497cm)">
            <text:p/>
            <draw:enhanced-geometry svg:viewBox="0 0 78 71" draw:type="non-primitive" draw:enhanced-path="M 78 0 L 78 0 68 9 59 18 48 28 38 35 28 45 19 54 9 62 0 71 N"/>
          </draw:custom-shape>
          <draw:custom-shape draw:style-name="gr9" draw:text-style-name="P5" draw:layer="layout" svg:width="0.037cm" svg:height="0.014cm" draw:transform="rotate (-2.35375102923955) translate (24.963cm 17.528cm)">
            <text:p/>
            <draw:enhanced-geometry svg:viewBox="0 0 88 37" draw:type="non-primitive" draw:enhanced-path="M 0 0 L 0 0 11 5 21 9 33 14 44 18 54 23 66 28 77 32 88 37 N"/>
          </draw:custom-shape>
          <draw:custom-shape draw:style-name="gr9" draw:text-style-name="P5" draw:layer="layout" svg:width="0.029cm" svg:height="0.022cm" draw:transform="rotate (-2.35375102923955) translate (24.943cm 17.481cm)">
            <text:p/>
            <draw:enhanced-geometry svg:viewBox="0 0 70 52" draw:type="non-primitive" draw:enhanced-path="M 70 0 L 70 0 60 7 47 12 35 18 24 22 12 29 4 35 0 43 1 52 N"/>
          </draw:custom-shape>
          <draw:custom-shape draw:style-name="gr9" draw:text-style-name="P5" draw:layer="layout" svg:width="0.041cm" svg:height="0.001cm" draw:transform="rotate (-2.35375102923955) translate (24.899cm 17.505cm)">
            <text:p/>
            <draw:enhanced-geometry svg:viewBox="0 0 97 0" draw:type="non-primitive" draw:enhanced-path="M 0 0 L 0 0 13 0 24 0 37 0 48 0 60 0 72 0 84 0 97 0 N"/>
          </draw:custom-shape>
          <draw:custom-shape draw:style-name="gr9" draw:text-style-name="P5" draw:layer="layout" svg:width="0.029cm" svg:height="0.021cm" draw:transform="rotate (-2.35375102923955) translate (24.889cm 17.454cm)">
            <text:p/>
            <draw:enhanced-geometry svg:viewBox="0 0 70 52" draw:type="non-primitive" draw:enhanced-path="M 70 0 L 70 0 61 7 52 13 44 20 35 26 26 33 18 40 9 46 0 52 N"/>
          </draw:custom-shape>
          <draw:custom-shape draw:style-name="gr9" draw:text-style-name="P5" draw:layer="layout" svg:width="0.039cm" svg:height="0.002cm" draw:transform="rotate (-2.35375102923955) translate (24.85cm 17.482cm)">
            <text:p/>
            <draw:enhanced-geometry svg:viewBox="0 0 97 0" draw:type="non-primitive" draw:enhanced-path="M 0 0 L 0 0 13 0 24 0 37 0 48 0 61 0 72 0 84 0 97 0 N"/>
          </draw:custom-shape>
          <draw:custom-shape draw:style-name="gr9" draw:text-style-name="P5" draw:layer="layout" svg:width="0.029cm" svg:height="0.014cm" draw:transform="rotate (-2.35375102923955) translate (24.82cm 17.432cm)">
            <text:p/>
            <draw:enhanced-geometry svg:viewBox="0 0 72 35" draw:type="non-primitive" draw:enhanced-path="M 72 0 L 72 0 61 4 50 7 38 10 25 12 15 16 6 20 1 27 0 35 N"/>
          </draw:custom-shape>
          <draw:custom-shape draw:style-name="gr9" draw:text-style-name="P5" draw:layer="layout" svg:width="0.049cm" svg:height="0.001cm" draw:transform="rotate (-2.35375102923955) translate (24.804cm 17.449cm)">
            <text:p/>
            <draw:enhanced-geometry svg:viewBox="0 0 122 0" draw:type="non-primitive" draw:enhanced-path="M 122 0 L 122 0 106 0 90 0 76 0 60 0 45 0 30 0 14 0 0 0 N"/>
          </draw:custom-shape>
          <draw:custom-shape draw:style-name="gr9" draw:text-style-name="P5" draw:layer="layout" svg:width="0.02cm" svg:height="0.005cm" draw:transform="rotate (-2.35375102923955) translate (24.817cm 17.414cm)">
            <text:p/>
            <draw:enhanced-geometry svg:viewBox="0 0 52 17" draw:type="non-primitive" draw:enhanced-path="M 52 0 L 52 0 46 2 40 5 33 7 26 9 20 11 13 14 7 15 0 17 N"/>
          </draw:custom-shape>
          <draw:custom-shape draw:style-name="gr9" draw:text-style-name="P5" draw:layer="layout" svg:width="0.024cm" svg:height="0.028cm" draw:transform="rotate (-2.35375102923955) translate (24.769cm 17.423cm)">
            <text:p/>
            <draw:enhanced-geometry svg:viewBox="0 0 61 71" draw:type="non-primitive" draw:enhanced-path="M 61 0 L 61 0 53 9 46 18 38 26 30 35 22 45 16 52 8 62 0 71 N"/>
          </draw:custom-shape>
          <draw:custom-shape draw:style-name="gr9" draw:text-style-name="P5" draw:layer="layout" svg:width="0.028cm" svg:height="0.005cm" draw:transform="rotate (-2.35375102923955) translate (24.75cm 17.45cm)">
            <text:p/>
            <draw:enhanced-geometry svg:viewBox="0 0 70 17" draw:type="non-primitive" draw:enhanced-path="M 0 17 L 0 17 9 15 18 13 26 12 35 9 44 7 52 5 61 3 70 0 N"/>
          </draw:custom-shape>
          <draw:custom-shape draw:style-name="gr9" draw:text-style-name="P5" draw:layer="layout" svg:width="0.045cm" svg:height="0.001cm" draw:transform="rotate (-2.35375102923955) translate (26.025cm 17.023cm)">
            <text:p/>
            <draw:enhanced-geometry svg:viewBox="0 0 107 0" draw:type="non-primitive" draw:enhanced-path="M 107 0 L 107 0 93 0 80 0 66 0 54 0 40 0 26 0 14 0 0 0 N"/>
          </draw:custom-shape>
          <draw:custom-shape draw:style-name="gr9" draw:text-style-name="P5" draw:layer="layout" svg:width="0.055cm" svg:height="0.007cm" draw:transform="rotate (-2.35375102923955) translate (26.047cm 17.072cm)">
            <text:p/>
            <draw:enhanced-geometry svg:viewBox="0 0 131 19" draw:type="non-primitive" draw:enhanced-path="M 131 0 L 131 0 114 2 98 5 81 7 65 9 49 13 32 15 17 17 0 19 N"/>
          </draw:custom-shape>
          <draw:custom-shape draw:style-name="gr9" draw:text-style-name="P5" draw:layer="layout" svg:width="0.032cm" svg:height="0.001cm" draw:transform="rotate (-2.35375102923955) translate (26.044cm 17.115cm)">
            <text:p/>
            <draw:enhanced-geometry svg:viewBox="0 0 78 0" draw:type="non-primitive" draw:enhanced-path="M 78 0 L 78 0 68 0 59 0 49 0 39 0 28 0 19 0 9 0 0 0 N"/>
          </draw:custom-shape>
          <draw:custom-shape draw:style-name="gr9" draw:text-style-name="P5" draw:layer="layout" svg:width="0.043cm" svg:height="0.001cm" draw:transform="rotate (-2.35375102923955) translate (26.064cm 17.166cm)">
            <text:p/>
            <draw:enhanced-geometry svg:viewBox="0 0 106 0" draw:type="non-primitive" draw:enhanced-path="M 106 0 L 106 0 97 0 87 0 78 0 70 0 61 0 52 0 43 0 34 0 34 0 30 0 26 0 22 0 17 0 13 0 8 0 5 0 0 0 N"/>
          </draw:custom-shape>
          <draw:custom-shape draw:style-name="gr9" draw:text-style-name="P5" draw:layer="layout" svg:width="0.022cm" svg:height="0.005cm" draw:transform="rotate (-2.35375102923955) translate (26.005cm 17.164cm)">
            <text:p/>
            <draw:enhanced-geometry svg:viewBox="0 0 53 17" draw:type="non-primitive" draw:enhanced-path="M 0 17 L 0 17 6 15 12 12 19 10 26 8 32 6 39 4 46 2 53 0 N"/>
          </draw:custom-shape>
          <draw:custom-shape draw:style-name="gr9" draw:text-style-name="P5" draw:layer="layout" svg:width="0.026cm" svg:height="0.007cm" draw:transform="rotate (-2.35375102923955) translate (25.996cm 17.103cm)">
            <text:p/>
            <draw:enhanced-geometry svg:viewBox="0 0 61 17" draw:type="non-primitive" draw:enhanced-path="M 0 0 L 0 0 7 3 15 5 23 7 31 9 38 12 46 13 54 15 61 17 N"/>
          </draw:custom-shape>
          <draw:custom-shape draw:style-name="gr9" draw:text-style-name="P5" draw:layer="layout" svg:width="0.043cm" svg:height="0.016cm" draw:transform="rotate (-2.35375102923955) translate (25.987cm 17.053cm)">
            <text:p/>
            <draw:enhanced-geometry svg:viewBox="0 0 105 39" draw:type="non-primitive" draw:enhanced-path="M 0 0 L 0 0 13 5 26 13 40 22 54 30 68 36 80 39 93 39 105 34 N"/>
          </draw:custom-shape>
          <draw:custom-shape draw:style-name="gr9" draw:text-style-name="P5" draw:layer="layout" svg:width="0.018cm" svg:height="0.001cm" draw:transform="rotate (-2.35375102923955) translate (25.42cm 17.813cm)">
            <text:p/>
            <draw:enhanced-geometry svg:viewBox="0 0 44 0" draw:type="non-primitive" draw:enhanced-path="M 0 0 L 0 0 5 0 11 0 16 0 21 0 27 0 33 0 38 0 44 0 N"/>
          </draw:custom-shape>
          <draw:custom-shape draw:style-name="gr9" draw:text-style-name="P5" draw:layer="layout" svg:width="0.035cm" svg:height="0.016cm" draw:transform="rotate (-2.35375102923955) translate (25.792cm 16.687cm)">
            <text:p/>
            <draw:enhanced-geometry svg:viewBox="0 0 88 36" draw:type="non-primitive" draw:enhanced-path="M 88 0 L 88 0 77 5 65 10 54 14 44 17 32 22 21 27 11 31 0 36 N"/>
          </draw:custom-shape>
          <draw:custom-shape draw:style-name="gr9" draw:text-style-name="P5" draw:layer="layout" svg:width="0.014cm" svg:height="0.034cm" draw:transform="rotate (-2.35375102923955) translate (25.753cm 16.714cm)">
            <text:p/>
            <draw:enhanced-geometry svg:viewBox="0 0 35 86" draw:type="non-primitive" draw:enhanced-path="M 0 0 L 0 0 4 11 7 22 9 35 11 47 15 59 19 69 26 78 35 86 N"/>
          </draw:custom-shape>
          <draw:custom-shape draw:style-name="gr9" draw:text-style-name="P5" draw:layer="layout" svg:width="0.055cm" svg:height="0.04cm" draw:transform="rotate (-2.35375102923955) translate (25.787cm 16.669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5" draw:layer="layout" svg:width="0.01cm" svg:height="0.034cm" draw:transform="rotate (-2.35375102923955) translate (25.718cm 16.649cm)">
            <text:p/>
            <draw:enhanced-geometry svg:viewBox="0 0 27 87" draw:type="non-primitive" draw:enhanced-path="M 0 0 L 0 0 3 10 7 22 10 33 13 43 17 55 20 66 24 77 27 87 N"/>
          </draw:custom-shape>
          <draw:custom-shape draw:style-name="gr9" draw:text-style-name="P5" draw:layer="layout" svg:width="0.041cm" svg:height="0.014cm" draw:transform="rotate (-2.35375102923955) translate (25.742cm 16.585cm)">
            <text:p/>
            <draw:enhanced-geometry svg:viewBox="0 0 97 35" draw:type="non-primitive" draw:enhanced-path="M 97 0 L 97 0 84 5 72 9 60 14 48 18 36 23 24 26 13 31 0 35 N"/>
          </draw:custom-shape>
          <draw:custom-shape draw:style-name="gr9" draw:text-style-name="P5" draw:layer="layout" svg:width="0.026cm" svg:height="0.04cm" draw:transform="rotate (-2.35375102923955) translate (25.698cm 16.599cm)">
            <text:p/>
            <draw:enhanced-geometry svg:viewBox="0 0 69 103" draw:type="non-primitive" draw:enhanced-path="M 0 0 L 0 0 9 12 17 26 26 38 35 51 43 64 52 77 60 90 69 103 N"/>
          </draw:custom-shape>
          <draw:custom-shape draw:style-name="gr9" draw:text-style-name="P5" draw:layer="layout" svg:width="0.055cm" svg:height="0.001cm" draw:transform="rotate (-2.35375102923955) translate (25.735cm 16.513cm)">
            <text:p/>
            <draw:enhanced-geometry svg:viewBox="0 0 138 0" draw:type="non-primitive" draw:enhanced-path="M 138 0 L 138 0 119 0 97 0 75 0 52 0 32 0 14 0 4 0 0 0 N"/>
          </draw:custom-shape>
          <draw:custom-shape draw:style-name="gr9" draw:text-style-name="P5" draw:layer="layout" svg:width="0.022cm" svg:height="0.042cm" draw:transform="rotate (-2.35375102923955) translate (25.686cm 16.563cm)">
            <text:p/>
            <draw:enhanced-geometry svg:viewBox="0 0 53 105" draw:type="non-primitive" draw:enhanced-path="M 0 0 L 0 0 7 14 14 26 21 40 27 53 33 67 40 79 46 93 53 105 N"/>
          </draw:custom-shape>
          <draw:custom-shape draw:style-name="gr12" draw:text-style-name="P5" draw:layer="layout" svg:width="0.058cm" svg:height="0.064cm" draw:transform="rotate (-2.35375102923955) translate (26.207cm 17.76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5" draw:layer="layout" svg:width="0.058cm" svg:height="0.064cm" draw:transform="rotate (-2.35375102923955) translate (26.207cm 17.76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5" draw:layer="layout" svg:width="0.066cm" svg:height="0.07cm" draw:transform="rotate (-2.35375102923955) translate (26.207cm 17.76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5" draw:layer="layout" svg:width="0.066cm" svg:height="0.07cm" draw:transform="rotate (-2.35375102923955) translate (26.207cm 17.76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5" draw:layer="layout" svg:width="0.038cm" svg:height="0.014cm" draw:transform="rotate (-2.35375102923955) translate (26.207cm 17.774cm)">
            <text:p/>
            <draw:enhanced-geometry svg:viewBox="0 0 95 35" draw:type="non-primitive" draw:enhanced-path="M 95 18 L 87 15 80 13 72 9 64 6 56 3 50 1 42 0 34 1 28 4 22 6 18 11 13 14 9 18 5 24 2 30 0 35 95 18 Z N"/>
          </draw:custom-shape>
          <draw:custom-shape draw:style-name="gr9" draw:text-style-name="P5" draw:layer="layout" svg:width="0.038cm" svg:height="0.014cm" draw:transform="rotate (-2.35375102923955) translate (26.207cm 17.774cm)">
            <text:p/>
            <draw:enhanced-geometry svg:viewBox="0 0 95 35" draw:type="non-primitive" draw:enhanced-path="M 95 18 L 95 18 87 15 80 13 72 9 64 6 56 3 50 1 42 0 34 1 34 1 28 4 22 6 18 11 13 14 9 18 5 24 2 30 0 35 N"/>
          </draw:custom-shape>
          <draw:custom-shape draw:style-name="gr13" draw:text-style-name="P5" draw:layer="layout" svg:width="0.02cm" svg:height="0.014cm" draw:transform="rotate (-2.35375102923955) translate (26.21cm 17.761cm)">
            <text:p/>
            <draw:enhanced-geometry svg:viewBox="0 0 53 36" draw:type="non-primitive" draw:enhanced-path="M 53 0 L 46 5 38 8 31 12 23 15 16 19 10 23 4 29 0 36 53 0 Z N"/>
          </draw:custom-shape>
          <draw:custom-shape draw:style-name="gr9" draw:text-style-name="P5" draw:layer="layout" svg:width="0.02cm" svg:height="0.014cm" draw:transform="rotate (-2.35375102923955) translate (26.21cm 17.761cm)">
            <text:p/>
            <draw:enhanced-geometry svg:viewBox="0 0 53 36" draw:type="non-primitive" draw:enhanced-path="M 53 0 L 53 0 46 5 38 8 31 12 23 15 16 19 10 23 4 29 0 36 N"/>
          </draw:custom-shape>
          <draw:custom-shape draw:style-name="gr13" draw:text-style-name="P5" draw:layer="layout" svg:width="0.055cm" svg:height="0.028cm" draw:transform="rotate (-2.35375102923955) translate (26.057cm 17.92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5" draw:layer="layout" svg:width="0.055cm" svg:height="0.028cm" draw:transform="rotate (-2.35375102923955) translate (26.057cm 17.92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5" draw:layer="layout" svg:width="0.055cm" svg:height="0.048cm" draw:transform="rotate (-2.35375102923955) translate (26.047cm 17.92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5" draw:layer="layout" svg:width="0.055cm" svg:height="0.048cm" draw:transform="rotate (-2.35375102923955) translate (26.047cm 17.92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5" draw:layer="layout" svg:width="0.032cm" svg:height="0.027cm" draw:transform="rotate (-2.35375102923955) translate (26.21cm 17.76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5" draw:layer="layout" svg:width="0.032cm" svg:height="0.027cm" draw:transform="rotate (-2.35375102923955) translate (26.21cm 17.761cm)">
            <text:p/>
            <draw:enhanced-geometry svg:viewBox="0 0 80 70" draw:type="non-primitive" draw:enhanced-path="M 45 0 L 45 0 38 5 31 8 24 12 17 15 11 20 6 24 2 29 0 36 0 36 0 42 3 48 7 55 12 59 17 64 23 67 30 70 36 70 36 70 44 68 50 64 56 58 61 50 65 42 70 33 74 25 80 17 N"/>
          </draw:custom-shape>
        </draw:g>
        <draw:frame presentation:style-name="pr7" draw:text-style-name="P5" draw:layer="layout" svg:width="22.649cm" svg:height="14.992cm" svg:x="1.697cm" svg:y="3.3cm" presentation:class="outline" presentation:user-transformed="true">
          <draw:text-box>
            <text:list text:style-name="L3">
              <text:list-item>
                <text:p text:style-name="P7"><text:span text:style-name="T17">why do you still get a diagnostic?</text:span></text:p>
                <text:list>
                  <text:list-item>
                    <text:p><text:span text:style-name="T17">gcc –Wmissing-prototypes clo.c</text:span><text:span text:style-name="T17"><text:line-break/></text:span><text:span text:style-name="T18"></text:span><text:span text:style-name="T17"> warning: no previous prototype for </text:span><text:span text:style-name="T19">'f'</text:span></text:p>
                  </text:list-item>
                </text:list>
              </text:list-item>
            </text:list>
            <text:p text:style-name="P24"><text:span text:style-name="T19"/></text:p>
            <text:p text:style-name="P21"><text:span text:style-name="T17"/></text:p>
            <text:list text:style-name="L4">
              <text:list-item>
                <text:list>
                  <text:list-header>
                    <text:p text:style-name="P22"><text:span text:style-name="T20"/></text:p>
                  </text:list-header>
                </text:list>
              </text:list-item>
            </text:list>
          </draw:text-box>
        </draw:frame>
        <draw:custom-shape draw:style-name="gr41" draw:text-style-name="P10" draw:layer="layout" svg:width="12.003cm" svg:height="7.769cm" svg:x="5.823cm" svg:y="10.345cm">
          <text:p text:style-name="P9"><text:span text:style-name="T8">int </text:span><text:span text:style-name="T9">f(</text:span><text:span text:style-name="T8">int</text:span><text:span text:style-name="T9"> value)</text:span></text:p>
          <text:p text:style-name="P9"><text:span text:style-name="T9">{</text:span></text:p>
          <text:p text:style-name="P9"><text:span text:style-name="T9"><text:s text:c="4"/></text:span><text:span text:style-name="T8">return</text:span><text:span text:style-name="T9"> value;</text:span></text:p>
          <text:p text:style-name="P9"><text:span text:style-name="T9">}</text:span></text:p>
          <text:p text:style-name="P9"><text:span text:style-name="T9"/></text:p>
          <text:p text:style-name="P9"><text:span text:style-name="T8">int</text:span><text:span text:style-name="T9"> main(</text:span><text:span text:style-name="T8">void</text:span><text:span text:style-name="T9">)</text:span></text:p>
          <text:p text:style-name="P9"><text:span text:style-name="T9">{</text:span></text:p>
          <text:p text:style-name="P9"><text:span text:style-name="T9"><text:s text:c="4"/></text:span><text:span text:style-name="T8">return</text:span><text:span text:style-name="T9"> f(42);</text:span></text:p>
          <text:p text:style-name="P9"><text:span text:style-name="T9">}</text:span></text:p>
          <draw:enhanced-geometry svg:viewBox="0 0 21600 21600" draw:type="mso-spt202" draw:enhanced-path="M 0 0 L 21600 0 21600 21600 0 21600 0 0 Z N"/>
        </draw:custom-shape>
        <draw:line draw:style-name="gr15" draw:text-style-name="P11" draw:layer="layout" svg:x1="11.56cm" svg:y1="8.325cm" svg:x2="11.56cm" svg:y2="9.525cm">
          <text:p/>
        </draw:line>
        <draw:custom-shape draw:style-name="gr42" draw:text-style-name="P5" draw:layer="layout" svg:width="0.599cm" svg:height="4.401cm" draw:transform="rotate (-1.5707963267949) translate (13.76cm 9.5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 draw:text-style-name="P11" draw:layer="layout" svg:x1="11.56cm" svg:y1="8.325cm" svg:x2="16.561cm" svg:y2="8.325cm">
          <text:p/>
        </draw:line>
        <draw:line draw:style-name="gr5" draw:text-style-name="P11" draw:layer="layout" svg:x1="13.359cm" svg:y1="15.927cm" svg:x2="13.359cm" svg:y2="15.323cm">
          <text:p/>
        </draw:line>
        <draw:line draw:style-name="gr5" draw:text-style-name="P11" draw:layer="layout" svg:x1="13.359cm" svg:y1="15.323cm" svg:x2="16.561cm" svg:y2="15.323cm">
          <text:p/>
        </draw:line>
        <draw:line draw:style-name="gr5" draw:text-style-name="P11" draw:layer="layout" svg:x1="16.561cm" svg:y1="15.323cm" svg:x2="16.561cm" svg:y2="8.325cm">
          <text:p/>
        </draw:line>
        <draw:g>
          <draw:rect draw:style-name="gr16" draw:text-style-name="P11" draw:layer="layout" svg:width="9.203cm" svg:height="8.647cm" svg:x="16.757cm" svg:y="8.524cm">
            <text:p/>
          </draw:rect>
          <draw:g>
            <draw:custom-shape draw:style-name="gr17" draw:text-style-name="P5" draw:layer="layout" svg:width="0.328cm" svg:height="0.41cm" svg:x="22.512cm" svg:y="10.649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243cm" svg:height="0.207cm" svg:x="18.444cm" svg:y="14.681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307cm" svg:height="1.051cm" svg:x="18.488cm" svg:y="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307cm" svg:height="1.051cm" svg:x="18.488cm" svg:y="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1" draw:layer="layout" svg:x1="18.982cm" svg:y1="14.872cm" svg:x2="18.878cm" svg:y2="14.977cm">
              <text:p/>
            </draw:line>
            <draw:custom-shape draw:style-name="gr22" draw:text-style-name="P5" draw:layer="layout" svg:width="2.971cm" svg:height="2.448cm" svg:x="16.768cm" svg:y="14.7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971cm" svg:height="2.448cm" svg:x="16.768cm" svg:y="14.7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891cm" svg:height="1.68cm" svg:x="17.044cm" svg:y="15.023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94cm" svg:height="0.283cm" svg:x="19.284cm" svg:y="16.342cm">
              <text:p/>
              <draw:enhanced-geometry svg:viewBox="0 0 486 353" draw:type="non-primitive" draw:enhanced-path="M 486 0 L 459 30 424 62 380 97 331 135 277 173 220 212 163 250 105 288 51 322 0 353 N"/>
            </draw:custom-shape>
            <draw:custom-shape draw:style-name="gr20" draw:text-style-name="P5" draw:layer="layout" svg:width="0.901cm" svg:height="0.37cm" svg:x="18.383cm" svg:y="16.625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8cm" svg:height="0.035cm" svg:x="17.583cm" svg:y="16.975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519cm" svg:height="0.252cm" svg:x="17.064cm" svg:y="16.723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438cm" svg:height="0.429cm" svg:x="19.268cm" svg:y="15.619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426cm" svg:height="0.21cm" svg:x="18.842cm" svg:y="15.835cm">
              <text:p/>
              <draw:enhanced-geometry svg:viewBox="0 0 524 264" draw:type="non-primitive" draw:enhanced-path="M 524 264 L 469 249 407 225 338 195 269 159 200 121 137 85 82 52 38 25 10 7 0 0 N"/>
            </draw:custom-shape>
            <draw:custom-shape draw:style-name="gr20" draw:text-style-name="P5" draw:layer="layout" svg:width="0.121cm" svg:height="0.645cm" svg:x="18.842cm" svg:y="15.83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547cm" svg:height="0.154cm" svg:x="18.294cm" svg:y="16.346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117cm" svg:height="0.369cm" svg:x="18.274cm" svg:y="16.346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742cm" svg:height="0.028cm" svg:x="17.531cm" svg:y="16.707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95cm" svg:height="0.186cm" svg:x="17.336cm" svg:y="16.52cm">
              <text:p/>
              <draw:enhanced-geometry svg:viewBox="0 0 242 234" draw:type="non-primitive" draw:enhanced-path="M 242 234 L 181 204 128 172 80 134 43 94 16 48 0 0 N"/>
            </draw:custom-shape>
            <draw:custom-shape draw:style-name="gr20" draw:text-style-name="P5" draw:layer="layout" svg:width="0.195cm" svg:height="0.292cm" svg:x="17.92cm" svg:y="16.288cm">
              <text:p/>
              <draw:enhanced-geometry svg:viewBox="0 0 242 362" draw:type="non-primitive" draw:enhanced-path="M 0 0 L 46 42 92 82 137 123 175 163 208 202 231 238 242 274 241 306 225 336 191 362 N"/>
            </draw:custom-shape>
            <draw:custom-shape draw:style-name="gr20" draw:text-style-name="P5" draw:layer="layout" svg:width="0.572cm" svg:height="0.109cm" svg:x="17.502cm" svg:y="16.581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348cm" svg:height="0.122cm" svg:x="19.114cm" svg:y="15.347cm">
              <text:p/>
              <draw:enhanced-geometry svg:viewBox="0 0 430 154" draw:type="non-primitive" draw:enhanced-path="M 430 154 L 373 124 313 94 252 65 193 40 136 20 84 6 38 0 0 5 N"/>
            </draw:custom-shape>
            <draw:custom-shape draw:style-name="gr20" draw:text-style-name="P5" draw:layer="layout" svg:width="0.162cm" svg:height="0.084cm" svg:x="18.951cm" svg:y="15.351cm">
              <text:p/>
              <draw:enhanced-geometry svg:viewBox="0 0 200 105" draw:type="non-primitive" draw:enhanced-path="M 200 0 L 110 40 33 84 0 105 N"/>
            </draw:custom-shape>
            <draw:custom-shape draw:style-name="gr20" draw:text-style-name="P5" draw:layer="layout" svg:width="0.072cm" svg:height="0.15cm" svg:x="18.878cm" svg:y="15.286cm">
              <text:p/>
              <draw:enhanced-geometry svg:viewBox="0 0 86 183" draw:type="non-primitive" draw:enhanced-path="M 86 183 L 41 86 10 22 0 0 N"/>
            </draw:custom-shape>
            <draw:custom-shape draw:style-name="gr20" draw:text-style-name="P5" draw:layer="layout" svg:width="0.19cm" svg:height="0.487cm" svg:x="19.086cm" svg:y="15.383cm">
              <text:p/>
              <draw:enhanced-geometry svg:viewBox="0 0 235 600" draw:type="non-primitive" draw:enhanced-path="M 0 0 L 4 38 17 93 40 157 67 228 99 303 131 378 162 447 190 508 214 556 229 588 235 600 N"/>
            </draw:custom-shape>
            <draw:custom-shape draw:style-name="gr20" draw:text-style-name="P5" draw:layer="layout" svg:width="0.532cm" svg:height="0.109cm" svg:x="18.744cm" svg:y="15.761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6cm" svg:height="0.522cm" svg:x="18.749cm" svg:y="15.855cm">
              <text:p/>
              <draw:enhanced-geometry svg:viewBox="0 0 73 643" draw:type="non-primitive" draw:enhanced-path="M 0 0 L 12 54 23 119 32 192 41 270 49 348 56 424 63 494 67 554 70 601 72 632 73 643 N"/>
            </draw:custom-shape>
            <draw:custom-shape draw:style-name="gr20" draw:text-style-name="P5" draw:layer="layout" svg:width="0.649cm" svg:height="0.15cm" svg:x="18.159cm" svg:y="16.236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247cm" svg:height="0.198cm" svg:x="17.92cm" svg:y="16.187cm">
              <text:p/>
              <draw:enhanced-geometry svg:viewBox="0 0 306 244" draw:type="non-primitive" draw:enhanced-path="M 306 244 L 231 160 159 96 96 50 45 20 12 5 0 0 N"/>
            </draw:custom-shape>
            <draw:custom-shape draw:style-name="gr20" draw:text-style-name="P5" draw:layer="layout" svg:width="0.552cm" svg:height="0.296cm" svg:x="19.187cm" svg:y="15.882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58cm" svg:height="0.113cm" svg:x="19.029cm" svg:y="16.045cm">
              <text:p/>
              <draw:enhanced-geometry svg:viewBox="0 0 197 136" draw:type="non-primitive" draw:enhanced-path="M 197 136 L 80 79 21 41 0 16 2 3 6 0 N"/>
            </draw:custom-shape>
            <draw:custom-shape draw:style-name="gr20" draw:text-style-name="P5" draw:layer="layout" svg:width="0.061cm" svg:height="0.377cm" svg:x="19.032cm" svg:y="16.045cm">
              <text:p/>
              <draw:enhanced-geometry svg:viewBox="0 0 75 462" draw:type="non-primitive" draw:enhanced-path="M 0 0 L 28 74 50 140 65 201 72 258 75 311 69 362 57 412 36 462 N"/>
            </draw:custom-shape>
            <draw:custom-shape draw:style-name="gr20" draw:text-style-name="P5" draw:layer="layout" svg:width="0.353cm" svg:height="0.117cm" svg:x="19.061cm" svg:y="16.423cm">
              <text:p/>
              <draw:enhanced-geometry svg:viewBox="0 0 434 145" draw:type="non-primitive" draw:enhanced-path="M 0 0 L 76 0 142 1 199 5 251 14 299 31 343 57 387 95 434 145 N"/>
            </draw:custom-shape>
            <draw:custom-shape draw:style-name="gr20" draw:text-style-name="P5" draw:layer="layout" svg:width="0.43cm" svg:height="0.133cm" svg:x="16.999cm" svg:y="16.244cm">
              <text:p/>
              <draw:enhanced-geometry svg:viewBox="0 0 531 165" draw:type="non-primitive" draw:enhanced-path="M 531 162 L 452 165 375 162 303 155 236 145 175 131 122 114 77 94 40 73 15 49 1 25 0 0 N"/>
            </draw:custom-shape>
            <draw:custom-shape draw:style-name="gr20" draw:text-style-name="P5" draw:layer="layout" svg:width="0.219cm" svg:height="0.154cm" svg:x="17.51cm" svg:y="16.041cm">
              <text:p/>
              <draw:enhanced-geometry svg:viewBox="0 0 271 190" draw:type="non-primitive" draw:enhanced-path="M 0 0 L 55 33 119 67 179 102 231 136 264 165 271 190 N"/>
            </draw:custom-shape>
            <draw:custom-shape draw:style-name="gr20" draw:text-style-name="P5" draw:layer="layout" svg:width="0.653cm" svg:height="0.222cm" svg:x="18.257cm" svg:y="16.509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414cm" svg:height="0.125cm" svg:x="18.911cm" svg:y="16.488cm">
              <text:p/>
              <draw:enhanced-geometry svg:viewBox="0 0 514 155" draw:type="non-primitive" draw:enhanced-path="M 0 29 L 50 11 106 2 163 0 222 3 280 14 335 29 387 49 433 72 470 98 497 127 514 155 N"/>
            </draw:custom-shape>
            <draw:custom-shape draw:style-name="gr20" draw:text-style-name="P5" draw:layer="layout" svg:width="0.401cm" svg:height="0.06cm" svg:x="18.509cm" svg:y="14.986cm">
              <text:p/>
              <draw:enhanced-geometry svg:viewBox="0 0 495 73" draw:type="non-primitive" draw:enhanced-path="M 495 73 L 439 53 378 34 313 18 249 6 186 0 129 0 77 9 33 26 0 54 N"/>
            </draw:custom-shape>
            <draw:custom-shape draw:style-name="gr20" draw:text-style-name="P5" draw:layer="layout" svg:width="0.114cm" svg:height="0.145cm" svg:x="18.395cm" svg:y="14.884cm">
              <text:p/>
              <draw:enhanced-geometry svg:viewBox="0 0 136 180" draw:type="non-primitive" draw:enhanced-path="M 136 180 L 71 90 21 25 0 0 N"/>
            </draw:custom-shape>
            <draw:custom-shape draw:style-name="gr20" draw:text-style-name="P5" draw:layer="layout" svg:width="0.296cm" svg:height="0.15cm" svg:x="16.779cm" svg:y="16.467cm">
              <text:p/>
              <draw:enhanced-geometry svg:viewBox="0 0 365 187" draw:type="non-primitive" draw:enhanced-path="M 365 187 L 304 174 237 152 170 122 108 88 56 55 18 24 0 0 N"/>
            </draw:custom-shape>
            <draw:custom-shape draw:style-name="gr24" draw:text-style-name="P5" draw:layer="layout" svg:width="0.28cm" svg:height="0.117cm" svg:x="17.567cm" svg:y="15.882cm">
              <text:p/>
              <draw:enhanced-geometry svg:viewBox="0 0 344 145" draw:type="non-primitive" draw:enhanced-path="M 344 145 L 297 91 237 53 171 27 108 11 54 3 15 0 0 0 N"/>
            </draw:custom-shape>
            <draw:custom-shape draw:style-name="gr24" draw:text-style-name="P5" draw:layer="layout" svg:width="0.207cm" svg:height="0.15cm" svg:x="17.701cm" svg:y="15.766cm">
              <text:p/>
              <draw:enhanced-geometry svg:viewBox="0 0 254 181" draw:type="non-primitive" draw:enhanced-path="M 254 181 L 203 128 137 78 70 37 21 10 0 0 N"/>
            </draw:custom-shape>
            <draw:custom-shape draw:style-name="gr24" draw:text-style-name="P5" draw:layer="layout" svg:width="0.243cm" svg:height="0.105cm" svg:x="17.758cm" svg:y="15.692cm">
              <text:p/>
              <draw:enhanced-geometry svg:viewBox="0 0 297 126" draw:type="non-primitive" draw:enhanced-path="M 297 126 L 238 82 160 47 83 21 23 5 0 0 N"/>
            </draw:custom-shape>
            <draw:custom-shape draw:style-name="gr24" draw:text-style-name="P5" draw:layer="layout" svg:width="0.227cm" svg:height="0.134cm" svg:x="17.856cm" svg:y="15.582cm">
              <text:p/>
              <draw:enhanced-geometry svg:viewBox="0 0 279 161" draw:type="non-primitive" draw:enhanced-path="M 279 161 L 222 113 150 69 77 32 23 9 0 0 N"/>
            </draw:custom-shape>
            <draw:custom-shape draw:style-name="gr24" draw:text-style-name="P5" draw:layer="layout" svg:width="0.264cm" svg:height="0.109cm" svg:x="17.92cm" svg:y="15.498cm">
              <text:p/>
              <draw:enhanced-geometry svg:viewBox="0 0 324 135" draw:type="non-primitive" draw:enhanced-path="M 324 135 L 278 100 212 68 138 41 70 19 19 4 0 0 N"/>
            </draw:custom-shape>
            <draw:custom-shape draw:style-name="gr24" draw:text-style-name="P5" draw:layer="layout" svg:width="0.243cm" svg:height="0.117cm" svg:x="17.993cm" svg:y="15.42cm">
              <text:p/>
              <draw:enhanced-geometry svg:viewBox="0 0 300 145" draw:type="non-primitive" draw:enhanced-path="M 300 145 L 248 95 171 56 89 25 26 6 0 0 N"/>
            </draw:custom-shape>
            <draw:custom-shape draw:style-name="gr24" draw:text-style-name="P5" draw:layer="layout" svg:width="0.231cm" svg:height="0.113cm" svg:x="18.09cm" svg:y="15.323cm">
              <text:p/>
              <draw:enhanced-geometry svg:viewBox="0 0 287 138" draw:type="non-primitive" draw:enhanced-path="M 287 138 L 233 95 159 58 82 28 24 8 0 0 N"/>
            </draw:custom-shape>
            <draw:custom-shape draw:style-name="gr24" draw:text-style-name="P5" draw:layer="layout" svg:width="0.21cm" svg:height="0.104cm" svg:x="18.184cm" svg:y="15.23cm">
              <text:p/>
              <draw:enhanced-geometry svg:viewBox="0 0 263 127" draw:type="non-primitive" draw:enhanced-path="M 263 127 L 187 80 101 39 30 11 0 0 N"/>
            </draw:custom-shape>
            <draw:custom-shape draw:style-name="gr24" draw:text-style-name="P5" draw:layer="layout" svg:width="0.227cm" svg:height="0.097cm" svg:x="18.24cm" svg:y="15.139cm">
              <text:p/>
              <draw:enhanced-geometry svg:viewBox="0 0 279 117" draw:type="non-primitive" draw:enhanced-path="M 279 117 L 226 74 154 41 80 18 22 5 0 0 N"/>
            </draw:custom-shape>
            <draw:custom-shape draw:style-name="gr24" draw:text-style-name="P5" draw:layer="layout" svg:width="0.227cm" svg:height="0.109cm" svg:x="18.302cm" svg:y="15.046cm">
              <text:p/>
              <draw:enhanced-geometry svg:viewBox="0 0 281 135" draw:type="non-primitive" draw:enhanced-path="M 281 135 L 223 90 151 53 78 24 22 6 0 0 N"/>
            </draw:custom-shape>
            <draw:custom-shape draw:style-name="gr24" draw:text-style-name="P5" draw:layer="layout" svg:width="0.04cm" svg:height="0.64cm" svg:x="18.461cm" svg:y="14.994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66cm" svg:height="0.255cm" svg:x="18.294cm" svg:y="15.4cm">
              <text:p/>
              <draw:enhanced-geometry svg:viewBox="0 0 208 317" draw:type="non-primitive" draw:enhanced-path="M 208 290 L 182 310 155 317 126 310 97 290 70 257 45 211 25 153 9 83 0 0 N"/>
            </draw:custom-shape>
            <draw:custom-shape draw:style-name="gr24" draw:text-style-name="P5" draw:layer="layout" svg:width="0.117cm" svg:height="0.39cm" svg:x="18.294cm" svg:y="15.01cm">
              <text:p/>
              <draw:enhanced-geometry svg:viewBox="0 0 145 481" draw:type="non-primitive" draw:enhanced-path="M 0 481 L 1 395 11 315 31 240 53 172 79 114 104 67 126 31 140 8 145 0 N"/>
            </draw:custom-shape>
            <draw:custom-shape draw:style-name="gr24" draw:text-style-name="P5" draw:layer="layout" svg:width="0.316cm" svg:height="0.398cm" svg:x="18.095cm" svg:y="15.01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102cm" svg:height="0.223cm" svg:x="17.993cm" svg:y="15.185cm">
              <text:p/>
              <draw:enhanced-geometry svg:viewBox="0 0 128 274" draw:type="non-primitive" draw:enhanced-path="M 128 274 L 78 269 41 247 14 212 0 168 1 116 16 59 46 0 N"/>
            </draw:custom-shape>
            <draw:custom-shape draw:style-name="gr24" draw:text-style-name="P5" draw:layer="layout" svg:width="0.373cm" svg:height="0.235cm" svg:x="18.03cm" svg:y="14.949cm">
              <text:p/>
              <draw:enhanced-geometry svg:viewBox="0 0 460 289" draw:type="non-primitive" draw:enhanced-path="M 0 289 L 39 244 94 199 159 155 229 113 298 77 360 45 412 21 447 5 460 0 N"/>
            </draw:custom-shape>
            <draw:custom-shape draw:style-name="gr24" draw:text-style-name="P5" draw:layer="layout" svg:width="0.239cm" svg:height="0.13cm" svg:x="18.038cm" svg:y="16.041cm">
              <text:p/>
              <draw:enhanced-geometry svg:viewBox="0 0 297 162" draw:type="non-primitive" draw:enhanced-path="M 297 162 L 253 112 192 71 125 40 63 17 18 4 0 0 N"/>
            </draw:custom-shape>
            <draw:custom-shape draw:style-name="gr24" draw:text-style-name="P5" draw:layer="layout" svg:width="0.21cm" svg:height="0.158cm" svg:x="18.184cm" svg:y="15.919cm">
              <text:p/>
              <draw:enhanced-geometry svg:viewBox="0 0 263 191" draw:type="non-primitive" draw:enhanced-path="M 263 191 L 184 119 112 64 54 28 14 7 0 0 N"/>
            </draw:custom-shape>
            <draw:custom-shape draw:style-name="gr24" draw:text-style-name="P5" draw:layer="layout" svg:width="0.243cm" svg:height="0.129cm" svg:x="18.294cm" svg:y="15.85cm">
              <text:p/>
              <draw:enhanced-geometry svg:viewBox="0 0 300 161" draw:type="non-primitive" draw:enhanced-path="M 300 161 L 243 107 166 62 87 28 25 7 0 0 N"/>
            </draw:custom-shape>
            <draw:custom-shape draw:style-name="gr24" draw:text-style-name="P5" draw:layer="layout" svg:width="0.239cm" svg:height="0.109cm" svg:x="18.391cm" svg:y="15.753cm">
              <text:p/>
              <draw:enhanced-geometry svg:viewBox="0 0 297 134" draw:type="non-primitive" draw:enhanced-path="M 297 134 L 228 82 149 44 76 19 21 4 0 0 N"/>
            </draw:custom-shape>
            <draw:custom-shape draw:style-name="gr24" draw:text-style-name="P5" draw:layer="layout" svg:width="0.19cm" svg:height="0.102cm" svg:x="18.513cm" svg:y="15.663cm">
              <text:p/>
              <draw:enhanced-geometry svg:viewBox="0 0 234 126" draw:type="non-primitive" draw:enhanced-path="M 234 126 L 170 75 94 35 27 9 0 0 N"/>
            </draw:custom-shape>
            <draw:custom-shape draw:style-name="gr24" draw:text-style-name="P5" draw:layer="layout" svg:width="0.19cm" svg:height="0.092cm" svg:x="18.611cm" svg:y="15.591cm">
              <text:p/>
              <draw:enhanced-geometry svg:viewBox="0 0 236 118" draw:type="non-primitive" draw:enhanced-path="M 236 118 L 176 70 98 32 30 8 0 0 N"/>
            </draw:custom-shape>
            <draw:custom-shape draw:style-name="gr24" draw:text-style-name="P5" draw:layer="layout" svg:width="0.21cm" svg:height="0.109cm" svg:x="18.692cm" svg:y="15.51cm">
              <text:p/>
              <draw:enhanced-geometry svg:viewBox="0 0 261 136" draw:type="non-primitive" draw:enhanced-path="M 261 136 L 185 84 99 41 29 11 0 0 N"/>
            </draw:custom-shape>
            <draw:custom-shape draw:style-name="gr24" draw:text-style-name="P5" draw:layer="layout" svg:width="0.239cm" svg:height="0.125cm" svg:x="18.757cm" svg:y="15.42cm">
              <text:p/>
              <draw:enhanced-geometry svg:viewBox="0 0 299 154" draw:type="non-primitive" draw:enhanced-path="M 299 154 L 237 103 159 60 82 29 23 7 0 0 N"/>
            </draw:custom-shape>
            <draw:custom-shape draw:style-name="gr24" draw:text-style-name="P5" draw:layer="layout" svg:width="0.048cm" svg:height="0.304cm" svg:x="18.602cm" svg:y="15.96cm">
              <text:p/>
              <draw:enhanced-geometry svg:viewBox="0 0 62 379" draw:type="non-primitive" draw:enhanced-path="M 0 379 L 23 333 40 271 51 201 59 127 62 58 62 0 N"/>
            </draw:custom-shape>
            <draw:custom-shape draw:style-name="gr24" draw:text-style-name="P5" draw:layer="layout" svg:width="0.251cm" svg:height="0.568cm" svg:x="18.651cm" svg:y="15.392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35cm" svg:height="0.616cm" svg:x="18.866cm" svg:y="15.392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45cm" svg:height="0.126cm" svg:x="18.887cm" svg:y="15.919cm">
              <text:p/>
              <draw:enhanced-geometry svg:viewBox="0 0 179 154" draw:type="non-primitive" draw:enhanced-path="M 0 110 L 32 146 59 154 83 137 109 101 139 54 179 0 N"/>
            </draw:custom-shape>
            <draw:custom-shape draw:style-name="gr24" draw:text-style-name="P5" draw:layer="layout" svg:width="0.089cm" svg:height="0.547cm" svg:x="18.968cm" svg:y="15.371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21cm" svg:height="0.073cm" svg:x="18.757cm" svg:y="15.298cm">
              <text:p/>
              <draw:enhanced-geometry svg:viewBox="0 0 263 86" draw:type="non-primitive" draw:enhanced-path="M 263 86 L 217 45 168 15 114 0 58 7 0 41 N"/>
            </draw:custom-shape>
            <draw:custom-shape draw:style-name="gr24" draw:text-style-name="P5" draw:layer="layout" svg:width="0.467cm" svg:height="0.483cm" svg:x="18.289cm" svg:y="15.335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243cm" svg:height="0.093cm" svg:x="18.294cm" svg:y="15.761cm">
              <text:p/>
              <draw:enhanced-geometry svg:viewBox="0 0 300 114" draw:type="non-primitive" draw:enhanced-path="M 0 72 L 31 96 75 112 127 114 184 99 243 63 300 0 N"/>
            </draw:custom-shape>
            <draw:custom-shape draw:style-name="gr24" draw:text-style-name="P5" draw:layer="layout" svg:width="0.304cm" svg:height="0.414cm" svg:x="18.537cm" svg:y="15.347cm">
              <text:p/>
              <draw:enhanced-geometry svg:viewBox="0 0 378 507" draw:type="non-primitive" draw:enhanced-path="M 0 507 L 33 460 72 406 115 347 161 286 207 225 251 166 291 113 326 67 353 32 371 8 378 0 N"/>
            </draw:custom-shape>
            <draw:custom-shape draw:style-name="gr24" draw:text-style-name="P5" draw:layer="layout" svg:width="0.291cm" svg:height="0.604cm" svg:x="18.55cm" svg:y="15.347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587cm" svg:height="2.005cm" svg:x="20.799cm" svg:y="13.84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3.406cm" svg:height="4.99cm" svg:x="22.544cm" svg:y="9.963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3.397cm" svg:height="4.99cm" svg:x="22.544cm" svg:y="9.963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357cm" svg:height="0.531cm" svg:x="24.878cm" svg:y="11.356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446cm" svg:height="0.138cm" svg:x="24.379cm" svg:y="14.385cm">
              <text:p/>
              <draw:enhanced-geometry svg:viewBox="0 0 550 167" draw:type="non-primitive" draw:enhanced-path="M 0 149 L 44 157 94 163 148 166 205 167 263 163 320 154 376 139 428 116 475 87 516 48 550 0 N"/>
            </draw:custom-shape>
            <draw:custom-shape draw:style-name="gr28" draw:text-style-name="P5" draw:layer="layout" svg:width="0.3cm" svg:height="0.243cm" svg:x="24.525cm" svg:y="14.385cm">
              <text:p/>
              <draw:enhanced-geometry svg:viewBox="0 0 372 300" draw:type="non-primitive" draw:enhanced-path="M 372 0 L 322 93 279 164 241 218 207 257 175 280 144 294 112 300 78 297 42 291 0 283 N"/>
            </draw:custom-shape>
            <draw:custom-shape draw:style-name="gr28" draw:text-style-name="P5" draw:layer="layout" svg:width="0.203cm" svg:height="0.085cm" svg:x="24.322cm" svg:y="14.531cm">
              <text:p/>
              <draw:enhanced-geometry svg:viewBox="0 0 252 103" draw:type="non-primitive" draw:enhanced-path="M 252 103 L 150 74 70 40 19 12 0 0 N"/>
            </draw:custom-shape>
            <draw:custom-shape draw:style-name="gr28" draw:text-style-name="P5" draw:layer="layout" svg:width="0.869cm" svg:height="0.13cm" svg:x="24.103cm" svg:y="14.108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544cm" svg:height="0.186cm" svg:x="24.103cm" svg:y="14.226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76cm" svg:height="0.183cm" svg:x="24.647cm" svg:y="14.226cm">
              <text:p/>
              <draw:enhanced-geometry svg:viewBox="0 0 344 224" draw:type="non-primitive" draw:enhanced-path="M 0 224 L 58 203 121 166 186 123 247 79 297 40 332 11 344 0 N"/>
            </draw:custom-shape>
            <draw:custom-shape draw:style-name="gr28" draw:text-style-name="P5" draw:layer="layout" svg:width="0.251cm" svg:height="0.665cm" svg:x="23.344cm" svg:y="11.587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9cm" svg:height="0.535cm" svg:x="23.596cm" svg:y="11.052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312cm" svg:height="0.353cm" svg:x="23.981cm" svg:y="11.173cm">
              <text:p/>
              <draw:enhanced-geometry svg:viewBox="0 0 385 433" draw:type="non-primitive" draw:enhanced-path="M 385 0 L 332 52 278 109 224 167 173 223 126 278 84 328 50 371 23 403 6 425 0 433 N"/>
            </draw:custom-shape>
            <draw:custom-shape draw:style-name="gr28" draw:text-style-name="P5" draw:layer="layout" svg:width="0.276cm" svg:height="0.409cm" svg:x="23.705cm" svg:y="11.527cm">
              <text:p/>
              <draw:enhanced-geometry svg:viewBox="0 0 344 507" draw:type="non-primitive" draw:enhanced-path="M 344 0 L 312 84 279 158 246 224 214 282 181 331 150 374 119 411 89 442 58 467 29 489 0 507 N"/>
            </draw:custom-shape>
            <draw:custom-shape draw:style-name="gr28" draw:text-style-name="P5" draw:layer="layout" svg:width="0.673cm" svg:height="0.921cm" svg:x="23.742cm" svg:y="11.23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917cm" svg:height="0.751cm" svg:x="22.824cm" svg:y="12.15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6cm" svg:height="0.763cm" svg:x="22.942cm" svg:y="10.435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6cm" svg:height="0.459cm" svg:x="22.954cm" svg:y="9.975cm">
              <text:p/>
              <draw:enhanced-geometry svg:viewBox="0 0 71 566" draw:type="non-primitive" draw:enhanced-path="M 59 566 L 68 496 71 422 66 346 57 271 47 200 33 135 21 80 11 38 3 9 0 0 N"/>
            </draw:custom-shape>
            <draw:custom-shape draw:style-name="gr28" draw:text-style-name="P5" draw:layer="layout" svg:width="0.227cm" svg:height="1.064cm" svg:x="22.727cm" svg:y="9.975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121cm" svg:height="0.41cm" svg:x="23.198cm" svg:y="10.292cm">
              <text:p/>
              <draw:enhanced-geometry svg:viewBox="0 0 148 507" draw:type="non-primitive" draw:enhanced-path="M 148 0 L 141 56 129 117 113 181 95 244 76 306 55 366 35 421 17 468 0 507 N"/>
            </draw:custom-shape>
            <draw:custom-shape draw:style-name="gr28" draw:text-style-name="P5" draw:layer="layout" svg:width="0.255cm" svg:height="0.58cm" svg:x="22.942cm" svg:y="10.703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46cm" svg:height="0.799cm" svg:x="22.942cm" svg:y="10.484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48cm" svg:height="0.373cm" svg:x="23.088cm" svg:y="10.11cm">
              <text:p/>
              <draw:enhanced-geometry svg:viewBox="0 0 59 463" draw:type="non-primitive" draw:enhanced-path="M 0 463 L 20 409 34 341 45 264 52 187 56 115 58 56 59 15 59 0 N"/>
            </draw:custom-shape>
            <draw:custom-shape draw:style-name="gr28" draw:text-style-name="P5" draw:layer="layout" svg:width="0.336cm" svg:height="0.36cm" svg:x="23.283cm" svg:y="10.91cm">
              <text:p/>
              <draw:enhanced-geometry svg:viewBox="0 0 417 448" draw:type="non-primitive" draw:enhanced-path="M 417 0 L 347 44 283 94 225 147 173 202 128 255 89 306 58 352 33 391 15 421 3 441 0 448 N"/>
            </draw:custom-shape>
            <draw:custom-shape draw:style-name="gr28" draw:text-style-name="P5" draw:layer="layout" svg:width="0.243cm" svg:height="0.207cm" svg:x="23.04cm" svg:y="11.271cm">
              <text:p/>
              <draw:enhanced-geometry svg:viewBox="0 0 298 254" draw:type="non-primitive" draw:enhanced-path="M 298 0 L 226 33 161 76 107 125 61 172 29 214 7 244 0 254 N"/>
            </draw:custom-shape>
            <draw:custom-shape draw:style-name="gr28" draw:text-style-name="P5" draw:layer="layout" svg:width="0.34cm" svg:height="0.726cm" svg:x="23.04cm" svg:y="10.752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454cm" svg:height="0.47cm" svg:x="24.371cm" svg:y="13.309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114cm" svg:height="1.202cm" svg:x="24.826cm" svg:y="12.107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34cm" svg:height="1.115cm" svg:x="24.777cm" svg:y="10.991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78cm" svg:height="0.267cm" svg:x="24.659cm" svg:y="10.954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8cm" svg:height="0.451cm" svg:x="24.651cm" svg:y="11.222cm">
              <text:p/>
              <draw:enhanced-geometry svg:viewBox="0 0 7 552" draw:type="non-primitive" draw:enhanced-path="M 7 0 L 2 42 0 106 0 183 0 268 1 351 4 428 5 493 6 536 7 552 N"/>
            </draw:custom-shape>
            <draw:custom-shape draw:style-name="gr28" draw:text-style-name="P5" draw:layer="layout" svg:width="0.126cm" svg:height="0.727cm" svg:x="24.606cm" svg:y="10.946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227cm" svg:height="1.007cm" svg:x="24.505cm" svg:y="10.946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57cm" svg:height="0.706cm" svg:x="24.456cm" svg:y="11.247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67cm" svg:height="0.373cm" svg:x="24.465cm" svg:y="10.873cm">
              <text:p/>
              <draw:enhanced-geometry svg:viewBox="0 0 328 462" draw:type="non-primitive" draw:enhanced-path="M 0 462 L 17 428 47 380 85 324 129 261 176 198 222 137 264 83 297 40 320 10 328 0 N"/>
            </draw:custom-shape>
            <draw:custom-shape draw:style-name="gr28" draw:text-style-name="P5" draw:layer="layout" svg:width="0.884cm" svg:height="0.32cm" svg:x="23.811cm" svg:y="10.812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7cm" svg:height="0.219cm" svg:x="25.406cm" svg:y="11.961cm">
              <text:p/>
              <draw:enhanced-geometry svg:viewBox="0 0 210 274" draw:type="non-primitive" draw:enhanced-path="M 210 274 L 176 196 149 130 127 77 104 37 78 11 44 0 0 4 N"/>
            </draw:custom-shape>
            <draw:custom-shape draw:style-name="gr28" draw:text-style-name="P5" draw:layer="layout" svg:width="0.191cm" svg:height="0.085cm" svg:x="25.215cm" svg:y="11.876cm">
              <text:p/>
              <draw:enhanced-geometry svg:viewBox="0 0 236 105" draw:type="non-primitive" draw:enhanced-path="M 236 105 L 149 101 73 63 20 20 0 0 N"/>
            </draw:custom-shape>
            <draw:custom-shape draw:style-name="gr28" draw:text-style-name="P5" draw:layer="layout" svg:width="0.361cm" svg:height="0.908cm" svg:x="24.947cm" svg:y="12.059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219cm" svg:height="0.364cm" svg:x="24.947cm" svg:y="12.059cm">
              <text:p/>
              <draw:enhanced-geometry svg:viewBox="0 0 270 448" draw:type="non-primitive" draw:enhanced-path="M 0 0 L 48 68 86 130 116 188 138 239 158 285 176 327 193 364 213 396 238 423 270 448 N"/>
            </draw:custom-shape>
            <draw:custom-shape draw:style-name="gr28" draw:text-style-name="P5" draw:layer="layout" svg:width="0.24cm" svg:height="0.434cm" svg:x="25.166cm" svg:y="12.423cm">
              <text:p/>
              <draw:enhanced-geometry svg:viewBox="0 0 295 536" draw:type="non-primitive" draw:enhanced-path="M 0 0 L 31 25 62 59 92 101 122 149 150 202 177 257 203 315 228 373 252 430 275 485 295 536 N"/>
            </draw:custom-shape>
            <draw:custom-shape draw:style-name="gr29" draw:text-style-name="P5" draw:layer="layout" svg:width="4.376cm" svg:height="3.227cm" svg:x="21.387cm" svg:y="8.636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726cm" svg:height="0.731cm" svg:x="23.924cm" svg:y="10.3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637cm" svg:height="0.499cm" svg:x="23.924cm" svg:y="10.3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1.051cm" svg:height="1.091cm" svg:x="21.85cm" svg:y="9.614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532cm" svg:height="0.207cm" svg:x="24.826cm" svg:y="9.27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741cm" svg:height="0.588cm" svg:x="21.626cm" svg:y="9.111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69cm" svg:height="0.795cm" svg:x="24.549cm" svg:y="9.497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45cm" svg:height="0.462cm" svg:x="24.549cm" svg:y="9.83cm">
              <text:p/>
              <draw:enhanced-geometry svg:viewBox="0 0 57 567" draw:type="non-primitive" draw:enhanced-path="M 0 567 L 0 502 3 439 5 377 10 317 14 259 21 202 29 148 37 96 47 46 57 0 N"/>
            </draw:custom-shape>
            <draw:custom-shape draw:style-name="gr30" draw:text-style-name="P5" draw:layer="layout" svg:width="0.796cm" svg:height="1.644cm" svg:x="24.72cm" svg:y="10.016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101cm" svg:height="0.313cm" svg:x="23.344cm" svg:y="9.777cm">
              <text:p/>
              <draw:enhanced-geometry svg:viewBox="0 0 125 386" draw:type="non-primitive" draw:enhanced-path="M 0 386 L 29 309 59 235 86 166 107 105 122 54 125 19 115 0 N"/>
            </draw:custom-shape>
            <draw:custom-shape draw:style-name="gr33" draw:text-style-name="P5" draw:layer="layout" svg:width="0.15cm" svg:height="0.104cm" svg:x="23.287cm" svg:y="9.672cm">
              <text:p/>
              <draw:enhanced-geometry svg:viewBox="0 0 185 128" draw:type="non-primitive" draw:enhanced-path="M 185 128 L 151 74 89 34 27 9 0 0 N"/>
            </draw:custom-shape>
            <draw:custom-shape draw:style-name="gr33" draw:text-style-name="P5" draw:layer="layout" svg:width="0.442cm" svg:height="0.06cm" svg:x="23.616cm" svg:y="9.716cm">
              <text:p/>
              <draw:enhanced-geometry svg:viewBox="0 0 547 73" draw:type="non-primitive" draw:enhanced-path="M 0 31 L 75 15 148 5 217 0 280 1 340 6 394 15 443 26 485 40 520 56 547 73 N"/>
            </draw:custom-shape>
            <draw:custom-shape draw:style-name="gr34" draw:text-style-name="P5" draw:layer="layout" svg:width="0.34cm" svg:height="0.102cm" svg:x="23.636cm" svg:y="9.788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34cm" svg:height="0.102cm" svg:x="23.636cm" svg:y="9.788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41cm" svg:height="0.007cm" svg:x="23.446cm" svg:y="10.524cm">
              <text:p/>
              <draw:enhanced-geometry svg:viewBox="0 0 172 14" draw:type="non-primitive" draw:enhanced-path="M 172 14 L 92 11 27 3 0 0 N"/>
            </draw:custom-shape>
            <draw:custom-shape draw:style-name="gr31" draw:text-style-name="P5" draw:layer="layout" svg:width="0.235cm" svg:height="0.008cm" svg:x="23.441cm" svg:y="10.418cm">
              <text:p/>
              <draw:enhanced-geometry svg:viewBox="0 0 291 11" draw:type="non-primitive" draw:enhanced-path="M 0 0 L 81 10 176 11 257 9 291 8 N"/>
            </draw:custom-shape>
            <draw:custom-shape draw:style-name="gr31" draw:text-style-name="P5" draw:layer="layout" svg:width="0.092cm" svg:height="0.016cm" svg:x="23.437cm" svg:y="10.24cm">
              <text:p/>
              <draw:enhanced-geometry svg:viewBox="0 0 114 21" draw:type="non-primitive" draw:enhanced-path="M 114 21 L 68 0 22 7 0 15 N"/>
            </draw:custom-shape>
            <draw:custom-shape draw:style-name="gr31" draw:text-style-name="P5" draw:layer="layout" svg:width="0.077cm" svg:height="0.105cm" svg:x="23.539cm" svg:y="10.162cm">
              <text:p/>
              <draw:enhanced-geometry svg:viewBox="0 0 94 128" draw:type="non-primitive" draw:enhanced-path="M 0 0 L 69 33 94 76 58 128 N"/>
            </draw:custom-shape>
            <draw:custom-shape draw:style-name="gr31" draw:text-style-name="P5" draw:layer="layout" svg:width="0.162cm" svg:height="0.202cm" svg:x="23.636cm" svg:y="10.159cm">
              <text:p/>
              <draw:enhanced-geometry svg:viewBox="0 0 200 249" draw:type="non-primitive" draw:enhanced-path="M 0 0 L 63 39 121 92 166 151 196 207 200 249 N"/>
            </draw:custom-shape>
            <draw:custom-shape draw:style-name="gr31" draw:text-style-name="P5" draw:layer="layout" svg:width="0.084cm" svg:height="0.211cm" svg:x="23.713cm" svg:y="10.361cm">
              <text:p/>
              <draw:enhanced-geometry svg:viewBox="0 0 107 263" draw:type="non-primitive" draw:enhanced-path="M 107 0 L 83 64 47 152 14 230 0 263 N"/>
            </draw:custom-shape>
            <draw:custom-shape draw:style-name="gr35" draw:text-style-name="P5" draw:layer="layout" svg:width="1.927cm" svg:height="1.319cm" svg:x="23.247cm" svg:y="8.547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89cm" svg:height="0.113cm" svg:x="23.348cm" svg:y="9.765cm">
              <text:p/>
              <draw:enhanced-geometry svg:viewBox="0 0 107 141" draw:type="non-primitive" draw:enhanced-path="M 13 141 L 99 128 107 63 0 0 13 141 13 141 Z N"/>
            </draw:custom-shape>
            <draw:custom-shape draw:style-name="gr9" draw:text-style-name="P5" draw:layer="layout" svg:width="0.089cm" svg:height="0.113cm" svg:x="23.348cm" svg:y="9.765cm">
              <text:p/>
              <draw:enhanced-geometry svg:viewBox="0 0 107 141" draw:type="non-primitive" draw:enhanced-path="M 13 141 L 99 128 107 63 0 0 13 141 13 141 N"/>
            </draw:custom-shape>
            <draw:custom-shape draw:style-name="gr25" draw:text-style-name="P5" draw:layer="layout" svg:width="0.97cm" svg:height="1.489cm" svg:x="23.53cm" svg:y="13.943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5.866cm" svg:height="4.502cm" svg:x="18.55cm" svg:y="11.4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126cm" svg:height="0.198cm" svg:x="23.571cm" svg:y="13.926cm">
              <text:p/>
              <draw:enhanced-geometry svg:viewBox="0 0 156 247" draw:type="non-primitive" draw:enhanced-path="M 0 0 L 53 71 100 138 135 198 156 247 N"/>
            </draw:custom-shape>
            <draw:custom-shape draw:style-name="gr37" draw:text-style-name="P5" draw:layer="layout" svg:width="0.247cm" svg:height="0.365cm" svg:x="23.697cm" svg:y="14.125cm">
              <text:p/>
              <draw:enhanced-geometry svg:viewBox="0 0 307 451" draw:type="non-primitive" draw:enhanced-path="M 0 0 L 15 37 39 75 68 115 102 155 140 200 178 245 216 292 252 343 282 395 307 451 N"/>
            </draw:custom-shape>
            <draw:custom-shape draw:style-name="gr37" draw:text-style-name="P5" draw:layer="layout" svg:width="0.252cm" svg:height="0.653cm" svg:x="23.945cm" svg:y="14.49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219cm" svg:height="0.202cm" svg:x="24.197cm" svg:y="15.144cm">
              <text:p/>
              <draw:enhanced-geometry svg:viewBox="0 0 270 248" draw:type="non-primitive" draw:enhanced-path="M 0 0 L 80 46 148 100 201 154 238 201 262 235 270 248 N"/>
            </draw:custom-shape>
            <draw:custom-shape draw:style-name="gr37" draw:text-style-name="P5" draw:layer="layout" svg:width="0.479cm" svg:height="0.97cm" svg:x="21.716cm" svg:y="14.827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372cm" svg:height="0.835cm" svg:x="21.343cm" svg:y="13.99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621cm" svg:height="0.645cm" svg:x="20.722cm" svg:y="13.99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2.171cm" svg:height="3.008cm" svg:x="18.959cm" svg:y="11.945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523cm" svg:height="0.471cm" svg:x="20.607cm" svg:y="11.945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413cm" svg:height="0.689cm" svg:x="20.194cm" svg:y="12.416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459cm" svg:height="0.722cm" svg:x="19.735cm" svg:y="13.1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59cm" svg:height="0.527cm" svg:x="19.475cm" svg:y="13.828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219cm" svg:height="0.247cm" svg:x="19.256cm" svg:y="14.356cm">
              <text:p/>
              <draw:enhanced-geometry svg:viewBox="0 0 270 307" draw:type="non-primitive" draw:enhanced-path="M 270 0 L 241 65 206 118 165 164 122 203 79 238 37 272 0 307 N"/>
            </draw:custom-shape>
            <draw:custom-shape draw:style-name="gr37" draw:text-style-name="P5" draw:layer="layout" svg:width="0.162cm" svg:height="0.349cm" svg:x="19.094cm" svg:y="14.604cm">
              <text:p/>
              <draw:enhanced-geometry svg:viewBox="0 0 200 428" draw:type="non-primitive" draw:enhanced-path="M 200 0 L 168 42 134 102 100 172 69 245 42 315 19 373 5 412 0 428 N"/>
            </draw:custom-shape>
            <draw:custom-shape draw:style-name="gr38" draw:text-style-name="P5" draw:layer="layout" svg:width="3.283cm" svg:height="2.057cm" svg:x="20.701cm" svg:y="12.566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373cm" svg:height="0.279cm" svg:x="23.993cm" svg:y="14.413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94cm" svg:height="0.304cm" svg:x="23.677cm" svg:y="14.088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54cm" svg:height="0.117cm" svg:x="23.916cm" svg:y="14.292cm">
              <text:p/>
              <draw:enhanced-geometry svg:viewBox="0 0 189 148" draw:type="non-primitive" draw:enhanced-path="M 189 129 L 169 148 139 137 100 104 53 55 0 0 N"/>
            </draw:custom-shape>
            <draw:custom-shape draw:style-name="gr37" draw:text-style-name="P5" draw:layer="layout" svg:width="0.198cm" svg:height="0.138cm" svg:x="23.717cm" svg:y="14.153cm">
              <text:p/>
              <draw:enhanced-geometry svg:viewBox="0 0 246 166" draw:type="non-primitive" draw:enhanced-path="M 246 166 L 168 99 87 47 25 12 0 0 N"/>
            </draw:custom-shape>
            <draw:custom-shape draw:style-name="gr37" draw:text-style-name="P5" draw:layer="layout" svg:width="0.267cm" svg:height="0.357cm" svg:x="23.965cm" svg:y="14.893cm">
              <text:p/>
              <draw:enhanced-geometry svg:viewBox="0 0 330 439" draw:type="non-primitive" draw:enhanced-path="M 330 439 L 295 399 253 353 208 301 161 246 116 191 75 137 40 86 14 39 0 0 N"/>
            </draw:custom-shape>
            <draw:custom-shape draw:style-name="gr37" draw:text-style-name="P5" draw:layer="layout" svg:width="0.069cm" svg:height="0.105cm" svg:x="23.896cm" svg:y="14.799cm">
              <text:p/>
              <draw:enhanced-geometry svg:viewBox="0 0 83 130" draw:type="non-primitive" draw:enhanced-path="M 83 117 L 71 78 55 43 38 16 21 1 8 0 0 19 1 61 12 130 N"/>
            </draw:custom-shape>
            <draw:custom-shape draw:style-name="gr37" draw:text-style-name="P5" draw:layer="layout" svg:width="0.24cm" svg:height="0.393cm" svg:x="23.908cm" svg:y="14.905cm">
              <text:p/>
              <draw:enhanced-geometry svg:viewBox="0 0 296 486" draw:type="non-primitive" draw:enhanced-path="M 0 0 L 14 61 30 119 49 176 69 230 92 281 118 327 146 370 179 408 214 439 254 465 296 486 N"/>
            </draw:custom-shape>
            <draw:custom-shape draw:style-name="gr37" draw:text-style-name="P5" draw:layer="layout" svg:width="0.357cm" svg:height="0.044cm" svg:x="23.945cm" svg:y="15.412cm">
              <text:p/>
              <draw:enhanced-geometry svg:viewBox="0 0 437 54" draw:type="non-primitive" draw:enhanced-path="M 437 0 L 367 23 296 40 230 50 165 54 104 51 50 42 0 25 N"/>
            </draw:custom-shape>
            <draw:custom-shape draw:style-name="gr37" draw:text-style-name="P5" draw:layer="layout" svg:width="0.173cm" svg:height="0.227cm" svg:x="24.177cm" svg:y="14.454cm">
              <text:p/>
              <draw:enhanced-geometry svg:viewBox="0 0 214 284" draw:type="non-primitive" draw:enhanced-path="M 0 0 L 68 59 119 110 156 155 182 197 200 239 214 284 N"/>
            </draw:custom-shape>
            <draw:custom-shape draw:style-name="gr37" draw:text-style-name="P5" draw:layer="layout" svg:width="0.024cm" svg:height="0.385cm" svg:x="24.351cm" svg:y="14.681cm">
              <text:p/>
              <draw:enhanced-geometry svg:viewBox="0 0 34 473" draw:type="non-primitive" draw:enhanced-path="M 0 0 L 8 48 14 115 20 192 25 273 29 349 31 414 32 458 34 473 N"/>
            </draw:custom-shape>
            <draw:custom-shape draw:style-name="gr37" draw:text-style-name="P5" draw:layer="layout" svg:width="0.097cm" svg:height="0.531cm" svg:x="21.992cm" svg:y="13.001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97cm" svg:height="1.266cm" svg:x="21.984cm" svg:y="13.532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239cm" svg:height="1.007cm" svg:x="20.701cm" svg:y="12.63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85cm" svg:height="0.429cm" svg:x="20.616cm" svg:y="13.646cm">
              <text:p/>
              <draw:enhanced-geometry svg:viewBox="0 0 107 533" draw:type="non-primitive" draw:enhanced-path="M 107 0 L 93 53 78 121 63 196 47 276 32 354 20 424 9 481 3 518 0 533 N"/>
            </draw:custom-shape>
            <draw:custom-shape draw:style-name="gr37" draw:text-style-name="P5" draw:layer="layout" svg:width="0.057cm" svg:height="0.508cm" svg:x="19.881cm" svg:y="14.721cm">
              <text:p/>
              <draw:enhanced-geometry svg:viewBox="0 0 73 626" draw:type="non-primitive" draw:enhanced-path="M 0 626 L 10 571 22 517 33 462 44 406 54 351 62 294 69 238 73 180 71 121 67 61 57 0 N"/>
            </draw:custom-shape>
            <draw:custom-shape draw:style-name="gr37" draw:text-style-name="P5" draw:layer="layout" svg:width="0.341cm" svg:height="1.112cm" svg:x="19.922cm" svg:y="13.60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21cm" svg:height="0.495cm" svg:x="20.442cm" svg:y="12.457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649cm" svg:height="1.44cm" svg:x="19.792cm" svg:y="12.952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21cm" svg:height="0.56cm" svg:x="19.581cm" svg:y="14.393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97cm" svg:height="0.344cm" svg:x="19.487cm" svg:y="14.953cm">
              <text:p/>
              <draw:enhanced-geometry svg:viewBox="0 0 123 426" draw:type="non-primitive" draw:enhanced-path="M 118 0 L 123 107 122 193 115 258 102 310 84 349 61 378 33 403 0 426 N"/>
            </draw:custom-shape>
            <draw:custom-shape draw:style-name="gr37" draw:text-style-name="P5" draw:layer="layout" svg:width="0.048cm" svg:height="0.288cm" svg:x="19.487cm" svg:y="15.01cm">
              <text:p/>
              <draw:enhanced-geometry svg:viewBox="0 0 63 356" draw:type="non-primitive" draw:enhanced-path="M 0 356 L 22 300 43 237 58 169 63 102 56 44 36 0 N"/>
            </draw:custom-shape>
            <draw:custom-shape draw:style-name="gr37" draw:text-style-name="P5" draw:layer="layout" svg:width="0.114cm" svg:height="0.19cm" svg:x="20.222cm" svg:y="15.221cm">
              <text:p/>
              <draw:enhanced-geometry svg:viewBox="0 0 141 236" draw:type="non-primitive" draw:enhanced-path="M 0 236 L 64 167 110 119 136 83 141 47 119 0 N"/>
            </draw:custom-shape>
            <draw:custom-shape draw:style-name="gr37" draw:text-style-name="P5" draw:layer="layout" svg:width="0.089cm" svg:height="0.296cm" svg:x="20.307cm" svg:y="14.925cm">
              <text:p/>
              <draw:enhanced-geometry svg:viewBox="0 0 106 367" draw:type="non-primitive" draw:enhanced-path="M 13 367 L 0 317 5 253 24 183 50 115 78 56 98 16 106 0 N"/>
            </draw:custom-shape>
            <draw:custom-shape draw:style-name="gr37" draw:text-style-name="P5" draw:layer="layout" svg:width="0.178cm" svg:height="0.296cm" svg:x="20.218cm" svg:y="14.925cm">
              <text:p/>
              <draw:enhanced-geometry svg:viewBox="0 0 220 367" draw:type="non-primitive" draw:enhanced-path="M 220 0 L 159 69 108 125 66 173 34 215 13 252 1 287 0 326 8 367 N"/>
            </draw:custom-shape>
            <draw:custom-shape draw:style-name="gr37" draw:text-style-name="P5" draw:layer="layout" svg:width="0.198cm" svg:height="0.21cm" svg:x="20.023cm" svg:y="15.221cm">
              <text:p/>
              <draw:enhanced-geometry svg:viewBox="0 0 248 261" draw:type="non-primitive" draw:enhanced-path="M 248 0 L 246 52 215 104 166 152 109 195 56 230 16 253 0 261 N"/>
            </draw:custom-shape>
            <draw:custom-shape draw:style-name="gr37" draw:text-style-name="P5" draw:layer="layout" svg:width="0.104cm" svg:height="0.51cm" svg:x="19.609cm" svg:y="14.884cm">
              <text:p/>
              <draw:enhanced-geometry svg:viewBox="0 0 131 628" draw:type="non-primitive" draw:enhanced-path="M 0 628 L 28 576 51 513 71 442 88 367 100 290 110 215 118 147 124 89 128 42 131 12 131 0 N"/>
            </draw:custom-shape>
            <draw:custom-shape draw:style-name="gr37" draw:text-style-name="P5" draw:layer="layout" svg:width="0.085cm" svg:height="0.527cm" svg:x="19.686cm" svg:y="14.884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117cm" svg:height="0.259cm" svg:x="19.357cm" svg:y="14.953cm">
              <text:p/>
              <draw:enhanced-geometry svg:viewBox="0 0 146 318" draw:type="non-primitive" draw:enhanced-path="M 146 0 L 81 23 37 58 11 103 0 152 0 200 7 246 16 283 25 309 29 318 N"/>
            </draw:custom-shape>
            <draw:custom-shape draw:style-name="gr37" draw:text-style-name="P5" draw:layer="layout" svg:width="0.092cm" svg:height="0.259cm" svg:x="19.382cm" svg:y="14.953cm">
              <text:p/>
              <draw:enhanced-geometry svg:viewBox="0 0 117 318" draw:type="non-primitive" draw:enhanced-path="M 0 318 L 21 231 52 145 83 71 108 19 117 0 N"/>
            </draw:custom-shape>
            <draw:custom-shape draw:style-name="gr37" draw:text-style-name="P5" draw:layer="layout" svg:width="0.073cm" svg:height="0.21cm" svg:x="19.231cm" svg:y="14.913cm">
              <text:p/>
              <draw:enhanced-geometry svg:viewBox="0 0 88 261" draw:type="non-primitive" draw:enhanced-path="M 52 261 L 28 221 11 195 1 178 0 162 6 143 22 114 49 68 88 0 N"/>
            </draw:custom-shape>
            <draw:custom-shape draw:style-name="gr37" draw:text-style-name="P5" draw:layer="layout" svg:width="0.267cm" svg:height="0.508cm" svg:x="19.305cm" svg:y="14.405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82cm" svg:height="0.421cm" svg:x="19.573cm" svg:y="13.983cm">
              <text:p/>
              <draw:enhanced-geometry svg:viewBox="0 0 223 521" draw:type="non-primitive" draw:enhanced-path="M 0 521 L 23 456 52 383 84 308 118 231 150 159 179 96 202 45 217 12 223 0 N"/>
            </draw:custom-shape>
            <draw:custom-shape draw:style-name="gr37" draw:text-style-name="P5" draw:layer="layout" svg:width="0.048cm" svg:height="0.231cm" svg:x="20.681cm" svg:y="12.042cm">
              <text:p/>
              <draw:enhanced-geometry svg:viewBox="0 0 60 284" draw:type="non-primitive" draw:enhanced-path="M 60 284 L 20 199 3 106 0 30 1 0 N"/>
            </draw:custom-shape>
            <draw:custom-shape draw:style-name="gr37" draw:text-style-name="P5" draw:layer="layout" svg:width="0.032cm" svg:height="0.24cm" svg:x="20.547cm" svg:y="12.196cm">
              <text:p/>
              <draw:enhanced-geometry svg:viewBox="0 0 36 295" draw:type="non-primitive" draw:enhanced-path="M 36 295 L 16 205 4 107 1 31 0 0 N"/>
            </draw:custom-shape>
            <draw:custom-shape draw:style-name="gr37" draw:text-style-name="P5" draw:layer="layout" svg:width="0.036cm" svg:height="0.686cm" svg:x="20.376cm" svg:y="12.107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65cm" svg:height="0.576cm" svg:x="20.043cm" svg:y="12.59cm">
              <text:p/>
              <draw:enhanced-geometry svg:viewBox="0 0 79 710" draw:type="non-primitive" draw:enhanced-path="M 31 710 L 14 655 4 594 0 526 1 455 6 383 15 311 26 241 38 177 51 119 61 70 71 33 77 9 79 0 N"/>
            </draw:custom-shape>
            <draw:custom-shape draw:style-name="gr37" draw:text-style-name="P5" draw:layer="layout" svg:width="0.21cm" svg:height="0.824cm" svg:x="19.678cm" svg:y="13.033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48cm" svg:height="0.385cm" svg:x="19.446cm" svg:y="13.914cm">
              <text:p/>
              <draw:enhanced-geometry svg:viewBox="0 0 60 473" draw:type="non-primitive" draw:enhanced-path="M 60 0 L 44 116 31 214 21 296 13 361 7 411 4 446 1 467 0 473 N"/>
            </draw:custom-shape>
            <draw:custom-shape draw:style-name="gr37" draw:text-style-name="P5" draw:layer="layout" svg:width="0.276cm" svg:height="0.276cm" svg:x="19.17cm" svg:y="14.3cm">
              <text:p/>
              <draw:enhanced-geometry svg:viewBox="0 0 340 343" draw:type="non-primitive" draw:enhanced-path="M 340 0 L 269 73 203 138 144 197 95 247 54 288 25 318 5 338 0 343 N"/>
            </draw:custom-shape>
            <draw:custom-shape draw:style-name="gr37" draw:text-style-name="P5" draw:layer="layout" svg:width="0.141cm" svg:height="0.251cm" svg:x="19.029cm" svg:y="14.576cm">
              <text:p/>
              <draw:enhanced-geometry svg:viewBox="0 0 177 308" draw:type="non-primitive" draw:enhanced-path="M 177 0 L 149 73 126 135 102 189 76 236 43 275 0 308 N"/>
            </draw:custom-shape>
            <draw:custom-shape draw:style-name="gr37" draw:text-style-name="P5" draw:layer="layout" svg:width="0.28cm" svg:height="0.645cm" svg:x="19.389cm" svg:y="12.051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409cm" svg:height="0.929cm" svg:x="18.98cm" svg:y="12.69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5cm" svg:height="0.146cm" svg:x="21.335cm" svg:y="13.857cm">
              <text:p/>
              <draw:enhanced-geometry svg:viewBox="0 0 188 178" draw:type="non-primitive" draw:enhanced-path="M 0 178 L 34 127 56 93 69 70 83 54 102 42 135 25 188 0 N"/>
            </draw:custom-shape>
            <draw:custom-shape draw:style-name="gr37" draw:text-style-name="P5" draw:layer="layout" svg:width="0.267cm" svg:height="0.296cm" svg:x="21.485cm" svg:y="13.56cm">
              <text:p/>
              <draw:enhanced-geometry svg:viewBox="0 0 330 366" draw:type="non-primitive" draw:enhanced-path="M 0 366 L 58 331 115 279 171 219 222 157 266 98 300 47 323 13 330 0 N"/>
            </draw:custom-shape>
            <draw:custom-shape draw:style-name="gr37" draw:text-style-name="P5" draw:layer="layout" svg:width="0.105cm" svg:height="1.006cm" svg:x="21.659cm" svg:y="12.554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81cm" svg:height="0.385cm" svg:x="21.737cm" svg:y="13.395cm">
            <text:p/>
            <draw:enhanced-geometry svg:viewBox="0 0 100 473" draw:type="non-primitive" draw:enhanced-path="M 83 0 L 96 84 100 157 98 222 89 280 74 334 53 382 28 429 0 473 N"/>
          </draw:custom-shape>
          <draw:custom-shape draw:style-name="gr37" draw:text-style-name="P5" draw:layer="layout" svg:width="0.117cm" svg:height="0.288cm" svg:x="21.62cm" svg:y="13.781cm">
            <text:p/>
            <draw:enhanced-geometry svg:viewBox="0 0 142 355" draw:type="non-primitive" draw:enhanced-path="M 142 0 L 112 53 94 110 80 167 69 223 54 274 33 319 0 355 N"/>
          </draw:custom-shape>
          <draw:custom-shape draw:style-name="gr37" draw:text-style-name="P5" draw:layer="layout" svg:width="0.267cm" svg:height="0.052cm" svg:x="21.352cm" svg:y="14.033cm">
            <text:p/>
            <draw:enhanced-geometry svg:viewBox="0 0 329 68" draw:type="non-primitive" draw:enhanced-path="M 329 47 L 273 68 202 65 129 50 63 27 17 8 0 0 N"/>
          </draw:custom-shape>
          <draw:custom-shape draw:style-name="gr37" draw:text-style-name="P5" draw:layer="layout" svg:width="0.04cm" svg:height="0.507cm" svg:x="22.148cm" svg:y="13.379cm">
            <text:p/>
            <draw:enhanced-geometry svg:viewBox="0 0 51 626" draw:type="non-primitive" draw:enhanced-path="M 0 0 L 13 83 24 154 34 214 42 267 49 316 51 361 51 405 48 452 41 503 29 559 12 626 N"/>
          </draw:custom-shape>
          <draw:custom-shape draw:style-name="gr37" draw:text-style-name="P5" draw:layer="layout" svg:width="0.133cm" svg:height="0.856cm" svg:x="22.022cm" svg:y="13.886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86cm" svg:height="1.428cm" svg:x="19.756cm" svg:y="14.061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478cm" svg:height="1.428cm" svg:x="19.496cm" svg:y="12.16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556cm" svg:height="0.778cm" svg:x="18.94cm" svg:y="13.59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34cm" svg:height="0.414cm" svg:x="18.806cm" svg:y="14.377cm">
            <text:p/>
            <draw:enhanced-geometry svg:viewBox="0 0 167 509" draw:type="non-primitive" draw:enhanced-path="M 167 0 L 121 47 85 103 58 168 37 236 22 304 12 367 5 424 3 468 2 497 0 509 N"/>
          </draw:custom-shape>
          <draw:custom-shape draw:style-name="gr37" draw:text-style-name="P5" draw:layer="layout" svg:width="0.097cm" svg:height="0.559cm" svg:x="18.806cm" svg:y="14.232cm">
            <text:p/>
            <draw:enhanced-geometry svg:viewBox="0 0 120 686" draw:type="non-primitive" draw:enhanced-path="M 1 686 L 0 623 0 562 3 500 6 440 13 380 21 321 32 263 44 208 60 153 77 100 98 50 120 0 N"/>
          </draw:custom-shape>
          <draw:custom-shape draw:style-name="gr37" draw:text-style-name="P5" draw:layer="layout" svg:width="0.499cm" svg:height="0.901cm" svg:x="18.904cm" svg:y="13.33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96cm" svg:height="0.852cm" svg:x="19.403cm" svg:y="12.47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402cm" svg:height="0.937cm" svg:x="19.298cm" svg:y="12.47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442cm" svg:height="0.759cm" svg:x="18.855cm" svg:y="13.41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121cm" svg:height="0.478cm" svg:x="18.733cm" svg:y="14.175cm">
            <text:p/>
            <draw:enhanced-geometry svg:viewBox="0 0 152 592" draw:type="non-primitive" draw:enhanced-path="M 152 0 L 128 53 105 107 83 160 65 214 48 270 34 324 21 378 12 433 5 487 1 540 0 592 N"/>
          </draw:custom-shape>
          <draw:custom-shape draw:style-name="gr35" draw:text-style-name="P5" draw:layer="layout" svg:width="0.113cm" svg:height="0.097cm" svg:x="23.683cm" svg:y="9.789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6cm" svg:height="0.096cm" svg:x="23.341cm" svg:y="9.782cm">
            <text:p/>
            <draw:enhanced-geometry svg:viewBox="0 0 75 120" draw:type="non-primitive" draw:enhanced-path="M 63 14 L 74 46 75 86 64 117 64 117 43 119 28 120 22 120 22 120 0 67 5 21 13 0 13 0 41 4 57 10 63 14 63 14 63 14 Z N"/>
          </draw:custom-shape>
        </draw:g>
        <draw:connector draw:style-name="gr43" draw:layer="layout" draw:line-skew="4.434cm" svg:x1="16.812cm" svg:y1="3.888cm" svg:x2="21.32cm" svg:y2="6.216cm" svg:d="M16812 3888h6688v2328h-2180" svg:viewBox="0 0 6689 2329">
          <text:p/>
        </draw:connector>
        <draw:frame presentation:style-name="pr6" draw:text-style-name="P6" draw:layer="layout" svg:width="22.5cm" svg:height="2.329cm" svg:x="2.3cm" svg:y="0.604cm" presentation:class="title" presentation:user-transformed="true">
          <draw:text-box>
            <text:p><text:span text:style-name="T3">exercise-2</text:span></text:p>
          </draw:text-box>
        </draw:frame>
        <presentation:notes draw:style-name="dp2">
          <draw:page-thumbnail draw:style-name="gr2" draw:layer="layout" svg:width="13.472cm" svg:height="9.327cm" svg:x="3.126cm" svg:y="1.896cm" draw:page-number="6" presentation:class="page"/>
          <draw:frame presentation:style-name="pr5" draw:layer="layout" svg:width="14.394cm" svg:height="11.499cm" svg:x="2.963cm" svg:y="11.861cm" presentation:class="notes" presentation:placeholder="true">
            <draw:text-box/>
          </draw:frame>
        </presentation:notes>
      </draw:page>
      <draw:page draw:name="answer-2" draw:style-name="dp1" draw:master-page-name="Default" presentation:presentation-page-layout-name="AL2T1" presentation:use-footer-name="ftr1">
        <office:forms form:automatic-focus="false" form:apply-design-mode="false"/>
        <draw:frame presentation:style-name="pr7" draw:text-style-name="P5" draw:layer="layout" svg:width="22.649cm" svg:height="16.934cm" svg:x="3.597cm" svg:y="1.058cm" presentation:class="outline" presentation:user-transformed="true">
          <draw:text-box>
            <text:p text:style-name="P21"/>
            <text:list text:style-name="L4">
              <text:list-item>
                <text:list>
                  <text:list-header>
                    <text:p text:style-name="P22"/>
                  </text:list-header>
                </text:list>
              </text:list-item>
            </text:list>
          </draw:text-box>
        </draw:frame>
        <draw:custom-shape draw:style-name="CodeBox" draw:text-style-name="P6" draw:layer="layout" svg:width="13.803cm" svg:height="7.769cm" svg:x="6.697cm" svg:y="8.5cm">
          <text:p><text:span text:style-name="T8">static int </text:span><text:span text:style-name="T9">f(</text:span><text:span text:style-name="T8">int</text:span><text:span text:style-name="T9"> value)</text:span></text:p>
          <text:p><text:span text:style-name="T9">{</text:span></text:p>
          <text:p><text:span text:style-name="T9"><text:s text:c="4"/></text:span><text:span text:style-name="T8">return</text:span><text:span text:style-name="T9"> value;</text:span></text:p>
          <text:p><text:span text:style-name="T9">}</text:span></text:p>
          <text:p><text:span text:style-name="T9"/></text:p>
          <text:p><text:span text:style-name="T8">int</text:span><text:span text:style-name="T9"> main(</text:span><text:span text:style-name="T8">void</text:span><text:span text:style-name="T9">)</text:span></text:p>
          <text:p><text:span text:style-name="T9">{</text:span></text:p>
          <text:p><text:span text:style-name="T9"><text:s text:c="4"/></text:span><text:span text:style-name="T8">return</text:span><text:span text:style-name="T9"> f(42);</text:span></text:p>
          <text:p><text:span text:style-name="T9">}</text:span></text:p>
          <draw:enhanced-geometry svg:viewBox="0 0 21600 21600" draw:type="mso-spt202" draw:enhanced-path="M 0 0 L 21600 0 21600 21600 0 21600 0 0 Z N"/>
        </draw:custom-shape>
        <draw:custom-shape draw:style-name="gr42" draw:text-style-name="P5" draw:layer="layout" svg:width="4.004cm" svg:height="1.001cm" svg:x="6.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4.392cm" svg:height="1.023cm" svg:x="6.547cm" svg:y="16.276cm">
          <text:p text:style-name="P25"><text:span text:style-name="T21">clo.c</text:span></text:p>
          <draw:enhanced-geometry svg:viewBox="0 0 21600 21600" draw:type="mso-spt202" draw:enhanced-path="M 0 0 L 21600 0 21600 21600 0 21600 0 0 Z N"/>
        </draw:custom-shape>
        <draw:frame presentation:style-name="pr6" draw:text-style-name="P6" draw:layer="layout" svg:width="22.5cm" svg:height="2.329cm" svg:x="2.3cm" svg:y="0.605cm" presentation:class="title" presentation:user-transformed="true">
          <draw:text-box>
            <text:p><text:span text:style-name="T3">answer-2a</text:span></text:p>
          </draw:text-box>
        </draw:frame>
        <draw:frame presentation:style-name="pr7" draw:text-style-name="P19" draw:layer="layout" svg:width="22.649cm" svg:height="14.992cm" svg:x="1.698cm" svg:y="3.3cm" presentation:class="outline" presentation:user-transformed="true">
          <draw:text-box>
            <text:list text:style-name="L3">
              <text:list-item>
                <text:p text:style-name="P7"><text:span text:style-name="T22">because f() is </text:span><text:span text:style-name="T23">not</text:span><text:span text:style-name="T22"> declared with external linkage and there is </text:span><text:span text:style-name="T23">no</text:span><text:span text:style-name="T22"> previous function declaration</text:span></text:p>
                <text:list>
                  <text:list-item>
                    <text:p><text:span text:style-name="T22">if f() is </text:span><text:span text:style-name="T23">not</text:span><text:span text:style-name="T22"> used in any other source file then define it with internal linkage</text:span></text:p>
                  </text:list-item>
                </text:list>
              </text:list-item>
            </text:list>
            <text:p text:style-name="P21"><text:span text:style-name="T13"/></text:p>
            <text:list text:style-name="L4">
              <text:list-item>
                <text:list>
                  <text:list-header>
                    <text:p text:style-name="P22"><text:span text:style-name="T13"/></text:p>
                  </text:list-header>
                </text:list>
              </text:list-item>
            </text:list>
          </draw:text-box>
        </draw:frame>
        <presentation:notes draw:style-name="dp2">
          <draw:page-thumbnail draw:style-name="gr2" draw:layer="layout" svg:width="13.472cm" svg:height="9.327cm" svg:x="3.126cm" svg:y="1.896cm" draw:page-number="7" presentation:class="page"/>
          <draw:frame presentation:style-name="pr5" draw:layer="layout" svg:width="14.394cm" svg:height="11.499cm" svg:x="2.963cm" svg:y="11.861cm" presentation:class="notes" presentation:placeholder="true">
            <draw:text-box/>
          </draw:frame>
        </presentation:notes>
      </draw:page>
      <draw:page draw:name="page8" draw:style-name="dp1" draw:master-page-name="Default" presentation:presentation-page-layout-name="AL2T1" presentation:use-footer-name="ftr1">
        <office:forms form:automatic-focus="false" form:apply-design-mode="false"/>
        <draw:frame presentation:style-name="pr7" draw:text-style-name="P5" draw:layer="layout" svg:width="22.649cm" svg:height="16.934cm" svg:x="3.597cm" svg:y="1.058cm" presentation:class="outline" presentation:user-transformed="true">
          <draw:text-box>
            <text:p text:style-name="P21"/>
            <text:list text:style-name="L4">
              <text:list-item>
                <text:list>
                  <text:list-header>
                    <text:p text:style-name="P22"/>
                  </text:list-header>
                </text:list>
              </text:list-item>
            </text:list>
          </draw:text-box>
        </draw:frame>
        <draw:custom-shape draw:style-name="gr6" draw:text-style-name="P26" draw:layer="layout" svg:width="4.392cm" svg:height="1.023cm" svg:x="6.489cm" svg:y="17.389cm">
          <text:p text:style-name="P25"><text:span text:style-name="T21">clo.c</text:span></text:p>
          <draw:enhanced-geometry svg:viewBox="0 0 21600 21600" draw:type="mso-spt202" draw:enhanced-path="M 0 0 L 21600 0 21600 21600 0 21600 0 0 Z N"/>
        </draw:custom-shape>
        <draw:custom-shape draw:style-name="gr44" draw:text-style-name="P27" draw:layer="layout" svg:width="11.8cm" svg:height="9.393cm" svg:x="6.6cm" svg:y="8.075cm">
          <text:p><text:span text:style-name="T24">#include "clo.h"</text:span></text:p>
          <text:p><text:span text:style-name="T25"/></text:p>
          <text:p><text:span text:style-name="T25">int </text:span><text:span text:style-name="T26">f(</text:span><text:span text:style-name="T25">int</text:span><text:span text:style-name="T26"> value)</text:span></text:p>
          <text:p><text:span text:style-name="T26">{</text:span></text:p>
          <text:p><text:span text:style-name="T26"><text:s text:c="4"/></text:span><text:span text:style-name="T25">return</text:span><text:span text:style-name="T26"> value;</text:span></text:p>
          <text:p><text:span text:style-name="T26">}</text:span></text:p>
          <text:p><text:span text:style-name="T26"/></text:p>
          <text:p><text:span text:style-name="T25">int</text:span><text:span text:style-name="T26"> main(</text:span><text:span text:style-name="T25">void</text:span><text:span text:style-name="T26">)</text:span></text:p>
          <text:p><text:span text:style-name="T26">{</text:span></text:p>
          <text:p><text:span text:style-name="T26"><text:s text:c="4"/></text:span><text:span text:style-name="T25">return</text:span><text:span text:style-name="T26"> f(42);</text:span></text:p>
          <text:p><text:span text:style-name="T26">}</text:span></text:p>
          <draw:enhanced-geometry svg:viewBox="0 0 21600 21600" draw:type="mso-spt202" draw:enhanced-path="M 0 0 L 21600 0 21600 21600 0 21600 0 0 Z N"/>
        </draw:custom-shape>
        <draw:frame presentation:style-name="pr6" draw:text-style-name="P6" draw:layer="layout" svg:width="22.5cm" svg:height="2.329cm" svg:x="2.3cm" svg:y="0.606cm" presentation:class="title" presentation:user-transformed="true">
          <draw:text-box>
            <text:p><text:span text:style-name="T3">answer-2b</text:span></text:p>
          </draw:text-box>
        </draw:frame>
        <draw:frame presentation:style-name="pr7" draw:text-style-name="P19" draw:layer="layout" svg:width="22.649cm" svg:height="14.992cm" svg:x="1.699cm" svg:y="3.3cm" presentation:class="outline" presentation:user-transformed="true">
          <draw:text-box>
            <text:list text:style-name="L3">
              <text:list-item>
                <text:p text:style-name="P7"><text:span text:style-name="T22">because f() is </text:span><text:span text:style-name="T23">not</text:span><text:span text:style-name="T22"> declared with external linkage and there is </text:span><text:span text:style-name="T23">no</text:span><text:span text:style-name="T22"> previous function declaration</text:span></text:p>
                <text:list>
                  <text:list-item>
                    <text:p><text:span text:style-name="T22">if f() </text:span><text:span text:style-name="T23">is</text:span><text:span text:style-name="T22"> used in other source files then declare it in a header and </text:span><text:span text:style-name="T23">don't</text:span><text:span text:style-name="T22"> define it with internal linkage</text:span></text:p>
                  </text:list-item>
                </text:list>
              </text:list-item>
            </text:list>
            <text:p text:style-name="P21"><text:span text:style-name="T13"/></text:p>
            <text:list text:style-name="L4">
              <text:list-item>
                <text:list>
                  <text:list-header>
                    <text:p text:style-name="P22"><text:span text:style-name="T13"/></text:p>
                  </text:list-header>
                </text:list>
              </text:list-item>
            </text:list>
          </draw:text-box>
        </draw:frame>
        <presentation:notes draw:style-name="dp2">
          <draw:page-thumbnail draw:style-name="gr2" draw:layer="layout" svg:width="13.472cm" svg:height="9.327cm" svg:x="3.126cm" svg:y="1.896cm" draw:page-number="8" presentation:class="page"/>
          <draw:frame presentation:style-name="pr5" draw:text-style-name="P28" draw:layer="layout" svg:width="14.394cm" svg:height="11.499cm" svg:x="2.963cm" svg:y="11.861cm" presentation:class="notes" presentation:placeholder="true">
            <draw:text-box/>
          </draw:frame>
        </presentation:notes>
      </draw:page>
      <draw:page draw:name="incomplete arrays" draw:style-name="dp1" draw:master-page-name="Default" presentation:presentation-page-layout-name="AL2T1" presentation:use-footer-name="ftr1">
        <office:forms form:automatic-focus="false" form:apply-design-mode="false"/>
        <draw:frame presentation:style-name="pr7" draw:text-style-name="P29" draw:layer="layout" svg:width="22.649cm" svg:height="14.992cm" svg:x="1.597cm" svg:y="3.3cm" presentation:class="outline" presentation:user-transformed="true">
          <draw:text-box>
            <text:list text:style-name="L3">
              <text:list-item>
                <text:p text:style-name="P7"><text:span text:style-name="T13">6.2.5 Types</text:span></text:p>
                <text:list>
                  <text:list-item>
                    <text:p><text:span text:style-name="T13">para 22 – An array of unknown size is an incomplete type.</text:span></text:p>
                  </text:list-item>
                </text:list>
              </text:list-item>
            </text:list>
          </draw:text-box>
        </draw:frame>
        <draw:custom-shape draw:style-name="CodeBox" draw:text-style-name="P6" draw:layer="layout" svg:width="10.8cm" svg:height="4.521cm" svg:x="3.057cm" svg:y="12.758cm">
          <text:p><text:span text:style-name="T9"/></text:p>
          <text:p><text:span text:style-name="T8"><text:s text:c="8"/></text:span><text:span text:style-name="T8">int</text:span><text:span text:style-name="T9"> a1[];</text:span></text:p>
          <text:p><text:span text:style-name="T8">extern</text:span><text:span text:style-name="T9"> <text:s/></text:span><text:span text:style-name="T8">int</text:span><text:span text:style-name="T9"> a2[];</text:span></text:p>
          <text:p><text:span text:style-name="T8">typedef</text:span><text:span text:style-name="T9"> </text:span><text:span text:style-name="T8">int</text:span><text:span text:style-name="T9"> a3[];</text:span></text:p>
          <text:p><text:span text:style-name="T9"/></text:p>
          <draw:enhanced-geometry svg:viewBox="0 0 21600 21600" draw:type="mso-spt202" draw:enhanced-path="M 0 0 L 21600 0 21600 21600 0 21600 0 0 Z N"/>
        </draw:custom-shape>
        <draw:custom-shape draw:style-name="CodeBox" draw:text-style-name="P6" draw:layer="layout" svg:width="10.8cm" svg:height="4.521cm" svg:x="3.057cm" svg:y="7.224cm">
          <text:p><text:span text:style-name="T9"/></text:p>
          <text:p><text:span text:style-name="T8"><text:s text:c="8"/></text:span><text:span text:style-name="T8">int</text:span><text:span text:style-name="T9"> a1[42];</text:span></text:p>
          <text:p><text:span text:style-name="T8">extern <text:s/>int</text:span><text:span text:style-name="T9"> a2[42];</text:span></text:p>
          <text:p><text:span text:style-name="T8">typedef int</text:span><text:span text:style-name="T9"> a3[42];</text:span></text:p>
          <text:p><text:span text:style-name="T9"/></text:p>
          <draw:enhanced-geometry svg:viewBox="0 0 21600 21600" draw:type="mso-spt202" draw:enhanced-path="M 0 0 L 21600 0 21600 21600 0 21600 0 0 Z N"/>
        </draw:custom-shape>
        <draw:custom-shape draw:style-name="gr45" draw:text-style-name="P30" draw:layer="layout" svg:width="5.031cm" svg:height="2.289cm" svg:x="15.667cm" svg:y="8.476cm">
          <text:p text:style-name="P14"><text:span text:style-name="T27">these are </text:span><text:span text:style-name="T27"><text:line-break/></text:span><text:span text:style-name="T27">object types</text:span></text:p>
          <draw:enhanced-geometry svg:viewBox="0 0 21600 21600" draw:type="mso-spt202" draw:enhanced-path="M 0 0 L 21600 0 21600 21600 0 21600 0 0 Z N"/>
        </draw:custom-shape>
        <draw:custom-shape draw:style-name="gr45" draw:text-style-name="P30" draw:layer="layout" svg:width="6.864cm" svg:height="2.289cm" svg:x="15.738cm" svg:y="13.556cm">
          <text:p text:style-name="P14"><text:span text:style-name="T27">these are </text:span><text:span text:style-name="T27"><text:line-break/></text:span><text:span text:style-name="T27">incomplete types</text:span></text:p>
          <draw:enhanced-geometry svg:viewBox="0 0 21600 21600" draw:type="mso-spt202" draw:enhanced-path="M 0 0 L 21600 0 21600 21600 0 21600 0 0 Z N"/>
        </draw:custom-shape>
        <draw:custom-shape draw:style-name="gr42" draw:text-style-name="P5" draw:layer="layout" svg:width="1.199cm" svg:height="4.203cm" svg:x="14.06cm" svg:y="7.4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5" draw:layer="layout" svg:width="1.199cm" svg:height="4.202cm" svg:x="14.06cm" svg:y="12.7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5" draw:text-style-name="P11" draw:layer="layout" svg:x1="15cm" svg:y1="17.5cm" svg:x2="10.858cm" svg:y2="16.356cm">
          <text:p/>
        </draw:line>
        <draw:custom-shape draw:style-name="gr45" draw:text-style-name="P30" draw:layer="layout" svg:width="5.636cm" svg:height="1.273cm" svg:x="15.716cm" svg:y="16.727cm">
          <text:p text:style-name="P14"><text:span text:style-name="T27">unknown size</text:span></text:p>
          <draw:enhanced-geometry svg:viewBox="0 0 21600 21600" draw:type="mso-spt202" draw:enhanced-path="M 0 0 L 21600 0 21600 21600 0 21600 0 0 Z N"/>
        </draw:custom-shape>
        <draw:custom-shape draw:style-name="gr7" draw:text-style-name="P5" draw:layer="layout" svg:width="3.202cm" svg:height="3.295cm" svg:x="20.098cm" svg:y="7.005cm">
          <text:p text:style-name="P14"><text:span text:style-name="T11"></text:span></text:p>
          <draw:enhanced-geometry svg:viewBox="0 0 21600 21600" draw:type="rectangle" draw:enhanced-path="M 0 0 L 21600 0 21600 21600 0 21600 0 0 Z N"/>
        </draw:custom-shape>
        <draw:custom-shape draw:style-name="gr7" draw:text-style-name="P5" draw:layer="layout" svg:width="3.202cm" svg:height="3.295cm" svg:x="20.098cm" svg:y="12.005cm">
          <text:p text:style-name="P14"><text:span text:style-name="T11"></text:span></text:p>
          <draw:enhanced-geometry svg:viewBox="0 0 21600 21600" draw:type="rectangle" draw:enhanced-path="M 0 0 L 21600 0 21600 21600 0 21600 0 0 Z N"/>
        </draw:custom-shape>
        <draw:frame presentation:style-name="pr6" draw:text-style-name="P6" draw:layer="layout" svg:width="22.5cm" svg:height="2.329cm" svg:x="2.3cm" svg:y="0.607cm" presentation:class="title" presentation:user-transformed="true">
          <draw:text-box>
            <text:p><text:span text:style-name="T3">incomplete arrays</text:span></text:p>
          </draw:text-box>
        </draw:frame>
        <presentation:notes draw:style-name="dp2">
          <draw:page-thumbnail draw:style-name="gr2" draw:layer="layout" svg:width="13.472cm" svg:height="9.327cm" svg:x="3.126cm" svg:y="1.896cm" draw:page-number="9" presentation:class="page"/>
          <draw:frame presentation:style-name="pr5"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2T1" presentation:use-footer-name="ftr1">
        <office:forms form:automatic-focus="false" form:apply-design-mode="false"/>
        <draw:frame presentation:style-name="pr7" draw:text-style-name="P31" draw:layer="layout" svg:width="23.363cm" svg:height="14.492cm" svg:x="2cm" svg:y="3.5cm" presentation:class="outline" presentation:user-transformed="true">
          <draw:text-box>
            <text:list text:style-name="L3">
              <text:list-item>
                <text:p text:style-name="P7"><text:span text:style-name="T3">are these fragments conforming or not?</text:span></text:p>
              </text:list-item>
            </text:list>
          </draw:text-box>
        </draw:frame>
        <draw:custom-shape draw:style-name="CodeBox" draw:text-style-name="P6" draw:layer="layout" svg:width="16.404cm" svg:height="1.273cm" svg:x="4.955cm" svg:y="7.123cm">
          <text:p><text:span text:style-name="T8">typedef struct </text:span><text:span text:style-name="T19">wibble wibble;</text:span></text:p>
          <draw:enhanced-geometry svg:viewBox="0 0 21600 21600" draw:type="mso-spt202" draw:enhanced-path="M 0 0 L 21600 0 21600 21600 0 21600 0 0 Z N"/>
        </draw:custom-shape>
        <draw:custom-shape draw:style-name="CodeBox" draw:layer="layout" svg:width="12.801cm" svg:height="2.897cm" svg:x="4.955cm" svg:y="9.103cm">
          <text:p><text:span text:style-name="T28"><text:s text:c="8"/></text:span><text:span text:style-name="T9">wibble w1[42];</text:span></text:p>
          <text:p><text:span text:style-name="T8">extern</text:span><text:span text:style-name="T9"> <text:s/>wibble w2[42];</text:span></text:p>
          <text:p><text:span text:style-name="T8">typedef</text:span><text:span text:style-name="T9"> wibble w3[42];</text:span></text:p>
          <draw:enhanced-geometry svg:viewBox="0 0 21600 21600" draw:type="mso-spt202" draw:enhanced-path="M 0 0 L 21600 0 21600 21600 0 21600 0 0 Z N"/>
        </draw:custom-shape>
        <draw:custom-shape draw:style-name="CodeBox" draw:text-style-name="P6" draw:layer="layout" svg:width="12.801cm" svg:height="2.897cm" svg:x="4.955cm" svg:y="12.702cm">
          <text:p><text:span text:style-name="T9"><text:s text:c="8"/></text:span><text:span text:style-name="T9">wibble w1[];</text:span></text:p>
          <text:p><text:span text:style-name="T8">extern</text:span><text:span text:style-name="T9"> <text:s/>wibble w2[];</text:span></text:p>
          <text:p><text:span text:style-name="T8">typedef</text:span><text:span text:style-name="T9"> wibble w3[];</text:span></text:p>
          <draw:enhanced-geometry svg:viewBox="0 0 21600 21600" draw:type="mso-spt202" draw:enhanced-path="M 0 0 L 21600 0 21600 21600 0 21600 0 0 Z N"/>
        </draw:custom-shape>
        <draw:line draw:style-name="gr5" draw:text-style-name="P11" draw:layer="layout" svg:x1="19.7cm" svg:y1="4.2cm" svg:x2="24.7cm" svg:y2="4.2cm">
          <text:p/>
        </draw:line>
        <draw:line draw:style-name="gr5" draw:text-style-name="P11" draw:layer="layout" svg:x1="24.7cm" svg:y1="4.2cm" svg:x2="24.7cm" svg:y2="14.2cm">
          <text:p/>
        </draw:line>
        <draw:line draw:style-name="gr15" draw:text-style-name="P11" draw:layer="layout" svg:x1="24.56cm" svg:y1="14.126cm" svg:x2="18.36cm" svg:y2="14.126cm">
          <text:p/>
        </draw:line>
        <draw:line draw:style-name="gr15" draw:text-style-name="P11" draw:layer="layout" svg:x1="24.56cm" svg:y1="10.726cm" svg:x2="18.36cm" svg:y2="10.726cm">
          <text:p/>
        </draw:line>
        <draw:frame presentation:style-name="pr6" draw:text-style-name="P6" draw:layer="layout" svg:width="22.5cm" svg:height="2.329cm" svg:x="2.3cm" svg:y="0.607cm" presentation:class="title" presentation:user-transformed="true">
          <draw:text-box>
            <text:p><text:span text:style-name="T3">exercise-3</text:span></text:p>
          </draw:text-box>
        </draw:frame>
        <draw:g>
          <draw:rect draw:style-name="gr16" draw:text-style-name="P11" draw:layer="layout" svg:width="8.54cm" svg:height="7.455cm" svg:x="17.5cm" svg:y="9.545cm">
            <text:p/>
          </draw:rect>
          <draw:g>
            <draw:custom-shape draw:style-name="gr17" draw:text-style-name="P5" draw:layer="layout" svg:width="0.305cm" svg:height="0.354cm" svg:x="22.841cm" svg:y="11.37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226cm" svg:height="0.178cm" svg:x="19.066cm" svg:y="14.854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213cm" svg:height="0.906cm" svg:x="19.107cm" svg:y="14.784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213cm" svg:height="0.906cm" svg:x="19.107cm" svg:y="14.784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1" draw:layer="layout" svg:x1="19.565cm" svg:y1="15.017cm" svg:x2="19.469cm" svg:y2="15.108cm">
              <text:p/>
            </draw:line>
            <draw:custom-shape draw:style-name="gr22" draw:text-style-name="P5" draw:layer="layout" svg:width="2.757cm" svg:height="2.109cm" svg:x="17.511cm" svg:y="14.87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757cm" svg:height="2.109cm" svg:x="17.511cm" svg:y="14.87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755cm" svg:height="1.448cm" svg:x="17.767cm" svg:y="15.148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64cm" svg:height="0.244cm" svg:x="19.846cm" svg:y="16.285cm">
              <text:p/>
              <draw:enhanced-geometry svg:viewBox="0 0 486 353" draw:type="non-primitive" draw:enhanced-path="M 486 0 L 459 30 424 62 380 97 331 135 277 173 220 212 163 250 105 288 51 322 0 353 N"/>
            </draw:custom-shape>
            <draw:custom-shape draw:style-name="gr20" draw:text-style-name="P5" draw:layer="layout" svg:width="0.836cm" svg:height="0.319cm" svg:x="19.009cm" svg:y="16.5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741cm" svg:height="0.03cm" svg:x="18.268cm" svg:y="16.831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482cm" svg:height="0.217cm" svg:x="17.786cm" svg:y="16.613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407cm" svg:height="0.369cm" svg:x="19.83cm" svg:y="15.663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394cm" svg:height="0.182cm" svg:x="19.436cm" svg:y="15.847cm">
              <text:p/>
              <draw:enhanced-geometry svg:viewBox="0 0 524 264" draw:type="non-primitive" draw:enhanced-path="M 524 264 L 469 249 407 225 338 195 269 159 200 121 137 85 82 52 38 25 10 7 0 0 N"/>
            </draw:custom-shape>
            <draw:custom-shape draw:style-name="gr20" draw:text-style-name="P5" draw:layer="layout" svg:width="0.112cm" svg:height="0.556cm" svg:x="19.436cm" svg:y="15.847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508cm" svg:height="0.134cm" svg:x="18.927cm" svg:y="16.287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108cm" svg:height="0.318cm" svg:x="18.908cm" svg:y="16.287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689cm" svg:height="0.025cm" svg:x="18.218cm" svg:y="16.6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81cm" svg:height="0.16cm" svg:x="18.037cm" svg:y="16.44cm">
              <text:p/>
              <draw:enhanced-geometry svg:viewBox="0 0 242 234" draw:type="non-primitive" draw:enhanced-path="M 242 234 L 181 204 128 172 80 134 43 94 16 48 0 0 N"/>
            </draw:custom-shape>
            <draw:custom-shape draw:style-name="gr20" draw:text-style-name="P5" draw:layer="layout" svg:width="0.181cm" svg:height="0.253cm" svg:x="18.581cm" svg:y="16.239cm">
              <text:p/>
              <draw:enhanced-geometry svg:viewBox="0 0 242 362" draw:type="non-primitive" draw:enhanced-path="M 0 0 L 46 42 92 82 137 123 175 163 208 202 231 238 242 274 241 306 225 336 191 362 N"/>
            </draw:custom-shape>
            <draw:custom-shape draw:style-name="gr20" draw:text-style-name="P5" draw:layer="layout" svg:width="0.532cm" svg:height="0.093cm" svg:x="18.191cm" svg:y="16.492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323cm" svg:height="0.105cm" svg:x="19.688cm" svg:y="15.427cm">
              <text:p/>
              <draw:enhanced-geometry svg:viewBox="0 0 430 154" draw:type="non-primitive" draw:enhanced-path="M 430 154 L 373 124 313 94 252 65 193 40 136 20 84 6 38 0 0 5 N"/>
            </draw:custom-shape>
            <draw:custom-shape draw:style-name="gr20" draw:text-style-name="P5" draw:layer="layout" svg:width="0.151cm" svg:height="0.071cm" svg:x="19.537cm" svg:y="15.432cm">
              <text:p/>
              <draw:enhanced-geometry svg:viewBox="0 0 200 105" draw:type="non-primitive" draw:enhanced-path="M 200 0 L 110 40 33 84 0 105 N"/>
            </draw:custom-shape>
            <draw:custom-shape draw:style-name="gr20" draw:text-style-name="P5" draw:layer="layout" svg:width="0.067cm" svg:height="0.128cm" svg:x="19.47cm" svg:y="15.375cm">
              <text:p/>
              <draw:enhanced-geometry svg:viewBox="0 0 86 183" draw:type="non-primitive" draw:enhanced-path="M 86 183 L 41 86 10 22 0 0 N"/>
            </draw:custom-shape>
            <draw:custom-shape draw:style-name="gr20" draw:text-style-name="P5" draw:layer="layout" svg:width="0.178cm" svg:height="0.42cm" svg:x="19.66cm" svg:y="15.459cm">
              <text:p/>
              <draw:enhanced-geometry svg:viewBox="0 0 235 600" draw:type="non-primitive" draw:enhanced-path="M 0 0 L 4 38 17 93 40 157 67 228 99 303 131 378 162 447 190 508 214 556 229 588 235 600 N"/>
            </draw:custom-shape>
            <draw:custom-shape draw:style-name="gr20" draw:text-style-name="P5" draw:layer="layout" svg:width="0.494cm" svg:height="0.094cm" svg:x="19.345cm" svg:y="15.785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56cm" svg:height="0.45cm" svg:x="19.349cm" svg:y="15.866cm">
              <text:p/>
              <draw:enhanced-geometry svg:viewBox="0 0 73 643" draw:type="non-primitive" draw:enhanced-path="M 0 0 L 12 54 23 119 32 192 41 270 49 348 56 424 63 494 67 554 70 601 72 632 73 643 N"/>
            </draw:custom-shape>
            <draw:custom-shape draw:style-name="gr20" draw:text-style-name="P5" draw:layer="layout" svg:width="0.601cm" svg:height="0.129cm" svg:x="18.802cm" svg:y="16.194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228cm" svg:height="0.171cm" svg:x="18.581cm" svg:y="16.151cm">
              <text:p/>
              <draw:enhanced-geometry svg:viewBox="0 0 306 244" draw:type="non-primitive" draw:enhanced-path="M 306 244 L 231 160 159 96 96 50 45 20 12 5 0 0 N"/>
            </draw:custom-shape>
            <draw:custom-shape draw:style-name="gr20" draw:text-style-name="P5" draw:layer="layout" svg:width="0.512cm" svg:height="0.255cm" svg:x="19.755cm" svg:y="15.889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47cm" svg:height="0.096cm" svg:x="19.608cm" svg:y="16.03cm">
              <text:p/>
              <draw:enhanced-geometry svg:viewBox="0 0 197 136" draw:type="non-primitive" draw:enhanced-path="M 197 136 L 80 79 21 41 0 16 2 3 6 0 N"/>
            </draw:custom-shape>
            <draw:custom-shape draw:style-name="gr20" draw:text-style-name="P5" draw:layer="layout" svg:width="0.057cm" svg:height="0.324cm" svg:x="19.612cm" svg:y="16.03cm">
              <text:p/>
              <draw:enhanced-geometry svg:viewBox="0 0 75 462" draw:type="non-primitive" draw:enhanced-path="M 0 0 L 28 74 50 140 65 201 72 258 75 311 69 362 57 412 36 462 N"/>
            </draw:custom-shape>
            <draw:custom-shape draw:style-name="gr20" draw:text-style-name="P5" draw:layer="layout" svg:width="0.328cm" svg:height="0.1cm" svg:x="19.637cm" svg:y="16.356cm">
              <text:p/>
              <draw:enhanced-geometry svg:viewBox="0 0 434 145" draw:type="non-primitive" draw:enhanced-path="M 0 0 L 76 0 142 1 199 5 251 14 299 31 343 57 387 95 434 145 N"/>
            </draw:custom-shape>
            <draw:custom-shape draw:style-name="gr20" draw:text-style-name="P5" draw:layer="layout" svg:width="0.4cm" svg:height="0.114cm" svg:x="17.724cm" svg:y="16.202cm">
              <text:p/>
              <draw:enhanced-geometry svg:viewBox="0 0 531 165" draw:type="non-primitive" draw:enhanced-path="M 531 162 L 452 165 375 162 303 155 236 145 175 131 122 114 77 94 40 73 15 49 1 25 0 0 N"/>
            </draw:custom-shape>
            <draw:custom-shape draw:style-name="gr20" draw:text-style-name="P5" draw:layer="layout" svg:width="0.203cm" svg:height="0.134cm" svg:x="18.2cm" svg:y="16.025cm">
              <text:p/>
              <draw:enhanced-geometry svg:viewBox="0 0 271 190" draw:type="non-primitive" draw:enhanced-path="M 0 0 L 55 33 119 67 179 102 231 136 264 165 271 190 N"/>
            </draw:custom-shape>
            <draw:custom-shape draw:style-name="gr20" draw:text-style-name="P5" draw:layer="layout" svg:width="0.606cm" svg:height="0.191cm" svg:x="18.893cm" svg:y="16.429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385cm" svg:height="0.107cm" svg:x="19.499cm" svg:y="16.411cm">
              <text:p/>
              <draw:enhanced-geometry svg:viewBox="0 0 514 155" draw:type="non-primitive" draw:enhanced-path="M 0 29 L 50 11 106 2 163 0 222 3 280 14 335 29 387 49 433 72 470 98 497 127 514 155 N"/>
            </draw:custom-shape>
            <draw:custom-shape draw:style-name="gr20" draw:text-style-name="P5" draw:layer="layout" svg:width="0.372cm" svg:height="0.052cm" svg:x="19.127cm" svg:y="15.116cm">
              <text:p/>
              <draw:enhanced-geometry svg:viewBox="0 0 495 73" draw:type="non-primitive" draw:enhanced-path="M 495 73 L 439 53 378 34 313 18 249 6 186 0 129 0 77 9 33 26 0 54 N"/>
            </draw:custom-shape>
            <draw:custom-shape draw:style-name="gr20" draw:text-style-name="P5" draw:layer="layout" svg:width="0.105cm" svg:height="0.124cm" svg:x="19.021cm" svg:y="15.029cm">
              <text:p/>
              <draw:enhanced-geometry svg:viewBox="0 0 136 180" draw:type="non-primitive" draw:enhanced-path="M 136 180 L 71 90 21 25 0 0 N"/>
            </draw:custom-shape>
            <draw:custom-shape draw:style-name="gr20" draw:text-style-name="P5" draw:layer="layout" svg:width="0.275cm" svg:height="0.129cm" svg:x="17.522cm" svg:y="16.393cm">
              <text:p/>
              <draw:enhanced-geometry svg:viewBox="0 0 365 187" draw:type="non-primitive" draw:enhanced-path="M 365 187 L 304 174 237 152 170 122 108 88 56 55 18 24 0 0 N"/>
            </draw:custom-shape>
            <draw:custom-shape draw:style-name="gr24" draw:text-style-name="P5" draw:layer="layout" svg:width="0.261cm" svg:height="0.1cm" svg:x="18.252cm" svg:y="15.889cm">
              <text:p/>
              <draw:enhanced-geometry svg:viewBox="0 0 344 145" draw:type="non-primitive" draw:enhanced-path="M 344 145 L 297 91 237 53 171 27 108 11 54 3 15 0 0 0 N"/>
            </draw:custom-shape>
            <draw:custom-shape draw:style-name="gr24" draw:text-style-name="P5" draw:layer="layout" svg:width="0.192cm" svg:height="0.13cm" svg:x="18.377cm" svg:y="15.788cm">
              <text:p/>
              <draw:enhanced-geometry svg:viewBox="0 0 254 181" draw:type="non-primitive" draw:enhanced-path="M 254 181 L 203 128 137 78 70 37 21 10 0 0 N"/>
            </draw:custom-shape>
            <draw:custom-shape draw:style-name="gr24" draw:text-style-name="P5" draw:layer="layout" svg:width="0.226cm" svg:height="0.09cm" svg:x="18.429cm" svg:y="15.725cm">
              <text:p/>
              <draw:enhanced-geometry svg:viewBox="0 0 297 126" draw:type="non-primitive" draw:enhanced-path="M 297 126 L 238 82 160 47 83 21 23 5 0 0 N"/>
            </draw:custom-shape>
            <draw:custom-shape draw:style-name="gr24" draw:text-style-name="P5" draw:layer="layout" svg:width="0.21cm" svg:height="0.115cm" svg:x="18.52cm" svg:y="15.631cm">
              <text:p/>
              <draw:enhanced-geometry svg:viewBox="0 0 279 161" draw:type="non-primitive" draw:enhanced-path="M 279 161 L 222 113 150 69 77 32 23 9 0 0 N"/>
            </draw:custom-shape>
            <draw:custom-shape draw:style-name="gr24" draw:text-style-name="P5" draw:layer="layout" svg:width="0.244cm" svg:height="0.093cm" svg:x="18.581cm" svg:y="15.558cm">
              <text:p/>
              <draw:enhanced-geometry svg:viewBox="0 0 324 135" draw:type="non-primitive" draw:enhanced-path="M 324 135 L 278 100 212 68 138 41 70 19 19 4 0 0 N"/>
            </draw:custom-shape>
            <draw:custom-shape draw:style-name="gr24" draw:text-style-name="P5" draw:layer="layout" svg:width="0.225cm" svg:height="0.1cm" svg:x="18.648cm" svg:y="15.491cm">
              <text:p/>
              <draw:enhanced-geometry svg:viewBox="0 0 300 145" draw:type="non-primitive" draw:enhanced-path="M 300 145 L 248 95 171 56 89 25 26 6 0 0 N"/>
            </draw:custom-shape>
            <draw:custom-shape draw:style-name="gr24" draw:text-style-name="P5" draw:layer="layout" svg:width="0.214cm" svg:height="0.096cm" svg:x="18.739cm" svg:y="15.407cm">
              <text:p/>
              <draw:enhanced-geometry svg:viewBox="0 0 287 138" draw:type="non-primitive" draw:enhanced-path="M 287 138 L 233 95 159 58 82 28 24 8 0 0 N"/>
            </draw:custom-shape>
            <draw:custom-shape draw:style-name="gr24" draw:text-style-name="P5" draw:layer="layout" svg:width="0.195cm" svg:height="0.09cm" svg:x="18.825cm" svg:y="15.327cm">
              <text:p/>
              <draw:enhanced-geometry svg:viewBox="0 0 263 127" draw:type="non-primitive" draw:enhanced-path="M 263 127 L 187 80 101 39 30 11 0 0 N"/>
            </draw:custom-shape>
            <draw:custom-shape draw:style-name="gr24" draw:text-style-name="P5" draw:layer="layout" svg:width="0.211cm" svg:height="0.084cm" svg:x="18.877cm" svg:y="15.248cm">
              <text:p/>
              <draw:enhanced-geometry svg:viewBox="0 0 279 117" draw:type="non-primitive" draw:enhanced-path="M 279 117 L 226 74 154 41 80 18 22 5 0 0 N"/>
            </draw:custom-shape>
            <draw:custom-shape draw:style-name="gr24" draw:text-style-name="P5" draw:layer="layout" svg:width="0.21cm" svg:height="0.094cm" svg:x="18.934cm" svg:y="15.168cm">
              <text:p/>
              <draw:enhanced-geometry svg:viewBox="0 0 281 135" draw:type="non-primitive" draw:enhanced-path="M 281 135 L 223 90 151 53 78 24 22 6 0 0 N"/>
            </draw:custom-shape>
            <draw:custom-shape draw:style-name="gr24" draw:text-style-name="P5" draw:layer="layout" svg:width="0.037cm" svg:height="0.552cm" svg:x="19.082cm" svg:y="15.123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54cm" svg:height="0.22cm" svg:x="18.927cm" svg:y="15.473cm">
              <text:p/>
              <draw:enhanced-geometry svg:viewBox="0 0 208 317" draw:type="non-primitive" draw:enhanced-path="M 208 290 L 182 310 155 317 126 310 97 290 70 257 45 211 25 153 9 83 0 0 N"/>
            </draw:custom-shape>
            <draw:custom-shape draw:style-name="gr24" draw:text-style-name="P5" draw:layer="layout" svg:width="0.108cm" svg:height="0.336cm" svg:x="18.927cm" svg:y="15.136cm">
              <text:p/>
              <draw:enhanced-geometry svg:viewBox="0 0 145 481" draw:type="non-primitive" draw:enhanced-path="M 0 481 L 1 395 11 315 31 240 53 172 79 114 104 67 126 31 140 8 145 0 N"/>
            </draw:custom-shape>
            <draw:custom-shape draw:style-name="gr24" draw:text-style-name="P5" draw:layer="layout" svg:width="0.294cm" svg:height="0.343cm" svg:x="18.742cm" svg:y="15.136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093cm" svg:height="0.192cm" svg:x="18.648cm" svg:y="15.288cm">
              <text:p/>
              <draw:enhanced-geometry svg:viewBox="0 0 128 274" draw:type="non-primitive" draw:enhanced-path="M 128 274 L 78 269 41 247 14 212 0 168 1 116 16 59 46 0 N"/>
            </draw:custom-shape>
            <draw:custom-shape draw:style-name="gr24" draw:text-style-name="P5" draw:layer="layout" svg:width="0.345cm" svg:height="0.202cm" svg:x="18.682cm" svg:y="15.085cm">
              <text:p/>
              <draw:enhanced-geometry svg:viewBox="0 0 460 289" draw:type="non-primitive" draw:enhanced-path="M 0 289 L 39 244 94 199 159 155 229 113 298 77 360 45 412 21 447 5 460 0 N"/>
            </draw:custom-shape>
            <draw:custom-shape draw:style-name="gr24" draw:text-style-name="P5" draw:layer="layout" svg:width="0.221cm" svg:height="0.112cm" svg:x="18.689cm" svg:y="16.025cm">
              <text:p/>
              <draw:enhanced-geometry svg:viewBox="0 0 297 162" draw:type="non-primitive" draw:enhanced-path="M 297 162 L 253 112 192 71 125 40 63 17 18 4 0 0 N"/>
            </draw:custom-shape>
            <draw:custom-shape draw:style-name="gr24" draw:text-style-name="P5" draw:layer="layout" svg:width="0.195cm" svg:height="0.137cm" svg:x="18.825cm" svg:y="15.921cm">
              <text:p/>
              <draw:enhanced-geometry svg:viewBox="0 0 263 191" draw:type="non-primitive" draw:enhanced-path="M 263 191 L 184 119 112 64 54 28 14 7 0 0 N"/>
            </draw:custom-shape>
            <draw:custom-shape draw:style-name="gr24" draw:text-style-name="P5" draw:layer="layout" svg:width="0.225cm" svg:height="0.112cm" svg:x="18.927cm" svg:y="15.861cm">
              <text:p/>
              <draw:enhanced-geometry svg:viewBox="0 0 300 161" draw:type="non-primitive" draw:enhanced-path="M 300 161 L 243 107 166 62 87 28 25 7 0 0 N"/>
            </draw:custom-shape>
            <draw:custom-shape draw:style-name="gr24" draw:text-style-name="P5" draw:layer="layout" svg:width="0.22cm" svg:height="0.093cm" svg:x="19.018cm" svg:y="15.777cm">
              <text:p/>
              <draw:enhanced-geometry svg:viewBox="0 0 297 134" draw:type="non-primitive" draw:enhanced-path="M 297 134 L 228 82 149 44 76 19 21 4 0 0 N"/>
            </draw:custom-shape>
            <draw:custom-shape draw:style-name="gr24" draw:text-style-name="P5" draw:layer="layout" svg:width="0.176cm" svg:height="0.087cm" svg:x="19.13cm" svg:y="15.7cm">
              <text:p/>
              <draw:enhanced-geometry svg:viewBox="0 0 234 126" draw:type="non-primitive" draw:enhanced-path="M 234 126 L 170 75 94 35 27 9 0 0 N"/>
            </draw:custom-shape>
            <draw:custom-shape draw:style-name="gr24" draw:text-style-name="P5" draw:layer="layout" svg:width="0.176cm" svg:height="0.079cm" svg:x="19.221cm" svg:y="15.638cm">
              <text:p/>
              <draw:enhanced-geometry svg:viewBox="0 0 236 118" draw:type="non-primitive" draw:enhanced-path="M 236 118 L 176 70 98 32 30 8 0 0 N"/>
            </draw:custom-shape>
            <draw:custom-shape draw:style-name="gr24" draw:text-style-name="P5" draw:layer="layout" svg:width="0.196cm" svg:height="0.093cm" svg:x="19.295cm" svg:y="15.568cm">
              <text:p/>
              <draw:enhanced-geometry svg:viewBox="0 0 261 136" draw:type="non-primitive" draw:enhanced-path="M 261 136 L 185 84 99 41 29 11 0 0 N"/>
            </draw:custom-shape>
            <draw:custom-shape draw:style-name="gr24" draw:text-style-name="P5" draw:layer="layout" svg:width="0.221cm" svg:height="0.107cm" svg:x="19.357cm" svg:y="15.491cm">
              <text:p/>
              <draw:enhanced-geometry svg:viewBox="0 0 299 154" draw:type="non-primitive" draw:enhanced-path="M 299 154 L 237 103 159 60 82 29 23 7 0 0 N"/>
            </draw:custom-shape>
            <draw:custom-shape draw:style-name="gr24" draw:text-style-name="P5" draw:layer="layout" svg:width="0.045cm" svg:height="0.263cm" svg:x="19.213cm" svg:y="15.956cm">
              <text:p/>
              <draw:enhanced-geometry svg:viewBox="0 0 62 379" draw:type="non-primitive" draw:enhanced-path="M 0 379 L 23 333 40 271 51 201 59 127 62 58 62 0 N"/>
            </draw:custom-shape>
            <draw:custom-shape draw:style-name="gr24" draw:text-style-name="P5" draw:layer="layout" svg:width="0.234cm" svg:height="0.489cm" svg:x="19.258cm" svg:y="15.466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34cm" svg:height="0.532cm" svg:x="19.458cm" svg:y="15.466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35cm" svg:height="0.108cm" svg:x="19.477cm" svg:y="15.921cm">
              <text:p/>
              <draw:enhanced-geometry svg:viewBox="0 0 179 154" draw:type="non-primitive" draw:enhanced-path="M 0 110 L 32 146 59 154 83 137 109 101 139 54 179 0 N"/>
            </draw:custom-shape>
            <draw:custom-shape draw:style-name="gr24" draw:text-style-name="P5" draw:layer="layout" svg:width="0.082cm" svg:height="0.472cm" svg:x="19.553cm" svg:y="15.449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194cm" svg:height="0.064cm" svg:x="19.357cm" svg:y="15.384cm">
              <text:p/>
              <draw:enhanced-geometry svg:viewBox="0 0 263 86" draw:type="non-primitive" draw:enhanced-path="M 263 86 L 217 45 168 15 114 0 58 7 0 41 N"/>
            </draw:custom-shape>
            <draw:custom-shape draw:style-name="gr24" draw:text-style-name="P5" draw:layer="layout" svg:width="0.434cm" svg:height="0.416cm" svg:x="18.922cm" svg:y="15.418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225cm" svg:height="0.08cm" svg:x="18.927cm" svg:y="15.785cm">
              <text:p/>
              <draw:enhanced-geometry svg:viewBox="0 0 300 114" draw:type="non-primitive" draw:enhanced-path="M 0 72 L 31 96 75 112 127 114 184 99 243 63 300 0 N"/>
            </draw:custom-shape>
            <draw:custom-shape draw:style-name="gr24" draw:text-style-name="P5" draw:layer="layout" svg:width="0.283cm" svg:height="0.358cm" svg:x="19.152cm" svg:y="15.427cm">
              <text:p/>
              <draw:enhanced-geometry svg:viewBox="0 0 378 507" draw:type="non-primitive" draw:enhanced-path="M 0 507 L 33 460 72 406 115 347 161 286 207 225 251 166 291 113 326 67 353 32 371 8 378 0 N"/>
            </draw:custom-shape>
            <draw:custom-shape draw:style-name="gr24" draw:text-style-name="P5" draw:layer="layout" svg:width="0.271cm" svg:height="0.521cm" svg:x="19.164cm" svg:y="15.427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471cm" svg:height="1.729cm" svg:x="21.252cm" svg:y="14.132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3.162cm" svg:height="4.3cm" svg:x="22.87cm" svg:y="10.787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3.153cm" svg:height="4.3cm" svg:x="22.87cm" svg:y="10.787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331cm" svg:height="0.457cm" svg:x="25.037cm" svg:y="11.988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413cm" svg:height="0.119cm" svg:x="24.575cm" svg:y="14.598cm">
              <text:p/>
              <draw:enhanced-geometry svg:viewBox="0 0 550 167" draw:type="non-primitive" draw:enhanced-path="M 0 149 L 44 157 94 163 148 166 205 167 263 163 320 154 376 139 428 116 475 87 516 48 550 0 N"/>
            </draw:custom-shape>
            <draw:custom-shape draw:style-name="gr28" draw:text-style-name="P5" draw:layer="layout" svg:width="0.278cm" svg:height="0.209cm" svg:x="24.71cm" svg:y="14.598cm">
              <text:p/>
              <draw:enhanced-geometry svg:viewBox="0 0 372 300" draw:type="non-primitive" draw:enhanced-path="M 372 0 L 322 93 279 164 241 218 207 257 175 280 144 294 112 300 78 297 42 291 0 283 N"/>
            </draw:custom-shape>
            <draw:custom-shape draw:style-name="gr28" draw:text-style-name="P5" draw:layer="layout" svg:width="0.189cm" svg:height="0.073cm" svg:x="24.52cm" svg:y="14.725cm">
              <text:p/>
              <draw:enhanced-geometry svg:viewBox="0 0 252 103" draw:type="non-primitive" draw:enhanced-path="M 252 103 L 150 74 70 40 19 12 0 0 N"/>
            </draw:custom-shape>
            <draw:custom-shape draw:style-name="gr28" draw:text-style-name="P5" draw:layer="layout" svg:width="0.807cm" svg:height="0.111cm" svg:x="24.317cm" svg:y="14.36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505cm" svg:height="0.161cm" svg:x="24.317cm" svg:y="14.461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57cm" svg:height="0.158cm" svg:x="24.822cm" svg:y="14.461cm">
              <text:p/>
              <draw:enhanced-geometry svg:viewBox="0 0 344 224" draw:type="non-primitive" draw:enhanced-path="M 0 224 L 58 203 121 166 186 123 247 79 297 40 332 11 344 0 N"/>
            </draw:custom-shape>
            <draw:custom-shape draw:style-name="gr28" draw:text-style-name="P5" draw:layer="layout" svg:width="0.233cm" svg:height="0.574cm" svg:x="23.613cm" svg:y="12.186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77cm" svg:height="0.462cm" svg:x="23.847cm" svg:y="11.724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29cm" svg:height="0.305cm" svg:x="24.205cm" svg:y="11.829cm">
              <text:p/>
              <draw:enhanced-geometry svg:viewBox="0 0 385 433" draw:type="non-primitive" draw:enhanced-path="M 385 0 L 332 52 278 109 224 167 173 223 126 278 84 328 50 371 23 403 6 425 0 433 N"/>
            </draw:custom-shape>
            <draw:custom-shape draw:style-name="gr28" draw:text-style-name="P5" draw:layer="layout" svg:width="0.258cm" svg:height="0.353cm" svg:x="23.947cm" svg:y="12.134cm">
              <text:p/>
              <draw:enhanced-geometry svg:viewBox="0 0 344 507" draw:type="non-primitive" draw:enhanced-path="M 344 0 L 312 84 279 158 246 224 214 282 181 331 150 374 119 411 89 442 58 467 29 489 0 507 N"/>
            </draw:custom-shape>
            <draw:custom-shape draw:style-name="gr28" draw:text-style-name="P5" draw:layer="layout" svg:width="0.626cm" svg:height="0.795cm" svg:x="23.983cm" svg:y="11.881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852cm" svg:height="0.647cm" svg:x="23.131cm" svg:y="12.67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56cm" svg:height="0.657cm" svg:x="23.24cm" svg:y="11.193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56cm" svg:height="0.396cm" svg:x="23.251cm" svg:y="10.797cm">
              <text:p/>
              <draw:enhanced-geometry svg:viewBox="0 0 71 566" draw:type="non-primitive" draw:enhanced-path="M 59 566 L 68 496 71 422 66 346 57 271 47 200 33 135 21 80 11 38 3 9 0 0 N"/>
            </draw:custom-shape>
            <draw:custom-shape draw:style-name="gr28" draw:text-style-name="P5" draw:layer="layout" svg:width="0.211cm" svg:height="0.918cm" svg:x="23.04cm" svg:y="10.79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113cm" svg:height="0.355cm" svg:x="23.477cm" svg:y="11.069cm">
              <text:p/>
              <draw:enhanced-geometry svg:viewBox="0 0 148 507" draw:type="non-primitive" draw:enhanced-path="M 148 0 L 141 56 129 117 113 181 95 244 76 306 55 366 35 421 17 468 0 507 N"/>
            </draw:custom-shape>
            <draw:custom-shape draw:style-name="gr28" draw:text-style-name="P5" draw:layer="layout" svg:width="0.236cm" svg:height="0.499cm" svg:x="23.24cm" svg:y="11.424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35cm" svg:height="0.688cm" svg:x="23.24cm" svg:y="11.235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45cm" svg:height="0.321cm" svg:x="23.376cm" svg:y="10.912cm">
              <text:p/>
              <draw:enhanced-geometry svg:viewBox="0 0 59 463" draw:type="non-primitive" draw:enhanced-path="M 0 463 L 20 409 34 341 45 264 52 187 56 115 58 56 59 15 59 0 N"/>
            </draw:custom-shape>
            <draw:custom-shape draw:style-name="gr28" draw:text-style-name="P5" draw:layer="layout" svg:width="0.313cm" svg:height="0.31cm" svg:x="23.556cm" svg:y="11.603cm">
              <text:p/>
              <draw:enhanced-geometry svg:viewBox="0 0 417 448" draw:type="non-primitive" draw:enhanced-path="M 417 0 L 347 44 283 94 225 147 173 202 128 255 89 306 58 352 33 391 15 421 3 441 0 448 N"/>
            </draw:custom-shape>
            <draw:custom-shape draw:style-name="gr28" draw:text-style-name="P5" draw:layer="layout" svg:width="0.226cm" svg:height="0.179cm" svg:x="23.33cm" svg:y="11.913cm">
              <text:p/>
              <draw:enhanced-geometry svg:viewBox="0 0 298 254" draw:type="non-primitive" draw:enhanced-path="M 298 0 L 226 33 161 76 107 125 61 172 29 214 7 244 0 254 N"/>
            </draw:custom-shape>
            <draw:custom-shape draw:style-name="gr28" draw:text-style-name="P5" draw:layer="layout" svg:width="0.315cm" svg:height="0.626cm" svg:x="23.33cm" svg:y="11.466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422cm" svg:height="0.406cm" svg:x="24.566cm" svg:y="13.67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105cm" svg:height="1.036cm" svg:x="24.988cm" svg:y="12.634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24cm" svg:height="0.961cm" svg:x="24.943cm" svg:y="11.672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65cm" svg:height="0.231cm" svg:x="24.834cm" svg:y="11.64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8cm" svg:height="0.389cm" svg:x="24.826cm" svg:y="11.871cm">
              <text:p/>
              <draw:enhanced-geometry svg:viewBox="0 0 7 552" draw:type="non-primitive" draw:enhanced-path="M 7 0 L 2 42 0 106 0 183 0 268 1 351 4 428 5 493 6 536 7 552 N"/>
            </draw:custom-shape>
            <draw:custom-shape draw:style-name="gr28" draw:text-style-name="P5" draw:layer="layout" svg:width="0.117cm" svg:height="0.627cm" svg:x="24.784cm" svg:y="11.633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21cm" svg:height="0.867cm" svg:x="24.691cm" svg:y="11.633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53cm" svg:height="0.607cm" svg:x="24.645cm" svg:y="11.893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48cm" svg:height="0.321cm" svg:x="24.653cm" svg:y="11.571cm">
              <text:p/>
              <draw:enhanced-geometry svg:viewBox="0 0 328 462" draw:type="non-primitive" draw:enhanced-path="M 0 462 L 17 428 47 380 85 324 129 261 176 198 222 137 264 83 297 40 320 10 328 0 N"/>
            </draw:custom-shape>
            <draw:custom-shape draw:style-name="gr28" draw:text-style-name="P5" draw:layer="layout" svg:width="0.82cm" svg:height="0.275cm" svg:x="24.047cm" svg:y="11.519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58cm" svg:height="0.188cm" svg:x="25.528cm" svg:y="12.509cm">
              <text:p/>
              <draw:enhanced-geometry svg:viewBox="0 0 210 274" draw:type="non-primitive" draw:enhanced-path="M 210 274 L 176 196 149 130 127 77 104 37 78 11 44 0 0 4 N"/>
            </draw:custom-shape>
            <draw:custom-shape draw:style-name="gr28" draw:text-style-name="P5" draw:layer="layout" svg:width="0.177cm" svg:height="0.074cm" svg:x="25.35cm" svg:y="12.435cm">
              <text:p/>
              <draw:enhanced-geometry svg:viewBox="0 0 236 105" draw:type="non-primitive" draw:enhanced-path="M 236 105 L 149 101 73 63 20 20 0 0 N"/>
            </draw:custom-shape>
            <draw:custom-shape draw:style-name="gr28" draw:text-style-name="P5" draw:layer="layout" svg:width="0.335cm" svg:height="0.783cm" svg:x="25.101cm" svg:y="12.593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203cm" svg:height="0.314cm" svg:x="25.101cm" svg:y="12.593cm">
              <text:p/>
              <draw:enhanced-geometry svg:viewBox="0 0 270 448" draw:type="non-primitive" draw:enhanced-path="M 0 0 L 48 68 86 130 116 188 138 239 158 285 176 327 193 364 213 396 238 423 270 448 N"/>
            </draw:custom-shape>
            <draw:custom-shape draw:style-name="gr28" draw:text-style-name="P5" draw:layer="layout" svg:width="0.222cm" svg:height="0.374cm" svg:x="25.305cm" svg:y="12.907cm">
              <text:p/>
              <draw:enhanced-geometry svg:viewBox="0 0 295 536" draw:type="non-primitive" draw:enhanced-path="M 0 0 L 31 25 62 59 92 101 122 149 150 202 177 257 203 315 228 373 252 430 275 485 295 536 N"/>
            </draw:custom-shape>
            <draw:custom-shape draw:style-name="gr29" draw:text-style-name="P5" draw:layer="layout" svg:width="4.06cm" svg:height="2.782cm" svg:x="21.797cm" svg:y="9.64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674cm" svg:height="0.631cm" svg:x="24.151cm" svg:y="11.076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592cm" svg:height="0.431cm" svg:x="24.151cm" svg:y="11.076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0.976cm" svg:height="0.94cm" svg:x="22.227cm" svg:y="10.486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494cm" svg:height="0.178cm" svg:x="24.988cm" svg:y="10.19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615cm" svg:height="0.506cm" svg:x="22.019cm" svg:y="10.052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641cm" svg:height="0.684cm" svg:x="24.732cm" svg:y="10.385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42cm" svg:height="0.397cm" svg:x="24.732cm" svg:y="10.671cm">
              <text:p/>
              <draw:enhanced-geometry svg:viewBox="0 0 57 567" draw:type="non-primitive" draw:enhanced-path="M 0 567 L 0 502 3 439 5 377 10 317 14 259 21 202 29 148 37 96 47 46 57 0 N"/>
            </draw:custom-shape>
            <draw:custom-shape draw:style-name="gr30" draw:text-style-name="P5" draw:layer="layout" svg:width="0.739cm" svg:height="1.417cm" svg:x="24.89cm" svg:y="10.832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093cm" svg:height="0.27cm" svg:x="23.613cm" svg:y="10.625cm">
              <text:p/>
              <draw:enhanced-geometry svg:viewBox="0 0 125 386" draw:type="non-primitive" draw:enhanced-path="M 0 386 L 29 309 59 235 86 166 107 105 122 54 125 19 115 0 N"/>
            </draw:custom-shape>
            <draw:custom-shape draw:style-name="gr33" draw:text-style-name="P5" draw:layer="layout" svg:width="0.14cm" svg:height="0.089cm" svg:x="23.56cm" svg:y="10.535cm">
              <text:p/>
              <draw:enhanced-geometry svg:viewBox="0 0 185 128" draw:type="non-primitive" draw:enhanced-path="M 185 128 L 151 74 89 34 27 9 0 0 N"/>
            </draw:custom-shape>
            <draw:custom-shape draw:style-name="gr33" draw:text-style-name="P5" draw:layer="layout" svg:width="0.41cm" svg:height="0.051cm" svg:x="23.866cm" svg:y="10.573cm">
              <text:p/>
              <draw:enhanced-geometry svg:viewBox="0 0 547 73" draw:type="non-primitive" draw:enhanced-path="M 0 31 L 75 15 148 5 217 0 280 1 340 6 394 15 443 26 485 40 520 56 547 73 N"/>
            </draw:custom-shape>
            <draw:custom-shape draw:style-name="gr34" draw:text-style-name="P5" draw:layer="layout" svg:width="0.316cm" svg:height="0.088cm" svg:x="23.884cm" svg:y="10.635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316cm" svg:height="0.088cm" svg:x="23.884cm" svg:y="10.635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31cm" svg:height="0.006cm" svg:x="23.707cm" svg:y="11.27cm">
              <text:p/>
              <draw:enhanced-geometry svg:viewBox="0 0 172 14" draw:type="non-primitive" draw:enhanced-path="M 172 14 L 92 11 27 3 0 0 N"/>
            </draw:custom-shape>
            <draw:custom-shape draw:style-name="gr31" draw:text-style-name="P5" draw:layer="layout" svg:width="0.219cm" svg:height="0.008cm" svg:x="23.702cm" svg:y="11.178cm">
              <text:p/>
              <draw:enhanced-geometry svg:viewBox="0 0 291 11" draw:type="non-primitive" draw:enhanced-path="M 0 0 L 81 10 176 11 257 9 291 8 N"/>
            </draw:custom-shape>
            <draw:custom-shape draw:style-name="gr31" draw:text-style-name="P5" draw:layer="layout" svg:width="0.085cm" svg:height="0.014cm" svg:x="23.7cm" svg:y="11.024cm">
              <text:p/>
              <draw:enhanced-geometry svg:viewBox="0 0 114 21" draw:type="non-primitive" draw:enhanced-path="M 114 21 L 68 0 22 7 0 15 N"/>
            </draw:custom-shape>
            <draw:custom-shape draw:style-name="gr31" draw:text-style-name="P5" draw:layer="layout" svg:width="0.072cm" svg:height="0.092cm" svg:x="23.793cm" svg:y="10.957cm">
              <text:p/>
              <draw:enhanced-geometry svg:viewBox="0 0 94 128" draw:type="non-primitive" draw:enhanced-path="M 0 0 L 69 33 94 76 58 128 N"/>
            </draw:custom-shape>
            <draw:custom-shape draw:style-name="gr31" draw:text-style-name="P5" draw:layer="layout" svg:width="0.151cm" svg:height="0.173cm" svg:x="23.884cm" svg:y="10.955cm">
              <text:p/>
              <draw:enhanced-geometry svg:viewBox="0 0 200 249" draw:type="non-primitive" draw:enhanced-path="M 0 0 L 63 39 121 92 166 151 196 207 200 249 N"/>
            </draw:custom-shape>
            <draw:custom-shape draw:style-name="gr31" draw:text-style-name="P5" draw:layer="layout" svg:width="0.078cm" svg:height="0.183cm" svg:x="23.956cm" svg:y="11.128cm">
              <text:p/>
              <draw:enhanced-geometry svg:viewBox="0 0 107 263" draw:type="non-primitive" draw:enhanced-path="M 107 0 L 83 64 47 152 14 230 0 263 N"/>
            </draw:custom-shape>
            <draw:custom-shape draw:style-name="gr35" draw:text-style-name="P5" draw:layer="layout" svg:width="1.789cm" svg:height="1.136cm" svg:x="23.523cm" svg:y="9.566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82cm" svg:height="0.095cm" svg:x="23.618cm" svg:y="10.616cm">
              <text:p/>
              <draw:enhanced-geometry svg:viewBox="0 0 107 141" draw:type="non-primitive" draw:enhanced-path="M 13 141 L 99 128 107 63 0 0 13 141 13 141 Z N"/>
            </draw:custom-shape>
            <draw:custom-shape draw:style-name="gr9" draw:text-style-name="P5" draw:layer="layout" svg:width="0.082cm" svg:height="0.095cm" svg:x="23.618cm" svg:y="10.616cm">
              <text:p/>
              <draw:enhanced-geometry svg:viewBox="0 0 107 141" draw:type="non-primitive" draw:enhanced-path="M 13 141 L 99 128 107 63 0 0 13 141 13 141 N"/>
            </draw:custom-shape>
            <draw:custom-shape draw:style-name="gr25" draw:text-style-name="P5" draw:layer="layout" svg:width="0.9cm" svg:height="1.284cm" svg:x="23.786cm" svg:y="14.217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5.443cm" svg:height="3.88cm" svg:x="19.164cm" svg:y="12.085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115cm" svg:height="0.171cm" svg:x="23.824cm" svg:y="14.203cm">
              <text:p/>
              <draw:enhanced-geometry svg:viewBox="0 0 156 247" draw:type="non-primitive" draw:enhanced-path="M 0 0 L 53 71 100 138 135 198 156 247 N"/>
            </draw:custom-shape>
            <draw:custom-shape draw:style-name="gr37" draw:text-style-name="P5" draw:layer="layout" svg:width="0.229cm" svg:height="0.314cm" svg:x="23.94cm" svg:y="14.374cm">
              <text:p/>
              <draw:enhanced-geometry svg:viewBox="0 0 307 451" draw:type="non-primitive" draw:enhanced-path="M 0 0 L 15 37 39 75 68 115 102 155 140 200 178 245 216 292 252 343 282 395 307 451 N"/>
            </draw:custom-shape>
            <draw:custom-shape draw:style-name="gr37" draw:text-style-name="P5" draw:layer="layout" svg:width="0.233cm" svg:height="0.564cm" svg:x="24.171cm" svg:y="14.689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202cm" svg:height="0.173cm" svg:x="24.405cm" svg:y="15.253cm">
              <text:p/>
              <draw:enhanced-geometry svg:viewBox="0 0 270 248" draw:type="non-primitive" draw:enhanced-path="M 0 0 L 80 46 148 100 201 154 238 201 262 235 270 248 N"/>
            </draw:custom-shape>
            <draw:custom-shape draw:style-name="gr37" draw:text-style-name="P5" draw:layer="layout" svg:width="0.444cm" svg:height="0.836cm" svg:x="22.102cm" svg:y="14.98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345cm" svg:height="0.721cm" svg:x="21.757cm" svg:y="14.258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576cm" svg:height="0.556cm" svg:x="21.179cm" svg:y="14.258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2.014cm" svg:height="2.594cm" svg:x="19.545cm" svg:y="12.495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485cm" svg:height="0.406cm" svg:x="21.074cm" svg:y="12.495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384cm" svg:height="0.594cm" svg:x="20.69cm" svg:y="12.901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425cm" svg:height="0.622cm" svg:x="20.265cm" svg:y="13.49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42cm" svg:height="0.456cm" svg:x="20.023cm" svg:y="14.118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203cm" svg:height="0.212cm" svg:x="19.819cm" svg:y="14.574cm">
              <text:p/>
              <draw:enhanced-geometry svg:viewBox="0 0 270 307" draw:type="non-primitive" draw:enhanced-path="M 270 0 L 241 65 206 118 165 164 122 203 79 238 37 272 0 307 N"/>
            </draw:custom-shape>
            <draw:custom-shape draw:style-name="gr37" draw:text-style-name="P5" draw:layer="layout" svg:width="0.149cm" svg:height="0.301cm" svg:x="19.67cm" svg:y="14.786cm">
              <text:p/>
              <draw:enhanced-geometry svg:viewBox="0 0 200 428" draw:type="non-primitive" draw:enhanced-path="M 200 0 L 168 42 134 102 100 172 69 245 42 315 19 373 5 412 0 428 N"/>
            </draw:custom-shape>
            <draw:custom-shape draw:style-name="gr38" draw:text-style-name="P5" draw:layer="layout" svg:width="3.046cm" svg:height="1.774cm" svg:x="21.161cm" svg:y="13.029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345cm" svg:height="0.24cm" svg:x="24.217cm" svg:y="14.623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64cm" svg:height="0.262cm" svg:x="23.922cm" svg:y="14.343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43cm" svg:height="0.101cm" svg:x="24.144cm" svg:y="14.518cm">
              <text:p/>
              <draw:enhanced-geometry svg:viewBox="0 0 189 148" draw:type="non-primitive" draw:enhanced-path="M 189 129 L 169 148 139 137 100 104 53 55 0 0 N"/>
            </draw:custom-shape>
            <draw:custom-shape draw:style-name="gr37" draw:text-style-name="P5" draw:layer="layout" svg:width="0.184cm" svg:height="0.119cm" svg:x="23.96cm" svg:y="14.399cm">
              <text:p/>
              <draw:enhanced-geometry svg:viewBox="0 0 246 166" draw:type="non-primitive" draw:enhanced-path="M 246 166 L 168 99 87 47 25 12 0 0 N"/>
            </draw:custom-shape>
            <draw:custom-shape draw:style-name="gr37" draw:text-style-name="P5" draw:layer="layout" svg:width="0.249cm" svg:height="0.308cm" svg:x="24.189cm" svg:y="15.035cm">
              <text:p/>
              <draw:enhanced-geometry svg:viewBox="0 0 330 439" draw:type="non-primitive" draw:enhanced-path="M 330 439 L 295 399 253 353 208 301 161 246 116 191 75 137 40 86 14 39 0 0 N"/>
            </draw:custom-shape>
            <draw:custom-shape draw:style-name="gr37" draw:text-style-name="P5" draw:layer="layout" svg:width="0.063cm" svg:height="0.09cm" svg:x="24.126cm" svg:y="14.956cm">
              <text:p/>
              <draw:enhanced-geometry svg:viewBox="0 0 83 130" draw:type="non-primitive" draw:enhanced-path="M 83 117 L 71 78 55 43 38 16 21 1 8 0 0 19 1 61 12 130 N"/>
            </draw:custom-shape>
            <draw:custom-shape draw:style-name="gr37" draw:text-style-name="P5" draw:layer="layout" svg:width="0.222cm" svg:height="0.338cm" svg:x="24.137cm" svg:y="15.046cm">
              <text:p/>
              <draw:enhanced-geometry svg:viewBox="0 0 296 486" draw:type="non-primitive" draw:enhanced-path="M 0 0 L 14 61 30 119 49 176 69 230 92 281 118 327 146 370 179 408 214 439 254 465 296 486 N"/>
            </draw:custom-shape>
            <draw:custom-shape draw:style-name="gr37" draw:text-style-name="P5" draw:layer="layout" svg:width="0.33cm" svg:height="0.037cm" svg:x="24.171cm" svg:y="15.484cm">
              <text:p/>
              <draw:enhanced-geometry svg:viewBox="0 0 437 54" draw:type="non-primitive" draw:enhanced-path="M 437 0 L 367 23 296 40 230 50 165 54 104 51 50 42 0 25 N"/>
            </draw:custom-shape>
            <draw:custom-shape draw:style-name="gr37" draw:text-style-name="P5" draw:layer="layout" svg:width="0.162cm" svg:height="0.195cm" svg:x="24.385cm" svg:y="14.658cm">
              <text:p/>
              <draw:enhanced-geometry svg:viewBox="0 0 214 284" draw:type="non-primitive" draw:enhanced-path="M 0 0 L 68 59 119 110 156 155 182 197 200 239 214 284 N"/>
            </draw:custom-shape>
            <draw:custom-shape draw:style-name="gr37" draw:text-style-name="P5" draw:layer="layout" svg:width="0.023cm" svg:height="0.332cm" svg:x="24.547cm" svg:y="14.854cm">
              <text:p/>
              <draw:enhanced-geometry svg:viewBox="0 0 34 473" draw:type="non-primitive" draw:enhanced-path="M 0 0 L 8 48 14 115 20 192 25 273 29 349 31 414 32 458 34 473 N"/>
            </draw:custom-shape>
            <draw:custom-shape draw:style-name="gr37" draw:text-style-name="P5" draw:layer="layout" svg:width="0.09cm" svg:height="0.458cm" svg:x="22.358cm" svg:y="13.405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9cm" svg:height="1.092cm" svg:x="22.351cm" svg:y="13.863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221cm" svg:height="0.867cm" svg:x="21.161cm" svg:y="13.093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79cm" svg:height="0.371cm" svg:x="21.081cm" svg:y="13.961cm">
              <text:p/>
              <draw:enhanced-geometry svg:viewBox="0 0 107 533" draw:type="non-primitive" draw:enhanced-path="M 107 0 L 93 53 78 121 63 196 47 276 32 354 20 424 9 481 3 518 0 533 N"/>
            </draw:custom-shape>
            <draw:custom-shape draw:style-name="gr37" draw:text-style-name="P5" draw:layer="layout" svg:width="0.053cm" svg:height="0.436cm" svg:x="20.4cm" svg:y="14.889cm">
              <text:p/>
              <draw:enhanced-geometry svg:viewBox="0 0 73 626" draw:type="non-primitive" draw:enhanced-path="M 0 626 L 10 571 22 517 33 462 44 406 54 351 62 294 69 238 73 180 71 121 67 61 57 0 N"/>
            </draw:custom-shape>
            <draw:custom-shape draw:style-name="gr37" draw:text-style-name="P5" draw:layer="layout" svg:width="0.316cm" svg:height="0.959cm" svg:x="20.437cm" svg:y="13.92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195cm" svg:height="0.426cm" svg:x="20.92cm" svg:y="12.936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601cm" svg:height="1.243cm" svg:x="20.317cm" svg:y="13.362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196cm" svg:height="0.482cm" svg:x="20.12cm" svg:y="14.605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9cm" svg:height="0.295cm" svg:x="20.034cm" svg:y="15.089cm">
              <text:p/>
              <draw:enhanced-geometry svg:viewBox="0 0 123 426" draw:type="non-primitive" draw:enhanced-path="M 118 0 L 123 107 122 193 115 258 102 310 84 349 61 378 33 403 0 426 N"/>
            </draw:custom-shape>
            <draw:custom-shape draw:style-name="gr37" draw:text-style-name="P5" draw:layer="layout" svg:width="0.045cm" svg:height="0.248cm" svg:x="20.034cm" svg:y="15.136cm">
              <text:p/>
              <draw:enhanced-geometry svg:viewBox="0 0 63 356" draw:type="non-primitive" draw:enhanced-path="M 0 356 L 22 300 43 237 58 169 63 102 56 44 36 0 N"/>
            </draw:custom-shape>
            <draw:custom-shape draw:style-name="gr37" draw:text-style-name="P5" draw:layer="layout" svg:width="0.105cm" svg:height="0.164cm" svg:x="20.715cm" svg:y="15.32cm">
              <text:p/>
              <draw:enhanced-geometry svg:viewBox="0 0 141 236" draw:type="non-primitive" draw:enhanced-path="M 0 236 L 64 167 110 119 136 83 141 47 119 0 N"/>
            </draw:custom-shape>
            <draw:custom-shape draw:style-name="gr37" draw:text-style-name="P5" draw:layer="layout" svg:width="0.082cm" svg:height="0.255cm" svg:x="20.795cm" svg:y="15.063cm">
              <text:p/>
              <draw:enhanced-geometry svg:viewBox="0 0 106 367" draw:type="non-primitive" draw:enhanced-path="M 13 367 L 0 317 5 253 24 183 50 115 78 56 98 16 106 0 N"/>
            </draw:custom-shape>
            <draw:custom-shape draw:style-name="gr37" draw:text-style-name="P5" draw:layer="layout" svg:width="0.165cm" svg:height="0.255cm" svg:x="20.712cm" svg:y="15.063cm">
              <text:p/>
              <draw:enhanced-geometry svg:viewBox="0 0 220 367" draw:type="non-primitive" draw:enhanced-path="M 220 0 L 159 69 108 125 66 173 34 215 13 252 1 287 0 326 8 367 N"/>
            </draw:custom-shape>
            <draw:custom-shape draw:style-name="gr37" draw:text-style-name="P5" draw:layer="layout" svg:width="0.184cm" svg:height="0.181cm" svg:x="20.531cm" svg:y="15.32cm">
              <text:p/>
              <draw:enhanced-geometry svg:viewBox="0 0 248 261" draw:type="non-primitive" draw:enhanced-path="M 248 0 L 246 52 215 104 166 152 109 195 56 230 16 253 0 261 N"/>
            </draw:custom-shape>
            <draw:custom-shape draw:style-name="gr37" draw:text-style-name="P5" draw:layer="layout" svg:width="0.096cm" svg:height="0.44cm" svg:x="20.148cm" svg:y="15.029cm">
              <text:p/>
              <draw:enhanced-geometry svg:viewBox="0 0 131 628" draw:type="non-primitive" draw:enhanced-path="M 0 628 L 28 576 51 513 71 442 88 367 100 290 110 215 118 147 124 89 128 42 131 12 131 0 N"/>
            </draw:custom-shape>
            <draw:custom-shape draw:style-name="gr37" draw:text-style-name="P5" draw:layer="layout" svg:width="0.079cm" svg:height="0.455cm" svg:x="20.218cm" svg:y="15.029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108cm" svg:height="0.224cm" svg:x="19.914cm" svg:y="15.089cm">
              <text:p/>
              <draw:enhanced-geometry svg:viewBox="0 0 146 318" draw:type="non-primitive" draw:enhanced-path="M 146 0 L 81 23 37 58 11 103 0 152 0 200 7 246 16 283 25 309 29 318 N"/>
            </draw:custom-shape>
            <draw:custom-shape draw:style-name="gr37" draw:text-style-name="P5" draw:layer="layout" svg:width="0.085cm" svg:height="0.224cm" svg:x="19.937cm" svg:y="15.089cm">
              <text:p/>
              <draw:enhanced-geometry svg:viewBox="0 0 117 318" draw:type="non-primitive" draw:enhanced-path="M 0 318 L 21 231 52 145 83 71 108 19 117 0 N"/>
            </draw:custom-shape>
            <draw:custom-shape draw:style-name="gr37" draw:text-style-name="P5" draw:layer="layout" svg:width="0.068cm" svg:height="0.181cm" svg:x="19.796cm" svg:y="15.053cm">
              <text:p/>
              <draw:enhanced-geometry svg:viewBox="0 0 88 261" draw:type="non-primitive" draw:enhanced-path="M 52 261 L 28 221 11 195 1 178 0 162 6 143 22 114 49 68 88 0 N"/>
            </draw:custom-shape>
            <draw:custom-shape draw:style-name="gr37" draw:text-style-name="P5" draw:layer="layout" svg:width="0.249cm" svg:height="0.437cm" svg:x="19.864cm" svg:y="14.616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69cm" svg:height="0.364cm" svg:x="20.113cm" svg:y="14.251cm">
              <text:p/>
              <draw:enhanced-geometry svg:viewBox="0 0 223 521" draw:type="non-primitive" draw:enhanced-path="M 0 521 L 23 456 52 383 84 308 118 231 150 159 179 96 202 45 217 12 223 0 N"/>
            </draw:custom-shape>
            <draw:custom-shape draw:style-name="gr37" draw:text-style-name="P5" draw:layer="layout" svg:width="0.045cm" svg:height="0.198cm" svg:x="21.142cm" svg:y="12.578cm">
              <text:p/>
              <draw:enhanced-geometry svg:viewBox="0 0 60 284" draw:type="non-primitive" draw:enhanced-path="M 60 284 L 20 199 3 106 0 30 1 0 N"/>
            </draw:custom-shape>
            <draw:custom-shape draw:style-name="gr37" draw:text-style-name="P5" draw:layer="layout" svg:width="0.029cm" svg:height="0.207cm" svg:x="21.018cm" svg:y="12.712cm">
              <text:p/>
              <draw:enhanced-geometry svg:viewBox="0 0 36 295" draw:type="non-primitive" draw:enhanced-path="M 36 295 L 16 205 4 107 1 31 0 0 N"/>
            </draw:custom-shape>
            <draw:custom-shape draw:style-name="gr37" draw:text-style-name="P5" draw:layer="layout" svg:width="0.034cm" svg:height="0.592cm" svg:x="20.86cm" svg:y="12.634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6cm" svg:height="0.497cm" svg:x="20.55cm" svg:y="13.051cm">
              <text:p/>
              <draw:enhanced-geometry svg:viewBox="0 0 79 710" draw:type="non-primitive" draw:enhanced-path="M 31 710 L 14 655 4 594 0 526 1 455 6 383 15 311 26 241 38 177 51 119 61 70 71 33 77 9 79 0 N"/>
            </draw:custom-shape>
            <draw:custom-shape draw:style-name="gr37" draw:text-style-name="P5" draw:layer="layout" svg:width="0.196cm" svg:height="0.711cm" svg:x="20.211cm" svg:y="13.432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45cm" svg:height="0.332cm" svg:x="19.996cm" svg:y="14.192cm">
              <text:p/>
              <draw:enhanced-geometry svg:viewBox="0 0 60 473" draw:type="non-primitive" draw:enhanced-path="M 60 0 L 44 116 31 214 21 296 13 361 7 411 4 446 1 467 0 473 N"/>
            </draw:custom-shape>
            <draw:custom-shape draw:style-name="gr37" draw:text-style-name="P5" draw:layer="layout" svg:width="0.257cm" svg:height="0.238cm" svg:x="19.739cm" svg:y="14.525cm">
              <text:p/>
              <draw:enhanced-geometry svg:viewBox="0 0 340 343" draw:type="non-primitive" draw:enhanced-path="M 340 0 L 269 73 203 138 144 197 95 247 54 288 25 318 5 338 0 343 N"/>
            </draw:custom-shape>
            <draw:custom-shape draw:style-name="gr37" draw:text-style-name="P5" draw:layer="layout" svg:width="0.131cm" svg:height="0.217cm" svg:x="19.608cm" svg:y="14.763cm">
              <text:p/>
              <draw:enhanced-geometry svg:viewBox="0 0 177 308" draw:type="non-primitive" draw:enhanced-path="M 177 0 L 149 73 126 135 102 189 76 236 43 275 0 308 N"/>
            </draw:custom-shape>
            <draw:custom-shape draw:style-name="gr37" draw:text-style-name="P5" draw:layer="layout" svg:width="0.261cm" svg:height="0.554cm" svg:x="19.943cm" svg:y="12.586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38cm" svg:height="0.802cm" svg:x="19.563cm" svg:y="13.141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4cm" svg:height="0.126cm" svg:x="21.748cm" svg:y="14.143cm">
              <text:p/>
              <draw:enhanced-geometry svg:viewBox="0 0 188 178" draw:type="non-primitive" draw:enhanced-path="M 0 178 L 34 127 56 93 69 70 83 54 102 42 135 25 188 0 N"/>
            </draw:custom-shape>
            <draw:custom-shape draw:style-name="gr37" draw:text-style-name="P5" draw:layer="layout" svg:width="0.248cm" svg:height="0.256cm" svg:x="21.888cm" svg:y="13.887cm">
              <text:p/>
              <draw:enhanced-geometry svg:viewBox="0 0 330 366" draw:type="non-primitive" draw:enhanced-path="M 0 366 L 58 331 115 279 171 219 222 157 266 98 300 47 323 13 330 0 N"/>
            </draw:custom-shape>
            <draw:custom-shape draw:style-name="gr37" draw:text-style-name="P5" draw:layer="layout" svg:width="0.097cm" svg:height="0.866cm" svg:x="22.05cm" svg:y="13.0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75cm" svg:height="0.332cm" svg:x="22.122cm" svg:y="13.744cm">
            <text:p/>
            <draw:enhanced-geometry svg:viewBox="0 0 100 473" draw:type="non-primitive" draw:enhanced-path="M 83 0 L 96 84 100 157 98 222 89 280 74 334 53 382 28 429 0 473 N"/>
          </draw:custom-shape>
          <draw:custom-shape draw:style-name="gr37" draw:text-style-name="P5" draw:layer="layout" svg:width="0.108cm" svg:height="0.248cm" svg:x="22.013cm" svg:y="14.077cm">
            <text:p/>
            <draw:enhanced-geometry svg:viewBox="0 0 142 355" draw:type="non-primitive" draw:enhanced-path="M 142 0 L 112 53 94 110 80 167 69 223 54 274 33 319 0 355 N"/>
          </draw:custom-shape>
          <draw:custom-shape draw:style-name="gr37" draw:text-style-name="P5" draw:layer="layout" svg:width="0.249cm" svg:height="0.045cm" svg:x="21.764cm" svg:y="14.294cm">
            <text:p/>
            <draw:enhanced-geometry svg:viewBox="0 0 329 68" draw:type="non-primitive" draw:enhanced-path="M 329 47 L 273 68 202 65 129 50 63 27 17 8 0 0 N"/>
          </draw:custom-shape>
          <draw:custom-shape draw:style-name="gr37" draw:text-style-name="P5" draw:layer="layout" svg:width="0.037cm" svg:height="0.437cm" svg:x="22.503cm" svg:y="13.73cm">
            <text:p/>
            <draw:enhanced-geometry svg:viewBox="0 0 51 626" draw:type="non-primitive" draw:enhanced-path="M 0 0 L 13 83 24 154 34 214 42 267 49 316 51 361 51 405 48 452 41 503 29 559 12 626 N"/>
          </draw:custom-shape>
          <draw:custom-shape draw:style-name="gr37" draw:text-style-name="P5" draw:layer="layout" svg:width="0.124cm" svg:height="0.738cm" svg:x="22.386cm" svg:y="14.168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798cm" svg:height="1.233cm" svg:x="20.283cm" svg:y="14.318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444cm" svg:height="1.231cm" svg:x="20.041cm" svg:y="12.68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515cm" svg:height="0.671cm" svg:x="19.526cm" svg:y="13.92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24cm" svg:height="0.358cm" svg:x="19.402cm" svg:y="14.591cm">
            <text:p/>
            <draw:enhanced-geometry svg:viewBox="0 0 167 509" draw:type="non-primitive" draw:enhanced-path="M 167 0 L 121 47 85 103 58 168 37 236 22 304 12 367 5 424 3 468 2 497 0 509 N"/>
          </draw:custom-shape>
          <draw:custom-shape draw:style-name="gr37" draw:text-style-name="P5" draw:layer="layout" svg:width="0.09cm" svg:height="0.483cm" svg:x="19.402cm" svg:y="14.466cm">
            <text:p/>
            <draw:enhanced-geometry svg:viewBox="0 0 120 686" draw:type="non-primitive" draw:enhanced-path="M 1 686 L 0 623 0 562 3 500 6 440 13 380 21 321 32 263 44 208 60 153 77 100 98 50 120 0 N"/>
          </draw:custom-shape>
          <draw:custom-shape draw:style-name="gr37" draw:text-style-name="P5" draw:layer="layout" svg:width="0.462cm" svg:height="0.776cm" svg:x="19.492cm" svg:y="13.689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76cm" svg:height="0.735cm" svg:x="19.955cm" svg:y="12.953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374cm" svg:height="0.809cm" svg:x="19.857cm" svg:y="12.953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41cm" svg:height="0.653cm" svg:x="19.447cm" svg:y="13.763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113cm" svg:height="0.413cm" svg:x="19.334cm" svg:y="14.416cm">
            <text:p/>
            <draw:enhanced-geometry svg:viewBox="0 0 152 592" draw:type="non-primitive" draw:enhanced-path="M 152 0 L 128 53 105 107 83 160 65 214 48 270 34 324 21 378 12 433 5 487 1 540 0 592 N"/>
          </draw:custom-shape>
          <draw:custom-shape draw:style-name="gr35" draw:text-style-name="P5" draw:layer="layout" svg:width="0.104cm" svg:height="0.084cm" svg:x="23.927cm" svg:y="10.636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56cm" svg:height="0.082cm" svg:x="23.61cm" svg:y="10.629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0" presentation:class="page"/>
          <draw:frame presentation:style-name="pr5"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2T1" presentation:use-footer-name="ftr1">
        <office:forms form:automatic-focus="false" form:apply-design-mode="false"/>
        <draw:frame presentation:style-name="pr7" draw:text-style-name="P31" draw:layer="layout" svg:width="23.363cm" svg:height="14.892cm" svg:x="2.097cm" svg:y="3.2cm" presentation:class="outline" presentation:user-transformed="true">
          <draw:text-box>
            <text:list text:style-name="L3">
              <text:list-item>
                <text:p text:style-name="P7"><text:span text:style-name="T3">neither are conforming!</text:span></text:p>
                <text:list>
                  <text:list-item>
                    <text:p><text:span text:style-name="T3">Incomplete arrays can be incomplete in their size but not in their element type</text:span></text:p>
                  </text:list-item>
                </text:list>
              </text:list-item>
            </text:list>
          </draw:text-box>
        </draw:frame>
        <draw:custom-shape draw:style-name="CodeBox" draw:text-style-name="P6" draw:layer="layout" svg:width="16.404cm" svg:height="1.273cm" svg:x="3.755cm" svg:y="7.726cm">
          <text:p><text:span text:style-name="T8">typedef struct </text:span><text:span text:style-name="T19">wibble wibble;</text:span></text:p>
          <draw:enhanced-geometry svg:viewBox="0 0 21600 21600" draw:type="mso-spt202" draw:enhanced-path="M 0 0 L 21600 0 21600 21600 0 21600 0 0 Z N"/>
        </draw:custom-shape>
        <draw:custom-shape draw:style-name="gr7" draw:text-style-name="P5" draw:layer="layout" svg:width="2.417cm" svg:height="2.787cm" svg:x="16.957cm" svg:y="9.508cm">
          <text:p text:style-name="P14"><text:span text:style-name="T29"></text:span></text:p>
          <draw:enhanced-geometry svg:viewBox="0 0 21600 21600" draw:type="rectangle" draw:enhanced-path="M 0 0 L 21600 0 21600 21600 0 21600 0 0 Z N"/>
        </draw:custom-shape>
        <draw:custom-shape draw:style-name="gr46" draw:text-style-name="P5" draw:layer="layout" svg:width="1.367cm" svg:height="1.997cm" svg:x="4.058cm" svg:y="15.22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CodeBox" draw:text-style-name="P6" draw:layer="layout" svg:width="12.801cm" svg:height="2.897cm" svg:x="3.755cm" svg:y="9.706cm">
          <text:p><text:span text:style-name="T9"><text:s text:c="8"/></text:span><text:span text:style-name="T9">wibble w1[42];</text:span></text:p>
          <text:p><text:span text:style-name="T8">extern</text:span><text:span text:style-name="T9"> <text:s/>wibble w2[42];</text:span></text:p>
          <text:p><text:span text:style-name="T8">typedef</text:span><text:span text:style-name="T9"> wibble w3[42];</text:span></text:p>
          <draw:enhanced-geometry svg:viewBox="0 0 21600 21600" draw:type="mso-spt202" draw:enhanced-path="M 0 0 L 21600 0 21600 21600 0 21600 0 0 Z N"/>
        </draw:custom-shape>
        <draw:custom-shape draw:style-name="CodeBox" draw:text-style-name="P6" draw:layer="layout" svg:width="12.801cm" svg:height="2.897cm" svg:x="3.755cm" svg:y="13.305cm">
          <text:p><text:span text:style-name="T9"><text:s text:c="8"/></text:span><text:span text:style-name="T9">wibble w1[];</text:span></text:p>
          <text:p><text:span text:style-name="T8">extern</text:span><text:span text:style-name="T9"> <text:s/>wibble w2[];</text:span></text:p>
          <text:p><text:span text:style-name="T8">typedef</text:span><text:span text:style-name="T9"> wibble w3[];</text:span></text:p>
          <draw:enhanced-geometry svg:viewBox="0 0 21600 21600" draw:type="mso-spt202" draw:enhanced-path="M 0 0 L 21600 0 21600 21600 0 21600 0 0 Z N"/>
        </draw:custom-shape>
        <draw:custom-shape draw:style-name="gr7" draw:text-style-name="P5" draw:layer="layout" svg:width="2.417cm" svg:height="2.787cm" svg:x="16.957cm" svg:y="13.309cm">
          <text:p text:style-name="P14"><text:span text:style-name="T29"></text:span></text:p>
          <draw:enhanced-geometry svg:viewBox="0 0 21600 21600" draw:type="rectangle" draw:enhanced-path="M 0 0 L 21600 0 21600 21600 0 21600 0 0 Z N"/>
        </draw:custom-shape>
        <draw:frame presentation:style-name="pr6" draw:text-style-name="P6" draw:layer="layout" svg:width="22.5cm" svg:height="2.329cm" svg:x="2.3cm" svg:y="0.608cm" presentation:class="title" presentation:user-transformed="true">
          <draw:text-box>
            <text:p><text:span text:style-name="T3">answer-3</text:span></text:p>
          </draw:text-box>
        </draw:frame>
        <presentation:notes draw:style-name="dp2">
          <draw:page-thumbnail draw:style-name="gr2" draw:layer="layout" svg:width="13.472cm" svg:height="9.327cm" svg:x="3.126cm" svg:y="1.896cm" draw:page-number="11" presentation:class="page"/>
          <draw:frame presentation:style-name="pr5" draw:layer="layout" svg:width="14.394cm" svg:height="11.499cm" svg:x="2.963cm" svg:y="11.861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7" draw:text-style-name="P31" draw:layer="layout" svg:width="23.363cm" svg:height="14.5cm" svg:x="1.8cm" svg:y="3.3cm" presentation:class="outline" presentation:user-transformed="true">
          <draw:text-box>
            <text:list text:style-name="L3">
              <text:list-item>
                <text:p text:style-name="P7"><text:span text:style-name="T17">6.7.5.2 Array declarators</text:span></text:p>
                <text:list>
                  <text:list-item>
                    <text:p><text:span text:style-name="T17">para 1 – the element type shall not be an incomplete type</text:span><text:span text:style-name="T17"><text:line-break/></text:span><text:span text:style-name="T17"/></text:p>
                  </text:list-item>
                </text:list>
              </text:list-item>
              <text:list-item>
                <text:p text:style-name="P7"><text:span text:style-name="T17">are these fragments conforming or not?</text:span></text:p>
              </text:list-item>
            </text:list>
          </draw:text-box>
        </draw:frame>
        <draw:custom-shape draw:style-name="CodeBox" draw:text-style-name="P6" draw:layer="layout" svg:width="16.405cm" svg:height="6.145cm" svg:x="3.806cm" svg:y="10.592cm">
          <text:p><text:span text:style-name="T8">struct </text:span><text:span text:style-name="T19">wibble;</text:span></text:p>
          <text:p><text:span text:style-name="T9"/></text:p>
          <text:p><text:span text:style-name="T8">struct</text:span><text:span text:style-name="T9"> wibble x[4];</text:span></text:p>
          <text:p><text:span text:style-name="T9"/></text:p>
          <text:p><text:span text:style-name="T8">struct </text:span><text:span text:style-name="T9">wibble x[];</text:span></text:p>
          <text:p><text:span text:style-name="T9"/></text:p>
          <text:p><text:span text:style-name="T8">struct </text:span><text:span text:style-name="T9">wibble * ptr;</text:span></text:p>
          <draw:enhanced-geometry svg:viewBox="0 0 21600 21600" draw:type="mso-spt202" draw:enhanced-path="M 0 0 L 21600 0 21600 21600 0 21600 0 0 Z N"/>
        </draw:custom-shape>
        <draw:line draw:style-name="gr15" draw:text-style-name="P11" draw:layer="layout" svg:x1="23.659cm" svg:y1="12.96cm" svg:x2="14.858cm" svg:y2="12.96cm">
          <text:p/>
        </draw:line>
        <draw:line draw:style-name="gr15" draw:text-style-name="P11" draw:layer="layout" svg:x1="23.559cm" svg:y1="14.561cm" svg:x2="14.758cm" svg:y2="14.561cm">
          <text:p/>
        </draw:line>
        <draw:line draw:style-name="gr15" draw:text-style-name="P11" draw:layer="layout" svg:x1="23.559cm" svg:y1="16.162cm" svg:x2="14.758cm" svg:y2="16.162cm">
          <text:p/>
        </draw:line>
        <draw:g>
          <draw:rect draw:style-name="gr16" draw:text-style-name="P11" draw:layer="layout" svg:width="7.201cm" svg:height="6.765cm" svg:x="17.899cm" svg:y="10.635cm">
            <text:p/>
          </draw:rect>
          <draw:g>
            <draw:custom-shape draw:style-name="gr17" draw:text-style-name="P5" draw:layer="layout" svg:width="0.257cm" svg:height="0.321cm" svg:x="22.403cm" svg:y="12.29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19cm" svg:height="0.162cm" svg:x="19.219cm" svg:y="15.452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023cm" svg:height="0.822cm" svg:x="19.254cm" svg:y="15.389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023cm" svg:height="0.822cm" svg:x="19.254cm" svg:y="15.389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1" draw:layer="layout" svg:x1="19.641cm" svg:y1="15.601cm" svg:x2="19.559cm" svg:y2="15.683cm">
              <text:p/>
            </draw:line>
            <draw:custom-shape draw:style-name="gr22" draw:text-style-name="P5" draw:layer="layout" svg:width="2.325cm" svg:height="1.915cm" svg:x="17.908cm" svg:y="15.47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325cm" svg:height="1.915cm" svg:x="17.908cm" svg:y="15.47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48cm" svg:height="1.314cm" svg:x="18.124cm" svg:y="15.719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08cm" svg:height="0.221cm" svg:x="19.877cm" svg:y="16.752cm">
              <text:p/>
              <draw:enhanced-geometry svg:viewBox="0 0 486 353" draw:type="non-primitive" draw:enhanced-path="M 486 0 L 459 30 424 62 380 97 331 135 277 173 220 212 163 250 105 288 51 322 0 353 N"/>
            </draw:custom-shape>
            <draw:custom-shape draw:style-name="gr20" draw:text-style-name="P5" draw:layer="layout" svg:width="0.705cm" svg:height="0.289cm" svg:x="19.172cm" svg:y="16.97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626cm" svg:height="0.028cm" svg:x="18.546cm" svg:y="17.247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406cm" svg:height="0.197cm" svg:x="18.139cm" svg:y="17.05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342cm" svg:height="0.336cm" svg:x="19.864cm" svg:y="16.186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333cm" svg:height="0.164cm" svg:x="19.531cm" svg:y="16.355cm">
              <text:p/>
              <draw:enhanced-geometry svg:viewBox="0 0 524 264" draw:type="non-primitive" draw:enhanced-path="M 524 264 L 469 249 407 225 338 195 269 159 200 121 137 85 82 52 38 25 10 7 0 0 N"/>
            </draw:custom-shape>
            <draw:custom-shape draw:style-name="gr20" draw:text-style-name="P5" draw:layer="layout" svg:width="0.095cm" svg:height="0.504cm" svg:x="19.531cm" svg:y="16.35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428cm" svg:height="0.121cm" svg:x="19.102cm" svg:y="16.754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092cm" svg:height="0.288cm" svg:x="19.086cm" svg:y="16.754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581cm" svg:height="0.022cm" svg:x="18.505cm" svg:y="17.038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52cm" svg:height="0.146cm" svg:x="18.352cm" svg:y="16.891cm">
              <text:p/>
              <draw:enhanced-geometry svg:viewBox="0 0 242 234" draw:type="non-primitive" draw:enhanced-path="M 242 234 L 181 204 128 172 80 134 43 94 16 48 0 0 N"/>
            </draw:custom-shape>
            <draw:custom-shape draw:style-name="gr20" draw:text-style-name="P5" draw:layer="layout" svg:width="0.152cm" svg:height="0.229cm" svg:x="18.809cm" svg:y="16.71cm">
              <text:p/>
              <draw:enhanced-geometry svg:viewBox="0 0 242 362" draw:type="non-primitive" draw:enhanced-path="M 0 0 L 46 42 92 82 137 123 175 163 208 202 231 238 242 274 241 306 225 336 191 362 N"/>
            </draw:custom-shape>
            <draw:custom-shape draw:style-name="gr20" draw:text-style-name="P5" draw:layer="layout" svg:width="0.448cm" svg:height="0.085cm" svg:x="18.482cm" svg:y="16.939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273cm" svg:height="0.095cm" svg:x="19.744cm" svg:y="15.973cm">
              <text:p/>
              <draw:enhanced-geometry svg:viewBox="0 0 430 154" draw:type="non-primitive" draw:enhanced-path="M 430 154 L 373 124 313 94 252 65 193 40 136 20 84 6 38 0 0 5 N"/>
            </draw:custom-shape>
            <draw:custom-shape draw:style-name="gr20" draw:text-style-name="P5" draw:layer="layout" svg:width="0.127cm" svg:height="0.066cm" svg:x="19.616cm" svg:y="15.976cm">
              <text:p/>
              <draw:enhanced-geometry svg:viewBox="0 0 200 105" draw:type="non-primitive" draw:enhanced-path="M 200 0 L 110 40 33 84 0 105 N"/>
            </draw:custom-shape>
            <draw:custom-shape draw:style-name="gr20" draw:text-style-name="P5" draw:layer="layout" svg:width="0.056cm" svg:height="0.117cm" svg:x="19.559cm" svg:y="15.925cm">
              <text:p/>
              <draw:enhanced-geometry svg:viewBox="0 0 86 183" draw:type="non-primitive" draw:enhanced-path="M 86 183 L 41 86 10 22 0 0 N"/>
            </draw:custom-shape>
            <draw:custom-shape draw:style-name="gr20" draw:text-style-name="P5" draw:layer="layout" svg:width="0.149cm" svg:height="0.381cm" svg:x="19.722cm" svg:y="16.002cm">
              <text:p/>
              <draw:enhanced-geometry svg:viewBox="0 0 235 600" draw:type="non-primitive" draw:enhanced-path="M 0 0 L 4 38 17 93 40 157 67 228 99 303 131 378 162 447 190 508 214 556 229 588 235 600 N"/>
            </draw:custom-shape>
            <draw:custom-shape draw:style-name="gr20" draw:text-style-name="P5" draw:layer="layout" svg:width="0.416cm" svg:height="0.085cm" svg:x="19.454cm" svg:y="16.297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47cm" svg:height="0.409cm" svg:x="19.458cm" svg:y="16.371cm">
              <text:p/>
              <draw:enhanced-geometry svg:viewBox="0 0 73 643" draw:type="non-primitive" draw:enhanced-path="M 0 0 L 12 54 23 119 32 192 41 270 49 348 56 424 63 494 67 554 70 601 72 632 73 643 N"/>
            </draw:custom-shape>
            <draw:custom-shape draw:style-name="gr20" draw:text-style-name="P5" draw:layer="layout" svg:width="0.508cm" svg:height="0.117cm" svg:x="18.997cm" svg:y="16.669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193cm" svg:height="0.155cm" svg:x="18.809cm" svg:y="16.631cm">
              <text:p/>
              <draw:enhanced-geometry svg:viewBox="0 0 306 244" draw:type="non-primitive" draw:enhanced-path="M 306 244 L 231 160 159 96 96 50 45 20 12 5 0 0 N"/>
            </draw:custom-shape>
            <draw:custom-shape draw:style-name="gr20" draw:text-style-name="P5" draw:layer="layout" svg:width="0.432cm" svg:height="0.231cm" svg:x="19.801cm" svg:y="16.392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23cm" svg:height="0.088cm" svg:x="19.677cm" svg:y="16.52cm">
              <text:p/>
              <draw:enhanced-geometry svg:viewBox="0 0 197 136" draw:type="non-primitive" draw:enhanced-path="M 197 136 L 80 79 21 41 0 16 2 3 6 0 N"/>
            </draw:custom-shape>
            <draw:custom-shape draw:style-name="gr20" draw:text-style-name="P5" draw:layer="layout" svg:width="0.048cm" svg:height="0.295cm" svg:x="19.68cm" svg:y="16.52cm">
              <text:p/>
              <draw:enhanced-geometry svg:viewBox="0 0 75 462" draw:type="non-primitive" draw:enhanced-path="M 0 0 L 28 74 50 140 65 201 72 258 75 311 69 362 57 412 36 462 N"/>
            </draw:custom-shape>
            <draw:custom-shape draw:style-name="gr20" draw:text-style-name="P5" draw:layer="layout" svg:width="0.276cm" svg:height="0.092cm" svg:x="19.702cm" svg:y="16.815cm">
              <text:p/>
              <draw:enhanced-geometry svg:viewBox="0 0 434 145" draw:type="non-primitive" draw:enhanced-path="M 0 0 L 76 0 142 1 199 5 251 14 299 31 343 57 387 95 434 145 N"/>
            </draw:custom-shape>
            <draw:custom-shape draw:style-name="gr20" draw:text-style-name="P5" draw:layer="layout" svg:width="0.337cm" svg:height="0.104cm" svg:x="18.088cm" svg:y="16.675cm">
              <text:p/>
              <draw:enhanced-geometry svg:viewBox="0 0 531 165" draw:type="non-primitive" draw:enhanced-path="M 531 162 L 452 165 375 162 303 155 236 145 175 131 122 114 77 94 40 73 15 49 1 25 0 0 N"/>
            </draw:custom-shape>
            <draw:custom-shape draw:style-name="gr20" draw:text-style-name="P5" draw:layer="layout" svg:width="0.171cm" svg:height="0.121cm" svg:x="18.489cm" svg:y="16.516cm">
              <text:p/>
              <draw:enhanced-geometry svg:viewBox="0 0 271 190" draw:type="non-primitive" draw:enhanced-path="M 0 0 L 55 33 119 67 179 102 231 136 264 165 271 190 N"/>
            </draw:custom-shape>
            <draw:custom-shape draw:style-name="gr20" draw:text-style-name="P5" draw:layer="layout" svg:width="0.511cm" svg:height="0.174cm" svg:x="19.073cm" svg:y="16.882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324cm" svg:height="0.097cm" svg:x="19.585cm" svg:y="16.866cm">
              <text:p/>
              <draw:enhanced-geometry svg:viewBox="0 0 514 155" draw:type="non-primitive" draw:enhanced-path="M 0 29 L 50 11 106 2 163 0 222 3 280 14 335 29 387 49 433 72 470 98 497 127 514 155 N"/>
            </draw:custom-shape>
            <draw:custom-shape draw:style-name="gr20" draw:text-style-name="P5" draw:layer="layout" svg:width="0.314cm" svg:height="0.047cm" svg:x="19.271cm" svg:y="15.691cm">
              <text:p/>
              <draw:enhanced-geometry svg:viewBox="0 0 495 73" draw:type="non-primitive" draw:enhanced-path="M 495 73 L 439 53 378 34 313 18 249 6 186 0 129 0 77 9 33 26 0 54 N"/>
            </draw:custom-shape>
            <draw:custom-shape draw:style-name="gr20" draw:text-style-name="P5" draw:layer="layout" svg:width="0.089cm" svg:height="0.113cm" svg:x="19.181cm" svg:y="15.611cm">
              <text:p/>
              <draw:enhanced-geometry svg:viewBox="0 0 136 180" draw:type="non-primitive" draw:enhanced-path="M 136 180 L 71 90 21 25 0 0 N"/>
            </draw:custom-shape>
            <draw:custom-shape draw:style-name="gr20" draw:text-style-name="P5" draw:layer="layout" svg:width="0.231cm" svg:height="0.118cm" svg:x="17.917cm" svg:y="16.85cm">
              <text:p/>
              <draw:enhanced-geometry svg:viewBox="0 0 365 187" draw:type="non-primitive" draw:enhanced-path="M 365 187 L 304 174 237 152 170 122 108 88 56 55 18 24 0 0 N"/>
            </draw:custom-shape>
            <draw:custom-shape draw:style-name="gr24" draw:text-style-name="P5" draw:layer="layout" svg:width="0.219cm" svg:height="0.092cm" svg:x="18.533cm" svg:y="16.392cm">
              <text:p/>
              <draw:enhanced-geometry svg:viewBox="0 0 344 145" draw:type="non-primitive" draw:enhanced-path="M 344 145 L 297 91 237 53 171 27 108 11 54 3 15 0 0 0 N"/>
            </draw:custom-shape>
            <draw:custom-shape draw:style-name="gr24" draw:text-style-name="P5" draw:layer="layout" svg:width="0.162cm" svg:height="0.117cm" svg:x="18.638cm" svg:y="16.301cm">
              <text:p/>
              <draw:enhanced-geometry svg:viewBox="0 0 254 181" draw:type="non-primitive" draw:enhanced-path="M 254 181 L 203 128 137 78 70 37 21 10 0 0 N"/>
            </draw:custom-shape>
            <draw:custom-shape draw:style-name="gr24" draw:text-style-name="P5" draw:layer="layout" svg:width="0.19cm" svg:height="0.082cm" svg:x="18.683cm" svg:y="16.243cm">
              <text:p/>
              <draw:enhanced-geometry svg:viewBox="0 0 297 126" draw:type="non-primitive" draw:enhanced-path="M 297 126 L 238 82 160 47 83 21 23 5 0 0 N"/>
            </draw:custom-shape>
            <draw:custom-shape draw:style-name="gr24" draw:text-style-name="P5" draw:layer="layout" svg:width="0.177cm" svg:height="0.105cm" svg:x="18.759cm" svg:y="16.157cm">
              <text:p/>
              <draw:enhanced-geometry svg:viewBox="0 0 279 161" draw:type="non-primitive" draw:enhanced-path="M 279 161 L 222 113 150 69 77 32 23 9 0 0 N"/>
            </draw:custom-shape>
            <draw:custom-shape draw:style-name="gr24" draw:text-style-name="P5" draw:layer="layout" svg:width="0.206cm" svg:height="0.085cm" svg:x="18.809cm" svg:y="16.091cm">
              <text:p/>
              <draw:enhanced-geometry svg:viewBox="0 0 324 135" draw:type="non-primitive" draw:enhanced-path="M 324 135 L 278 100 212 68 138 41 70 19 19 4 0 0 N"/>
            </draw:custom-shape>
            <draw:custom-shape draw:style-name="gr24" draw:text-style-name="P5" draw:layer="layout" svg:width="0.19cm" svg:height="0.092cm" svg:x="18.866cm" svg:y="16.031cm">
              <text:p/>
              <draw:enhanced-geometry svg:viewBox="0 0 300 145" draw:type="non-primitive" draw:enhanced-path="M 300 145 L 248 95 171 56 89 25 26 6 0 0 N"/>
            </draw:custom-shape>
            <draw:custom-shape draw:style-name="gr24" draw:text-style-name="P5" draw:layer="layout" svg:width="0.181cm" svg:height="0.088cm" svg:x="18.943cm" svg:y="15.954cm">
              <text:p/>
              <draw:enhanced-geometry svg:viewBox="0 0 287 138" draw:type="non-primitive" draw:enhanced-path="M 287 138 L 233 95 159 58 82 28 24 8 0 0 N"/>
            </draw:custom-shape>
            <draw:custom-shape draw:style-name="gr24" draw:text-style-name="P5" draw:layer="layout" svg:width="0.164cm" svg:height="0.082cm" svg:x="19.016cm" svg:y="15.881cm">
              <text:p/>
              <draw:enhanced-geometry svg:viewBox="0 0 263 127" draw:type="non-primitive" draw:enhanced-path="M 263 127 L 187 80 101 39 30 11 0 0 N"/>
            </draw:custom-shape>
            <draw:custom-shape draw:style-name="gr24" draw:text-style-name="P5" draw:layer="layout" svg:width="0.177cm" svg:height="0.076cm" svg:x="19.06cm" svg:y="15.811cm">
              <text:p/>
              <draw:enhanced-geometry svg:viewBox="0 0 279 117" draw:type="non-primitive" draw:enhanced-path="M 279 117 L 226 74 154 41 80 18 22 5 0 0 N"/>
            </draw:custom-shape>
            <draw:custom-shape draw:style-name="gr24" draw:text-style-name="P5" draw:layer="layout" svg:width="0.177cm" svg:height="0.085cm" svg:x="19.108cm" svg:y="15.738cm">
              <text:p/>
              <draw:enhanced-geometry svg:viewBox="0 0 281 135" draw:type="non-primitive" draw:enhanced-path="M 281 135 L 223 90 151 53 78 24 22 6 0 0 N"/>
            </draw:custom-shape>
            <draw:custom-shape draw:style-name="gr24" draw:text-style-name="P5" draw:layer="layout" svg:width="0.031cm" svg:height="0.501cm" svg:x="19.232cm" svg:y="15.697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3cm" svg:height="0.2cm" svg:x="19.102cm" svg:y="16.015cm">
              <text:p/>
              <draw:enhanced-geometry svg:viewBox="0 0 208 317" draw:type="non-primitive" draw:enhanced-path="M 208 290 L 182 310 155 317 126 310 97 290 70 257 45 211 25 153 9 83 0 0 N"/>
            </draw:custom-shape>
            <draw:custom-shape draw:style-name="gr24" draw:text-style-name="P5" draw:layer="layout" svg:width="0.092cm" svg:height="0.305cm" svg:x="19.102cm" svg:y="15.709cm">
              <text:p/>
              <draw:enhanced-geometry svg:viewBox="0 0 145 481" draw:type="non-primitive" draw:enhanced-path="M 0 481 L 1 395 11 315 31 240 53 172 79 114 104 67 126 31 140 8 145 0 N"/>
            </draw:custom-shape>
            <draw:custom-shape draw:style-name="gr24" draw:text-style-name="P5" draw:layer="layout" svg:width="0.247cm" svg:height="0.311cm" svg:x="18.946cm" svg:y="15.709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079cm" svg:height="0.175cm" svg:x="18.866cm" svg:y="15.846cm">
              <text:p/>
              <draw:enhanced-geometry svg:viewBox="0 0 128 274" draw:type="non-primitive" draw:enhanced-path="M 128 274 L 78 269 41 247 14 212 0 168 1 116 16 59 46 0 N"/>
            </draw:custom-shape>
            <draw:custom-shape draw:style-name="gr24" draw:text-style-name="P5" draw:layer="layout" svg:width="0.292cm" svg:height="0.184cm" svg:x="18.895cm" svg:y="15.662cm">
              <text:p/>
              <draw:enhanced-geometry svg:viewBox="0 0 460 289" draw:type="non-primitive" draw:enhanced-path="M 0 289 L 39 244 94 199 159 155 229 113 298 77 360 45 412 21 447 5 460 0 N"/>
            </draw:custom-shape>
            <draw:custom-shape draw:style-name="gr24" draw:text-style-name="P5" draw:layer="layout" svg:width="0.187cm" svg:height="0.102cm" svg:x="18.902cm" svg:y="16.516cm">
              <text:p/>
              <draw:enhanced-geometry svg:viewBox="0 0 297 162" draw:type="non-primitive" draw:enhanced-path="M 297 162 L 253 112 192 71 125 40 63 17 18 4 0 0 N"/>
            </draw:custom-shape>
            <draw:custom-shape draw:style-name="gr24" draw:text-style-name="P5" draw:layer="layout" svg:width="0.164cm" svg:height="0.123cm" svg:x="19.016cm" svg:y="16.421cm">
              <text:p/>
              <draw:enhanced-geometry svg:viewBox="0 0 263 191" draw:type="non-primitive" draw:enhanced-path="M 263 191 L 184 119 112 64 54 28 14 7 0 0 N"/>
            </draw:custom-shape>
            <draw:custom-shape draw:style-name="gr24" draw:text-style-name="P5" draw:layer="layout" svg:width="0.19cm" svg:height="0.101cm" svg:x="19.102cm" svg:y="16.367cm">
              <text:p/>
              <draw:enhanced-geometry svg:viewBox="0 0 300 161" draw:type="non-primitive" draw:enhanced-path="M 300 161 L 243 107 166 62 87 28 25 7 0 0 N"/>
            </draw:custom-shape>
            <draw:custom-shape draw:style-name="gr24" draw:text-style-name="P5" draw:layer="layout" svg:width="0.187cm" svg:height="0.085cm" svg:x="19.178cm" svg:y="16.291cm">
              <text:p/>
              <draw:enhanced-geometry svg:viewBox="0 0 297 134" draw:type="non-primitive" draw:enhanced-path="M 297 134 L 228 82 149 44 76 19 21 4 0 0 N"/>
            </draw:custom-shape>
            <draw:custom-shape draw:style-name="gr24" draw:text-style-name="P5" draw:layer="layout" svg:width="0.149cm" svg:height="0.079cm" svg:x="19.273cm" svg:y="16.221cm">
              <text:p/>
              <draw:enhanced-geometry svg:viewBox="0 0 234 126" draw:type="non-primitive" draw:enhanced-path="M 234 126 L 170 75 94 35 27 9 0 0 N"/>
            </draw:custom-shape>
            <draw:custom-shape draw:style-name="gr24" draw:text-style-name="P5" draw:layer="layout" svg:width="0.149cm" svg:height="0.072cm" svg:x="19.35cm" svg:y="16.164cm">
              <text:p/>
              <draw:enhanced-geometry svg:viewBox="0 0 236 118" draw:type="non-primitive" draw:enhanced-path="M 236 118 L 176 70 98 32 30 8 0 0 N"/>
            </draw:custom-shape>
            <draw:custom-shape draw:style-name="gr24" draw:text-style-name="P5" draw:layer="layout" svg:width="0.164cm" svg:height="0.085cm" svg:x="19.413cm" svg:y="16.1cm">
              <text:p/>
              <draw:enhanced-geometry svg:viewBox="0 0 261 136" draw:type="non-primitive" draw:enhanced-path="M 261 136 L 185 84 99 41 29 11 0 0 N"/>
            </draw:custom-shape>
            <draw:custom-shape draw:style-name="gr24" draw:text-style-name="P5" draw:layer="layout" svg:width="0.187cm" svg:height="0.097cm" svg:x="19.464cm" svg:y="16.031cm">
              <text:p/>
              <draw:enhanced-geometry svg:viewBox="0 0 299 154" draw:type="non-primitive" draw:enhanced-path="M 299 154 L 237 103 159 60 82 29 23 7 0 0 N"/>
            </draw:custom-shape>
            <draw:custom-shape draw:style-name="gr24" draw:text-style-name="P5" draw:layer="layout" svg:width="0.038cm" svg:height="0.238cm" svg:x="19.343cm" svg:y="16.453cm">
              <text:p/>
              <draw:enhanced-geometry svg:viewBox="0 0 62 379" draw:type="non-primitive" draw:enhanced-path="M 0 379 L 23 333 40 271 51 201 59 127 62 58 62 0 N"/>
            </draw:custom-shape>
            <draw:custom-shape draw:style-name="gr24" draw:text-style-name="P5" draw:layer="layout" svg:width="0.196cm" svg:height="0.444cm" svg:x="19.381cm" svg:y="16.008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28cm" svg:height="0.482cm" svg:x="19.55cm" svg:y="16.008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13cm" svg:height="0.098cm" svg:x="19.566cm" svg:y="16.421cm">
              <text:p/>
              <draw:enhanced-geometry svg:viewBox="0 0 179 154" draw:type="non-primitive" draw:enhanced-path="M 0 110 L 32 146 59 154 83 137 109 101 139 54 179 0 N"/>
            </draw:custom-shape>
            <draw:custom-shape draw:style-name="gr24" draw:text-style-name="P5" draw:layer="layout" svg:width="0.069cm" svg:height="0.428cm" svg:x="19.629cm" svg:y="15.992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164cm" svg:height="0.057cm" svg:x="19.464cm" svg:y="15.935cm">
              <text:p/>
              <draw:enhanced-geometry svg:viewBox="0 0 263 86" draw:type="non-primitive" draw:enhanced-path="M 263 86 L 217 45 168 15 114 0 58 7 0 41 N"/>
            </draw:custom-shape>
            <draw:custom-shape draw:style-name="gr24" draw:text-style-name="P5" draw:layer="layout" svg:width="0.365cm" svg:height="0.378cm" svg:x="19.098cm" svg:y="15.964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19cm" svg:height="0.073cm" svg:x="19.102cm" svg:y="16.297cm">
              <text:p/>
              <draw:enhanced-geometry svg:viewBox="0 0 300 114" draw:type="non-primitive" draw:enhanced-path="M 0 72 L 31 96 75 112 127 114 184 99 243 63 300 0 N"/>
            </draw:custom-shape>
            <draw:custom-shape draw:style-name="gr24" draw:text-style-name="P5" draw:layer="layout" svg:width="0.238cm" svg:height="0.324cm" svg:x="19.292cm" svg:y="15.973cm">
              <text:p/>
              <draw:enhanced-geometry svg:viewBox="0 0 378 507" draw:type="non-primitive" draw:enhanced-path="M 0 507 L 33 460 72 406 115 347 161 286 207 225 251 166 291 113 326 67 353 32 371 8 378 0 N"/>
            </draw:custom-shape>
            <draw:custom-shape draw:style-name="gr24" draw:text-style-name="P5" draw:layer="layout" svg:width="0.228cm" svg:height="0.473cm" svg:x="19.302cm" svg:y="15.973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242cm" svg:height="1.568cm" svg:x="21.062cm" svg:y="14.798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2.665cm" svg:height="3.904cm" svg:x="22.428cm" svg:y="11.761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2.659cm" svg:height="3.904cm" svg:x="22.428cm" svg:y="11.761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279cm" svg:height="0.415cm" svg:x="24.254cm" svg:y="12.851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349cm" svg:height="0.108cm" svg:x="23.864cm" svg:y="15.22cm">
              <text:p/>
              <draw:enhanced-geometry svg:viewBox="0 0 550 167" draw:type="non-primitive" draw:enhanced-path="M 0 149 L 44 157 94 163 148 166 205 167 263 163 320 154 376 139 428 116 475 87 516 48 550 0 N"/>
            </draw:custom-shape>
            <draw:custom-shape draw:style-name="gr28" draw:text-style-name="P5" draw:layer="layout" svg:width="0.234cm" svg:height="0.19cm" svg:x="23.979cm" svg:y="15.22cm">
              <text:p/>
              <draw:enhanced-geometry svg:viewBox="0 0 372 300" draw:type="non-primitive" draw:enhanced-path="M 372 0 L 322 93 279 164 241 218 207 257 175 280 144 294 112 300 78 297 42 291 0 283 N"/>
            </draw:custom-shape>
            <draw:custom-shape draw:style-name="gr28" draw:text-style-name="P5" draw:layer="layout" svg:width="0.159cm" svg:height="0.066cm" svg:x="23.819cm" svg:y="15.335cm">
              <text:p/>
              <draw:enhanced-geometry svg:viewBox="0 0 252 103" draw:type="non-primitive" draw:enhanced-path="M 252 103 L 150 74 70 40 19 12 0 0 N"/>
            </draw:custom-shape>
            <draw:custom-shape draw:style-name="gr28" draw:text-style-name="P5" draw:layer="layout" svg:width="0.68cm" svg:height="0.102cm" svg:x="23.648cm" svg:y="15.004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425cm" svg:height="0.146cm" svg:x="23.648cm" svg:y="15.096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16cm" svg:height="0.143cm" svg:x="24.074cm" svg:y="15.096cm">
              <text:p/>
              <draw:enhanced-geometry svg:viewBox="0 0 344 224" draw:type="non-primitive" draw:enhanced-path="M 0 224 L 58 203 121 166 186 123 247 79 297 40 332 11 344 0 N"/>
            </draw:custom-shape>
            <draw:custom-shape draw:style-name="gr28" draw:text-style-name="P5" draw:layer="layout" svg:width="0.196cm" svg:height="0.52cm" svg:x="23.054cm" svg:y="13.032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49cm" svg:height="0.419cm" svg:x="23.251cm" svg:y="12.613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244cm" svg:height="0.276cm" svg:x="23.553cm" svg:y="12.708cm">
              <text:p/>
              <draw:enhanced-geometry svg:viewBox="0 0 385 433" draw:type="non-primitive" draw:enhanced-path="M 385 0 L 332 52 278 109 224 167 173 223 126 278 84 328 50 371 23 403 6 425 0 433 N"/>
            </draw:custom-shape>
            <draw:custom-shape draw:style-name="gr28" draw:text-style-name="P5" draw:layer="layout" svg:width="0.216cm" svg:height="0.32cm" svg:x="23.337cm" svg:y="12.984cm">
              <text:p/>
              <draw:enhanced-geometry svg:viewBox="0 0 344 507" draw:type="non-primitive" draw:enhanced-path="M 344 0 L 312 84 279 158 246 224 214 282 181 331 150 374 119 411 89 442 58 467 29 489 0 507 N"/>
            </draw:custom-shape>
            <draw:custom-shape draw:style-name="gr28" draw:text-style-name="P5" draw:layer="layout" svg:width="0.527cm" svg:height="0.721cm" svg:x="23.365cm" svg:y="12.755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718cm" svg:height="0.587cm" svg:x="22.647cm" svg:y="13.47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47cm" svg:height="0.597cm" svg:x="22.739cm" svg:y="12.13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47cm" svg:height="0.359cm" svg:x="22.749cm" svg:y="11.77cm">
              <text:p/>
              <draw:enhanced-geometry svg:viewBox="0 0 71 566" draw:type="non-primitive" draw:enhanced-path="M 59 566 L 68 496 71 422 66 346 57 271 47 200 33 135 21 80 11 38 3 9 0 0 N"/>
            </draw:custom-shape>
            <draw:custom-shape draw:style-name="gr28" draw:text-style-name="P5" draw:layer="layout" svg:width="0.177cm" svg:height="0.832cm" svg:x="22.571cm" svg:y="11.7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095cm" svg:height="0.321cm" svg:x="22.94cm" svg:y="12.018cm">
              <text:p/>
              <draw:enhanced-geometry svg:viewBox="0 0 148 507" draw:type="non-primitive" draw:enhanced-path="M 148 0 L 141 56 129 117 113 181 95 244 76 306 55 366 35 421 17 468 0 507 N"/>
            </draw:custom-shape>
            <draw:custom-shape draw:style-name="gr28" draw:text-style-name="P5" draw:layer="layout" svg:width="0.2cm" svg:height="0.453cm" svg:x="22.739cm" svg:y="12.34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14cm" svg:height="0.625cm" svg:x="22.739cm" svg:y="12.168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38cm" svg:height="0.292cm" svg:x="22.854cm" svg:y="11.876cm">
              <text:p/>
              <draw:enhanced-geometry svg:viewBox="0 0 59 463" draw:type="non-primitive" draw:enhanced-path="M 0 463 L 20 409 34 341 45 264 52 187 56 115 58 56 59 15 59 0 N"/>
            </draw:custom-shape>
            <draw:custom-shape draw:style-name="gr28" draw:text-style-name="P5" draw:layer="layout" svg:width="0.263cm" svg:height="0.282cm" svg:x="23.006cm" svg:y="12.502cm">
              <text:p/>
              <draw:enhanced-geometry svg:viewBox="0 0 417 448" draw:type="non-primitive" draw:enhanced-path="M 417 0 L 347 44 283 94 225 147 173 202 128 255 89 306 58 352 33 391 15 421 3 441 0 448 N"/>
            </draw:custom-shape>
            <draw:custom-shape draw:style-name="gr28" draw:text-style-name="P5" draw:layer="layout" svg:width="0.19cm" svg:height="0.162cm" svg:x="22.816cm" svg:y="12.784cm">
              <text:p/>
              <draw:enhanced-geometry svg:viewBox="0 0 298 254" draw:type="non-primitive" draw:enhanced-path="M 298 0 L 226 33 161 76 107 125 61 172 29 214 7 244 0 254 N"/>
            </draw:custom-shape>
            <draw:custom-shape draw:style-name="gr28" draw:text-style-name="P5" draw:layer="layout" svg:width="0.266cm" svg:height="0.568cm" svg:x="22.816cm" svg:y="12.378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355cm" svg:height="0.368cm" svg:x="23.858cm" svg:y="14.379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089cm" svg:height="0.94cm" svg:x="24.213cm" svg:y="13.438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05cm" svg:height="0.873cm" svg:x="24.175cm" svg:y="12.56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39cm" svg:height="0.209cm" svg:x="24.083cm" svg:y="12.536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6cm" svg:height="0.352cm" svg:x="24.077cm" svg:y="12.746cm">
              <text:p/>
              <draw:enhanced-geometry svg:viewBox="0 0 7 552" draw:type="non-primitive" draw:enhanced-path="M 7 0 L 2 42 0 106 0 183 0 268 1 351 4 428 5 493 6 536 7 552 N"/>
            </draw:custom-shape>
            <draw:custom-shape draw:style-name="gr28" draw:text-style-name="P5" draw:layer="layout" svg:width="0.098cm" svg:height="0.569cm" svg:x="24.042cm" svg:y="12.53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177cm" svg:height="0.788cm" svg:x="23.963cm" svg:y="12.53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44cm" svg:height="0.552cm" svg:x="23.925cm" svg:y="12.765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09cm" svg:height="0.292cm" svg:x="23.931cm" svg:y="12.473cm">
              <text:p/>
              <draw:enhanced-geometry svg:viewBox="0 0 328 462" draw:type="non-primitive" draw:enhanced-path="M 0 462 L 17 428 47 380 85 324 129 261 176 198 222 137 264 83 297 40 320 10 328 0 N"/>
            </draw:custom-shape>
            <draw:custom-shape draw:style-name="gr28" draw:text-style-name="P5" draw:layer="layout" svg:width="0.692cm" svg:height="0.25cm" svg:x="23.42cm" svg:y="12.425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33cm" svg:height="0.171cm" svg:x="24.668cm" svg:y="13.324cm">
              <text:p/>
              <draw:enhanced-geometry svg:viewBox="0 0 210 274" draw:type="non-primitive" draw:enhanced-path="M 210 274 L 176 196 149 130 127 77 104 37 78 11 44 0 0 4 N"/>
            </draw:custom-shape>
            <draw:custom-shape draw:style-name="gr28" draw:text-style-name="P5" draw:layer="layout" svg:width="0.149cm" svg:height="0.066cm" svg:x="24.518cm" svg:y="13.257cm">
              <text:p/>
              <draw:enhanced-geometry svg:viewBox="0 0 236 105" draw:type="non-primitive" draw:enhanced-path="M 236 105 L 149 101 73 63 20 20 0 0 N"/>
            </draw:custom-shape>
            <draw:custom-shape draw:style-name="gr28" draw:text-style-name="P5" draw:layer="layout" svg:width="0.283cm" svg:height="0.71cm" svg:x="24.309cm" svg:y="13.401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171cm" svg:height="0.285cm" svg:x="24.309cm" svg:y="13.401cm">
              <text:p/>
              <draw:enhanced-geometry svg:viewBox="0 0 270 448" draw:type="non-primitive" draw:enhanced-path="M 0 0 L 48 68 86 130 116 188 138 239 158 285 176 327 193 364 213 396 238 423 270 448 N"/>
            </draw:custom-shape>
            <draw:custom-shape draw:style-name="gr28" draw:text-style-name="P5" draw:layer="layout" svg:width="0.188cm" svg:height="0.339cm" svg:x="24.48cm" svg:y="13.686cm">
              <text:p/>
              <draw:enhanced-geometry svg:viewBox="0 0 295 536" draw:type="non-primitive" draw:enhanced-path="M 0 0 L 31 25 62 59 92 101 122 149 150 202 177 257 203 315 228 373 252 430 275 485 295 536 N"/>
            </draw:custom-shape>
            <draw:custom-shape draw:style-name="gr29" draw:text-style-name="P5" draw:layer="layout" svg:width="3.424cm" svg:height="2.525cm" svg:x="21.523cm" svg:y="10.72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568cm" svg:height="0.571cm" svg:x="23.508cm" svg:y="12.02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498cm" svg:height="0.391cm" svg:x="23.508cm" svg:y="12.02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0.822cm" svg:height="0.854cm" svg:x="21.885cm" svg:y="11.48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416cm" svg:height="0.162cm" svg:x="24.213cm" svg:y="11.224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363cm" svg:height="0.46cm" svg:x="21.71cm" svg:y="11.094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54cm" svg:height="0.622cm" svg:x="23.997cm" svg:y="11.396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35cm" svg:height="0.361cm" svg:x="23.997cm" svg:y="11.657cm">
              <text:p/>
              <draw:enhanced-geometry svg:viewBox="0 0 57 567" draw:type="non-primitive" draw:enhanced-path="M 0 567 L 0 502 3 439 5 377 10 317 14 259 21 202 29 148 37 96 47 46 57 0 N"/>
            </draw:custom-shape>
            <draw:custom-shape draw:style-name="gr30" draw:text-style-name="P5" draw:layer="layout" svg:width="0.623cm" svg:height="1.286cm" svg:x="24.131cm" svg:y="11.802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079cm" svg:height="0.244cm" svg:x="23.054cm" svg:y="11.615cm">
              <text:p/>
              <draw:enhanced-geometry svg:viewBox="0 0 125 386" draw:type="non-primitive" draw:enhanced-path="M 0 386 L 29 309 59 235 86 166 107 105 122 54 125 19 115 0 N"/>
            </draw:custom-shape>
            <draw:custom-shape draw:style-name="gr33" draw:text-style-name="P5" draw:layer="layout" svg:width="0.117cm" svg:height="0.082cm" svg:x="23.01cm" svg:y="11.533cm">
              <text:p/>
              <draw:enhanced-geometry svg:viewBox="0 0 185 128" draw:type="non-primitive" draw:enhanced-path="M 185 128 L 151 74 89 34 27 9 0 0 N"/>
            </draw:custom-shape>
            <draw:custom-shape draw:style-name="gr33" draw:text-style-name="P5" draw:layer="layout" svg:width="0.346cm" svg:height="0.047cm" svg:x="23.267cm" svg:y="11.567cm">
              <text:p/>
              <draw:enhanced-geometry svg:viewBox="0 0 547 73" draw:type="non-primitive" draw:enhanced-path="M 0 31 L 75 15 148 5 217 0 280 1 340 6 394 15 443 26 485 40 520 56 547 73 N"/>
            </draw:custom-shape>
            <draw:custom-shape draw:style-name="gr34" draw:text-style-name="P5" draw:layer="layout" svg:width="0.266cm" svg:height="0.079cm" svg:x="23.283cm" svg:y="11.62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266cm" svg:height="0.079cm" svg:x="23.283cm" svg:y="11.62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1cm" svg:height="0.005cm" svg:x="23.133cm" svg:y="12.2cm">
              <text:p/>
              <draw:enhanced-geometry svg:viewBox="0 0 172 14" draw:type="non-primitive" draw:enhanced-path="M 172 14 L 92 11 27 3 0 0 N"/>
            </draw:custom-shape>
            <draw:custom-shape draw:style-name="gr31" draw:text-style-name="P5" draw:layer="layout" svg:width="0.184cm" svg:height="0.006cm" svg:x="23.13cm" svg:y="12.117cm">
              <text:p/>
              <draw:enhanced-geometry svg:viewBox="0 0 291 11" draw:type="non-primitive" draw:enhanced-path="M 0 0 L 81 10 176 11 257 9 291 8 N"/>
            </draw:custom-shape>
            <draw:custom-shape draw:style-name="gr31" draw:text-style-name="P5" draw:layer="layout" svg:width="0.072cm" svg:height="0.012cm" svg:x="23.127cm" svg:y="11.977cm">
              <text:p/>
              <draw:enhanced-geometry svg:viewBox="0 0 114 21" draw:type="non-primitive" draw:enhanced-path="M 114 21 L 68 0 22 7 0 15 N"/>
            </draw:custom-shape>
            <draw:custom-shape draw:style-name="gr31" draw:text-style-name="P5" draw:layer="layout" svg:width="0.06cm" svg:height="0.082cm" svg:x="23.206cm" svg:y="11.917cm">
              <text:p/>
              <draw:enhanced-geometry svg:viewBox="0 0 94 128" draw:type="non-primitive" draw:enhanced-path="M 0 0 L 69 33 94 76 58 128 N"/>
            </draw:custom-shape>
            <draw:custom-shape draw:style-name="gr31" draw:text-style-name="P5" draw:layer="layout" svg:width="0.126cm" svg:height="0.158cm" svg:x="23.283cm" svg:y="11.914cm">
              <text:p/>
              <draw:enhanced-geometry svg:viewBox="0 0 200 249" draw:type="non-primitive" draw:enhanced-path="M 0 0 L 63 39 121 92 166 151 196 207 200 249 N"/>
            </draw:custom-shape>
            <draw:custom-shape draw:style-name="gr31" draw:text-style-name="P5" draw:layer="layout" svg:width="0.066cm" svg:height="0.165cm" svg:x="23.343cm" svg:y="12.072cm">
              <text:p/>
              <draw:enhanced-geometry svg:viewBox="0 0 107 263" draw:type="non-primitive" draw:enhanced-path="M 107 0 L 83 64 47 152 14 230 0 263 N"/>
            </draw:custom-shape>
            <draw:custom-shape draw:style-name="gr35" draw:text-style-name="P5" draw:layer="layout" svg:width="1.508cm" svg:height="1.032cm" svg:x="22.978cm" svg:y="10.653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69cm" svg:height="0.088cm" svg:x="23.057cm" svg:y="11.606cm">
              <text:p/>
              <draw:enhanced-geometry svg:viewBox="0 0 107 141" draw:type="non-primitive" draw:enhanced-path="M 13 141 L 99 128 107 63 0 0 13 141 13 141 Z N"/>
            </draw:custom-shape>
            <draw:custom-shape draw:style-name="gr9" draw:text-style-name="P5" draw:layer="layout" svg:width="0.069cm" svg:height="0.088cm" svg:x="23.057cm" svg:y="11.606cm">
              <text:p/>
              <draw:enhanced-geometry svg:viewBox="0 0 107 141" draw:type="non-primitive" draw:enhanced-path="M 13 141 L 99 128 107 63 0 0 13 141 13 141 N"/>
            </draw:custom-shape>
            <draw:custom-shape draw:style-name="gr25" draw:text-style-name="P5" draw:layer="layout" svg:width="0.759cm" svg:height="1.165cm" svg:x="23.2cm" svg:y="14.87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4.59cm" svg:height="3.522cm" svg:x="19.302cm" svg:y="12.94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098cm" svg:height="0.155cm" svg:x="23.231cm" svg:y="14.861cm">
              <text:p/>
              <draw:enhanced-geometry svg:viewBox="0 0 156 247" draw:type="non-primitive" draw:enhanced-path="M 0 0 L 53 71 100 138 135 198 156 247 N"/>
            </draw:custom-shape>
            <draw:custom-shape draw:style-name="gr37" draw:text-style-name="P5" draw:layer="layout" svg:width="0.193cm" svg:height="0.285cm" svg:x="23.33cm" svg:y="15.017cm">
              <text:p/>
              <draw:enhanced-geometry svg:viewBox="0 0 307 451" draw:type="non-primitive" draw:enhanced-path="M 0 0 L 15 37 39 75 68 115 102 155 140 200 178 245 216 292 252 343 282 395 307 451 N"/>
            </draw:custom-shape>
            <draw:custom-shape draw:style-name="gr37" draw:text-style-name="P5" draw:layer="layout" svg:width="0.197cm" svg:height="0.511cm" svg:x="23.524cm" svg:y="15.303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171cm" svg:height="0.158cm" svg:x="23.721cm" svg:y="15.814cm">
              <text:p/>
              <draw:enhanced-geometry svg:viewBox="0 0 270 248" draw:type="non-primitive" draw:enhanced-path="M 0 0 L 80 46 148 100 201 154 238 201 262 235 270 248 N"/>
            </draw:custom-shape>
            <draw:custom-shape draw:style-name="gr37" draw:text-style-name="P5" draw:layer="layout" svg:width="0.375cm" svg:height="0.759cm" svg:x="21.78cm" svg:y="15.567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291cm" svg:height="0.654cm" svg:x="21.488cm" svg:y="14.913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486cm" svg:height="0.504cm" svg:x="21.002cm" svg:y="14.913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1.699cm" svg:height="2.354cm" svg:x="19.623cm" svg:y="13.311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409cm" svg:height="0.368cm" svg:x="20.912cm" svg:y="13.311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323cm" svg:height="0.539cm" svg:x="20.589cm" svg:y="13.68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359cm" svg:height="0.565cm" svg:x="20.229cm" svg:y="14.22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03cm" svg:height="0.412cm" svg:x="20.026cm" svg:y="14.785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171cm" svg:height="0.193cm" svg:x="19.855cm" svg:y="15.198cm">
              <text:p/>
              <draw:enhanced-geometry svg:viewBox="0 0 270 307" draw:type="non-primitive" draw:enhanced-path="M 270 0 L 241 65 206 118 165 164 122 203 79 238 37 272 0 307 N"/>
            </draw:custom-shape>
            <draw:custom-shape draw:style-name="gr37" draw:text-style-name="P5" draw:layer="layout" svg:width="0.126cm" svg:height="0.273cm" svg:x="19.728cm" svg:y="15.392cm">
              <text:p/>
              <draw:enhanced-geometry svg:viewBox="0 0 200 428" draw:type="non-primitive" draw:enhanced-path="M 200 0 L 168 42 134 102 100 172 69 245 42 315 19 373 5 412 0 428 N"/>
            </draw:custom-shape>
            <draw:custom-shape draw:style-name="gr38" draw:text-style-name="P5" draw:layer="layout" svg:width="2.569cm" svg:height="1.609cm" svg:x="20.986cm" svg:y="13.797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292cm" svg:height="0.218cm" svg:x="23.562cm" svg:y="15.242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08cm" svg:height="0.238cm" svg:x="23.314cm" svg:y="14.988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21cm" svg:height="0.092cm" svg:x="23.502cm" svg:y="15.147cm">
              <text:p/>
              <draw:enhanced-geometry svg:viewBox="0 0 189 148" draw:type="non-primitive" draw:enhanced-path="M 189 129 L 169 148 139 137 100 104 53 55 0 0 N"/>
            </draw:custom-shape>
            <draw:custom-shape draw:style-name="gr37" draw:text-style-name="P5" draw:layer="layout" svg:width="0.155cm" svg:height="0.108cm" svg:x="23.346cm" svg:y="15.039cm">
              <text:p/>
              <draw:enhanced-geometry svg:viewBox="0 0 246 166" draw:type="non-primitive" draw:enhanced-path="M 246 166 L 168 99 87 47 25 12 0 0 N"/>
            </draw:custom-shape>
            <draw:custom-shape draw:style-name="gr37" draw:text-style-name="P5" draw:layer="layout" svg:width="0.209cm" svg:height="0.279cm" svg:x="23.54cm" svg:y="15.618cm">
              <text:p/>
              <draw:enhanced-geometry svg:viewBox="0 0 330 439" draw:type="non-primitive" draw:enhanced-path="M 330 439 L 295 399 253 353 208 301 161 246 116 191 75 137 40 86 14 39 0 0 N"/>
            </draw:custom-shape>
            <draw:custom-shape draw:style-name="gr37" draw:text-style-name="P5" draw:layer="layout" svg:width="0.054cm" svg:height="0.082cm" svg:x="23.486cm" svg:y="15.544cm">
              <text:p/>
              <draw:enhanced-geometry svg:viewBox="0 0 83 130" draw:type="non-primitive" draw:enhanced-path="M 83 117 L 71 78 55 43 38 16 21 1 8 0 0 19 1 61 12 130 N"/>
            </draw:custom-shape>
            <draw:custom-shape draw:style-name="gr37" draw:text-style-name="P5" draw:layer="layout" svg:width="0.188cm" svg:height="0.307cm" svg:x="23.495cm" svg:y="15.627cm">
              <text:p/>
              <draw:enhanced-geometry svg:viewBox="0 0 296 486" draw:type="non-primitive" draw:enhanced-path="M 0 0 L 14 61 30 119 49 176 69 230 92 281 118 327 146 370 179 408 214 439 254 465 296 486 N"/>
            </draw:custom-shape>
            <draw:custom-shape draw:style-name="gr37" draw:text-style-name="P5" draw:layer="layout" svg:width="0.279cm" svg:height="0.034cm" svg:x="23.524cm" svg:y="16.024cm">
              <text:p/>
              <draw:enhanced-geometry svg:viewBox="0 0 437 54" draw:type="non-primitive" draw:enhanced-path="M 437 0 L 367 23 296 40 230 50 165 54 104 51 50 42 0 25 N"/>
            </draw:custom-shape>
            <draw:custom-shape draw:style-name="gr37" draw:text-style-name="P5" draw:layer="layout" svg:width="0.136cm" svg:height="0.177cm" svg:x="23.706cm" svg:y="15.274cm">
              <text:p/>
              <draw:enhanced-geometry svg:viewBox="0 0 214 284" draw:type="non-primitive" draw:enhanced-path="M 0 0 L 68 59 119 110 156 155 182 197 200 239 214 284 N"/>
            </draw:custom-shape>
            <draw:custom-shape draw:style-name="gr37" draw:text-style-name="P5" draw:layer="layout" svg:width="0.019cm" svg:height="0.301cm" svg:x="23.842cm" svg:y="15.452cm">
              <text:p/>
              <draw:enhanced-geometry svg:viewBox="0 0 34 473" draw:type="non-primitive" draw:enhanced-path="M 0 0 L 8 48 14 115 20 192 25 273 29 349 31 414 32 458 34 473 N"/>
            </draw:custom-shape>
            <draw:custom-shape draw:style-name="gr37" draw:text-style-name="P5" draw:layer="layout" svg:width="0.076cm" svg:height="0.415cm" svg:x="21.996cm" svg:y="14.137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76cm" svg:height="0.991cm" svg:x="21.989cm" svg:y="14.553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187cm" svg:height="0.788cm" svg:x="20.986cm" svg:y="13.85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66cm" svg:height="0.336cm" svg:x="20.919cm" svg:y="14.642cm">
              <text:p/>
              <draw:enhanced-geometry svg:viewBox="0 0 107 533" draw:type="non-primitive" draw:enhanced-path="M 107 0 L 93 53 78 121 63 196 47 276 32 354 20 424 9 481 3 518 0 533 N"/>
            </draw:custom-shape>
            <draw:custom-shape draw:style-name="gr37" draw:text-style-name="P5" draw:layer="layout" svg:width="0.044cm" svg:height="0.397cm" svg:x="20.344cm" svg:y="15.484cm">
              <text:p/>
              <draw:enhanced-geometry svg:viewBox="0 0 73 626" draw:type="non-primitive" draw:enhanced-path="M 0 626 L 10 571 22 517 33 462 44 406 54 351 62 294 69 238 73 180 71 121 67 61 57 0 N"/>
            </draw:custom-shape>
            <draw:custom-shape draw:style-name="gr37" draw:text-style-name="P5" draw:layer="layout" svg:width="0.267cm" svg:height="0.87cm" svg:x="20.376cm" svg:y="14.614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164cm" svg:height="0.387cm" svg:x="20.783cm" svg:y="13.712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508cm" svg:height="1.127cm" svg:x="20.274cm" svg:y="14.09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164cm" svg:height="0.438cm" svg:x="20.109cm" svg:y="15.227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76cm" svg:height="0.269cm" svg:x="20.036cm" svg:y="15.665cm">
              <text:p/>
              <draw:enhanced-geometry svg:viewBox="0 0 123 426" draw:type="non-primitive" draw:enhanced-path="M 118 0 L 123 107 122 193 115 258 102 310 84 349 61 378 33 403 0 426 N"/>
            </draw:custom-shape>
            <draw:custom-shape draw:style-name="gr37" draw:text-style-name="P5" draw:layer="layout" svg:width="0.038cm" svg:height="0.225cm" svg:x="20.036cm" svg:y="15.709cm">
              <text:p/>
              <draw:enhanced-geometry svg:viewBox="0 0 63 356" draw:type="non-primitive" draw:enhanced-path="M 0 356 L 22 300 43 237 58 169 63 102 56 44 36 0 N"/>
            </draw:custom-shape>
            <draw:custom-shape draw:style-name="gr37" draw:text-style-name="P5" draw:layer="layout" svg:width="0.089cm" svg:height="0.149cm" svg:x="20.611cm" svg:y="15.875cm">
              <text:p/>
              <draw:enhanced-geometry svg:viewBox="0 0 141 236" draw:type="non-primitive" draw:enhanced-path="M 0 236 L 64 167 110 119 136 83 141 47 119 0 N"/>
            </draw:custom-shape>
            <draw:custom-shape draw:style-name="gr37" draw:text-style-name="P5" draw:layer="layout" svg:width="0.069cm" svg:height="0.231cm" svg:x="20.678cm" svg:y="15.643cm">
              <text:p/>
              <draw:enhanced-geometry svg:viewBox="0 0 106 367" draw:type="non-primitive" draw:enhanced-path="M 13 367 L 0 317 5 253 24 183 50 115 78 56 98 16 106 0 N"/>
            </draw:custom-shape>
            <draw:custom-shape draw:style-name="gr37" draw:text-style-name="P5" draw:layer="layout" svg:width="0.139cm" svg:height="0.231cm" svg:x="20.608cm" svg:y="15.643cm">
              <text:p/>
              <draw:enhanced-geometry svg:viewBox="0 0 220 367" draw:type="non-primitive" draw:enhanced-path="M 220 0 L 159 69 108 125 66 173 34 215 13 252 1 287 0 326 8 367 N"/>
            </draw:custom-shape>
            <draw:custom-shape draw:style-name="gr37" draw:text-style-name="P5" draw:layer="layout" svg:width="0.155cm" svg:height="0.164cm" svg:x="20.455cm" svg:y="15.875cm">
              <text:p/>
              <draw:enhanced-geometry svg:viewBox="0 0 248 261" draw:type="non-primitive" draw:enhanced-path="M 248 0 L 246 52 215 104 166 152 109 195 56 230 16 253 0 261 N"/>
            </draw:custom-shape>
            <draw:custom-shape draw:style-name="gr37" draw:text-style-name="P5" draw:layer="layout" svg:width="0.082cm" svg:height="0.399cm" svg:x="20.131cm" svg:y="15.611cm">
              <text:p/>
              <draw:enhanced-geometry svg:viewBox="0 0 131 628" draw:type="non-primitive" draw:enhanced-path="M 0 628 L 28 576 51 513 71 442 88 367 100 290 110 215 118 147 124 89 128 42 131 12 131 0 N"/>
            </draw:custom-shape>
            <draw:custom-shape draw:style-name="gr37" draw:text-style-name="P5" draw:layer="layout" svg:width="0.066cm" svg:height="0.412cm" svg:x="20.191cm" svg:y="15.611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092cm" svg:height="0.203cm" svg:x="19.934cm" svg:y="15.665cm">
              <text:p/>
              <draw:enhanced-geometry svg:viewBox="0 0 146 318" draw:type="non-primitive" draw:enhanced-path="M 146 0 L 81 23 37 58 11 103 0 152 0 200 7 246 16 283 25 309 29 318 N"/>
            </draw:custom-shape>
            <draw:custom-shape draw:style-name="gr37" draw:text-style-name="P5" draw:layer="layout" svg:width="0.072cm" svg:height="0.203cm" svg:x="19.954cm" svg:y="15.665cm">
              <text:p/>
              <draw:enhanced-geometry svg:viewBox="0 0 117 318" draw:type="non-primitive" draw:enhanced-path="M 0 318 L 21 231 52 145 83 71 108 19 117 0 N"/>
            </draw:custom-shape>
            <draw:custom-shape draw:style-name="gr37" draw:text-style-name="P5" draw:layer="layout" svg:width="0.057cm" svg:height="0.164cm" svg:x="19.835cm" svg:y="15.634cm">
              <text:p/>
              <draw:enhanced-geometry svg:viewBox="0 0 88 261" draw:type="non-primitive" draw:enhanced-path="M 52 261 L 28 221 11 195 1 178 0 162 6 143 22 114 49 68 88 0 N"/>
            </draw:custom-shape>
            <draw:custom-shape draw:style-name="gr37" draw:text-style-name="P5" draw:layer="layout" svg:width="0.209cm" svg:height="0.397cm" svg:x="19.893cm" svg:y="15.236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42cm" svg:height="0.329cm" svg:x="20.103cm" svg:y="14.906cm">
              <text:p/>
              <draw:enhanced-geometry svg:viewBox="0 0 223 521" draw:type="non-primitive" draw:enhanced-path="M 0 521 L 23 456 52 383 84 308 118 231 150 159 179 96 202 45 217 12 223 0 N"/>
            </draw:custom-shape>
            <draw:custom-shape draw:style-name="gr37" draw:text-style-name="P5" draw:layer="layout" svg:width="0.038cm" svg:height="0.18cm" svg:x="20.97cm" svg:y="13.388cm">
              <text:p/>
              <draw:enhanced-geometry svg:viewBox="0 0 60 284" draw:type="non-primitive" draw:enhanced-path="M 60 284 L 20 199 3 106 0 30 1 0 N"/>
            </draw:custom-shape>
            <draw:custom-shape draw:style-name="gr37" draw:text-style-name="P5" draw:layer="layout" svg:width="0.025cm" svg:height="0.188cm" svg:x="20.865cm" svg:y="13.508cm">
              <text:p/>
              <draw:enhanced-geometry svg:viewBox="0 0 36 295" draw:type="non-primitive" draw:enhanced-path="M 36 295 L 16 205 4 107 1 31 0 0 N"/>
            </draw:custom-shape>
            <draw:custom-shape draw:style-name="gr37" draw:text-style-name="P5" draw:layer="layout" svg:width="0.028cm" svg:height="0.537cm" svg:x="20.732cm" svg:y="13.438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51cm" svg:height="0.45cm" svg:x="20.471cm" svg:y="13.816cm">
              <text:p/>
              <draw:enhanced-geometry svg:viewBox="0 0 79 710" draw:type="non-primitive" draw:enhanced-path="M 31 710 L 14 655 4 594 0 526 1 455 6 383 15 311 26 241 38 177 51 119 61 70 71 33 77 9 79 0 N"/>
            </draw:custom-shape>
            <draw:custom-shape draw:style-name="gr37" draw:text-style-name="P5" draw:layer="layout" svg:width="0.164cm" svg:height="0.644cm" svg:x="20.185cm" svg:y="14.163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38cm" svg:height="0.301cm" svg:x="20.004cm" svg:y="14.852cm">
              <text:p/>
              <draw:enhanced-geometry svg:viewBox="0 0 60 473" draw:type="non-primitive" draw:enhanced-path="M 60 0 L 44 116 31 214 21 296 13 361 7 411 4 446 1 467 0 473 N"/>
            </draw:custom-shape>
            <draw:custom-shape draw:style-name="gr37" draw:text-style-name="P5" draw:layer="layout" svg:width="0.216cm" svg:height="0.216cm" svg:x="19.788cm" svg:y="15.154cm">
              <text:p/>
              <draw:enhanced-geometry svg:viewBox="0 0 340 343" draw:type="non-primitive" draw:enhanced-path="M 340 0 L 269 73 203 138 144 197 95 247 54 288 25 318 5 338 0 343 N"/>
            </draw:custom-shape>
            <draw:custom-shape draw:style-name="gr37" draw:text-style-name="P5" draw:layer="layout" svg:width="0.11cm" svg:height="0.196cm" svg:x="19.677cm" svg:y="15.37cm">
              <text:p/>
              <draw:enhanced-geometry svg:viewBox="0 0 177 308" draw:type="non-primitive" draw:enhanced-path="M 177 0 L 149 73 126 135 102 189 76 236 43 275 0 308 N"/>
            </draw:custom-shape>
            <draw:custom-shape draw:style-name="gr37" draw:text-style-name="P5" draw:layer="layout" svg:width="0.219cm" svg:height="0.504cm" svg:x="19.959cm" svg:y="13.394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32cm" svg:height="0.727cm" svg:x="19.639cm" svg:y="13.899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17cm" svg:height="0.114cm" svg:x="21.482cm" svg:y="14.807cm">
              <text:p/>
              <draw:enhanced-geometry svg:viewBox="0 0 188 178" draw:type="non-primitive" draw:enhanced-path="M 0 178 L 34 127 56 93 69 70 83 54 102 42 135 25 188 0 N"/>
            </draw:custom-shape>
            <draw:custom-shape draw:style-name="gr37" draw:text-style-name="P5" draw:layer="layout" svg:width="0.209cm" svg:height="0.231cm" svg:x="21.599cm" svg:y="14.575cm">
              <text:p/>
              <draw:enhanced-geometry svg:viewBox="0 0 330 366" draw:type="non-primitive" draw:enhanced-path="M 0 366 L 58 331 115 279 171 219 222 157 266 98 300 47 323 13 330 0 N"/>
            </draw:custom-shape>
            <draw:custom-shape draw:style-name="gr37" draw:text-style-name="P5" draw:layer="layout" svg:width="0.082cm" svg:height="0.787cm" svg:x="21.735cm" svg:y="13.78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63cm" svg:height="0.301cm" svg:x="21.796cm" svg:y="14.446cm">
            <text:p/>
            <draw:enhanced-geometry svg:viewBox="0 0 100 473" draw:type="non-primitive" draw:enhanced-path="M 83 0 L 96 84 100 157 98 222 89 280 74 334 53 382 28 429 0 473 N"/>
          </draw:custom-shape>
          <draw:custom-shape draw:style-name="gr37" draw:text-style-name="P5" draw:layer="layout" svg:width="0.092cm" svg:height="0.225cm" svg:x="21.704cm" svg:y="14.748cm">
            <text:p/>
            <draw:enhanced-geometry svg:viewBox="0 0 142 355" draw:type="non-primitive" draw:enhanced-path="M 142 0 L 112 53 94 110 80 167 69 223 54 274 33 319 0 355 N"/>
          </draw:custom-shape>
          <draw:custom-shape draw:style-name="gr37" draw:text-style-name="P5" draw:layer="layout" svg:width="0.209cm" svg:height="0.041cm" svg:x="21.494cm" svg:y="14.945cm">
            <text:p/>
            <draw:enhanced-geometry svg:viewBox="0 0 329 68" draw:type="non-primitive" draw:enhanced-path="M 329 47 L 273 68 202 65 129 50 63 27 17 8 0 0 N"/>
          </draw:custom-shape>
          <draw:custom-shape draw:style-name="gr37" draw:text-style-name="P5" draw:layer="layout" svg:width="0.031cm" svg:height="0.396cm" svg:x="22.117cm" svg:y="14.433cm">
            <text:p/>
            <draw:enhanced-geometry svg:viewBox="0 0 51 626" draw:type="non-primitive" draw:enhanced-path="M 0 0 L 13 83 24 154 34 214 42 267 49 316 51 361 51 405 48 452 41 503 29 559 12 626 N"/>
          </draw:custom-shape>
          <draw:custom-shape draw:style-name="gr37" draw:text-style-name="P5" draw:layer="layout" svg:width="0.104cm" svg:height="0.669cm" svg:x="22.019cm" svg:y="14.83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673cm" svg:height="1.117cm" svg:x="20.246cm" svg:y="14.967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374cm" svg:height="1.117cm" svg:x="20.042cm" svg:y="13.487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435cm" svg:height="0.609cm" svg:x="19.607cm" svg:y="14.605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05cm" svg:height="0.324cm" svg:x="19.502cm" svg:y="15.214cm">
            <text:p/>
            <draw:enhanced-geometry svg:viewBox="0 0 167 509" draw:type="non-primitive" draw:enhanced-path="M 167 0 L 121 47 85 103 58 168 37 236 22 304 12 367 5 424 3 468 2 497 0 509 N"/>
          </draw:custom-shape>
          <draw:custom-shape draw:style-name="gr37" draw:text-style-name="P5" draw:layer="layout" svg:width="0.076cm" svg:height="0.437cm" svg:x="19.502cm" svg:y="15.101cm">
            <text:p/>
            <draw:enhanced-geometry svg:viewBox="0 0 120 686" draw:type="non-primitive" draw:enhanced-path="M 1 686 L 0 623 0 562 3 500 6 440 13 380 21 321 32 263 44 208 60 153 77 100 98 50 120 0 N"/>
          </draw:custom-shape>
          <draw:custom-shape draw:style-name="gr37" draw:text-style-name="P5" draw:layer="layout" svg:width="0.391cm" svg:height="0.705cm" svg:x="19.579cm" svg:y="14.39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31cm" svg:height="0.667cm" svg:x="19.97cm" svg:y="13.72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314cm" svg:height="0.733cm" svg:x="19.887cm" svg:y="13.72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346cm" svg:height="0.594cm" svg:x="19.54cm" svg:y="14.462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095cm" svg:height="0.374cm" svg:x="19.445cm" svg:y="15.056cm">
            <text:p/>
            <draw:enhanced-geometry svg:viewBox="0 0 152 592" draw:type="non-primitive" draw:enhanced-path="M 152 0 L 128 53 105 107 83 160 65 214 48 270 34 324 21 378 12 433 5 487 1 540 0 592 N"/>
          </draw:custom-shape>
          <draw:custom-shape draw:style-name="gr35" draw:text-style-name="P5" draw:layer="layout" svg:width="0.088cm" svg:height="0.076cm" svg:x="23.318cm" svg:y="11.625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47cm" svg:height="0.075cm" svg:x="23.051cm" svg:y="11.619cm">
            <text:p/>
            <draw:enhanced-geometry svg:viewBox="0 0 75 120" draw:type="non-primitive" draw:enhanced-path="M 63 14 L 74 46 75 86 64 117 64 117 43 119 28 120 22 120 22 120 0 67 5 21 13 0 13 0 41 4 57 10 63 14 63 14 63 14 Z N"/>
          </draw:custom-shape>
        </draw:g>
        <draw:frame presentation:style-name="pr6" draw:layer="layout" svg:width="22.5cm" svg:height="2.329cm" svg:x="2.3cm" svg:y="0.609cm" presentation:class="title" presentation:user-transformed="true">
          <draw:text-box>
            <text:p>exercise-4</text:p>
          </draw:text-box>
        </draw:frame>
        <presentation:notes draw:style-name="dp2">
          <draw:page-thumbnail draw:style-name="gr2" draw:layer="layout" svg:width="13.472cm" svg:height="9.327cm" svg:x="3.126cm" svg:y="1.896cm" draw:page-number="12" presentation:class="page"/>
          <draw:frame presentation:style-name="pr5"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2T1" presentation:use-footer-name="ftr1">
        <office:forms form:automatic-focus="false" form:apply-design-mode="false"/>
        <draw:frame presentation:style-name="pr7" draw:text-style-name="P31" draw:layer="layout" svg:width="23.363cm" svg:height="14.892cm" svg:x="2.097cm" svg:y="3.2cm" presentation:class="outline" presentation:user-transformed="true">
          <draw:text-box>
            <text:list text:style-name="L3">
              <text:list-item>
                <text:p text:style-name="P7"><text:span text:style-name="T3">neither are conforming!</text:span></text:p>
                <text:list>
                  <text:list-item>
                    <text:p><text:span text:style-name="T3">Incomplete arrays can be incomplete in their size but not in their element type</text:span></text:p>
                  </text:list-item>
                </text:list>
              </text:list-item>
            </text:list>
          </draw:text-box>
        </draw:frame>
        <draw:custom-shape draw:style-name="gr47" draw:text-style-name="P27" draw:layer="layout" svg:width="16.404cm" svg:height="1.267cm" svg:x="3.755cm" svg:y="7.726cm">
          <text:p><text:span text:style-name="T25">typedef struct </text:span><text:span text:style-name="T30">wibble wibble;</text:span></text:p>
          <draw:enhanced-geometry svg:viewBox="0 0 21600 21600" draw:type="mso-spt202" draw:enhanced-path="M 0 0 L 21600 0 21600 21600 0 21600 0 0 Z N"/>
        </draw:custom-shape>
        <draw:custom-shape draw:style-name="gr48" draw:text-style-name="P32" draw:layer="layout" svg:width="2.417cm" svg:height="2.787cm" svg:x="16.957cm" svg:y="9.508cm">
          <text:p text:style-name="P14"><text:span text:style-name="T29"></text:span></text:p>
          <draw:enhanced-geometry svg:viewBox="0 0 21600 21600" draw:type="rectangle" draw:enhanced-path="M 0 0 L 21600 0 21600 21600 0 21600 0 0 Z N"/>
        </draw:custom-shape>
        <draw:custom-shape draw:style-name="gr46" draw:text-style-name="P5" draw:layer="layout" svg:width="1.367cm" svg:height="1.997cm" svg:x="4.058cm" svg:y="15.22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49" draw:text-style-name="P27" draw:layer="layout" svg:width="12.801cm" svg:height="3.299cm" svg:x="3.755cm" svg:y="9.506cm">
          <text:p><text:span text:style-name="T26"><text:s text:c="8"/></text:span><text:span text:style-name="T26">wibble w1[42];</text:span></text:p>
          <text:p><text:span text:style-name="T25">extern</text:span><text:span text:style-name="T26"> <text:s/>wibble w2[42];</text:span></text:p>
          <text:p><text:span text:style-name="T25">typedef</text:span><text:span text:style-name="T26"> wibble w3[42];</text:span></text:p>
          <draw:enhanced-geometry svg:viewBox="0 0 21600 21600" draw:type="mso-spt202" draw:enhanced-path="M 0 0 L 21600 0 21600 21600 0 21600 0 0 Z N"/>
        </draw:custom-shape>
        <draw:custom-shape draw:style-name="gr49" draw:text-style-name="P27" draw:layer="layout" svg:width="12.801cm" svg:height="3.299cm" svg:x="3.755cm" svg:y="13.305cm">
          <text:p><text:span text:style-name="T26"><text:s text:c="8"/></text:span><text:span text:style-name="T26">wibble w1[];</text:span></text:p>
          <text:p><text:span text:style-name="T25">extern</text:span><text:span text:style-name="T26"> <text:s/>wibble w2[];</text:span></text:p>
          <text:p><text:span text:style-name="T25">typedef</text:span><text:span text:style-name="T26"> wibble w3[];</text:span></text:p>
          <draw:enhanced-geometry svg:viewBox="0 0 21600 21600" draw:type="mso-spt202" draw:enhanced-path="M 0 0 L 21600 0 21600 21600 0 21600 0 0 Z N"/>
        </draw:custom-shape>
        <draw:custom-shape draw:style-name="gr48" draw:text-style-name="P32" draw:layer="layout" svg:width="2.417cm" svg:height="2.787cm" svg:x="16.957cm" svg:y="13.309cm">
          <text:p text:style-name="P14"><text:span text:style-name="T29"></text:span></text:p>
          <draw:enhanced-geometry svg:viewBox="0 0 21600 21600" draw:type="rectangle" draw:enhanced-path="M 0 0 L 21600 0 21600 21600 0 21600 0 0 Z N"/>
        </draw:custom-shape>
        <draw:frame presentation:style-name="pr6" draw:text-style-name="P6" draw:layer="layout" svg:width="22.5cm" svg:height="2.329cm" svg:x="2.3cm" svg:y="0.608cm" presentation:class="title" presentation:user-transformed="true">
          <draw:text-box>
            <text:p><text:span text:style-name="T3">answer-3</text:span></text:p>
          </draw:text-box>
        </draw:frame>
        <presentation:notes draw:style-name="dp2">
          <draw:page-thumbnail draw:style-name="gr2" draw:layer="layout" svg:width="13.472cm" svg:height="9.327cm" svg:x="3.126cm" svg:y="1.896cm" draw:page-number="13" presentation:class="page"/>
          <draw:frame presentation:style-name="pr5" draw:text-style-name="P28" draw:layer="layout" svg:width="14.394cm" svg:height="11.499cm" svg:x="2.963cm" svg:y="11.861cm" presentation:class="notes" presentation:placeholder="true">
            <draw:text-box/>
          </draw:frame>
        </presentation:notes>
      </draw:page>
      <draw:page draw:name="page14" draw:style-name="dp1" draw:master-page-name="Default" presentation:presentation-page-layout-name="AL2T1" presentation:use-footer-name="ftr1">
        <office:forms form:automatic-focus="false" form:apply-design-mode="false"/>
        <draw:frame presentation:style-name="pr8" draw:layer="layout" svg:width="23.363cm" svg:height="17.185cm" svg:x="3.597cm" svg:y="1.058cm" presentation:class="outline" presentation:placeholder="true" presentation:user-transformed="true">
          <draw:text-box/>
        </draw:frame>
        <draw:custom-shape draw:style-name="CodeBox" draw:text-style-name="P6" draw:layer="layout" svg:width="16.405cm" svg:height="6.145cm" svg:x="5.106cm" svg:y="6.857cm">
          <text:p><text:span text:style-name="T8">struct </text:span><text:span text:style-name="T19">wibble;</text:span></text:p>
          <text:p><text:span text:style-name="T9"/></text:p>
          <text:p><text:span text:style-name="T8">struct </text:span><text:span text:style-name="T9">wibble x[4];</text:span></text:p>
          <text:p><text:span text:style-name="T9"/></text:p>
          <text:p><text:span text:style-name="T8">struct </text:span><text:span text:style-name="T9">wibble x[];</text:span></text:p>
          <text:p><text:span text:style-name="T9"/></text:p>
          <text:p><text:span text:style-name="T8">struct </text:span><text:span text:style-name="T9">wibble * ptr;</text:span></text:p>
          <draw:enhanced-geometry svg:viewBox="0 0 21600 21600" draw:type="mso-spt202" draw:enhanced-path="M 0 0 L 21600 0 21600 21600 0 21600 0 0 Z N"/>
        </draw:custom-shape>
        <draw:custom-shape draw:style-name="gr7" draw:text-style-name="P5" draw:layer="layout" svg:width="2.416cm" svg:height="2.787cm" svg:x="15.584cm" svg:y="7.5cm">
          <text:p text:style-name="P14"><text:span text:style-name="T29"></text:span></text:p>
          <draw:enhanced-geometry svg:viewBox="0 0 21600 21600" draw:type="rectangle" draw:enhanced-path="M 0 0 L 21600 0 21600 21600 0 21600 0 0 Z N"/>
        </draw:custom-shape>
        <draw:custom-shape draw:style-name="gr7" draw:text-style-name="P5" draw:layer="layout" svg:width="3.201cm" svg:height="3.295cm" svg:x="15.436cm" svg:y="10.35cm">
          <text:p text:style-name="P14"><text:span text:style-name="T31"></text:span></text:p>
          <draw:enhanced-geometry svg:viewBox="0 0 21600 21600" draw:type="rectangle" draw:enhanced-path="M 0 0 L 21600 0 21600 21600 0 21600 0 0 Z N"/>
        </draw:custom-shape>
        <draw:custom-shape draw:style-name="gr7" draw:text-style-name="P34" draw:layer="layout" svg:width="2.416cm" svg:height="2.787cm" svg:x="15.584cm" svg:y="9.213cm">
          <text:p text:style-name="P33"><text:span text:style-name="T29"></text:span></text:p>
          <draw:enhanced-geometry svg:viewBox="0 0 21600 21600" draw:type="rectangle" draw:enhanced-path="M 0 0 L 21600 0 21600 21600 0 21600 0 0 Z N"/>
        </draw:custom-shape>
        <draw:frame presentation:style-name="pr6" draw:text-style-name="P6" draw:layer="layout" svg:width="22.5cm" svg:height="2.329cm" svg:x="2.3cm" svg:y="0.61cm" presentation:class="title" presentation:user-transformed="true">
          <draw:text-box>
            <text:p><text:span text:style-name="T3">answer-4</text:span></text:p>
          </draw:text-box>
        </draw:frame>
        <presentation:notes draw:style-name="dp2">
          <draw:page-thumbnail draw:style-name="gr2" draw:layer="layout" svg:width="13.472cm" svg:height="9.327cm" svg:x="3.126cm" svg:y="1.896cm" draw:page-number="14" presentation:class="page"/>
          <draw:frame presentation:style-name="pr5" draw:layer="layout" svg:width="14.394cm" svg:height="11.499cm" svg:x="2.963cm" svg:y="11.861cm" presentation:class="notes" presentation:placeholder="true">
            <draw:text-box/>
          </draw:frame>
        </presentation:notes>
      </draw:page>
      <draw:page draw:name="page15" draw:style-name="dp1" draw:master-page-name="Default" presentation:presentation-page-layout-name="AL2T1" presentation:use-footer-name="ftr1">
        <office:forms form:automatic-focus="false" form:apply-design-mode="false"/>
        <draw:frame presentation:style-name="pr7" draw:text-style-name="P31" draw:layer="layout" svg:width="23.363cm" svg:height="14.75cm" svg:x="2cm" svg:y="3.5cm" presentation:class="outline" presentation:user-transformed="true">
          <draw:text-box>
            <text:list text:style-name="L3">
              <text:list-item>
                <text:p text:style-name="P7"><text:span text:style-name="T3">are these code fragments conforming?</text:span></text:p>
              </text:list-item>
              <text:list-item>
                <text:p text:style-name="P7"><text:span text:style-name="T3">if not, why not?</text:span></text:p>
              </text:list-item>
            </text:list>
          </draw:text-box>
        </draw:frame>
        <draw:custom-shape draw:style-name="CodeBox" draw:text-style-name="P6" draw:layer="layout" svg:width="10.8cm" svg:height="4.521cm" svg:x="4.758cm" svg:y="12.926cm">
          <text:p><text:span text:style-name="T8">int </text:span><text:span text:style-name="T19">table[][] = </text:span></text:p>
          <text:p><text:span text:style-name="T19">{ </text:span></text:p>
          <text:p><text:span text:style-name="T19"><text:s text:c="3"/></text:span><text:span text:style-name="T19">{ 1, 2, 3 },</text:span></text:p>
          <text:p><text:span text:style-name="T19"><text:s text:c="3"/></text:span><text:span text:style-name="T19">{ 4, 5, 6 } </text:span></text:p>
          <text:p><text:span text:style-name="T19">};</text:span></text:p>
          <draw:enhanced-geometry svg:viewBox="0 0 21600 21600" draw:type="mso-spt202" draw:enhanced-path="M 0 0 L 21600 0 21600 21600 0 21600 0 0 Z N"/>
        </draw:custom-shape>
        <draw:custom-shape draw:style-name="CodeBox" draw:text-style-name="P6" draw:layer="layout" svg:width="10.8cm" svg:height="4.521cm" svg:x="4.758cm" svg:y="7.524cm">
          <text:p><text:span text:style-name="T8">int </text:span><text:span text:style-name="T19">table[] = </text:span></text:p>
          <text:p><text:span text:style-name="T19">{ </text:span></text:p>
          <text:p><text:span text:style-name="T19"><text:s text:c="3"/></text:span><text:span text:style-name="T19">1, 2, 3,</text:span></text:p>
          <text:p><text:span text:style-name="T19"><text:s text:c="3"/></text:span><text:span text:style-name="T19">4, 5, 6 </text:span></text:p>
          <text:p><text:span text:style-name="T19">};</text:span></text:p>
          <draw:enhanced-geometry svg:viewBox="0 0 21600 21600" draw:type="mso-spt202" draw:enhanced-path="M 0 0 L 21600 0 21600 21600 0 21600 0 0 Z N"/>
        </draw:custom-shape>
        <draw:g>
          <draw:rect draw:style-name="gr16" draw:text-style-name="P11" draw:layer="layout" svg:width="9.203cm" svg:height="8.648cm" svg:x="13.759cm" svg:y="8.125cm">
            <text:p/>
          </draw:rect>
          <draw:g>
            <draw:custom-shape draw:style-name="gr17" draw:text-style-name="P5" draw:layer="layout" svg:width="0.328cm" svg:height="0.41cm" svg:x="19.514cm" svg:y="10.251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243cm" svg:height="0.207cm" svg:x="15.446cm" svg:y="14.283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307cm" svg:height="1.051cm" svg:x="15.49cm" svg:y="14.20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307cm" svg:height="1.051cm" svg:x="15.49cm" svg:y="14.20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1" draw:layer="layout" svg:x1="15.984cm" svg:y1="14.473cm" svg:x2="15.88cm" svg:y2="14.578cm">
              <text:p/>
            </draw:line>
            <draw:custom-shape draw:style-name="gr22" draw:text-style-name="P5" draw:layer="layout" svg:width="2.971cm" svg:height="2.448cm" svg:x="13.77cm" svg:y="14.31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971cm" svg:height="2.448cm" svg:x="13.77cm" svg:y="14.31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891cm" svg:height="1.68cm" svg:x="14.046cm" svg:y="14.62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94cm" svg:height="0.283cm" svg:x="16.286cm" svg:y="15.944cm">
              <text:p/>
              <draw:enhanced-geometry svg:viewBox="0 0 486 353" draw:type="non-primitive" draw:enhanced-path="M 486 0 L 459 30 424 62 380 97 331 135 277 173 220 212 163 250 105 288 51 322 0 353 N"/>
            </draw:custom-shape>
            <draw:custom-shape draw:style-name="gr20" draw:text-style-name="P5" draw:layer="layout" svg:width="0.901cm" svg:height="0.37cm" svg:x="15.385cm" svg:y="16.227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8cm" svg:height="0.035cm" svg:x="14.585cm" svg:y="16.577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519cm" svg:height="0.252cm" svg:x="14.066cm" svg:y="16.325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438cm" svg:height="0.43cm" svg:x="16.27cm" svg:y="15.221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426cm" svg:height="0.21cm" svg:x="15.844cm" svg:y="15.436cm">
              <text:p/>
              <draw:enhanced-geometry svg:viewBox="0 0 524 264" draw:type="non-primitive" draw:enhanced-path="M 524 264 L 469 249 407 225 338 195 269 159 200 121 137 85 82 52 38 25 10 7 0 0 N"/>
            </draw:custom-shape>
            <draw:custom-shape draw:style-name="gr20" draw:text-style-name="P5" draw:layer="layout" svg:width="0.121cm" svg:height="0.645cm" svg:x="15.844cm" svg:y="15.436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547cm" svg:height="0.154cm" svg:x="15.296cm" svg:y="15.947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117cm" svg:height="0.369cm" svg:x="15.276cm" svg:y="15.947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742cm" svg:height="0.028cm" svg:x="14.533cm" svg:y="16.309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95cm" svg:height="0.186cm" svg:x="14.338cm" svg:y="16.122cm">
              <text:p/>
              <draw:enhanced-geometry svg:viewBox="0 0 242 234" draw:type="non-primitive" draw:enhanced-path="M 242 234 L 181 204 128 172 80 134 43 94 16 48 0 0 N"/>
            </draw:custom-shape>
            <draw:custom-shape draw:style-name="gr20" draw:text-style-name="P5" draw:layer="layout" svg:width="0.195cm" svg:height="0.292cm" svg:x="14.922cm" svg:y="15.89cm">
              <text:p/>
              <draw:enhanced-geometry svg:viewBox="0 0 242 362" draw:type="non-primitive" draw:enhanced-path="M 0 0 L 46 42 92 82 137 123 175 163 208 202 231 238 242 274 241 306 225 336 191 362 N"/>
            </draw:custom-shape>
            <draw:custom-shape draw:style-name="gr20" draw:text-style-name="P5" draw:layer="layout" svg:width="0.572cm" svg:height="0.109cm" svg:x="14.504cm" svg:y="16.183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348cm" svg:height="0.122cm" svg:x="16.116cm" svg:y="14.948cm">
              <text:p/>
              <draw:enhanced-geometry svg:viewBox="0 0 430 154" draw:type="non-primitive" draw:enhanced-path="M 430 154 L 373 124 313 94 252 65 193 40 136 20 84 6 38 0 0 5 N"/>
            </draw:custom-shape>
            <draw:custom-shape draw:style-name="gr20" draw:text-style-name="P5" draw:layer="layout" svg:width="0.162cm" svg:height="0.084cm" svg:x="15.953cm" svg:y="14.953cm">
              <text:p/>
              <draw:enhanced-geometry svg:viewBox="0 0 200 105" draw:type="non-primitive" draw:enhanced-path="M 200 0 L 110 40 33 84 0 105 N"/>
            </draw:custom-shape>
            <draw:custom-shape draw:style-name="gr20" draw:text-style-name="P5" draw:layer="layout" svg:width="0.072cm" svg:height="0.15cm" svg:x="15.88cm" svg:y="14.888cm">
              <text:p/>
              <draw:enhanced-geometry svg:viewBox="0 0 86 183" draw:type="non-primitive" draw:enhanced-path="M 86 183 L 41 86 10 22 0 0 N"/>
            </draw:custom-shape>
            <draw:custom-shape draw:style-name="gr20" draw:text-style-name="P5" draw:layer="layout" svg:width="0.19cm" svg:height="0.487cm" svg:x="16.088cm" svg:y="14.985cm">
              <text:p/>
              <draw:enhanced-geometry svg:viewBox="0 0 235 600" draw:type="non-primitive" draw:enhanced-path="M 0 0 L 4 38 17 93 40 157 67 228 99 303 131 378 162 447 190 508 214 556 229 588 235 600 N"/>
            </draw:custom-shape>
            <draw:custom-shape draw:style-name="gr20" draw:text-style-name="P5" draw:layer="layout" svg:width="0.532cm" svg:height="0.109cm" svg:x="15.746cm" svg:y="15.363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6cm" svg:height="0.523cm" svg:x="15.751cm" svg:y="15.457cm">
              <text:p/>
              <draw:enhanced-geometry svg:viewBox="0 0 73 643" draw:type="non-primitive" draw:enhanced-path="M 0 0 L 12 54 23 119 32 192 41 270 49 348 56 424 63 494 67 554 70 601 72 632 73 643 N"/>
            </draw:custom-shape>
            <draw:custom-shape draw:style-name="gr20" draw:text-style-name="P5" draw:layer="layout" svg:width="0.649cm" svg:height="0.15cm" svg:x="15.161cm" svg:y="15.838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247cm" svg:height="0.198cm" svg:x="14.922cm" svg:y="15.789cm">
              <text:p/>
              <draw:enhanced-geometry svg:viewBox="0 0 306 244" draw:type="non-primitive" draw:enhanced-path="M 306 244 L 231 160 159 96 96 50 45 20 12 5 0 0 N"/>
            </draw:custom-shape>
            <draw:custom-shape draw:style-name="gr20" draw:text-style-name="P5" draw:layer="layout" svg:width="0.552cm" svg:height="0.296cm" svg:x="16.189cm" svg:y="15.484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58cm" svg:height="0.113cm" svg:x="16.031cm" svg:y="15.647cm">
              <text:p/>
              <draw:enhanced-geometry svg:viewBox="0 0 197 136" draw:type="non-primitive" draw:enhanced-path="M 197 136 L 80 79 21 41 0 16 2 3 6 0 N"/>
            </draw:custom-shape>
            <draw:custom-shape draw:style-name="gr20" draw:text-style-name="P5" draw:layer="layout" svg:width="0.061cm" svg:height="0.377cm" svg:x="16.034cm" svg:y="15.647cm">
              <text:p/>
              <draw:enhanced-geometry svg:viewBox="0 0 75 462" draw:type="non-primitive" draw:enhanced-path="M 0 0 L 28 74 50 140 65 201 72 258 75 311 69 362 57 412 36 462 N"/>
            </draw:custom-shape>
            <draw:custom-shape draw:style-name="gr20" draw:text-style-name="P5" draw:layer="layout" svg:width="0.353cm" svg:height="0.117cm" svg:x="16.063cm" svg:y="16.025cm">
              <text:p/>
              <draw:enhanced-geometry svg:viewBox="0 0 434 145" draw:type="non-primitive" draw:enhanced-path="M 0 0 L 76 0 142 1 199 5 251 14 299 31 343 57 387 95 434 145 N"/>
            </draw:custom-shape>
            <draw:custom-shape draw:style-name="gr20" draw:text-style-name="P5" draw:layer="layout" svg:width="0.43cm" svg:height="0.133cm" svg:x="14.001cm" svg:y="15.846cm">
              <text:p/>
              <draw:enhanced-geometry svg:viewBox="0 0 531 165" draw:type="non-primitive" draw:enhanced-path="M 531 162 L 452 165 375 162 303 155 236 145 175 131 122 114 77 94 40 73 15 49 1 25 0 0 N"/>
            </draw:custom-shape>
            <draw:custom-shape draw:style-name="gr20" draw:text-style-name="P5" draw:layer="layout" svg:width="0.219cm" svg:height="0.154cm" svg:x="14.512cm" svg:y="15.643cm">
              <text:p/>
              <draw:enhanced-geometry svg:viewBox="0 0 271 190" draw:type="non-primitive" draw:enhanced-path="M 0 0 L 55 33 119 67 179 102 231 136 264 165 271 190 N"/>
            </draw:custom-shape>
            <draw:custom-shape draw:style-name="gr20" draw:text-style-name="P5" draw:layer="layout" svg:width="0.653cm" svg:height="0.222cm" svg:x="15.259cm" svg:y="16.11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414cm" svg:height="0.125cm" svg:x="15.913cm" svg:y="16.09cm">
              <text:p/>
              <draw:enhanced-geometry svg:viewBox="0 0 514 155" draw:type="non-primitive" draw:enhanced-path="M 0 29 L 50 11 106 2 163 0 222 3 280 14 335 29 387 49 433 72 470 98 497 127 514 155 N"/>
            </draw:custom-shape>
            <draw:custom-shape draw:style-name="gr20" draw:text-style-name="P5" draw:layer="layout" svg:width="0.401cm" svg:height="0.06cm" svg:x="15.511cm" svg:y="14.587cm">
              <text:p/>
              <draw:enhanced-geometry svg:viewBox="0 0 495 73" draw:type="non-primitive" draw:enhanced-path="M 495 73 L 439 53 378 34 313 18 249 6 186 0 129 0 77 9 33 26 0 54 N"/>
            </draw:custom-shape>
            <draw:custom-shape draw:style-name="gr20" draw:text-style-name="P5" draw:layer="layout" svg:width="0.114cm" svg:height="0.145cm" svg:x="15.397cm" svg:y="14.486cm">
              <text:p/>
              <draw:enhanced-geometry svg:viewBox="0 0 136 180" draw:type="non-primitive" draw:enhanced-path="M 136 180 L 71 90 21 25 0 0 N"/>
            </draw:custom-shape>
            <draw:custom-shape draw:style-name="gr20" draw:text-style-name="P5" draw:layer="layout" svg:width="0.296cm" svg:height="0.151cm" svg:x="13.781cm" svg:y="16.069cm">
              <text:p/>
              <draw:enhanced-geometry svg:viewBox="0 0 365 187" draw:type="non-primitive" draw:enhanced-path="M 365 187 L 304 174 237 152 170 122 108 88 56 55 18 24 0 0 N"/>
            </draw:custom-shape>
            <draw:custom-shape draw:style-name="gr24" draw:text-style-name="P5" draw:layer="layout" svg:width="0.28cm" svg:height="0.117cm" svg:x="14.569cm" svg:y="15.484cm">
              <text:p/>
              <draw:enhanced-geometry svg:viewBox="0 0 344 145" draw:type="non-primitive" draw:enhanced-path="M 344 145 L 297 91 237 53 171 27 108 11 54 3 15 0 0 0 N"/>
            </draw:custom-shape>
            <draw:custom-shape draw:style-name="gr24" draw:text-style-name="P5" draw:layer="layout" svg:width="0.207cm" svg:height="0.15cm" svg:x="14.703cm" svg:y="15.367cm">
              <text:p/>
              <draw:enhanced-geometry svg:viewBox="0 0 254 181" draw:type="non-primitive" draw:enhanced-path="M 254 181 L 203 128 137 78 70 37 21 10 0 0 N"/>
            </draw:custom-shape>
            <draw:custom-shape draw:style-name="gr24" draw:text-style-name="P5" draw:layer="layout" svg:width="0.243cm" svg:height="0.105cm" svg:x="14.76cm" svg:y="15.294cm">
              <text:p/>
              <draw:enhanced-geometry svg:viewBox="0 0 297 126" draw:type="non-primitive" draw:enhanced-path="M 297 126 L 238 82 160 47 83 21 23 5 0 0 N"/>
            </draw:custom-shape>
            <draw:custom-shape draw:style-name="gr24" draw:text-style-name="P5" draw:layer="layout" svg:width="0.227cm" svg:height="0.134cm" svg:x="14.858cm" svg:y="15.184cm">
              <text:p/>
              <draw:enhanced-geometry svg:viewBox="0 0 279 161" draw:type="non-primitive" draw:enhanced-path="M 279 161 L 222 113 150 69 77 32 23 9 0 0 N"/>
            </draw:custom-shape>
            <draw:custom-shape draw:style-name="gr24" draw:text-style-name="P5" draw:layer="layout" svg:width="0.264cm" svg:height="0.109cm" svg:x="14.922cm" svg:y="15.099cm">
              <text:p/>
              <draw:enhanced-geometry svg:viewBox="0 0 324 135" draw:type="non-primitive" draw:enhanced-path="M 324 135 L 278 100 212 68 138 41 70 19 19 4 0 0 N"/>
            </draw:custom-shape>
            <draw:custom-shape draw:style-name="gr24" draw:text-style-name="P5" draw:layer="layout" svg:width="0.243cm" svg:height="0.117cm" svg:x="14.995cm" svg:y="15.022cm">
              <text:p/>
              <draw:enhanced-geometry svg:viewBox="0 0 300 145" draw:type="non-primitive" draw:enhanced-path="M 300 145 L 248 95 171 56 89 25 26 6 0 0 N"/>
            </draw:custom-shape>
            <draw:custom-shape draw:style-name="gr24" draw:text-style-name="P5" draw:layer="layout" svg:width="0.231cm" svg:height="0.113cm" svg:x="15.092cm" svg:y="14.924cm">
              <text:p/>
              <draw:enhanced-geometry svg:viewBox="0 0 287 138" draw:type="non-primitive" draw:enhanced-path="M 287 138 L 233 95 159 58 82 28 24 8 0 0 N"/>
            </draw:custom-shape>
            <draw:custom-shape draw:style-name="gr24" draw:text-style-name="P5" draw:layer="layout" svg:width="0.21cm" svg:height="0.104cm" svg:x="15.186cm" svg:y="14.831cm">
              <text:p/>
              <draw:enhanced-geometry svg:viewBox="0 0 263 127" draw:type="non-primitive" draw:enhanced-path="M 263 127 L 187 80 101 39 30 11 0 0 N"/>
            </draw:custom-shape>
            <draw:custom-shape draw:style-name="gr24" draw:text-style-name="P5" draw:layer="layout" svg:width="0.227cm" svg:height="0.097cm" svg:x="15.242cm" svg:y="14.741cm">
              <text:p/>
              <draw:enhanced-geometry svg:viewBox="0 0 279 117" draw:type="non-primitive" draw:enhanced-path="M 279 117 L 226 74 154 41 80 18 22 5 0 0 N"/>
            </draw:custom-shape>
            <draw:custom-shape draw:style-name="gr24" draw:text-style-name="P5" draw:layer="layout" svg:width="0.227cm" svg:height="0.109cm" svg:x="15.304cm" svg:y="14.648cm">
              <text:p/>
              <draw:enhanced-geometry svg:viewBox="0 0 281 135" draw:type="non-primitive" draw:enhanced-path="M 281 135 L 223 90 151 53 78 24 22 6 0 0 N"/>
            </draw:custom-shape>
            <draw:custom-shape draw:style-name="gr24" draw:text-style-name="P5" draw:layer="layout" svg:width="0.04cm" svg:height="0.64cm" svg:x="15.463cm" svg:y="14.596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66cm" svg:height="0.255cm" svg:x="15.296cm" svg:y="15.002cm">
              <text:p/>
              <draw:enhanced-geometry svg:viewBox="0 0 208 317" draw:type="non-primitive" draw:enhanced-path="M 208 290 L 182 310 155 317 126 310 97 290 70 257 45 211 25 153 9 83 0 0 N"/>
            </draw:custom-shape>
            <draw:custom-shape draw:style-name="gr24" draw:text-style-name="P5" draw:layer="layout" svg:width="0.117cm" svg:height="0.39cm" svg:x="15.296cm" svg:y="14.611cm">
              <text:p/>
              <draw:enhanced-geometry svg:viewBox="0 0 145 481" draw:type="non-primitive" draw:enhanced-path="M 0 481 L 1 395 11 315 31 240 53 172 79 114 104 67 126 31 140 8 145 0 N"/>
            </draw:custom-shape>
            <draw:custom-shape draw:style-name="gr24" draw:text-style-name="P5" draw:layer="layout" svg:width="0.316cm" svg:height="0.398cm" svg:x="15.097cm" svg:y="14.611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102cm" svg:height="0.223cm" svg:x="14.995cm" svg:y="14.786cm">
              <text:p/>
              <draw:enhanced-geometry svg:viewBox="0 0 128 274" draw:type="non-primitive" draw:enhanced-path="M 128 274 L 78 269 41 247 14 212 0 168 1 116 16 59 46 0 N"/>
            </draw:custom-shape>
            <draw:custom-shape draw:style-name="gr24" draw:text-style-name="P5" draw:layer="layout" svg:width="0.373cm" svg:height="0.235cm" svg:x="15.032cm" svg:y="14.551cm">
              <text:p/>
              <draw:enhanced-geometry svg:viewBox="0 0 460 289" draw:type="non-primitive" draw:enhanced-path="M 0 289 L 39 244 94 199 159 155 229 113 298 77 360 45 412 21 447 5 460 0 N"/>
            </draw:custom-shape>
            <draw:custom-shape draw:style-name="gr24" draw:text-style-name="P5" draw:layer="layout" svg:width="0.239cm" svg:height="0.13cm" svg:x="15.04cm" svg:y="15.643cm">
              <text:p/>
              <draw:enhanced-geometry svg:viewBox="0 0 297 162" draw:type="non-primitive" draw:enhanced-path="M 297 162 L 253 112 192 71 125 40 63 17 18 4 0 0 N"/>
            </draw:custom-shape>
            <draw:custom-shape draw:style-name="gr24" draw:text-style-name="P5" draw:layer="layout" svg:width="0.21cm" svg:height="0.158cm" svg:x="15.186cm" svg:y="15.521cm">
              <text:p/>
              <draw:enhanced-geometry svg:viewBox="0 0 263 191" draw:type="non-primitive" draw:enhanced-path="M 263 191 L 184 119 112 64 54 28 14 7 0 0 N"/>
            </draw:custom-shape>
            <draw:custom-shape draw:style-name="gr24" draw:text-style-name="P5" draw:layer="layout" svg:width="0.243cm" svg:height="0.129cm" svg:x="15.296cm" svg:y="15.452cm">
              <text:p/>
              <draw:enhanced-geometry svg:viewBox="0 0 300 161" draw:type="non-primitive" draw:enhanced-path="M 300 161 L 243 107 166 62 87 28 25 7 0 0 N"/>
            </draw:custom-shape>
            <draw:custom-shape draw:style-name="gr24" draw:text-style-name="P5" draw:layer="layout" svg:width="0.239cm" svg:height="0.109cm" svg:x="15.393cm" svg:y="15.354cm">
              <text:p/>
              <draw:enhanced-geometry svg:viewBox="0 0 297 134" draw:type="non-primitive" draw:enhanced-path="M 297 134 L 228 82 149 44 76 19 21 4 0 0 N"/>
            </draw:custom-shape>
            <draw:custom-shape draw:style-name="gr24" draw:text-style-name="P5" draw:layer="layout" svg:width="0.19cm" svg:height="0.102cm" svg:x="15.515cm" svg:y="15.265cm">
              <text:p/>
              <draw:enhanced-geometry svg:viewBox="0 0 234 126" draw:type="non-primitive" draw:enhanced-path="M 234 126 L 170 75 94 35 27 9 0 0 N"/>
            </draw:custom-shape>
            <draw:custom-shape draw:style-name="gr24" draw:text-style-name="P5" draw:layer="layout" svg:width="0.19cm" svg:height="0.092cm" svg:x="15.613cm" svg:y="15.192cm">
              <text:p/>
              <draw:enhanced-geometry svg:viewBox="0 0 236 118" draw:type="non-primitive" draw:enhanced-path="M 236 118 L 176 70 98 32 30 8 0 0 N"/>
            </draw:custom-shape>
            <draw:custom-shape draw:style-name="gr24" draw:text-style-name="P5" draw:layer="layout" svg:width="0.21cm" svg:height="0.109cm" svg:x="15.694cm" svg:y="15.111cm">
              <text:p/>
              <draw:enhanced-geometry svg:viewBox="0 0 261 136" draw:type="non-primitive" draw:enhanced-path="M 261 136 L 185 84 99 41 29 11 0 0 N"/>
            </draw:custom-shape>
            <draw:custom-shape draw:style-name="gr24" draw:text-style-name="P5" draw:layer="layout" svg:width="0.239cm" svg:height="0.125cm" svg:x="15.759cm" svg:y="15.022cm">
              <text:p/>
              <draw:enhanced-geometry svg:viewBox="0 0 299 154" draw:type="non-primitive" draw:enhanced-path="M 299 154 L 237 103 159 60 82 29 23 7 0 0 N"/>
            </draw:custom-shape>
            <draw:custom-shape draw:style-name="gr24" draw:text-style-name="P5" draw:layer="layout" svg:width="0.048cm" svg:height="0.304cm" svg:x="15.604cm" svg:y="15.562cm">
              <text:p/>
              <draw:enhanced-geometry svg:viewBox="0 0 62 379" draw:type="non-primitive" draw:enhanced-path="M 0 379 L 23 333 40 271 51 201 59 127 62 58 62 0 N"/>
            </draw:custom-shape>
            <draw:custom-shape draw:style-name="gr24" draw:text-style-name="P5" draw:layer="layout" svg:width="0.251cm" svg:height="0.568cm" svg:x="15.653cm" svg:y="14.994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35cm" svg:height="0.616cm" svg:x="15.868cm" svg:y="14.994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45cm" svg:height="0.126cm" svg:x="15.889cm" svg:y="15.521cm">
              <text:p/>
              <draw:enhanced-geometry svg:viewBox="0 0 179 154" draw:type="non-primitive" draw:enhanced-path="M 0 110 L 32 146 59 154 83 137 109 101 139 54 179 0 N"/>
            </draw:custom-shape>
            <draw:custom-shape draw:style-name="gr24" draw:text-style-name="P5" draw:layer="layout" svg:width="0.089cm" svg:height="0.547cm" svg:x="15.97cm" svg:y="14.973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21cm" svg:height="0.073cm" svg:x="15.759cm" svg:y="14.9cm">
              <text:p/>
              <draw:enhanced-geometry svg:viewBox="0 0 263 86" draw:type="non-primitive" draw:enhanced-path="M 263 86 L 217 45 168 15 114 0 58 7 0 41 N"/>
            </draw:custom-shape>
            <draw:custom-shape draw:style-name="gr24" draw:text-style-name="P5" draw:layer="layout" svg:width="0.467cm" svg:height="0.483cm" svg:x="15.291cm" svg:y="14.936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243cm" svg:height="0.093cm" svg:x="15.296cm" svg:y="15.363cm">
              <text:p/>
              <draw:enhanced-geometry svg:viewBox="0 0 300 114" draw:type="non-primitive" draw:enhanced-path="M 0 72 L 31 96 75 112 127 114 184 99 243 63 300 0 N"/>
            </draw:custom-shape>
            <draw:custom-shape draw:style-name="gr24" draw:text-style-name="P5" draw:layer="layout" svg:width="0.304cm" svg:height="0.414cm" svg:x="15.539cm" svg:y="14.948cm">
              <text:p/>
              <draw:enhanced-geometry svg:viewBox="0 0 378 507" draw:type="non-primitive" draw:enhanced-path="M 0 507 L 33 460 72 406 115 347 161 286 207 225 251 166 291 113 326 67 353 32 371 8 378 0 N"/>
            </draw:custom-shape>
            <draw:custom-shape draw:style-name="gr24" draw:text-style-name="P5" draw:layer="layout" svg:width="0.291cm" svg:height="0.604cm" svg:x="15.552cm" svg:y="14.948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587cm" svg:height="2.005cm" svg:x="17.801cm" svg:y="13.447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3.406cm" svg:height="4.99cm" svg:x="19.546cm" svg:y="9.56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3.397cm" svg:height="4.99cm" svg:x="19.546cm" svg:y="9.56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357cm" svg:height="0.531cm" svg:x="21.88cm" svg:y="10.958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446cm" svg:height="0.138cm" svg:x="21.381cm" svg:y="13.986cm">
              <text:p/>
              <draw:enhanced-geometry svg:viewBox="0 0 550 167" draw:type="non-primitive" draw:enhanced-path="M 0 149 L 44 157 94 163 148 166 205 167 263 163 320 154 376 139 428 116 475 87 516 48 550 0 N"/>
            </draw:custom-shape>
            <draw:custom-shape draw:style-name="gr28" draw:text-style-name="P5" draw:layer="layout" svg:width="0.3cm" svg:height="0.244cm" svg:x="21.527cm" svg:y="13.986cm">
              <text:p/>
              <draw:enhanced-geometry svg:viewBox="0 0 372 300" draw:type="non-primitive" draw:enhanced-path="M 372 0 L 322 93 279 164 241 218 207 257 175 280 144 294 112 300 78 297 42 291 0 283 N"/>
            </draw:custom-shape>
            <draw:custom-shape draw:style-name="gr28" draw:text-style-name="P5" draw:layer="layout" svg:width="0.203cm" svg:height="0.085cm" svg:x="21.324cm" svg:y="14.133cm">
              <text:p/>
              <draw:enhanced-geometry svg:viewBox="0 0 252 103" draw:type="non-primitive" draw:enhanced-path="M 252 103 L 150 74 70 40 19 12 0 0 N"/>
            </draw:custom-shape>
            <draw:custom-shape draw:style-name="gr28" draw:text-style-name="P5" draw:layer="layout" svg:width="0.869cm" svg:height="0.13cm" svg:x="21.105cm" svg:y="13.71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544cm" svg:height="0.186cm" svg:x="21.105cm" svg:y="13.828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76cm" svg:height="0.183cm" svg:x="21.649cm" svg:y="13.828cm">
              <text:p/>
              <draw:enhanced-geometry svg:viewBox="0 0 344 224" draw:type="non-primitive" draw:enhanced-path="M 0 224 L 58 203 121 166 186 123 247 79 297 40 332 11 344 0 N"/>
            </draw:custom-shape>
            <draw:custom-shape draw:style-name="gr28" draw:text-style-name="P5" draw:layer="layout" svg:width="0.251cm" svg:height="0.665cm" svg:x="20.346cm" svg:y="11.189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9cm" svg:height="0.535cm" svg:x="20.598cm" svg:y="10.653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312cm" svg:height="0.353cm" svg:x="20.983cm" svg:y="10.774cm">
              <text:p/>
              <draw:enhanced-geometry svg:viewBox="0 0 385 433" draw:type="non-primitive" draw:enhanced-path="M 385 0 L 332 52 278 109 224 167 173 223 126 278 84 328 50 371 23 403 6 425 0 433 N"/>
            </draw:custom-shape>
            <draw:custom-shape draw:style-name="gr28" draw:text-style-name="P5" draw:layer="layout" svg:width="0.276cm" svg:height="0.409cm" svg:x="20.707cm" svg:y="11.128cm">
              <text:p/>
              <draw:enhanced-geometry svg:viewBox="0 0 344 507" draw:type="non-primitive" draw:enhanced-path="M 344 0 L 312 84 279 158 246 224 214 282 181 331 150 374 119 411 89 442 58 467 29 489 0 507 N"/>
            </draw:custom-shape>
            <draw:custom-shape draw:style-name="gr28" draw:text-style-name="P5" draw:layer="layout" svg:width="0.673cm" svg:height="0.921cm" svg:x="20.744cm" svg:y="10.835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917cm" svg:height="0.751cm" svg:x="19.826cm" svg:y="11.757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6cm" svg:height="0.763cm" svg:x="19.944cm" svg:y="10.036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6cm" svg:height="0.459cm" svg:x="19.956cm" svg:y="9.577cm">
              <text:p/>
              <draw:enhanced-geometry svg:viewBox="0 0 71 566" draw:type="non-primitive" draw:enhanced-path="M 59 566 L 68 496 71 422 66 346 57 271 47 200 33 135 21 80 11 38 3 9 0 0 N"/>
            </draw:custom-shape>
            <draw:custom-shape draw:style-name="gr28" draw:text-style-name="P5" draw:layer="layout" svg:width="0.227cm" svg:height="1.064cm" svg:x="19.729cm" svg:y="9.57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121cm" svg:height="0.41cm" svg:x="20.2cm" svg:y="9.893cm">
              <text:p/>
              <draw:enhanced-geometry svg:viewBox="0 0 148 507" draw:type="non-primitive" draw:enhanced-path="M 148 0 L 141 56 129 117 113 181 95 244 76 306 55 366 35 421 17 468 0 507 N"/>
            </draw:custom-shape>
            <draw:custom-shape draw:style-name="gr28" draw:text-style-name="P5" draw:layer="layout" svg:width="0.255cm" svg:height="0.58cm" svg:x="19.944cm" svg:y="10.304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46cm" svg:height="0.799cm" svg:x="19.944cm" svg:y="10.085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48cm" svg:height="0.373cm" svg:x="20.09cm" svg:y="9.711cm">
              <text:p/>
              <draw:enhanced-geometry svg:viewBox="0 0 59 463" draw:type="non-primitive" draw:enhanced-path="M 0 463 L 20 409 34 341 45 264 52 187 56 115 58 56 59 15 59 0 N"/>
            </draw:custom-shape>
            <draw:custom-shape draw:style-name="gr28" draw:text-style-name="P5" draw:layer="layout" svg:width="0.336cm" svg:height="0.36cm" svg:x="20.285cm" svg:y="10.511cm">
              <text:p/>
              <draw:enhanced-geometry svg:viewBox="0 0 417 448" draw:type="non-primitive" draw:enhanced-path="M 417 0 L 347 44 283 94 225 147 173 202 128 255 89 306 58 352 33 391 15 421 3 441 0 448 N"/>
            </draw:custom-shape>
            <draw:custom-shape draw:style-name="gr28" draw:text-style-name="P5" draw:layer="layout" svg:width="0.243cm" svg:height="0.207cm" svg:x="20.042cm" svg:y="10.872cm">
              <text:p/>
              <draw:enhanced-geometry svg:viewBox="0 0 298 254" draw:type="non-primitive" draw:enhanced-path="M 298 0 L 226 33 161 76 107 125 61 172 29 214 7 244 0 254 N"/>
            </draw:custom-shape>
            <draw:custom-shape draw:style-name="gr28" draw:text-style-name="P5" draw:layer="layout" svg:width="0.34cm" svg:height="0.726cm" svg:x="20.042cm" svg:y="10.353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454cm" svg:height="0.47cm" svg:x="21.373cm" svg:y="12.911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114cm" svg:height="1.202cm" svg:x="21.828cm" svg:y="11.708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34cm" svg:height="1.115cm" svg:x="21.779cm" svg:y="10.592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78cm" svg:height="0.267cm" svg:x="21.661cm" svg:y="10.555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8cm" svg:height="0.451cm" svg:x="21.653cm" svg:y="10.823cm">
              <text:p/>
              <draw:enhanced-geometry svg:viewBox="0 0 7 552" draw:type="non-primitive" draw:enhanced-path="M 7 0 L 2 42 0 106 0 183 0 268 1 351 4 428 5 493 6 536 7 552 N"/>
            </draw:custom-shape>
            <draw:custom-shape draw:style-name="gr28" draw:text-style-name="P5" draw:layer="layout" svg:width="0.126cm" svg:height="0.727cm" svg:x="21.608cm" svg:y="10.547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227cm" svg:height="1.007cm" svg:x="21.507cm" svg:y="10.547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57cm" svg:height="0.706cm" svg:x="21.458cm" svg:y="10.848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67cm" svg:height="0.373cm" svg:x="21.467cm" svg:y="10.474cm">
              <text:p/>
              <draw:enhanced-geometry svg:viewBox="0 0 328 462" draw:type="non-primitive" draw:enhanced-path="M 0 462 L 17 428 47 380 85 324 129 261 176 198 222 137 264 83 297 40 320 10 328 0 N"/>
            </draw:custom-shape>
            <draw:custom-shape draw:style-name="gr28" draw:text-style-name="P5" draw:layer="layout" svg:width="0.884cm" svg:height="0.32cm" svg:x="20.813cm" svg:y="10.414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7cm" svg:height="0.219cm" svg:x="22.408cm" svg:y="11.563cm">
              <text:p/>
              <draw:enhanced-geometry svg:viewBox="0 0 210 274" draw:type="non-primitive" draw:enhanced-path="M 210 274 L 176 196 149 130 127 77 104 37 78 11 44 0 0 4 N"/>
            </draw:custom-shape>
            <draw:custom-shape draw:style-name="gr28" draw:text-style-name="P5" draw:layer="layout" svg:width="0.191cm" svg:height="0.085cm" svg:x="22.217cm" svg:y="11.477cm">
              <text:p/>
              <draw:enhanced-geometry svg:viewBox="0 0 236 105" draw:type="non-primitive" draw:enhanced-path="M 236 105 L 149 101 73 63 20 20 0 0 N"/>
            </draw:custom-shape>
            <draw:custom-shape draw:style-name="gr28" draw:text-style-name="P5" draw:layer="layout" svg:width="0.361cm" svg:height="0.908cm" svg:x="21.949cm" svg:y="11.6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219cm" svg:height="0.364cm" svg:x="21.949cm" svg:y="11.66cm">
              <text:p/>
              <draw:enhanced-geometry svg:viewBox="0 0 270 448" draw:type="non-primitive" draw:enhanced-path="M 0 0 L 48 68 86 130 116 188 138 239 158 285 176 327 193 364 213 396 238 423 270 448 N"/>
            </draw:custom-shape>
            <draw:custom-shape draw:style-name="gr28" draw:text-style-name="P5" draw:layer="layout" svg:width="0.24cm" svg:height="0.434cm" svg:x="22.168cm" svg:y="12.025cm">
              <text:p/>
              <draw:enhanced-geometry svg:viewBox="0 0 295 536" draw:type="non-primitive" draw:enhanced-path="M 0 0 L 31 25 62 59 92 101 122 149 150 202 177 257 203 315 228 373 252 430 275 485 295 536 N"/>
            </draw:custom-shape>
            <draw:custom-shape draw:style-name="gr29" draw:text-style-name="P5" draw:layer="layout" svg:width="4.376cm" svg:height="3.228cm" svg:x="18.389cm" svg:y="8.237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726cm" svg:height="0.731cm" svg:x="20.926cm" svg:y="9.902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637cm" svg:height="0.499cm" svg:x="20.926cm" svg:y="9.902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1.051cm" svg:height="1.092cm" svg:x="18.852cm" svg:y="9.216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532cm" svg:height="0.207cm" svg:x="21.828cm" svg:y="8.879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741cm" svg:height="0.588cm" svg:x="18.628cm" svg:y="8.712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69cm" svg:height="0.795cm" svg:x="21.551cm" svg:y="9.098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45cm" svg:height="0.462cm" svg:x="21.551cm" svg:y="9.431cm">
              <text:p/>
              <draw:enhanced-geometry svg:viewBox="0 0 57 567" draw:type="non-primitive" draw:enhanced-path="M 0 567 L 0 502 3 439 5 377 10 317 14 259 21 202 29 148 37 96 47 46 57 0 N"/>
            </draw:custom-shape>
            <draw:custom-shape draw:style-name="gr30" draw:text-style-name="P5" draw:layer="layout" svg:width="0.796cm" svg:height="1.644cm" svg:x="21.722cm" svg:y="9.617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101cm" svg:height="0.313cm" svg:x="20.346cm" svg:y="9.378cm">
              <text:p/>
              <draw:enhanced-geometry svg:viewBox="0 0 125 386" draw:type="non-primitive" draw:enhanced-path="M 0 386 L 29 309 59 235 86 166 107 105 122 54 125 19 115 0 N"/>
            </draw:custom-shape>
            <draw:custom-shape draw:style-name="gr33" draw:text-style-name="P5" draw:layer="layout" svg:width="0.15cm" svg:height="0.104cm" svg:x="20.289cm" svg:y="9.273cm">
              <text:p/>
              <draw:enhanced-geometry svg:viewBox="0 0 185 128" draw:type="non-primitive" draw:enhanced-path="M 185 128 L 151 74 89 34 27 9 0 0 N"/>
            </draw:custom-shape>
            <draw:custom-shape draw:style-name="gr33" draw:text-style-name="P5" draw:layer="layout" svg:width="0.442cm" svg:height="0.06cm" svg:x="20.618cm" svg:y="9.317cm">
              <text:p/>
              <draw:enhanced-geometry svg:viewBox="0 0 547 73" draw:type="non-primitive" draw:enhanced-path="M 0 31 L 75 15 148 5 217 0 280 1 340 6 394 15 443 26 485 40 520 56 547 73 N"/>
            </draw:custom-shape>
            <draw:custom-shape draw:style-name="gr34" draw:text-style-name="P5" draw:layer="layout" svg:width="0.34cm" svg:height="0.102cm" svg:x="20.638cm" svg:y="9.39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34cm" svg:height="0.102cm" svg:x="20.638cm" svg:y="9.39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41cm" svg:height="0.007cm" svg:x="20.448cm" svg:y="10.125cm">
              <text:p/>
              <draw:enhanced-geometry svg:viewBox="0 0 172 14" draw:type="non-primitive" draw:enhanced-path="M 172 14 L 92 11 27 3 0 0 N"/>
            </draw:custom-shape>
            <draw:custom-shape draw:style-name="gr31" draw:text-style-name="P5" draw:layer="layout" svg:width="0.235cm" svg:height="0.008cm" svg:x="20.443cm" svg:y="10.019cm">
              <text:p/>
              <draw:enhanced-geometry svg:viewBox="0 0 291 11" draw:type="non-primitive" draw:enhanced-path="M 0 0 L 81 10 176 11 257 9 291 8 N"/>
            </draw:custom-shape>
            <draw:custom-shape draw:style-name="gr31" draw:text-style-name="P5" draw:layer="layout" svg:width="0.092cm" svg:height="0.016cm" svg:x="20.439cm" svg:y="9.841cm">
              <text:p/>
              <draw:enhanced-geometry svg:viewBox="0 0 114 21" draw:type="non-primitive" draw:enhanced-path="M 114 21 L 68 0 22 7 0 15 N"/>
            </draw:custom-shape>
            <draw:custom-shape draw:style-name="gr31" draw:text-style-name="P5" draw:layer="layout" svg:width="0.077cm" svg:height="0.105cm" svg:x="20.541cm" svg:y="9.763cm">
              <text:p/>
              <draw:enhanced-geometry svg:viewBox="0 0 94 128" draw:type="non-primitive" draw:enhanced-path="M 0 0 L 69 33 94 76 58 128 N"/>
            </draw:custom-shape>
            <draw:custom-shape draw:style-name="gr31" draw:text-style-name="P5" draw:layer="layout" svg:width="0.162cm" svg:height="0.202cm" svg:x="20.638cm" svg:y="9.76cm">
              <text:p/>
              <draw:enhanced-geometry svg:viewBox="0 0 200 249" draw:type="non-primitive" draw:enhanced-path="M 0 0 L 63 39 121 92 166 151 196 207 200 249 N"/>
            </draw:custom-shape>
            <draw:custom-shape draw:style-name="gr31" draw:text-style-name="P5" draw:layer="layout" svg:width="0.084cm" svg:height="0.211cm" svg:x="20.715cm" svg:y="9.962cm">
              <text:p/>
              <draw:enhanced-geometry svg:viewBox="0 0 107 263" draw:type="non-primitive" draw:enhanced-path="M 107 0 L 83 64 47 152 14 230 0 263 N"/>
            </draw:custom-shape>
            <draw:custom-shape draw:style-name="gr35" draw:text-style-name="P5" draw:layer="layout" svg:width="1.927cm" svg:height="1.319cm" svg:x="20.249cm" svg:y="8.148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89cm" svg:height="0.113cm" svg:x="20.35cm" svg:y="9.366cm">
              <text:p/>
              <draw:enhanced-geometry svg:viewBox="0 0 107 141" draw:type="non-primitive" draw:enhanced-path="M 13 141 L 99 128 107 63 0 0 13 141 13 141 Z N"/>
            </draw:custom-shape>
            <draw:custom-shape draw:style-name="gr9" draw:text-style-name="P5" draw:layer="layout" svg:width="0.089cm" svg:height="0.113cm" svg:x="20.35cm" svg:y="9.366cm">
              <text:p/>
              <draw:enhanced-geometry svg:viewBox="0 0 107 141" draw:type="non-primitive" draw:enhanced-path="M 13 141 L 99 128 107 63 0 0 13 141 13 141 N"/>
            </draw:custom-shape>
            <draw:custom-shape draw:style-name="gr25" draw:text-style-name="P5" draw:layer="layout" svg:width="0.97cm" svg:height="1.489cm" svg:x="20.532cm" svg:y="13.54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5.866cm" svg:height="4.502cm" svg:x="15.552cm" svg:y="11.071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126cm" svg:height="0.198cm" svg:x="20.573cm" svg:y="13.528cm">
              <text:p/>
              <draw:enhanced-geometry svg:viewBox="0 0 156 247" draw:type="non-primitive" draw:enhanced-path="M 0 0 L 53 71 100 138 135 198 156 247 N"/>
            </draw:custom-shape>
            <draw:custom-shape draw:style-name="gr37" draw:text-style-name="P5" draw:layer="layout" svg:width="0.247cm" svg:height="0.365cm" svg:x="20.699cm" svg:y="13.727cm">
              <text:p/>
              <draw:enhanced-geometry svg:viewBox="0 0 307 451" draw:type="non-primitive" draw:enhanced-path="M 0 0 L 15 37 39 75 68 115 102 155 140 200 178 245 216 292 252 343 282 395 307 451 N"/>
            </draw:custom-shape>
            <draw:custom-shape draw:style-name="gr37" draw:text-style-name="P5" draw:layer="layout" svg:width="0.252cm" svg:height="0.653cm" svg:x="20.947cm" svg:y="14.092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219cm" svg:height="0.202cm" svg:x="21.199cm" svg:y="14.746cm">
              <text:p/>
              <draw:enhanced-geometry svg:viewBox="0 0 270 248" draw:type="non-primitive" draw:enhanced-path="M 0 0 L 80 46 148 100 201 154 238 201 262 235 270 248 N"/>
            </draw:custom-shape>
            <draw:custom-shape draw:style-name="gr37" draw:text-style-name="P5" draw:layer="layout" svg:width="0.479cm" svg:height="0.97cm" svg:x="18.718cm" svg:y="14.429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372cm" svg:height="0.836cm" svg:x="18.345cm" svg:y="13.593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621cm" svg:height="0.645cm" svg:x="17.724cm" svg:y="13.593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2.171cm" svg:height="3.009cm" svg:x="15.961cm" svg:y="11.54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523cm" svg:height="0.471cm" svg:x="17.609cm" svg:y="11.546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413cm" svg:height="0.689cm" svg:x="17.196cm" svg:y="12.018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459cm" svg:height="0.722cm" svg:x="16.737cm" svg:y="12.707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59cm" svg:height="0.527cm" svg:x="16.477cm" svg:y="13.43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219cm" svg:height="0.247cm" svg:x="16.258cm" svg:y="13.958cm">
              <text:p/>
              <draw:enhanced-geometry svg:viewBox="0 0 270 307" draw:type="non-primitive" draw:enhanced-path="M 270 0 L 241 65 206 118 165 164 122 203 79 238 37 272 0 307 N"/>
            </draw:custom-shape>
            <draw:custom-shape draw:style-name="gr37" draw:text-style-name="P5" draw:layer="layout" svg:width="0.162cm" svg:height="0.349cm" svg:x="16.096cm" svg:y="14.205cm">
              <text:p/>
              <draw:enhanced-geometry svg:viewBox="0 0 200 428" draw:type="non-primitive" draw:enhanced-path="M 200 0 L 168 42 134 102 100 172 69 245 42 315 19 373 5 412 0 428 N"/>
            </draw:custom-shape>
            <draw:custom-shape draw:style-name="gr38" draw:text-style-name="P5" draw:layer="layout" svg:width="3.283cm" svg:height="2.057cm" svg:x="17.703cm" svg:y="12.168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373cm" svg:height="0.279cm" svg:x="20.995cm" svg:y="14.01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94cm" svg:height="0.304cm" svg:x="20.679cm" svg:y="13.69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54cm" svg:height="0.117cm" svg:x="20.918cm" svg:y="13.893cm">
              <text:p/>
              <draw:enhanced-geometry svg:viewBox="0 0 189 148" draw:type="non-primitive" draw:enhanced-path="M 189 129 L 169 148 139 137 100 104 53 55 0 0 N"/>
            </draw:custom-shape>
            <draw:custom-shape draw:style-name="gr37" draw:text-style-name="P5" draw:layer="layout" svg:width="0.198cm" svg:height="0.138cm" svg:x="20.719cm" svg:y="13.755cm">
              <text:p/>
              <draw:enhanced-geometry svg:viewBox="0 0 246 166" draw:type="non-primitive" draw:enhanced-path="M 246 166 L 168 99 87 47 25 12 0 0 N"/>
            </draw:custom-shape>
            <draw:custom-shape draw:style-name="gr37" draw:text-style-name="P5" draw:layer="layout" svg:width="0.267cm" svg:height="0.357cm" svg:x="20.967cm" svg:y="14.494cm">
              <text:p/>
              <draw:enhanced-geometry svg:viewBox="0 0 330 439" draw:type="non-primitive" draw:enhanced-path="M 330 439 L 295 399 253 353 208 301 161 246 116 191 75 137 40 86 14 39 0 0 N"/>
            </draw:custom-shape>
            <draw:custom-shape draw:style-name="gr37" draw:text-style-name="P5" draw:layer="layout" svg:width="0.069cm" svg:height="0.105cm" svg:x="20.898cm" svg:y="14.401cm">
              <text:p/>
              <draw:enhanced-geometry svg:viewBox="0 0 83 130" draw:type="non-primitive" draw:enhanced-path="M 83 117 L 71 78 55 43 38 16 21 1 8 0 0 19 1 61 12 130 N"/>
            </draw:custom-shape>
            <draw:custom-shape draw:style-name="gr37" draw:text-style-name="P5" draw:layer="layout" svg:width="0.24cm" svg:height="0.393cm" svg:x="20.91cm" svg:y="14.506cm">
              <text:p/>
              <draw:enhanced-geometry svg:viewBox="0 0 296 486" draw:type="non-primitive" draw:enhanced-path="M 0 0 L 14 61 30 119 49 176 69 230 92 281 118 327 146 370 179 408 214 439 254 465 296 486 N"/>
            </draw:custom-shape>
            <draw:custom-shape draw:style-name="gr37" draw:text-style-name="P5" draw:layer="layout" svg:width="0.357cm" svg:height="0.044cm" svg:x="20.947cm" svg:y="15.014cm">
              <text:p/>
              <draw:enhanced-geometry svg:viewBox="0 0 437 54" draw:type="non-primitive" draw:enhanced-path="M 437 0 L 367 23 296 40 230 50 165 54 104 51 50 42 0 25 N"/>
            </draw:custom-shape>
            <draw:custom-shape draw:style-name="gr37" draw:text-style-name="P5" draw:layer="layout" svg:width="0.173cm" svg:height="0.227cm" svg:x="21.179cm" svg:y="14.055cm">
              <text:p/>
              <draw:enhanced-geometry svg:viewBox="0 0 214 284" draw:type="non-primitive" draw:enhanced-path="M 0 0 L 68 59 119 110 156 155 182 197 200 239 214 284 N"/>
            </draw:custom-shape>
            <draw:custom-shape draw:style-name="gr37" draw:text-style-name="P5" draw:layer="layout" svg:width="0.024cm" svg:height="0.385cm" svg:x="21.353cm" svg:y="14.283cm">
              <text:p/>
              <draw:enhanced-geometry svg:viewBox="0 0 34 473" draw:type="non-primitive" draw:enhanced-path="M 0 0 L 8 48 14 115 20 192 25 273 29 349 31 414 32 458 34 473 N"/>
            </draw:custom-shape>
            <draw:custom-shape draw:style-name="gr37" draw:text-style-name="P5" draw:layer="layout" svg:width="0.097cm" svg:height="0.531cm" svg:x="18.994cm" svg:y="12.602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97cm" svg:height="1.266cm" svg:x="18.986cm" svg:y="13.134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239cm" svg:height="1.007cm" svg:x="17.703cm" svg:y="12.2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85cm" svg:height="0.43cm" svg:x="17.618cm" svg:y="13.248cm">
              <text:p/>
              <draw:enhanced-geometry svg:viewBox="0 0 107 533" draw:type="non-primitive" draw:enhanced-path="M 107 0 L 93 53 78 121 63 196 47 276 32 354 20 424 9 481 3 518 0 533 N"/>
            </draw:custom-shape>
            <draw:custom-shape draw:style-name="gr37" draw:text-style-name="P5" draw:layer="layout" svg:width="0.057cm" svg:height="0.508cm" svg:x="16.883cm" svg:y="14.323cm">
              <text:p/>
              <draw:enhanced-geometry svg:viewBox="0 0 73 626" draw:type="non-primitive" draw:enhanced-path="M 0 626 L 10 571 22 517 33 462 44 406 54 351 62 294 69 238 73 180 71 121 67 61 57 0 N"/>
            </draw:custom-shape>
            <draw:custom-shape draw:style-name="gr37" draw:text-style-name="P5" draw:layer="layout" svg:width="0.341cm" svg:height="1.112cm" svg:x="16.924cm" svg:y="13.211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21cm" svg:height="0.495cm" svg:x="17.444cm" svg:y="12.058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649cm" svg:height="1.441cm" svg:x="16.794cm" svg:y="12.553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21cm" svg:height="0.56cm" svg:x="16.583cm" svg:y="13.994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97cm" svg:height="0.344cm" svg:x="16.489cm" svg:y="14.555cm">
              <text:p/>
              <draw:enhanced-geometry svg:viewBox="0 0 123 426" draw:type="non-primitive" draw:enhanced-path="M 118 0 L 123 107 122 193 115 258 102 310 84 349 61 378 33 403 0 426 N"/>
            </draw:custom-shape>
            <draw:custom-shape draw:style-name="gr37" draw:text-style-name="P5" draw:layer="layout" svg:width="0.048cm" svg:height="0.288cm" svg:x="16.489cm" svg:y="14.611cm">
              <text:p/>
              <draw:enhanced-geometry svg:viewBox="0 0 63 356" draw:type="non-primitive" draw:enhanced-path="M 0 356 L 22 300 43 237 58 169 63 102 56 44 36 0 N"/>
            </draw:custom-shape>
            <draw:custom-shape draw:style-name="gr37" draw:text-style-name="P5" draw:layer="layout" svg:width="0.114cm" svg:height="0.19cm" svg:x="17.224cm" svg:y="14.823cm">
              <text:p/>
              <draw:enhanced-geometry svg:viewBox="0 0 141 236" draw:type="non-primitive" draw:enhanced-path="M 0 236 L 64 167 110 119 136 83 141 47 119 0 N"/>
            </draw:custom-shape>
            <draw:custom-shape draw:style-name="gr37" draw:text-style-name="P5" draw:layer="layout" svg:width="0.089cm" svg:height="0.296cm" svg:x="17.309cm" svg:y="14.527cm">
              <text:p/>
              <draw:enhanced-geometry svg:viewBox="0 0 106 367" draw:type="non-primitive" draw:enhanced-path="M 13 367 L 0 317 5 253 24 183 50 115 78 56 98 16 106 0 N"/>
            </draw:custom-shape>
            <draw:custom-shape draw:style-name="gr37" draw:text-style-name="P5" draw:layer="layout" svg:width="0.178cm" svg:height="0.296cm" svg:x="17.22cm" svg:y="14.527cm">
              <text:p/>
              <draw:enhanced-geometry svg:viewBox="0 0 220 367" draw:type="non-primitive" draw:enhanced-path="M 220 0 L 159 69 108 125 66 173 34 215 13 252 1 287 0 326 8 367 N"/>
            </draw:custom-shape>
            <draw:custom-shape draw:style-name="gr37" draw:text-style-name="P5" draw:layer="layout" svg:width="0.198cm" svg:height="0.21cm" svg:x="17.025cm" svg:y="14.823cm">
              <text:p/>
              <draw:enhanced-geometry svg:viewBox="0 0 248 261" draw:type="non-primitive" draw:enhanced-path="M 248 0 L 246 52 215 104 166 152 109 195 56 230 16 253 0 261 N"/>
            </draw:custom-shape>
            <draw:custom-shape draw:style-name="gr37" draw:text-style-name="P5" draw:layer="layout" svg:width="0.104cm" svg:height="0.511cm" svg:x="16.611cm" svg:y="14.486cm">
              <text:p/>
              <draw:enhanced-geometry svg:viewBox="0 0 131 628" draw:type="non-primitive" draw:enhanced-path="M 0 628 L 28 576 51 513 71 442 88 367 100 290 110 215 118 147 124 89 128 42 131 12 131 0 N"/>
            </draw:custom-shape>
            <draw:custom-shape draw:style-name="gr37" draw:text-style-name="P5" draw:layer="layout" svg:width="0.085cm" svg:height="0.527cm" svg:x="16.688cm" svg:y="14.486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117cm" svg:height="0.259cm" svg:x="16.359cm" svg:y="14.555cm">
              <text:p/>
              <draw:enhanced-geometry svg:viewBox="0 0 146 318" draw:type="non-primitive" draw:enhanced-path="M 146 0 L 81 23 37 58 11 103 0 152 0 200 7 246 16 283 25 309 29 318 N"/>
            </draw:custom-shape>
            <draw:custom-shape draw:style-name="gr37" draw:text-style-name="P5" draw:layer="layout" svg:width="0.092cm" svg:height="0.259cm" svg:x="16.384cm" svg:y="14.555cm">
              <text:p/>
              <draw:enhanced-geometry svg:viewBox="0 0 117 318" draw:type="non-primitive" draw:enhanced-path="M 0 318 L 21 231 52 145 83 71 108 19 117 0 N"/>
            </draw:custom-shape>
            <draw:custom-shape draw:style-name="gr37" draw:text-style-name="P5" draw:layer="layout" svg:width="0.073cm" svg:height="0.21cm" svg:x="16.233cm" svg:y="14.515cm">
              <text:p/>
              <draw:enhanced-geometry svg:viewBox="0 0 88 261" draw:type="non-primitive" draw:enhanced-path="M 52 261 L 28 221 11 195 1 178 0 162 6 143 22 114 49 68 88 0 N"/>
            </draw:custom-shape>
            <draw:custom-shape draw:style-name="gr37" draw:text-style-name="P5" draw:layer="layout" svg:width="0.267cm" svg:height="0.508cm" svg:x="16.307cm" svg:y="14.006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82cm" svg:height="0.421cm" svg:x="16.575cm" svg:y="13.585cm">
              <text:p/>
              <draw:enhanced-geometry svg:viewBox="0 0 223 521" draw:type="non-primitive" draw:enhanced-path="M 0 521 L 23 456 52 383 84 308 118 231 150 159 179 96 202 45 217 12 223 0 N"/>
            </draw:custom-shape>
            <draw:custom-shape draw:style-name="gr37" draw:text-style-name="P5" draw:layer="layout" svg:width="0.048cm" svg:height="0.231cm" svg:x="17.683cm" svg:y="11.644cm">
              <text:p/>
              <draw:enhanced-geometry svg:viewBox="0 0 60 284" draw:type="non-primitive" draw:enhanced-path="M 60 284 L 20 199 3 106 0 30 1 0 N"/>
            </draw:custom-shape>
            <draw:custom-shape draw:style-name="gr37" draw:text-style-name="P5" draw:layer="layout" svg:width="0.032cm" svg:height="0.24cm" svg:x="17.549cm" svg:y="11.797cm">
              <text:p/>
              <draw:enhanced-geometry svg:viewBox="0 0 36 295" draw:type="non-primitive" draw:enhanced-path="M 36 295 L 16 205 4 107 1 31 0 0 N"/>
            </draw:custom-shape>
            <draw:custom-shape draw:style-name="gr37" draw:text-style-name="P5" draw:layer="layout" svg:width="0.036cm" svg:height="0.686cm" svg:x="17.378cm" svg:y="11.708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65cm" svg:height="0.576cm" svg:x="17.045cm" svg:y="12.192cm">
              <text:p/>
              <draw:enhanced-geometry svg:viewBox="0 0 79 710" draw:type="non-primitive" draw:enhanced-path="M 31 710 L 14 655 4 594 0 526 1 455 6 383 15 311 26 241 38 177 51 119 61 70 71 33 77 9 79 0 N"/>
            </draw:custom-shape>
            <draw:custom-shape draw:style-name="gr37" draw:text-style-name="P5" draw:layer="layout" svg:width="0.21cm" svg:height="0.824cm" svg:x="16.68cm" svg:y="12.634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48cm" svg:height="0.385cm" svg:x="16.448cm" svg:y="13.516cm">
              <text:p/>
              <draw:enhanced-geometry svg:viewBox="0 0 60 473" draw:type="non-primitive" draw:enhanced-path="M 60 0 L 44 116 31 214 21 296 13 361 7 411 4 446 1 467 0 473 N"/>
            </draw:custom-shape>
            <draw:custom-shape draw:style-name="gr37" draw:text-style-name="P5" draw:layer="layout" svg:width="0.276cm" svg:height="0.276cm" svg:x="16.172cm" svg:y="13.901cm">
              <text:p/>
              <draw:enhanced-geometry svg:viewBox="0 0 340 343" draw:type="non-primitive" draw:enhanced-path="M 340 0 L 269 73 203 138 144 197 95 247 54 288 25 318 5 338 0 343 N"/>
            </draw:custom-shape>
            <draw:custom-shape draw:style-name="gr37" draw:text-style-name="P5" draw:layer="layout" svg:width="0.141cm" svg:height="0.251cm" svg:x="16.031cm" svg:y="14.178cm">
              <text:p/>
              <draw:enhanced-geometry svg:viewBox="0 0 177 308" draw:type="non-primitive" draw:enhanced-path="M 177 0 L 149 73 126 135 102 189 76 236 43 275 0 308 N"/>
            </draw:custom-shape>
            <draw:custom-shape draw:style-name="gr37" draw:text-style-name="P5" draw:layer="layout" svg:width="0.28cm" svg:height="0.645cm" svg:x="16.391cm" svg:y="11.652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409cm" svg:height="0.929cm" svg:x="15.982cm" svg:y="12.29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5cm" svg:height="0.146cm" svg:x="18.337cm" svg:y="13.459cm">
              <text:p/>
              <draw:enhanced-geometry svg:viewBox="0 0 188 178" draw:type="non-primitive" draw:enhanced-path="M 0 178 L 34 127 56 93 69 70 83 54 102 42 135 25 188 0 N"/>
            </draw:custom-shape>
            <draw:custom-shape draw:style-name="gr37" draw:text-style-name="P5" draw:layer="layout" svg:width="0.267cm" svg:height="0.296cm" svg:x="18.487cm" svg:y="13.162cm">
              <text:p/>
              <draw:enhanced-geometry svg:viewBox="0 0 330 366" draw:type="non-primitive" draw:enhanced-path="M 0 366 L 58 331 115 279 171 219 222 157 266 98 300 47 323 13 330 0 N"/>
            </draw:custom-shape>
            <draw:custom-shape draw:style-name="gr37" draw:text-style-name="P5" draw:layer="layout" svg:width="0.105cm" svg:height="1.006cm" svg:x="18.661cm" svg:y="12.156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81cm" svg:height="0.385cm" svg:x="18.739cm" svg:y="12.996cm">
            <text:p/>
            <draw:enhanced-geometry svg:viewBox="0 0 100 473" draw:type="non-primitive" draw:enhanced-path="M 83 0 L 96 84 100 157 98 222 89 280 74 334 53 382 28 429 0 473 N"/>
          </draw:custom-shape>
          <draw:custom-shape draw:style-name="gr37" draw:text-style-name="P5" draw:layer="layout" svg:width="0.117cm" svg:height="0.288cm" svg:x="18.622cm" svg:y="13.382cm">
            <text:p/>
            <draw:enhanced-geometry svg:viewBox="0 0 142 355" draw:type="non-primitive" draw:enhanced-path="M 142 0 L 112 53 94 110 80 167 69 223 54 274 33 319 0 355 N"/>
          </draw:custom-shape>
          <draw:custom-shape draw:style-name="gr37" draw:text-style-name="P5" draw:layer="layout" svg:width="0.267cm" svg:height="0.052cm" svg:x="18.354cm" svg:y="13.635cm">
            <text:p/>
            <draw:enhanced-geometry svg:viewBox="0 0 329 68" draw:type="non-primitive" draw:enhanced-path="M 329 47 L 273 68 202 65 129 50 63 27 17 8 0 0 N"/>
          </draw:custom-shape>
          <draw:custom-shape draw:style-name="gr37" draw:text-style-name="P5" draw:layer="layout" svg:width="0.04cm" svg:height="0.507cm" svg:x="19.15cm" svg:y="12.981cm">
            <text:p/>
            <draw:enhanced-geometry svg:viewBox="0 0 51 626" draw:type="non-primitive" draw:enhanced-path="M 0 0 L 13 83 24 154 34 214 42 267 49 316 51 361 51 405 48 452 41 503 29 559 12 626 N"/>
          </draw:custom-shape>
          <draw:custom-shape draw:style-name="gr37" draw:text-style-name="P5" draw:layer="layout" svg:width="0.133cm" svg:height="0.856cm" svg:x="19.024cm" svg:y="13.488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86cm" svg:height="1.429cm" svg:x="16.758cm" svg:y="13.663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478cm" svg:height="1.429cm" svg:x="16.498cm" svg:y="11.771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556cm" svg:height="0.778cm" svg:x="15.942cm" svg:y="13.2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34cm" svg:height="0.414cm" svg:x="15.808cm" svg:y="13.979cm">
            <text:p/>
            <draw:enhanced-geometry svg:viewBox="0 0 167 509" draw:type="non-primitive" draw:enhanced-path="M 167 0 L 121 47 85 103 58 168 37 236 22 304 12 367 5 424 3 468 2 497 0 509 N"/>
          </draw:custom-shape>
          <draw:custom-shape draw:style-name="gr37" draw:text-style-name="P5" draw:layer="layout" svg:width="0.097cm" svg:height="0.559cm" svg:x="15.808cm" svg:y="13.833cm">
            <text:p/>
            <draw:enhanced-geometry svg:viewBox="0 0 120 686" draw:type="non-primitive" draw:enhanced-path="M 1 686 L 0 623 0 562 3 500 6 440 13 380 21 321 32 263 44 208 60 153 77 100 98 50 120 0 N"/>
          </draw:custom-shape>
          <draw:custom-shape draw:style-name="gr37" draw:text-style-name="P5" draw:layer="layout" svg:width="0.499cm" svg:height="0.901cm" svg:x="15.906cm" svg:y="12.932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96cm" svg:height="0.852cm" svg:x="16.405cm" svg:y="12.079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402cm" svg:height="0.937cm" svg:x="16.3cm" svg:y="12.079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442cm" svg:height="0.759cm" svg:x="15.857cm" svg:y="13.017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121cm" svg:height="0.478cm" svg:x="15.735cm" svg:y="13.776cm">
            <text:p/>
            <draw:enhanced-geometry svg:viewBox="0 0 152 592" draw:type="non-primitive" draw:enhanced-path="M 152 0 L 128 53 105 107 83 160 65 214 48 270 34 324 21 378 12 433 5 487 1 540 0 592 N"/>
          </draw:custom-shape>
          <draw:custom-shape draw:style-name="gr35" draw:text-style-name="P5" draw:layer="layout" svg:width="0.113cm" svg:height="0.097cm" svg:x="20.685cm" svg:y="9.391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6cm" svg:height="0.096cm" svg:x="20.343cm" svg:y="9.383cm">
            <text:p/>
            <draw:enhanced-geometry svg:viewBox="0 0 75 120" draw:type="non-primitive" draw:enhanced-path="M 63 14 L 74 46 75 86 64 117 64 117 43 119 28 120 22 120 22 120 0 67 5 21 13 0 13 0 41 4 57 10 63 14 63 14 63 14 Z N"/>
          </draw:custom-shape>
        </draw:g>
        <draw:frame presentation:style-name="pr3" draw:text-style-name="P6" draw:layer="layout" svg:width="22.5cm" svg:height="2.829cm" svg:x="2.5cm" svg:y="0.502cm" presentation:class="title" presentation:user-transformed="true">
          <draw:text-box>
            <text:p><text:span text:style-name="T3">exercise-5</text:span></text:p>
          </draw:text-box>
        </draw:frame>
        <presentation:notes draw:style-name="dp2">
          <draw:page-thumbnail draw:style-name="gr2" draw:layer="layout" svg:width="13.472cm" svg:height="9.327cm" svg:x="3.126cm" svg:y="1.896cm" draw:page-number="15" presentation:class="page"/>
          <draw:frame presentation:style-name="pr5" draw:layer="layout" svg:width="14.394cm" svg:height="11.499cm" svg:x="2.963cm" svg:y="11.861cm" presentation:class="notes" presentation:placeholder="true">
            <draw:text-box/>
          </draw:frame>
        </presentation:notes>
      </draw:page>
      <draw:page draw:name="page16" draw:style-name="dp1" draw:master-page-name="Default" presentation:presentation-page-layout-name="AL2T1" presentation:use-footer-name="ftr1">
        <office:forms form:automatic-focus="false" form:apply-design-mode="false"/>
        <draw:frame presentation:style-name="pr8" draw:layer="layout" svg:width="23.363cm" svg:height="17.185cm" svg:x="3.597cm" svg:y="1.058cm" presentation:class="outline" presentation:placeholder="true" presentation:user-transformed="true">
          <draw:text-box/>
        </draw:frame>
        <draw:custom-shape draw:style-name="gr7" draw:text-style-name="P5" draw:layer="layout" svg:width="3.202cm" svg:height="3.295cm" svg:x="3.157cm" svg:y="5.223cm">
          <text:p text:style-name="P14"><text:span text:style-name="T31"></text:span></text:p>
          <draw:enhanced-geometry svg:viewBox="0 0 21600 21600" draw:type="rectangle" draw:enhanced-path="M 0 0 L 21600 0 21600 21600 0 21600 0 0 Z N"/>
        </draw:custom-shape>
        <draw:custom-shape draw:style-name="CodeBox" draw:text-style-name="P6" draw:layer="layout" svg:width="10.799cm" svg:height="4.521cm" svg:x="5.556cm" svg:y="12.015cm">
          <text:p><text:span text:style-name="T8">int </text:span><text:span text:style-name="T19">table[][] = </text:span></text:p>
          <text:p><text:span text:style-name="T19">{ </text:span></text:p>
          <text:p><text:span text:style-name="T19"><text:s text:c="3"/></text:span><text:span text:style-name="T19">{ 1, 2, 3 },</text:span></text:p>
          <text:p><text:span text:style-name="T19"><text:s text:c="3"/></text:span><text:span text:style-name="T19">{ 4, 5, 6 } </text:span></text:p>
          <text:p><text:span text:style-name="T19">};</text:span></text:p>
          <draw:enhanced-geometry svg:viewBox="0 0 21600 21600" draw:type="mso-spt202" draw:enhanced-path="M 0 0 L 21600 0 21600 21600 0 21600 0 0 Z N"/>
        </draw:custom-shape>
        <draw:custom-shape draw:style-name="gr7" draw:text-style-name="P5" draw:layer="layout" svg:width="2.417cm" svg:height="2.787cm" svg:x="3.342cm" svg:y="12.619cm">
          <text:p text:style-name="P14"><text:span text:style-name="T29"></text:span></text:p>
          <draw:enhanced-geometry svg:viewBox="0 0 21600 21600" draw:type="rectangle" draw:enhanced-path="M 0 0 L 21600 0 21600 21600 0 21600 0 0 Z N"/>
        </draw:custom-shape>
        <draw:custom-shape draw:style-name="CodeBox" draw:text-style-name="P6" draw:layer="layout" svg:width="10.799cm" svg:height="4.521cm" svg:x="5.556cm" svg:y="4.822cm">
          <text:p><text:span text:style-name="T8">int </text:span><text:span text:style-name="T19">table[] = </text:span></text:p>
          <text:p><text:span text:style-name="T19">{ </text:span></text:p>
          <text:p><text:span text:style-name="T19"><text:s text:c="3"/></text:span><text:span text:style-name="T19">1, 2, 3,</text:span></text:p>
          <text:p><text:span text:style-name="T19"><text:s text:c="3"/></text:span><text:span text:style-name="T19">4, 5, 6 </text:span></text:p>
          <text:p><text:span text:style-name="T19">};</text:span></text:p>
          <draw:enhanced-geometry svg:viewBox="0 0 21600 21600" draw:type="mso-spt202" draw:enhanced-path="M 0 0 L 21600 0 21600 21600 0 21600 0 0 Z N"/>
        </draw:custom-shape>
        <draw:line draw:style-name="gr15" draw:text-style-name="P11" draw:layer="layout" svg:x1="10.16cm" svg:y1="10.926cm" svg:x2="10.958cm" svg:y2="12.125cm">
          <text:p/>
        </draw:line>
        <draw:line draw:style-name="gr15" draw:text-style-name="P11" draw:layer="layout" svg:x1="12.757cm" svg:y1="10.926cm" svg:x2="11.959cm" svg:y2="12.125cm">
          <text:p/>
        </draw:line>
        <draw:custom-shape draw:style-name="gr7" draw:text-style-name="P5" draw:layer="layout" svg:width="3.201cm" svg:height="1.94cm" svg:x="8.956cm" svg:y="9.987cm">
          <text:p text:style-name="P14"><text:span text:style-name="T32"></text:span></text:p>
          <draw:enhanced-geometry svg:viewBox="0 0 21600 21600" draw:type="rectangle" draw:enhanced-path="M 0 0 L 21600 0 21600 21600 0 21600 0 0 Z N"/>
        </draw:custom-shape>
        <draw:custom-shape draw:style-name="gr7" draw:text-style-name="P5" draw:layer="layout" svg:width="2.416cm" svg:height="1.94cm" svg:x="12.559cm" svg:y="9.987cm">
          <text:p text:style-name="P14"><text:span text:style-name="T33"></text:span></text:p>
          <draw:enhanced-geometry svg:viewBox="0 0 21600 21600" draw:type="rectangle" draw:enhanced-path="M 0 0 L 21600 0 21600 21600 0 21600 0 0 Z N"/>
        </draw:custom-shape>
        <draw:frame presentation:style-name="pr3" draw:text-style-name="P6" draw:layer="layout" svg:width="22.5cm" svg:height="2.829cm" svg:x="2.5cm" svg:y="0.503cm" presentation:class="title" presentation:user-transformed="true">
          <draw:text-box>
            <text:p><text:span text:style-name="T3">answer-5</text:span></text:p>
          </draw:text-box>
        </draw:frame>
        <presentation:notes draw:style-name="dp2">
          <draw:page-thumbnail draw:style-name="gr2" draw:layer="layout" svg:width="13.472cm" svg:height="9.327cm" svg:x="3.126cm" svg:y="1.896cm" draw:page-number="16" presentation:class="page"/>
          <draw:frame presentation:style-name="pr5" draw:layer="layout" svg:width="14.394cm" svg:height="11.499cm" svg:x="2.963cm" svg:y="11.861cm" presentation:class="notes" presentation:placeholder="true">
            <draw:text-box/>
          </draw:frame>
        </presentation:notes>
      </draw:page>
      <draw:page draw:name="page17" draw:style-name="dp1" draw:master-page-name="Default" presentation:presentation-page-layout-name="AL2T1" presentation:use-footer-name="ftr1">
        <office:forms form:automatic-focus="false" form:apply-design-mode="false"/>
        <draw:frame presentation:style-name="pr7" draw:text-style-name="P31" draw:layer="layout" svg:width="24.403cm" svg:height="14.492cm" svg:x="1.597cm" svg:y="3.8cm" presentation:class="outline" presentation:user-transformed="true">
          <draw:text-box>
            <text:list text:style-name="L3">
              <text:list-item>
                <text:p text:style-name="P7"><text:span text:style-name="T13">6.7.5.3 Function declarators</text:span></text:p>
                <text:list>
                  <text:list-item>
                    <text:p><text:span text:style-name="T13">para 12 - If the function declarator is not part of a definition of that function, parameters may have incomplete types…</text:span></text:p>
                  </text:list-item>
                </text:list>
                <text:p text:style-name="P7"><text:span text:style-name="T17"/></text:p>
              </text:list-item>
            </text:list>
          </draw:text-box>
        </draw:frame>
        <draw:custom-shape draw:style-name="gr44" draw:text-style-name="P35" draw:layer="layout" svg:width="16.444cm" svg:height="8.327cm" svg:x="6.256cm" svg:y="9.358cm">
          <text:p><text:span text:style-name="T34"/></text:p>
          <text:p><text:span text:style-name="T35">struct</text:span><text:span text:style-name="T36"> wibble;</text:span></text:p>
          <text:p><text:span text:style-name="T36"/></text:p>
          <text:p><text:span text:style-name="T36"/></text:p>
          <text:p><text:span text:style-name="T35">struct</text:span><text:span text:style-name="T36"> wibble value_return(</text:span><text:span text:style-name="T35">void</text:span><text:span text:style-name="T36">);</text:span></text:p>
          <text:p><text:span text:style-name="T36"/></text:p>
          <text:p><text:span text:style-name="T35">struct</text:span><text:span text:style-name="T36"> wibble * ptr_return(</text:span><text:span text:style-name="T35">void</text:span><text:span text:style-name="T36">);</text:span></text:p>
          <text:p><text:span text:style-name="T36"/></text:p>
          <text:p><text:span text:style-name="T36"/></text:p>
          <text:p><text:span text:style-name="T35">void</text:span><text:span text:style-name="T36"> value_parameter(</text:span><text:span text:style-name="T35">struct</text:span><text:span text:style-name="T36"> wibble);</text:span></text:p>
          <text:p><text:span text:style-name="T35"/></text:p>
          <text:p><text:span text:style-name="T35">void</text:span><text:span text:style-name="T36"> <text:s text:c="2"/>ptr_parameter(</text:span><text:span text:style-name="T35">struct</text:span><text:span text:style-name="T36"> wibble *);</text:span></text:p>
          <text:p><text:span text:style-name="T36"/></text:p>
          <draw:enhanced-geometry svg:viewBox="0 0 21600 21600" draw:type="mso-spt202" draw:enhanced-path="M 0 0 L 21600 0 21600 21600 0 21600 0 0 Z N"/>
        </draw:custom-shape>
        <draw:custom-shape draw:style-name="gr7" draw:text-style-name="P32" draw:layer="layout" svg:width="2.5cm" svg:height="3.295cm" svg:x="1cm" svg:y="10.1cm">
          <text:p text:style-name="P33"><text:span text:style-name="T11"></text:span></text:p>
          <draw:enhanced-geometry svg:viewBox="0 0 21600 21600" draw:type="rectangle" draw:enhanced-path="M 0 0 L 21600 0 21600 21600 0 21600 0 0 Z N"/>
        </draw:custom-shape>
        <draw:custom-shape draw:style-name="gr6" draw:text-style-name="P26" draw:layer="layout" svg:width="2.5cm" svg:height="2.801cm" svg:x="2.772cm" svg:y="10.323cm">
          <text:p text:style-name="P25"><text:span text:style-name="T12"></text:span></text:p>
          <draw:enhanced-geometry svg:viewBox="0 0 21600 21600" draw:type="mso-spt202" draw:enhanced-path="M 0 0 L 21600 0 21600 21600 0 21600 0 0 Z N"/>
        </draw:custom-shape>
        <draw:custom-shape draw:style-name="gr6" draw:text-style-name="P36" draw:layer="layout" svg:width="4.401cm" svg:height="1.023cm" svg:x="1.657cm" svg:y="9.107cm">
          <text:p text:style-name="P33"><text:span text:style-name="T10">no #include </text:span></text:p>
          <draw:enhanced-geometry svg:viewBox="0 0 21600 21600" draw:type="mso-spt202" draw:enhanced-path="M 0 0 L 21600 0 21600 21600 0 21600 0 0 Z N"/>
        </draw:custom-shape>
        <draw:line draw:style-name="gr15" draw:text-style-name="P11" draw:layer="layout" svg:x1="5.657cm" svg:y1="9.706cm" svg:x2="7.257cm" svg:y2="9.706cm">
          <text:p/>
        </draw:line>
        <draw:custom-shape draw:style-name="gr6" draw:text-style-name="P36" draw:layer="layout" svg:width="6.804cm" svg:height="1.023cm" svg:x="15.7cm" svg:y="7.777cm">
          <text:p text:style-name="P33"><text:span text:style-name="T10">forward declaration </text:span></text:p>
          <draw:enhanced-geometry svg:viewBox="0 0 21600 21600" draw:type="mso-spt202" draw:enhanced-path="M 0 0 L 21600 0 21600 21600 0 21600 0 0 Z N"/>
        </draw:custom-shape>
        <draw:line draw:style-name="gr15" draw:text-style-name="P11" draw:layer="layout" svg:x1="7.5cm" svg:y1="11.3cm" svg:x2="5cm" svg:y2="11.3cm">
          <text:p/>
        </draw:line>
        <draw:line draw:style-name="gr15" draw:text-style-name="P11" draw:layer="layout" svg:x1="15.5cm" svg:y1="14.3cm" svg:x2="20cm" svg:y2="14.3cm">
          <text:p/>
        </draw:line>
        <draw:custom-shape draw:style-name="gr7" draw:text-style-name="P32" draw:layer="layout" svg:width="3.201cm" svg:height="3.295cm" svg:x="20.258cm" svg:y="12.415cm">
          <text:p text:style-name="P33"><text:span text:style-name="T11"></text:span></text:p>
          <draw:enhanced-geometry svg:viewBox="0 0 21600 21600" draw:type="rectangle" draw:enhanced-path="M 0 0 L 21600 0 21600 21600 0 21600 0 0 Z N"/>
        </draw:custom-shape>
        <draw:custom-shape draw:style-name="gr6" draw:text-style-name="P26" draw:layer="layout" svg:width="3.193cm" svg:height="2.801cm" svg:x="22.361cm" svg:y="12.609cm">
          <text:p text:style-name="P25"><text:span text:style-name="T12"></text:span></text:p>
          <draw:enhanced-geometry svg:viewBox="0 0 21600 21600" draw:type="mso-spt202" draw:enhanced-path="M 0 0 L 21600 0 21600 21600 0 21600 0 0 Z N"/>
        </draw:custom-shape>
        <draw:line draw:style-name="gr50" draw:layer="layout" svg:x1="7.5cm" svg:y1="11.3cm" svg:x2="7.5cm" svg:y2="11.8cm">
          <text:p/>
        </draw:line>
        <draw:line draw:style-name="gr50" draw:layer="layout" svg:x1="15.5cm" svg:y1="14.3cm" svg:x2="15.5cm" svg:y2="14.8cm">
          <text:p/>
        </draw:line>
        <draw:frame presentation:style-name="pr3" draw:text-style-name="P6" draw:layer="layout" svg:width="22.5cm" svg:height="2.829cm" svg:x="2.5cm" svg:y="0.504cm" presentation:class="title" presentation:user-transformed="true">
          <draw:text-box>
            <text:p><text:span text:style-name="T3">function declarators</text:span></text:p>
          </draw:text-box>
        </draw:frame>
        <draw:line draw:style-name="gr15" draw:text-style-name="P11" draw:layer="layout" svg:x1="15.6cm" svg:y1="8.6cm" svg:x2="12.2cm" svg:y2="10.4cm">
          <text:p/>
        </draw:line>
        <presentation:notes draw:style-name="dp2">
          <draw:page-thumbnail draw:style-name="gr2" draw:layer="layout" svg:width="13.477cm" svg:height="9.327cm" svg:x="3.126cm" svg:y="1.896cm" draw:page-number="17" presentation:class="page"/>
          <draw:frame presentation:style-name="pr5" draw:text-style-name="P28" draw:layer="layout" svg:width="14.394cm" svg:height="11.499cm" svg:x="2.963cm" svg:y="11.861cm" presentation:class="notes" presentation:placeholder="true">
            <draw:text-box/>
          </draw:frame>
        </presentation:notes>
      </draw:page>
      <draw:page draw:name="dependencies" draw:style-name="dp1" draw:master-page-name="Default" presentation:presentation-page-layout-name="AL2T1" presentation:use-footer-name="ftr1">
        <office:forms form:automatic-focus="false" form:apply-design-mode="false"/>
        <draw:frame presentation:style-name="pr7" draw:text-style-name="P37" draw:layer="layout" svg:width="22.649cm" svg:height="14.492cm" svg:x="1.997cm" svg:y="3.5cm" presentation:class="outline" presentation:user-transformed="true">
          <draw:text-box>
            <text:list text:style-name="L3">
              <text:list-item>
                <text:p text:style-name="P7"><text:span text:style-name="T37">manage dependencies aggressively</text:span></text:p>
                <text:list>
                  <text:list-item>
                    <text:p><text:span text:style-name="T37">both physically and logically</text:span></text:p>
                  </text:list-item>
                </text:list>
              </text:list-item>
            </text:list>
          </draw:text-box>
        </draw:frame>
        <draw:custom-shape draw:style-name="CodeBox" draw:text-style-name="P6" draw:layer="layout" svg:width="17.202cm" svg:height="2.846cm" svg:x="5.756cm" svg:y="11.024cm">
          <text:p><text:span text:style-name="T35">struct </text:span><text:span text:style-name="T36">wibble;</text:span></text:p>
          <text:p><text:span text:style-name="T35"/></text:p>
          <text:p><text:span text:style-name="T35">void</text:span><text:span text:style-name="T36"> many_includes(</text:span><text:span text:style-name="T35">struct</text:span><text:span text:style-name="T36"> wibble * ptr);</text:span></text:p>
          <text:p><text:span text:style-name="T35">void</text:span><text:span text:style-name="T36"> are_unnecessary(</text:span><text:span text:style-name="T35">struct</text:span><text:span text:style-name="T36"> wibble value);</text:span></text:p>
          <draw:enhanced-geometry svg:viewBox="0 0 21600 21600" draw:type="mso-spt202" draw:enhanced-path="M 0 0 L 21600 0 21600 21600 0 21600 0 0 Z N"/>
        </draw:custom-shape>
        <draw:custom-shape draw:style-name="CodeBox" draw:text-style-name="P6" draw:layer="layout" svg:width="17.202cm" svg:height="2.846cm" svg:x="5.756cm" svg:y="7.024cm">
          <text:p><text:span text:style-name="T38">#include "wibble.h"</text:span></text:p>
          <text:p><text:span text:style-name="T38"/></text:p>
          <text:p><text:span text:style-name="T35">void</text:span><text:span text:style-name="T36"> many_includes(</text:span><text:span text:style-name="T35">struct </text:span><text:span text:style-name="T36">wibble * ptr);</text:span></text:p>
          <text:p><text:span text:style-name="T35">void</text:span><text:span text:style-name="T36"> are_unnecessary(</text:span><text:span text:style-name="T35">struct </text:span><text:span text:style-name="T36">wibble value);</text:span></text:p>
          <draw:enhanced-geometry svg:viewBox="0 0 21600 21600" draw:type="mso-spt202" draw:enhanced-path="M 0 0 L 21600 0 21600 21600 0 21600 0 0 Z N"/>
        </draw:custom-shape>
        <draw:custom-shape draw:style-name="CodeBox" draw:text-style-name="P6" draw:layer="layout" svg:width="17.202cm" svg:height="2.846cm" svg:x="5.756cm" svg:y="14.589cm">
          <text:p><text:span text:style-name="T35">typedef struct </text:span><text:span text:style-name="T36">wibble wibble;</text:span></text:p>
          <text:p><text:span text:style-name="T35"/></text:p>
          <text:p><text:span text:style-name="T35">void</text:span><text:span text:style-name="T36"> many_includes(wibble * ptr);</text:span></text:p>
          <text:p><text:span text:style-name="T35">void</text:span><text:span text:style-name="T36"> are_unnecessary(wibble value);</text:span></text:p>
          <draw:enhanced-geometry svg:viewBox="0 0 21600 21600" draw:type="mso-spt202" draw:enhanced-path="M 0 0 L 21600 0 21600 21600 0 21600 0 0 Z N"/>
        </draw:custom-shape>
        <draw:custom-shape draw:style-name="gr51" draw:text-style-name="P5" draw:layer="layout" svg:width="1.6cm" svg:height="2.456cm" svg:x="22.156cm" svg:y="8.6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5" draw:layer="layout" svg:width="3.202cm" svg:height="3.295cm" svg:x="1.852cm" svg:y="9.657cm">
          <text:p text:style-name="P14"><text:span text:style-name="T11"></text:span></text:p>
          <draw:enhanced-geometry svg:viewBox="0 0 21600 21600" draw:type="rectangle" draw:enhanced-path="M 0 0 L 21600 0 21600 21600 0 21600 0 0 Z N"/>
        </draw:custom-shape>
        <draw:custom-shape draw:style-name="gr7" draw:text-style-name="P5" draw:layer="layout" svg:width="3.202cm" svg:height="3.295cm" svg:x="1.8cm" svg:y="13.505cm">
          <text:p text:style-name="P14"><text:span text:style-name="T11"></text:span></text:p>
          <draw:enhanced-geometry svg:viewBox="0 0 21600 21600" draw:type="rectangle" draw:enhanced-path="M 0 0 L 21600 0 21600 21600 0 21600 0 0 Z N"/>
        </draw:custom-shape>
        <draw:line draw:style-name="gr15" draw:text-style-name="P11" draw:layer="layout" svg:x1="3.556cm" svg:y1="7.524cm" svg:x2="5.756cm" svg:y2="7.524cm">
          <text:p/>
        </draw:line>
        <draw:custom-shape draw:style-name="gr45" draw:text-style-name="P5" draw:layer="layout" svg:width="1.454cm" svg:height="2.797cm" svg:x="2.346cm" svg:y="6.003cm">
          <text:p text:style-name="P3"><text:span text:style-name="T39">?</text:span></text:p>
          <draw:enhanced-geometry svg:viewBox="0 0 21600 21600" draw:type="mso-spt202" draw:enhanced-path="M 0 0 L 21600 0 21600 21600 0 21600 0 0 Z N"/>
        </draw:custom-shape>
        <draw:line draw:style-name="gr15" draw:text-style-name="P11" draw:layer="layout" svg:x1="3.556cm" svg:y1="11.523cm" svg:x2="5.756cm" svg:y2="11.523cm">
          <text:p/>
        </draw:line>
        <draw:line draw:style-name="gr15" draw:text-style-name="P11" draw:layer="layout" svg:x1="3.556cm" svg:y1="15.031cm" svg:x2="5.756cm" svg:y2="15.031cm">
          <text:p/>
        </draw:line>
        <draw:frame presentation:style-name="pr3" draw:text-style-name="P6" draw:layer="layout" svg:width="22.5cm" svg:height="2.829cm" svg:x="2.5cm" svg:y="0.501cm" presentation:class="title" presentation:user-transformed="true">
          <draw:text-box>
            <text:p><text:span text:style-name="T3">dependencies</text:span></text:p>
          </draw:text-box>
        </draw:frame>
        <presentation:notes draw:style-name="dp2">
          <draw:page-thumbnail draw:style-name="gr2" draw:layer="layout" svg:width="13.472cm" svg:height="9.327cm" svg:x="3.126cm" svg:y="1.896cm" draw:page-number="18" presentation:class="page"/>
          <draw:frame presentation:style-name="pr9" draw:text-style-name="P5" draw:layer="layout" svg:width="14.394cm" svg:height="11.242cm" svg:x="2.963cm" svg:y="11.86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5" svg:font-family="Arial" style:font-pitch="variable" style:font-charset="x-symbol"/>
    <style:font-face style:name="Times New Roman5" svg:font-family="'Times New Roman'" style:font-pitch="variable" style:font-charset="x-symbol"/>
    <style:font-face style:name="Wingdings" svg:font-family="Wingdings" style:font-pitch="variable" style:font-charset="x-symbol"/>
    <style:font-face style:name="Times New Roman4" svg:font-family="'Times New Roman'" style:font-family-generic="roman" style:font-pitch="variable" style:font-charset="x-symbol"/>
    <style:font-face style:name="Arial3" svg:font-family="Arial" style:font-family-generic="swiss"/>
    <style:font-face style:name="Arial4" svg:font-family="Arial" style:font-adornments="Regular" style:font-family-generic="swiss"/>
    <style:font-face style:name="Courier New1" svg:font-family="'Courier New'" style:font-family-generic="modern" style:font-pitch="fixed"/>
    <style:font-face style:name="Arial1" svg:font-family="Arial" style:font-pitch="variable"/>
    <style:font-face style:name="Times New Roman1" svg:font-family="'Times New Roman'" style:font-pitch="variable"/>
    <style:font-face style:name="Arial6" svg:font-family="Arial" style:font-family-generic="modern" style:font-pitch="variable"/>
    <style:font-face style:name="Courier New"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imes New Roman2" svg:font-family="'Times New Roman'" style:font-family-generic="swiss" style:font-pitch="variable"/>
    <style:font-face style:name="Arial7"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8" draw:display-name="msArrowEnd 8" svg:viewBox="0 0 355 213" svg:d="M178 0l177 213h-355z"/>
    <draw:marker draw:name="msArrowOpenEnd_20_5" draw:display-name="msArrowOpenEnd 5" svg:viewBox="0 0 320 320" svg:d="M160 0l160 291-48 29-112-205-112 205-48-29z"/>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7"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7" style:font-family-asian="Arial"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solid" svg:stroke-width="0.07cm" svg:stroke-color="#0066cc" draw:marker-start-width="0.405cm" draw:marker-end-width="0.405cm" draw:fill="solid" draw:fill-color="#ffffff" draw:textarea-horizontal-align="justify" draw:textarea-vertical-align="top" draw:auto-grow-height="true" fo:min-height="0cm" fo:min-width="0cm" fo:padding-top="0.128cm" fo:padding-bottom="0.128cm" fo:padding-left="0.256cm" fo:padding-right="0.256cm" fo:wrap-option="wrap" draw:shadow="hidden" draw:shadow-offset-x="0.212cm" draw:shadow-offset-y="0.212cm" draw:shadow-color="#969696" draw:shadow-opacity="50%"/>
      <style:paragraph-properties fo:margin-left="0cm" fo:margin-right="0cm" fo:line-height="80%" fo:text-indent="0cm" style:writing-mode="lr-tb" style:font-independent-line-spacing="true"/>
    </style:style>
    <style:style style:name="MainPara" style:family="graphic" style:parent-style-name="standard">
      <style:graphic-properties draw:stroke="none" draw:fill="none" draw:fill-color="#00cc99" draw:textarea-horizontal-align="justify" draw:textarea-vertical-align="top" draw:auto-grow-height="false" draw:auto-grow-width="false" fo:min-height="16.679cm" fo:min-width="0cm" fo:padding-top="0.128cm" fo:padding-bottom="0.128cm" fo:padding-left="0.256cm" fo:padding-right="0.256cm" fo:wrap-option="wrap" draw:shadow="hidden" draw:shadow-color="#969696"/>
      <style:paragraph-properties fo:margin-left="0cm" fo:margin-right="0cm" fo:margin-top="0.246cm" fo:margin-bottom="0cm" fo:text-indent="0cm" style:writing-mode="lr-tb" style:font-independent-line-spacing="true"/>
      <style:text-properties fo:font-size="22pt" style:font-size-asian="22pt" style:font-size-complex="22pt"/>
    </style:style>
    <style:style style:name="Default-background" style:family="presentation">
      <style:graphic-properties draw:stroke="none" draw:fill="none" draw:fill-color="#3333cc" draw:fill-image-width="0cm" draw:fill-image-height="0cm"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61cm"/>
            <style:text-properties style:font-name="Times New Roman" fo:color="#000000" fo:font-size="100%"/>
          </text:list-level-style-bullet>
          <text:list-level-style-bullet text:level="3" text:bullet-char="•">
            <style:list-level-properties text:space-before="2.526cm"/>
            <style:text-properties style:font-name="Times New Roman" fo:color="#000000" fo:font-size="100%"/>
          </text:list-level-style-bullet>
          <text:list-level-style-bullet text:level="4" text:bullet-char="•">
            <style:list-level-properties text:space-before="3.787cm"/>
            <style:text-properties style:font-name="Times New Roman" fo:color="#000000" fo:font-size="100%"/>
          </text:list-level-style-bullet>
          <text:list-level-style-bullet text:level="5" text:bullet-char="•">
            <style:list-level-properties text:space-before="5.049cm"/>
            <style:text-properties style:font-name="Times New Roman" fo:color="#000000" fo:font-size="100%"/>
          </text:list-level-style-bullet>
          <text:list-level-style-bullet text:level="6" text:bullet-char="•">
            <style:list-level-properties text:space-before="5.049cm"/>
            <style:text-properties style:font-name="Times New Roman" fo:color="#000000" fo:font-size="100%"/>
          </text:list-level-style-bullet>
          <text:list-level-style-bullet text:level="7" text:bullet-char="•">
            <style:list-level-properties text:space-before="5.049cm"/>
            <style:text-properties style:font-name="Times New Roman" fo:color="#000000" fo:font-size="100%"/>
          </text:list-level-style-bullet>
          <text:list-level-style-bullet text:level="8" text:bullet-char="•">
            <style:list-level-properties text:space-before="5.049cm"/>
            <style:text-properties style:font-name="Times New Roman" fo:color="#000000" fo:font-size="100%"/>
          </text:list-level-style-bullet>
          <text:list-level-style-bullet text:level="9" text:bullet-char="•">
            <style:list-level-properties text:space-before="5.049cm"/>
            <style:text-properties style:font-name="Times New Roman" fo:color="#000000" fo:font-size="100%"/>
          </text:list-level-style-bullet>
          <text:list-level-style-bullet text:level="10" text:bullet-char="•">
            <style:list-level-properties text:space-before="5.049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7" style:font-family-asian="Arial"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fo:padding-top="0.128cm" fo:padding-bottom="0.128cm" fo:padding-left="0.256cm" fo:padding-right="0.256cm">
        <text:list-style style:name="Default-outline1">
          <text:list-level-style-bullet text:level="1" text:bullet-char="">
            <style:list-level-properties text:min-label-width="0.952cm"/>
            <style:text-properties fo:font-family="StarSymbol" style:font-charset="x-symbol" fo:color="#0066cc" fo:font-size="45%"/>
          </text:list-level-style-bullet>
          <text:list-level-style-bullet text:level="2" text:bullet-char="">
            <style:list-level-properties text:space-before="1.27cm" text:min-label-width="0.793cm"/>
            <style:text-properties fo:font-family="StarSymbol" style:font-charset="x-symbol" fo:color="#0066cc" fo:font-size="45%"/>
          </text:list-level-style-bullet>
          <text:list-level-style-bullet text:level="3" text:bullet-char="">
            <style:list-level-properties text:space-before="2.54cm" text:min-label-width="0.635cm"/>
            <style:text-properties fo:font-family="StarSymbol" style:font-charset="x-symbol" fo:color="#0066cc" fo:font-size="45%"/>
          </text:list-level-style-bullet>
          <text:list-level-style-bullet text:level="4" text:bullet-char="">
            <style:list-level-properties text:space-before="3.81cm" text:min-label-width="0.635cm"/>
            <style:text-properties fo:font-family="StarSymbol" style:font-charset="x-symbol" fo:color="#0066cc" fo:font-size="45%"/>
          </text:list-level-style-bullet>
          <text:list-level-style-bullet text:level="5" text:bullet-char="">
            <style:list-level-properties text:space-before="5.08cm" text:min-label-width="0.635cm"/>
            <style:text-properties fo:font-family="StarSymbol" style:font-charset="x-symbol" fo:color="#0066cc" fo:font-size="45%"/>
          </text:list-level-style-bullet>
          <text:list-level-style-bullet text:level="6" text:bullet-char="">
            <style:list-level-properties text:space-before="5.08cm" text:min-label-width="0.635cm"/>
            <style:text-properties fo:font-family="StarSymbol" style:font-charset="x-symbol" fo:color="#0066cc" fo:font-size="45%"/>
          </text:list-level-style-bullet>
          <text:list-level-style-bullet text:level="7" text:bullet-char="">
            <style:list-level-properties text:space-before="5.08cm" text:min-label-width="0.635cm"/>
            <style:text-properties fo:font-family="StarSymbol" style:font-charset="x-symbol" fo:color="#0066cc" fo:font-size="45%"/>
          </text:list-level-style-bullet>
          <text:list-level-style-bullet text:level="8" text:bullet-char="">
            <style:list-level-properties text:space-before="5.08cm" text:min-label-width="0.635cm"/>
            <style:text-properties fo:font-family="StarSymbol" style:font-charset="x-symbol" fo:color="#0066cc" fo:font-size="45%"/>
          </text:list-level-style-bullet>
          <text:list-level-style-bullet text:level="9" text:bullet-char="">
            <style:list-level-properties text:space-before="5.08cm" text:min-label-width="0.635cm"/>
            <style:text-properties fo:font-family="StarSymbol" style:font-charset="x-symbol" fo:color="#0066cc" fo:font-size="45%"/>
          </text:list-level-style-bullet>
          <text:list-level-style-bullet text:level="10" text:bullet-char="">
            <style:list-level-properties text:space-before="5.08cm" text:min-label-width="0.635cm"/>
            <style:text-properties fo:font-family="StarSymbol" style:font-charset="x-symbol" fo:color="#0066cc" fo:font-size="4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000000" style:text-outline="false" style:text-line-through-style="none" style:text-line-through-type="none" style:text-position="0% 100%" style:font-name="Arial1" fo:font-family="Arial" style:font-pitch="variable" fo:font-size="24pt" fo:font-style="normal" fo:text-shadow="none" style:text-underline-style="none" fo:font-weight="bold" style:font-name-asian="Arial7" style:font-family-asian="Arial"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000000" style:text-line-through-style="none" style:text-line-through-type="none" style:text-position="0% 100%" style:font-name="Arial1" fo:font-family="Arial" style:font-pitch="variable" fo:font-style="normal" style:text-underline-style="none" fo:font-weight="bold" style:font-style-asian="normal" style:font-weight-asian="bold"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000000" style:text-line-through-style="none" style:text-line-through-type="none" style:text-position="0% 100%" style:font-name="Arial1" fo:font-family="Arial" style:font-pitch="variable" fo:font-style="normal" style:text-underline-style="none" fo:font-weight="bold" style:font-style-asian="normal" style:font-weight-asian="bold"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000000" style:text-line-through-style="none" style:text-line-through-type="none" style:text-position="0% 100%" style:font-name="Arial1" fo:font-family="Arial" style:font-pitch="variable" fo:font-style="normal" style:text-underline-style="none" fo:font-weight="bold" style:font-style-asian="normal" style:font-weight-asian="bold"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line-through-type="none" style:text-position="0% 100%" style:font-name="Arial1" fo:font-family="Arial" style:font-pitch="variable" fo:font-style="normal" style:text-underline-style="none" fo:font-weight="bold" style:font-style-asian="normal" style:font-weight-asian="bold"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line-through-type="none" style:text-position="0% 100%" style:font-name="Arial1" fo:font-family="Arial" style:font-pitch="variable" fo:font-style="normal" style:text-underline-style="none" fo:font-weight="bold" style:font-style-asian="normal" style:font-weight-asian="bold"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line-through-type="none" style:text-position="0% 100%" style:font-name="Arial1" fo:font-family="Arial" style:font-pitch="variable" fo:font-style="normal" style:text-underline-style="none" fo:font-weight="bold" style:font-style-asian="normal" style:font-weight-asian="bold"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line-through-type="none" style:text-position="0% 100%" style:font-name="Arial1" fo:font-family="Arial" style:font-pitch="variable" fo:font-style="normal" style:text-underline-style="none" fo:font-weight="bold" style:font-style-asian="normal" style:font-weight-asian="bold"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line-through-type="none" style:text-position="0% 100%" style:font-name="Arial1" fo:font-family="Arial" style:font-pitch="variable" fo:font-style="normal" style:text-underline-style="none" fo:font-weight="bold" style:font-style-asian="normal" style:font-weight-asian="bold"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style:font-name="Wingdings" fo:color="#cc9900" fo:font-size="100%"/>
          </text:list-level-style-bullet>
          <text:list-level-style-bullet text:level="3" text:bullet-char="">
            <style:list-level-properties text:space-before="2.54cm"/>
            <style:text-properties style:font-name="Wingdings" fo:color="#cc9900" fo:font-size="100%"/>
          </text:list-level-style-bullet>
          <text:list-level-style-bullet text:level="4" text:bullet-char="–">
            <style:list-level-properties text:space-before="3.81cm"/>
            <style:text-properties style:font-name="Arial2" fo:color="#cc9900" fo:font-size="100%"/>
          </text:list-level-style-bullet>
          <text:list-level-style-bullet text:level="5" text:bullet-char="•">
            <style:list-level-properties text:space-before="5.08cm"/>
            <style:text-properties style:font-name="Arial2" fo:color="#cc9900" fo:font-size="100%"/>
          </text:list-level-style-bullet>
          <text:list-level-style-bullet text:level="6" text:bullet-char="•">
            <style:list-level-properties text:space-before="5.08cm"/>
            <style:text-properties style:font-name="Arial2" fo:color="#cc9900" fo:font-size="100%"/>
          </text:list-level-style-bullet>
          <text:list-level-style-bullet text:level="7" text:bullet-char="•">
            <style:list-level-properties text:space-before="5.08cm"/>
            <style:text-properties style:font-name="Arial2" fo:color="#cc9900" fo:font-size="100%"/>
          </text:list-level-style-bullet>
          <text:list-level-style-bullet text:level="8" text:bullet-char="•">
            <style:list-level-properties text:space-before="5.08cm"/>
            <style:text-properties style:font-name="Arial2" fo:color="#cc9900" fo:font-size="100%"/>
          </text:list-level-style-bullet>
          <text:list-level-style-bullet text:level="9" text:bullet-char="•">
            <style:list-level-properties text:space-before="5.08cm"/>
            <style:text-properties style:font-name="Arial2" fo:color="#cc9900" fo:font-size="100%"/>
          </text:list-level-style-bullet>
          <text:list-level-style-bullet text:level="10" text:bullet-char="•">
            <style:list-level-properties text:space-before="5.08cm"/>
            <style:text-properties style:font-name="Arial2"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line-through-type="none" style:text-position="0% 100%" style:font-name="Arial1" fo:font-family="Arial" style:font-pitch="variable" fo:font-size="28pt" fo:font-style="normal" fo:text-shadow="1pt 1pt" style:text-underline-style="none" fo:font-weight="bold" style:font-name-asian="Arial7" style:font-family-asian="Arial" style:font-family-generic-asian="system" style:font-pitch-asian="variable" style:font-size-asian="28pt" style:font-style-asian="normal" style:font-weight-asian="bold" style:font-name-complex="Tahoma"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Arial2"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0066cc" style:text-outline="false" style:text-line-through-style="none" style:text-line-through-type="none" style:text-position="0% 100%" style:font-name="Arial1" fo:font-family="Arial" style:font-pitch="variable" fo:font-size="44pt" fo:font-style="normal" fo:text-shadow="none" style:text-underline-style="none" fo:font-weight="bold" style:font-name-asian="Arial7" style:font-family-asian="Arial" style:font-family-generic-asian="system" style:font-pitch-asian="variable" style:font-size-asian="44pt" style:font-style-asian="normal" style:font-weight-asian="bold" style:font-name-complex="Tahoma"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none" draw:fill-color="#3333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5cm" svg:height="2.329cm" svg:x="2.5cm" svg:y="2cm" presentation:class="title" presentation:placeholder="true">
        <draw:text-box/>
      </draw:frame>
      <draw:frame presentation:style-name="Default-outline1" draw:layer="backgroundobjects" svg:width="22.649cm" svg:height="12.573cm" svg:x="2.5cm" svg:y="4.927cm" presentation:class="outline" presentation:placeholder="true">
        <draw:text-box/>
      </draw:frame>
      <presentation:notes style:page-layout-name="PM0">
        <draw:rect draw:style-name="Mgr3" draw:text-style-name="MP3" draw:layer="backgroundobjects" svg:width="19.73cm" svg:height="24.98cm" svg:x="0cm" svg:y="0cm">
          <text:p/>
        </draw:rect>
        <draw:frame presentation:style-name="Mpr1" draw:text-style-name="MP5" draw:layer="backgroundobjects" svg:width="8.546cm" svg:height="1.249cm" svg:x="0cm" svg:y="0cm" presentation:class="header">
          <draw:text-box>
            <text:p text:style-name="MP4"><text:span text:style-name="MT2"><presentation:header/></text:span></text:p>
          </draw:text-box>
        </draw:frame>
        <draw:frame presentation:style-name="Mpr1" draw:text-style-name="MP7" draw:layer="backgroundobjects" svg:width="8.546cm" svg:height="1.249cm" svg:x="11.183cm" svg:y="0cm" presentation:class="date-time">
          <draw:text-box>
            <text:p text:style-name="MP6"><text:span text:style-name="MT2"><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2" draw:text-style-name="MP5" draw:layer="backgroundobjects" svg:width="8.551cm" svg:height="1.165cm" svg:x="0.528cm" svg:y="23.472cm" presentation:class="footer">
          <draw:text-box>
            <text:p text:style-name="MP4"><text:span text:style-name="MT2"><presentation:footer/></text:span></text:p>
          </draw:text-box>
        </draw:frame>
        <draw:frame presentation:style-name="Mpr3" draw:text-style-name="MP7" draw:layer="backgroundobjects" svg:width="8.335cm" svg:height="0.909cm" svg:x="11.12cm" svg:y="23.728cm" presentation:class="page-number">
          <draw:text-box>
            <text:p text:style-name="MP6"><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 Programming - Namespaces</dc:title>
    <meta:initial-creator>Jon Jagger</meta:initial-creator>
    <meta:creation-date>1996-09-18T10:28:26</meta:creation-date>
    <dc:date>2015-02-21T21:41:39.650229672</dc:date>
    <meta:print-date>1999-08-14T10:11:44</meta:print-date>
    <meta:editing-cycles>2752</meta:editing-cycles>
    <meta:editing-duration>P24DT20H44M40S</meta:editing-duration>
    <meta:generator>LibreOffice/4.2.7.2$Linux_X86_64 LibreOffice_project/420m0$Build-2</meta:generator>
    <meta:document-statistic meta:object-count="1855"/>
  </office:meta>
</office:document-meta>
</file>